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>
            <text:p>running on -O3</text:p>
          </table:table-cell>
          <table:table-cell table:number-columns-repeated="5"/>
          <table:table-cell table:style-name="ce1" office:value-type="string" calcext:value-type="string">
            <text:p>running on no optimization fla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8 dot product</text:p>
          </table:table-cell>
          <table:table-cell office:value-type="string" calcext:value-type="string">
            <text:p>DOUBLE dot product</text:p>
          </table:table-cell>
          <table:table-cell office:value-type="string" calcext:value-type="string">
            <text:p>DIFFERENCE (double – f48)</text:p>
          </table:table-cell>
          <table:table-cell table:number-columns-repeated="3"/>
          <table:table-cell office:value-type="string" calcext:value-type="string">
            <text:p>f48 dot product</text:p>
          </table:table-cell>
          <table:table-cell office:value-type="string" calcext:value-type="string">
            <text:p>DOUBLE dot product</text:p>
          </table:table-cell>
          <table:table-cell office:value-type="string" calcext:value-type="string">
            <text:p>DIFFERENCE (double – f48)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014425" calcext:value-type="float">
            <text:p>7014425</text:p>
          </table:table-cell>
          <table:table-cell office:value-type="float" office:value="11217053" calcext:value-type="float">
            <text:p>11217053</text:p>
          </table:table-cell>
          <table:table-cell table:formula="of:=[.B10]-[.A10]" office:value-type="float" office:value="4202628" calcext:value-type="float">
            <text:p>4202628</text:p>
          </table:table-cell>
          <table:table-cell table:number-columns-repeated="3"/>
          <table:table-cell office:value-type="float" office:value="16335412" calcext:value-type="float">
            <text:p>16335412</text:p>
          </table:table-cell>
          <table:table-cell office:value-type="float" office:value="18123954" calcext:value-type="float">
            <text:p>18123954</text:p>
          </table:table-cell>
          <table:table-cell table:formula="of:=[.H10]-[.G10]" office:value-type="float" office:value="1788542" calcext:value-type="float">
            <text:p>1788542</text:p>
          </table:table-cell>
          <table:table-cell table:number-columns-repeated="2"/>
        </table:table-row>
        <table:table-row table:style-name="ro1">
          <table:table-cell office:value-type="float" office:value="10792543" calcext:value-type="float">
            <text:p>10792543</text:p>
          </table:table-cell>
          <table:table-cell office:value-type="float" office:value="7575704" calcext:value-type="float">
            <text:p>7575704</text:p>
          </table:table-cell>
          <table:table-cell table:formula="of:=[.B11]-[.A11]" office:value-type="float" office:value="-3216839" calcext:value-type="float">
            <text:p>-3216839</text:p>
          </table:table-cell>
          <table:table-cell/>
          <table:table-cell table:style-name="ce1" office:value-type="string" calcext:value-type="string">
            <text:p>AVERAGE</text:p>
          </table:table-cell>
          <table:table-cell/>
          <table:table-cell office:value-type="float" office:value="15799152" calcext:value-type="float">
            <text:p>15799152</text:p>
          </table:table-cell>
          <table:table-cell office:value-type="float" office:value="11127790" calcext:value-type="float">
            <text:p>11127790</text:p>
          </table:table-cell>
          <table:table-cell table:formula="of:=[.H11]-[.G11]" office:value-type="float" office:value="-4671362" calcext:value-type="float">
            <text:p>-4671362</text:p>
          </table:table-cell>
          <table:table-cell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6766936" calcext:value-type="float">
            <text:p>6766936</text:p>
          </table:table-cell>
          <table:table-cell office:value-type="float" office:value="8020227" calcext:value-type="float">
            <text:p>8020227</text:p>
          </table:table-cell>
          <table:table-cell table:formula="of:=[.B12]-[.A12]" office:value-type="float" office:value="1253291" calcext:value-type="float">
            <text:p>1253291</text:p>
          </table:table-cell>
          <table:table-cell/>
          <table:table-cell table:formula="of:=AVERAGE([.C10:.C109])" office:value-type="float" office:value="1925540.9" calcext:value-type="float">
            <text:p>1925540.9</text:p>
          </table:table-cell>
          <table:table-cell/>
          <table:table-cell office:value-type="float" office:value="16259237" calcext:value-type="float">
            <text:p>16259237</text:p>
          </table:table-cell>
          <table:table-cell office:value-type="float" office:value="11418982" calcext:value-type="float">
            <text:p>11418982</text:p>
          </table:table-cell>
          <table:table-cell table:formula="of:=[.H12]-[.G12]" office:value-type="float" office:value="-4840255" calcext:value-type="float">
            <text:p>-4840255</text:p>
          </table:table-cell>
          <table:table-cell/>
          <table:table-cell table:formula="of:=AVERAGE([.I10:.I109])" office:value-type="float" office:value="-5078837.98" calcext:value-type="float">
            <text:p>-5078837.98</text:p>
          </table:table-cell>
        </table:table-row>
        <table:table-row table:style-name="ro1">
          <table:table-cell office:value-type="float" office:value="5032233" calcext:value-type="float">
            <text:p>5032233</text:p>
          </table:table-cell>
          <table:table-cell office:value-type="float" office:value="9859596" calcext:value-type="float">
            <text:p>9859596</text:p>
          </table:table-cell>
          <table:table-cell table:formula="of:=[.B13]-[.A13]" office:value-type="float" office:value="4827363" calcext:value-type="float">
            <text:p>4827363</text:p>
          </table:table-cell>
          <table:table-cell/>
          <table:table-cell table:style-name="ce1" office:value-type="string" calcext:value-type="string">
            <text:p>MEDIAN</text:p>
          </table:table-cell>
          <table:table-cell/>
          <table:table-cell office:value-type="float" office:value="16502604" calcext:value-type="float">
            <text:p>16502604</text:p>
          </table:table-cell>
          <table:table-cell office:value-type="float" office:value="16392168" calcext:value-type="float">
            <text:p>16392168</text:p>
          </table:table-cell>
          <table:table-cell table:formula="of:=[.H13]-[.G13]" office:value-type="float" office:value="-110436" calcext:value-type="float">
            <text:p>-110436</text:p>
          </table:table-cell>
          <table:table-cell/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float" office:value="5098164" calcext:value-type="float">
            <text:p>5098164</text:p>
          </table:table-cell>
          <table:table-cell office:value-type="float" office:value="9993489" calcext:value-type="float">
            <text:p>9993489</text:p>
          </table:table-cell>
          <table:table-cell table:formula="of:=[.B14]-[.A14]" office:value-type="float" office:value="4895325" calcext:value-type="float">
            <text:p>4895325</text:p>
          </table:table-cell>
          <table:table-cell/>
          <table:table-cell table:formula="of:=MEDIAN([.C10:.C109])" office:value-type="float" office:value="1853656.5" calcext:value-type="float">
            <text:p>1853656.5</text:p>
          </table:table-cell>
          <table:table-cell/>
          <table:table-cell office:value-type="float" office:value="16398699" calcext:value-type="float">
            <text:p>16398699</text:p>
          </table:table-cell>
          <table:table-cell office:value-type="float" office:value="11397242" calcext:value-type="float">
            <text:p>11397242</text:p>
          </table:table-cell>
          <table:table-cell table:formula="of:=[.H14]-[.G14]" office:value-type="float" office:value="-5001457" calcext:value-type="float">
            <text:p>-5001457</text:p>
          </table:table-cell>
          <table:table-cell/>
          <table:table-cell table:formula="of:=MEDIAN([.I10:.I109])" office:value-type="float" office:value="-5022845" calcext:value-type="float">
            <text:p>-5022845</text:p>
          </table:table-cell>
        </table:table-row>
        <table:table-row table:style-name="ro1">
          <table:table-cell office:value-type="float" office:value="4715740" calcext:value-type="float">
            <text:p>4715740</text:p>
          </table:table-cell>
          <table:table-cell office:value-type="float" office:value="13998317" calcext:value-type="float">
            <text:p>13998317</text:p>
          </table:table-cell>
          <table:table-cell table:formula="of:=[.B15]-[.A15]" office:value-type="float" office:value="9282577" calcext:value-type="float">
            <text:p>9282577</text:p>
          </table:table-cell>
          <table:table-cell table:number-columns-repeated="3"/>
          <table:table-cell office:value-type="float" office:value="15762403" calcext:value-type="float">
            <text:p>15762403</text:p>
          </table:table-cell>
          <table:table-cell office:value-type="float" office:value="11275999" calcext:value-type="float">
            <text:p>11275999</text:p>
          </table:table-cell>
          <table:table-cell table:formula="of:=[.H15]-[.G15]" office:value-type="float" office:value="-4486404" calcext:value-type="float">
            <text:p>-4486404</text:p>
          </table:table-cell>
          <table:table-cell table:number-columns-repeated="2"/>
        </table:table-row>
        <table:table-row table:style-name="ro1">
          <table:table-cell office:value-type="float" office:value="4879747" calcext:value-type="float">
            <text:p>4879747</text:p>
          </table:table-cell>
          <table:table-cell office:value-type="float" office:value="17207030" calcext:value-type="float">
            <text:p>17207030</text:p>
          </table:table-cell>
          <table:table-cell table:formula="of:=[.B16]-[.A16]" office:value-type="float" office:value="12327283" calcext:value-type="float">
            <text:p>12327283</text:p>
          </table:table-cell>
          <table:table-cell table:number-columns-repeated="3"/>
          <table:table-cell office:value-type="float" office:value="15481960" calcext:value-type="float">
            <text:p>15481960</text:p>
          </table:table-cell>
          <table:table-cell office:value-type="float" office:value="11150258" calcext:value-type="float">
            <text:p>11150258</text:p>
          </table:table-cell>
          <table:table-cell table:formula="of:=[.H16]-[.G16]" office:value-type="float" office:value="-4331702" calcext:value-type="float">
            <text:p>-4331702</text:p>
          </table:table-cell>
          <table:table-cell table:number-columns-repeated="2"/>
        </table:table-row>
        <table:table-row table:style-name="ro1">
          <table:table-cell office:value-type="float" office:value="4964770" calcext:value-type="float">
            <text:p>4964770</text:p>
          </table:table-cell>
          <table:table-cell office:value-type="float" office:value="8843325" calcext:value-type="float">
            <text:p>8843325</text:p>
          </table:table-cell>
          <table:table-cell table:formula="of:=[.B17]-[.A17]" office:value-type="float" office:value="3878555" calcext:value-type="float">
            <text:p>3878555</text:p>
          </table:table-cell>
          <table:table-cell table:number-columns-repeated="3"/>
          <table:table-cell office:value-type="float" office:value="16237200" calcext:value-type="float">
            <text:p>16237200</text:p>
          </table:table-cell>
          <table:table-cell office:value-type="float" office:value="11023097" calcext:value-type="float">
            <text:p>11023097</text:p>
          </table:table-cell>
          <table:table-cell table:formula="of:=[.H17]-[.G17]" office:value-type="float" office:value="-5214103" calcext:value-type="float">
            <text:p>-5214103</text:p>
          </table:table-cell>
          <table:table-cell table:number-columns-repeated="2"/>
        </table:table-row>
        <table:table-row table:style-name="ro1">
          <table:table-cell office:value-type="float" office:value="4663554" calcext:value-type="float">
            <text:p>4663554</text:p>
          </table:table-cell>
          <table:table-cell office:value-type="float" office:value="7235469" calcext:value-type="float">
            <text:p>7235469</text:p>
          </table:table-cell>
          <table:table-cell table:formula="of:=[.B18]-[.A18]" office:value-type="float" office:value="2571915" calcext:value-type="float">
            <text:p>2571915</text:p>
          </table:table-cell>
          <table:table-cell table:number-columns-repeated="3"/>
          <table:table-cell office:value-type="float" office:value="15782236" calcext:value-type="float">
            <text:p>15782236</text:p>
          </table:table-cell>
          <table:table-cell office:value-type="float" office:value="11174739" calcext:value-type="float">
            <text:p>11174739</text:p>
          </table:table-cell>
          <table:table-cell table:formula="of:=[.H18]-[.G18]" office:value-type="float" office:value="-4607497" calcext:value-type="float">
            <text:p>-4607497</text:p>
          </table:table-cell>
          <table:table-cell table:number-columns-repeated="2"/>
        </table:table-row>
        <table:table-row table:style-name="ro1">
          <table:table-cell office:value-type="float" office:value="5332800" calcext:value-type="float">
            <text:p>5332800</text:p>
          </table:table-cell>
          <table:table-cell office:value-type="float" office:value="7118694" calcext:value-type="float">
            <text:p>7118694</text:p>
          </table:table-cell>
          <table:table-cell table:formula="of:=[.B19]-[.A19]" office:value-type="float" office:value="1785894" calcext:value-type="float">
            <text:p>1785894</text:p>
          </table:table-cell>
          <table:table-cell table:number-columns-repeated="3"/>
          <table:table-cell office:value-type="float" office:value="15917848" calcext:value-type="float">
            <text:p>15917848</text:p>
          </table:table-cell>
          <table:table-cell office:value-type="float" office:value="11919081" calcext:value-type="float">
            <text:p>11919081</text:p>
          </table:table-cell>
          <table:table-cell table:formula="of:=[.H19]-[.G19]" office:value-type="float" office:value="-3998767" calcext:value-type="float">
            <text:p>-3998767</text:p>
          </table:table-cell>
          <table:table-cell table:number-columns-repeated="2"/>
        </table:table-row>
        <table:table-row table:style-name="ro1">
          <table:table-cell office:value-type="float" office:value="6395936" calcext:value-type="float">
            <text:p>6395936</text:p>
          </table:table-cell>
          <table:table-cell office:value-type="float" office:value="8705647" calcext:value-type="float">
            <text:p>8705647</text:p>
          </table:table-cell>
          <table:table-cell table:formula="of:=[.B20]-[.A20]" office:value-type="float" office:value="2309711" calcext:value-type="float">
            <text:p>2309711</text:p>
          </table:table-cell>
          <table:table-cell table:number-columns-repeated="3"/>
          <table:table-cell office:value-type="float" office:value="15556702" calcext:value-type="float">
            <text:p>15556702</text:p>
          </table:table-cell>
          <table:table-cell office:value-type="float" office:value="14532398" calcext:value-type="float">
            <text:p>14532398</text:p>
          </table:table-cell>
          <table:table-cell table:formula="of:=[.H20]-[.G20]" office:value-type="float" office:value="-1024304" calcext:value-type="float">
            <text:p>-1024304</text:p>
          </table:table-cell>
          <table:table-cell table:number-columns-repeated="2"/>
        </table:table-row>
        <table:table-row table:style-name="ro1">
          <table:table-cell office:value-type="float" office:value="5913331" calcext:value-type="float">
            <text:p>5913331</text:p>
          </table:table-cell>
          <table:table-cell office:value-type="float" office:value="8195963" calcext:value-type="float">
            <text:p>8195963</text:p>
          </table:table-cell>
          <table:table-cell table:formula="of:=[.B21]-[.A21]" office:value-type="float" office:value="2282632" calcext:value-type="float">
            <text:p>2282632</text:p>
          </table:table-cell>
          <table:table-cell table:number-columns-repeated="3"/>
          <table:table-cell office:value-type="float" office:value="16383878" calcext:value-type="float">
            <text:p>16383878</text:p>
          </table:table-cell>
          <table:table-cell office:value-type="float" office:value="11167131" calcext:value-type="float">
            <text:p>11167131</text:p>
          </table:table-cell>
          <table:table-cell table:formula="of:=[.H21]-[.G21]" office:value-type="float" office:value="-5216747" calcext:value-type="float">
            <text:p>-5216747</text:p>
          </table:table-cell>
          <table:table-cell table:number-columns-repeated="2"/>
        </table:table-row>
        <table:table-row table:style-name="ro1">
          <table:table-cell office:value-type="float" office:value="5843016" calcext:value-type="float">
            <text:p>5843016</text:p>
          </table:table-cell>
          <table:table-cell office:value-type="float" office:value="7678592" calcext:value-type="float">
            <text:p>7678592</text:p>
          </table:table-cell>
          <table:table-cell table:formula="of:=[.B22]-[.A22]" office:value-type="float" office:value="1835576" calcext:value-type="float">
            <text:p>1835576</text:p>
          </table:table-cell>
          <table:table-cell table:number-columns-repeated="3"/>
          <table:table-cell office:value-type="float" office:value="15778081" calcext:value-type="float">
            <text:p>15778081</text:p>
          </table:table-cell>
          <table:table-cell office:value-type="float" office:value="11735168" calcext:value-type="float">
            <text:p>11735168</text:p>
          </table:table-cell>
          <table:table-cell table:formula="of:=[.H22]-[.G22]" office:value-type="float" office:value="-4042913" calcext:value-type="float">
            <text:p>-4042913</text:p>
          </table:table-cell>
          <table:table-cell table:number-columns-repeated="2"/>
        </table:table-row>
        <table:table-row table:style-name="ro1">
          <table:table-cell office:value-type="float" office:value="4958186" calcext:value-type="float">
            <text:p>4958186</text:p>
          </table:table-cell>
          <table:table-cell office:value-type="float" office:value="8191840" calcext:value-type="float">
            <text:p>8191840</text:p>
          </table:table-cell>
          <table:table-cell table:formula="of:=[.B23]-[.A23]" office:value-type="float" office:value="3233654" calcext:value-type="float">
            <text:p>3233654</text:p>
          </table:table-cell>
          <table:table-cell table:number-columns-repeated="3"/>
          <table:table-cell office:value-type="float" office:value="15759373" calcext:value-type="float">
            <text:p>15759373</text:p>
          </table:table-cell>
          <table:table-cell office:value-type="float" office:value="12720978" calcext:value-type="float">
            <text:p>12720978</text:p>
          </table:table-cell>
          <table:table-cell table:formula="of:=[.H23]-[.G23]" office:value-type="float" office:value="-3038395" calcext:value-type="float">
            <text:p>-3038395</text:p>
          </table:table-cell>
          <table:table-cell table:number-columns-repeated="2"/>
        </table:table-row>
        <table:table-row table:style-name="ro1">
          <table:table-cell office:value-type="float" office:value="5209894" calcext:value-type="float">
            <text:p>5209894</text:p>
          </table:table-cell>
          <table:table-cell office:value-type="float" office:value="7502651" calcext:value-type="float">
            <text:p>7502651</text:p>
          </table:table-cell>
          <table:table-cell table:formula="of:=[.B24]-[.A24]" office:value-type="float" office:value="2292757" calcext:value-type="float">
            <text:p>2292757</text:p>
          </table:table-cell>
          <table:table-cell table:number-columns-repeated="3"/>
          <table:table-cell office:value-type="float" office:value="15600034" calcext:value-type="float">
            <text:p>15600034</text:p>
          </table:table-cell>
          <table:table-cell office:value-type="float" office:value="10892770" calcext:value-type="float">
            <text:p>10892770</text:p>
          </table:table-cell>
          <table:table-cell table:formula="of:=[.H24]-[.G24]" office:value-type="float" office:value="-4707264" calcext:value-type="float">
            <text:p>-4707264</text:p>
          </table:table-cell>
          <table:table-cell table:number-columns-repeated="2"/>
        </table:table-row>
        <table:table-row table:style-name="ro1">
          <table:table-cell office:value-type="float" office:value="5196544" calcext:value-type="float">
            <text:p>5196544</text:p>
          </table:table-cell>
          <table:table-cell office:value-type="float" office:value="7512293" calcext:value-type="float">
            <text:p>7512293</text:p>
          </table:table-cell>
          <table:table-cell table:formula="of:=[.B25]-[.A25]" office:value-type="float" office:value="2315749" calcext:value-type="float">
            <text:p>2315749</text:p>
          </table:table-cell>
          <table:table-cell table:number-columns-repeated="3"/>
          <table:table-cell office:value-type="float" office:value="16184153" calcext:value-type="float">
            <text:p>16184153</text:p>
          </table:table-cell>
          <table:table-cell office:value-type="float" office:value="10962610" calcext:value-type="float">
            <text:p>10962610</text:p>
          </table:table-cell>
          <table:table-cell table:formula="of:=[.H25]-[.G25]" office:value-type="float" office:value="-5221543" calcext:value-type="float">
            <text:p>-5221543</text:p>
          </table:table-cell>
          <table:table-cell table:number-columns-repeated="2"/>
        </table:table-row>
        <table:table-row table:style-name="ro1">
          <table:table-cell office:value-type="float" office:value="5002012" calcext:value-type="float">
            <text:p>5002012</text:p>
          </table:table-cell>
          <table:table-cell office:value-type="float" office:value="9648806" calcext:value-type="float">
            <text:p>9648806</text:p>
          </table:table-cell>
          <table:table-cell table:formula="of:=[.B26]-[.A26]" office:value-type="float" office:value="4646794" calcext:value-type="float">
            <text:p>4646794</text:p>
          </table:table-cell>
          <table:table-cell table:number-columns-repeated="3"/>
          <table:table-cell office:value-type="float" office:value="16132206" calcext:value-type="float">
            <text:p>16132206</text:p>
          </table:table-cell>
          <table:table-cell office:value-type="float" office:value="10875514" calcext:value-type="float">
            <text:p>10875514</text:p>
          </table:table-cell>
          <table:table-cell table:formula="of:=[.H26]-[.G26]" office:value-type="float" office:value="-5256692" calcext:value-type="float">
            <text:p>-5256692</text:p>
          </table:table-cell>
          <table:table-cell table:number-columns-repeated="2"/>
        </table:table-row>
        <table:table-row table:style-name="ro1">
          <table:table-cell office:value-type="float" office:value="5000401" calcext:value-type="float">
            <text:p>5000401</text:p>
          </table:table-cell>
          <table:table-cell office:value-type="float" office:value="9209532" calcext:value-type="float">
            <text:p>9209532</text:p>
          </table:table-cell>
          <table:table-cell table:formula="of:=[.B27]-[.A27]" office:value-type="float" office:value="4209131" calcext:value-type="float">
            <text:p>4209131</text:p>
          </table:table-cell>
          <table:table-cell table:number-columns-repeated="3"/>
          <table:table-cell office:value-type="float" office:value="15760500" calcext:value-type="float">
            <text:p>15760500</text:p>
          </table:table-cell>
          <table:table-cell office:value-type="float" office:value="11195033" calcext:value-type="float">
            <text:p>11195033</text:p>
          </table:table-cell>
          <table:table-cell table:formula="of:=[.H27]-[.G27]" office:value-type="float" office:value="-4565467" calcext:value-type="float">
            <text:p>-4565467</text:p>
          </table:table-cell>
          <table:table-cell table:number-columns-repeated="2"/>
        </table:table-row>
        <table:table-row table:style-name="ro1">
          <table:table-cell office:value-type="float" office:value="5159760" calcext:value-type="float">
            <text:p>5159760</text:p>
          </table:table-cell>
          <table:table-cell office:value-type="float" office:value="8473746" calcext:value-type="float">
            <text:p>8473746</text:p>
          </table:table-cell>
          <table:table-cell table:formula="of:=[.B28]-[.A28]" office:value-type="float" office:value="3313986" calcext:value-type="float">
            <text:p>3313986</text:p>
          </table:table-cell>
          <table:table-cell table:number-columns-repeated="3"/>
          <table:table-cell office:value-type="float" office:value="15967426" calcext:value-type="float">
            <text:p>15967426</text:p>
          </table:table-cell>
          <table:table-cell office:value-type="float" office:value="10954952" calcext:value-type="float">
            <text:p>10954952</text:p>
          </table:table-cell>
          <table:table-cell table:formula="of:=[.H28]-[.G28]" office:value-type="float" office:value="-5012474" calcext:value-type="float">
            <text:p>-5012474</text:p>
          </table:table-cell>
          <table:table-cell table:number-columns-repeated="2"/>
        </table:table-row>
        <table:table-row table:style-name="ro1">
          <table:table-cell office:value-type="float" office:value="4765025" calcext:value-type="float">
            <text:p>4765025</text:p>
          </table:table-cell>
          <table:table-cell office:value-type="float" office:value="9227088" calcext:value-type="float">
            <text:p>9227088</text:p>
          </table:table-cell>
          <table:table-cell table:formula="of:=[.B29]-[.A29]" office:value-type="float" office:value="4462063" calcext:value-type="float">
            <text:p>4462063</text:p>
          </table:table-cell>
          <table:table-cell table:number-columns-repeated="3"/>
          <table:table-cell office:value-type="float" office:value="15391388" calcext:value-type="float">
            <text:p>15391388</text:p>
          </table:table-cell>
          <table:table-cell office:value-type="float" office:value="10518734" calcext:value-type="float">
            <text:p>10518734</text:p>
          </table:table-cell>
          <table:table-cell table:formula="of:=[.H29]-[.G29]" office:value-type="float" office:value="-4872654" calcext:value-type="float">
            <text:p>-4872654</text:p>
          </table:table-cell>
          <table:table-cell table:number-columns-repeated="2"/>
        </table:table-row>
        <table:table-row table:style-name="ro1">
          <table:table-cell office:value-type="float" office:value="4976132" calcext:value-type="float">
            <text:p>4976132</text:p>
          </table:table-cell>
          <table:table-cell office:value-type="float" office:value="9281000" calcext:value-type="float">
            <text:p>9281000</text:p>
          </table:table-cell>
          <table:table-cell table:formula="of:=[.B30]-[.A30]" office:value-type="float" office:value="4304868" calcext:value-type="float">
            <text:p>4304868</text:p>
          </table:table-cell>
          <table:table-cell table:number-columns-repeated="3"/>
          <table:table-cell office:value-type="float" office:value="16542735" calcext:value-type="float">
            <text:p>16542735</text:p>
          </table:table-cell>
          <table:table-cell office:value-type="float" office:value="10891981" calcext:value-type="float">
            <text:p>10891981</text:p>
          </table:table-cell>
          <table:table-cell table:formula="of:=[.H30]-[.G30]" office:value-type="float" office:value="-5650754" calcext:value-type="float">
            <text:p>-5650754</text:p>
          </table:table-cell>
          <table:table-cell table:number-columns-repeated="2"/>
        </table:table-row>
        <table:table-row table:style-name="ro1">
          <table:table-cell office:value-type="float" office:value="5616737" calcext:value-type="float">
            <text:p>5616737</text:p>
          </table:table-cell>
          <table:table-cell office:value-type="float" office:value="16568751" calcext:value-type="float">
            <text:p>16568751</text:p>
          </table:table-cell>
          <table:table-cell table:formula="of:=[.B31]-[.A31]" office:value-type="float" office:value="10952014" calcext:value-type="float">
            <text:p>10952014</text:p>
          </table:table-cell>
          <table:table-cell table:number-columns-repeated="3"/>
          <table:table-cell office:value-type="float" office:value="15801583" calcext:value-type="float">
            <text:p>15801583</text:p>
          </table:table-cell>
          <table:table-cell office:value-type="float" office:value="10706921" calcext:value-type="float">
            <text:p>10706921</text:p>
          </table:table-cell>
          <table:table-cell table:formula="of:=[.H31]-[.G31]" office:value-type="float" office:value="-5094662" calcext:value-type="float">
            <text:p>-5094662</text:p>
          </table:table-cell>
          <table:table-cell table:number-columns-repeated="2"/>
        </table:table-row>
        <table:table-row table:style-name="ro1">
          <table:table-cell office:value-type="float" office:value="11007178" calcext:value-type="float">
            <text:p>11007178</text:p>
          </table:table-cell>
          <table:table-cell office:value-type="float" office:value="7332886" calcext:value-type="float">
            <text:p>7332886</text:p>
          </table:table-cell>
          <table:table-cell table:formula="of:=[.B32]-[.A32]" office:value-type="float" office:value="-3674292" calcext:value-type="float">
            <text:p>-3674292</text:p>
          </table:table-cell>
          <table:table-cell table:number-columns-repeated="3"/>
          <table:table-cell office:value-type="float" office:value="17198279" calcext:value-type="float">
            <text:p>17198279</text:p>
          </table:table-cell>
          <table:table-cell office:value-type="float" office:value="11931366" calcext:value-type="float">
            <text:p>11931366</text:p>
          </table:table-cell>
          <table:table-cell table:formula="of:=[.H32]-[.G32]" office:value-type="float" office:value="-5266913" calcext:value-type="float">
            <text:p>-5266913</text:p>
          </table:table-cell>
          <table:table-cell table:number-columns-repeated="2"/>
        </table:table-row>
        <table:table-row table:style-name="ro1">
          <table:table-cell office:value-type="float" office:value="6488654" calcext:value-type="float">
            <text:p>6488654</text:p>
          </table:table-cell>
          <table:table-cell office:value-type="float" office:value="6913078" calcext:value-type="float">
            <text:p>6913078</text:p>
          </table:table-cell>
          <table:table-cell table:formula="of:=[.B33]-[.A33]" office:value-type="float" office:value="424424" calcext:value-type="float">
            <text:p>424424</text:p>
          </table:table-cell>
          <table:table-cell table:number-columns-repeated="3"/>
          <table:table-cell office:value-type="float" office:value="15652894" calcext:value-type="float">
            <text:p>15652894</text:p>
          </table:table-cell>
          <table:table-cell office:value-type="float" office:value="10696351" calcext:value-type="float">
            <text:p>10696351</text:p>
          </table:table-cell>
          <table:table-cell table:formula="of:=[.H33]-[.G33]" office:value-type="float" office:value="-4956543" calcext:value-type="float">
            <text:p>-4956543</text:p>
          </table:table-cell>
          <table:table-cell table:number-columns-repeated="2"/>
        </table:table-row>
        <table:table-row table:style-name="ro1">
          <table:table-cell office:value-type="float" office:value="6508052" calcext:value-type="float">
            <text:p>6508052</text:p>
          </table:table-cell>
          <table:table-cell office:value-type="float" office:value="6128439" calcext:value-type="float">
            <text:p>6128439</text:p>
          </table:table-cell>
          <table:table-cell table:formula="of:=[.B34]-[.A34]" office:value-type="float" office:value="-379613" calcext:value-type="float">
            <text:p>-379613</text:p>
          </table:table-cell>
          <table:table-cell table:number-columns-repeated="3"/>
          <table:table-cell office:value-type="float" office:value="15272592" calcext:value-type="float">
            <text:p>15272592</text:p>
          </table:table-cell>
          <table:table-cell office:value-type="float" office:value="10496115" calcext:value-type="float">
            <text:p>10496115</text:p>
          </table:table-cell>
          <table:table-cell table:formula="of:=[.H34]-[.G34]" office:value-type="float" office:value="-4776477" calcext:value-type="float">
            <text:p>-4776477</text:p>
          </table:table-cell>
          <table:table-cell table:number-columns-repeated="2"/>
        </table:table-row>
        <table:table-row table:style-name="ro1">
          <table:table-cell office:value-type="float" office:value="6761220" calcext:value-type="float">
            <text:p>6761220</text:p>
          </table:table-cell>
          <table:table-cell office:value-type="float" office:value="6283894" calcext:value-type="float">
            <text:p>6283894</text:p>
          </table:table-cell>
          <table:table-cell table:formula="of:=[.B35]-[.A35]" office:value-type="float" office:value="-477326" calcext:value-type="float">
            <text:p>-477326</text:p>
          </table:table-cell>
          <table:table-cell table:number-columns-repeated="3"/>
          <table:table-cell office:value-type="float" office:value="16343358" calcext:value-type="float">
            <text:p>16343358</text:p>
          </table:table-cell>
          <table:table-cell office:value-type="float" office:value="10697900" calcext:value-type="float">
            <text:p>10697900</text:p>
          </table:table-cell>
          <table:table-cell table:formula="of:=[.H35]-[.G35]" office:value-type="float" office:value="-5645458" calcext:value-type="float">
            <text:p>-5645458</text:p>
          </table:table-cell>
          <table:table-cell table:number-columns-repeated="2"/>
        </table:table-row>
        <table:table-row table:style-name="ro1">
          <table:table-cell office:value-type="float" office:value="8151121" calcext:value-type="float">
            <text:p>8151121</text:p>
          </table:table-cell>
          <table:table-cell office:value-type="float" office:value="6164189" calcext:value-type="float">
            <text:p>6164189</text:p>
          </table:table-cell>
          <table:table-cell table:formula="of:=[.B36]-[.A36]" office:value-type="float" office:value="-1986932" calcext:value-type="float">
            <text:p>-1986932</text:p>
          </table:table-cell>
          <table:table-cell table:number-columns-repeated="3"/>
          <table:table-cell office:value-type="float" office:value="17748352" calcext:value-type="float">
            <text:p>17748352</text:p>
          </table:table-cell>
          <table:table-cell office:value-type="float" office:value="10545540" calcext:value-type="float">
            <text:p>10545540</text:p>
          </table:table-cell>
          <table:table-cell table:formula="of:=[.H36]-[.G36]" office:value-type="float" office:value="-7202812" calcext:value-type="float">
            <text:p>-7202812</text:p>
          </table:table-cell>
          <table:table-cell table:number-columns-repeated="2"/>
        </table:table-row>
        <table:table-row table:style-name="ro1">
          <table:table-cell office:value-type="float" office:value="9354428" calcext:value-type="float">
            <text:p>9354428</text:p>
          </table:table-cell>
          <table:table-cell office:value-type="float" office:value="6658606" calcext:value-type="float">
            <text:p>6658606</text:p>
          </table:table-cell>
          <table:table-cell table:formula="of:=[.B37]-[.A37]" office:value-type="float" office:value="-2695822" calcext:value-type="float">
            <text:p>-2695822</text:p>
          </table:table-cell>
          <table:table-cell table:number-columns-repeated="3"/>
          <table:table-cell office:value-type="float" office:value="16016518" calcext:value-type="float">
            <text:p>16016518</text:p>
          </table:table-cell>
          <table:table-cell office:value-type="float" office:value="10995207" calcext:value-type="float">
            <text:p>10995207</text:p>
          </table:table-cell>
          <table:table-cell table:formula="of:=[.H37]-[.G37]" office:value-type="float" office:value="-5021311" calcext:value-type="float">
            <text:p>-5021311</text:p>
          </table:table-cell>
          <table:table-cell table:number-columns-repeated="2"/>
        </table:table-row>
        <table:table-row table:style-name="ro1">
          <table:table-cell office:value-type="float" office:value="15778903" calcext:value-type="float">
            <text:p>15778903</text:p>
          </table:table-cell>
          <table:table-cell office:value-type="float" office:value="7615410" calcext:value-type="float">
            <text:p>7615410</text:p>
          </table:table-cell>
          <table:table-cell table:formula="of:=[.B38]-[.A38]" office:value-type="float" office:value="-8163493" calcext:value-type="float">
            <text:p>-8163493</text:p>
          </table:table-cell>
          <table:table-cell table:number-columns-repeated="3"/>
          <table:table-cell office:value-type="float" office:value="16410594" calcext:value-type="float">
            <text:p>16410594</text:p>
          </table:table-cell>
          <table:table-cell office:value-type="float" office:value="11235803" calcext:value-type="float">
            <text:p>11235803</text:p>
          </table:table-cell>
          <table:table-cell table:formula="of:=[.H38]-[.G38]" office:value-type="float" office:value="-5174791" calcext:value-type="float">
            <text:p>-5174791</text:p>
          </table:table-cell>
          <table:table-cell table:number-columns-repeated="2"/>
        </table:table-row>
        <table:table-row table:style-name="ro1">
          <table:table-cell office:value-type="float" office:value="8978798" calcext:value-type="float">
            <text:p>8978798</text:p>
          </table:table-cell>
          <table:table-cell office:value-type="float" office:value="6691930" calcext:value-type="float">
            <text:p>6691930</text:p>
          </table:table-cell>
          <table:table-cell table:formula="of:=[.B39]-[.A39]" office:value-type="float" office:value="-2286868" calcext:value-type="float">
            <text:p>-2286868</text:p>
          </table:table-cell>
          <table:table-cell table:number-columns-repeated="3"/>
          <table:table-cell office:value-type="float" office:value="16229089" calcext:value-type="float">
            <text:p>16229089</text:p>
          </table:table-cell>
          <table:table-cell office:value-type="float" office:value="10862478" calcext:value-type="float">
            <text:p>10862478</text:p>
          </table:table-cell>
          <table:table-cell table:formula="of:=[.H39]-[.G39]" office:value-type="float" office:value="-5366611" calcext:value-type="float">
            <text:p>-5366611</text:p>
          </table:table-cell>
          <table:table-cell table:number-columns-repeated="2"/>
        </table:table-row>
        <table:table-row table:style-name="ro1">
          <table:table-cell office:value-type="float" office:value="5486409" calcext:value-type="float">
            <text:p>5486409</text:p>
          </table:table-cell>
          <table:table-cell office:value-type="float" office:value="6926694" calcext:value-type="float">
            <text:p>6926694</text:p>
          </table:table-cell>
          <table:table-cell table:formula="of:=[.B40]-[.A40]" office:value-type="float" office:value="1440285" calcext:value-type="float">
            <text:p>1440285</text:p>
          </table:table-cell>
          <table:table-cell table:number-columns-repeated="3"/>
          <table:table-cell office:value-type="float" office:value="15980836" calcext:value-type="float">
            <text:p>15980836</text:p>
          </table:table-cell>
          <table:table-cell office:value-type="float" office:value="12479806" calcext:value-type="float">
            <text:p>12479806</text:p>
          </table:table-cell>
          <table:table-cell table:formula="of:=[.H40]-[.G40]" office:value-type="float" office:value="-3501030" calcext:value-type="float">
            <text:p>-3501030</text:p>
          </table:table-cell>
          <table:table-cell table:number-columns-repeated="2"/>
        </table:table-row>
        <table:table-row table:style-name="ro1">
          <table:table-cell office:value-type="float" office:value="4882590" calcext:value-type="float">
            <text:p>4882590</text:p>
          </table:table-cell>
          <table:table-cell office:value-type="float" office:value="7933186" calcext:value-type="float">
            <text:p>7933186</text:p>
          </table:table-cell>
          <table:table-cell table:formula="of:=[.B41]-[.A41]" office:value-type="float" office:value="3050596" calcext:value-type="float">
            <text:p>3050596</text:p>
          </table:table-cell>
          <table:table-cell table:number-columns-repeated="3"/>
          <table:table-cell office:value-type="float" office:value="15977783" calcext:value-type="float">
            <text:p>15977783</text:p>
          </table:table-cell>
          <table:table-cell office:value-type="float" office:value="10733122" calcext:value-type="float">
            <text:p>10733122</text:p>
          </table:table-cell>
          <table:table-cell table:formula="of:=[.H41]-[.G41]" office:value-type="float" office:value="-5244661" calcext:value-type="float">
            <text:p>-5244661</text:p>
          </table:table-cell>
          <table:table-cell table:number-columns-repeated="2"/>
        </table:table-row>
        <table:table-row table:style-name="ro1">
          <table:table-cell office:value-type="float" office:value="4845795" calcext:value-type="float">
            <text:p>4845795</text:p>
          </table:table-cell>
          <table:table-cell office:value-type="float" office:value="7485055" calcext:value-type="float">
            <text:p>7485055</text:p>
          </table:table-cell>
          <table:table-cell table:formula="of:=[.B42]-[.A42]" office:value-type="float" office:value="2639260" calcext:value-type="float">
            <text:p>2639260</text:p>
          </table:table-cell>
          <table:table-cell table:number-columns-repeated="3"/>
          <table:table-cell office:value-type="float" office:value="16215696" calcext:value-type="float">
            <text:p>16215696</text:p>
          </table:table-cell>
          <table:table-cell office:value-type="float" office:value="11168035" calcext:value-type="float">
            <text:p>11168035</text:p>
          </table:table-cell>
          <table:table-cell table:formula="of:=[.H42]-[.G42]" office:value-type="float" office:value="-5047661" calcext:value-type="float">
            <text:p>-5047661</text:p>
          </table:table-cell>
          <table:table-cell table:number-columns-repeated="2"/>
        </table:table-row>
        <table:table-row table:style-name="ro1">
          <table:table-cell office:value-type="float" office:value="4612717" calcext:value-type="float">
            <text:p>4612717</text:p>
          </table:table-cell>
          <table:table-cell office:value-type="float" office:value="7582522" calcext:value-type="float">
            <text:p>7582522</text:p>
          </table:table-cell>
          <table:table-cell table:formula="of:=[.B43]-[.A43]" office:value-type="float" office:value="2969805" calcext:value-type="float">
            <text:p>2969805</text:p>
          </table:table-cell>
          <table:table-cell table:number-columns-repeated="3"/>
          <table:table-cell office:value-type="float" office:value="16127380" calcext:value-type="float">
            <text:p>16127380</text:p>
          </table:table-cell>
          <table:table-cell office:value-type="float" office:value="10428175" calcext:value-type="float">
            <text:p>10428175</text:p>
          </table:table-cell>
          <table:table-cell table:formula="of:=[.H43]-[.G43]" office:value-type="float" office:value="-5699205" calcext:value-type="float">
            <text:p>-5699205</text:p>
          </table:table-cell>
          <table:table-cell table:number-columns-repeated="2"/>
        </table:table-row>
        <table:table-row table:style-name="ro1">
          <table:table-cell office:value-type="float" office:value="4685544" calcext:value-type="float">
            <text:p>4685544</text:p>
          </table:table-cell>
          <table:table-cell office:value-type="float" office:value="7364799" calcext:value-type="float">
            <text:p>7364799</text:p>
          </table:table-cell>
          <table:table-cell table:formula="of:=[.B44]-[.A44]" office:value-type="float" office:value="2679255" calcext:value-type="float">
            <text:p>2679255</text:p>
          </table:table-cell>
          <table:table-cell table:number-columns-repeated="3"/>
          <table:table-cell office:value-type="float" office:value="15734474" calcext:value-type="float">
            <text:p>15734474</text:p>
          </table:table-cell>
          <table:table-cell office:value-type="float" office:value="10785065" calcext:value-type="float">
            <text:p>10785065</text:p>
          </table:table-cell>
          <table:table-cell table:formula="of:=[.H44]-[.G44]" office:value-type="float" office:value="-4949409" calcext:value-type="float">
            <text:p>-4949409</text:p>
          </table:table-cell>
          <table:table-cell table:number-columns-repeated="2"/>
        </table:table-row>
        <table:table-row table:style-name="ro1">
          <table:table-cell office:value-type="float" office:value="4977922" calcext:value-type="float">
            <text:p>4977922</text:p>
          </table:table-cell>
          <table:table-cell office:value-type="float" office:value="8780877" calcext:value-type="float">
            <text:p>8780877</text:p>
          </table:table-cell>
          <table:table-cell table:formula="of:=[.B45]-[.A45]" office:value-type="float" office:value="3802955" calcext:value-type="float">
            <text:p>3802955</text:p>
          </table:table-cell>
          <table:table-cell table:number-columns-repeated="3"/>
          <table:table-cell office:value-type="float" office:value="15790294" calcext:value-type="float">
            <text:p>15790294</text:p>
          </table:table-cell>
          <table:table-cell office:value-type="float" office:value="10653179" calcext:value-type="float">
            <text:p>10653179</text:p>
          </table:table-cell>
          <table:table-cell table:formula="of:=[.H45]-[.G45]" office:value-type="float" office:value="-5137115" calcext:value-type="float">
            <text:p>-5137115</text:p>
          </table:table-cell>
          <table:table-cell table:number-columns-repeated="2"/>
        </table:table-row>
        <table:table-row table:style-name="ro1">
          <table:table-cell office:value-type="float" office:value="4887232" calcext:value-type="float">
            <text:p>4887232</text:p>
          </table:table-cell>
          <table:table-cell office:value-type="float" office:value="9332726" calcext:value-type="float">
            <text:p>9332726</text:p>
          </table:table-cell>
          <table:table-cell table:formula="of:=[.B46]-[.A46]" office:value-type="float" office:value="4445494" calcext:value-type="float">
            <text:p>4445494</text:p>
          </table:table-cell>
          <table:table-cell table:number-columns-repeated="3"/>
          <table:table-cell office:value-type="float" office:value="16413843" calcext:value-type="float">
            <text:p>16413843</text:p>
          </table:table-cell>
          <table:table-cell office:value-type="float" office:value="10575606" calcext:value-type="float">
            <text:p>10575606</text:p>
          </table:table-cell>
          <table:table-cell table:formula="of:=[.H46]-[.G46]" office:value-type="float" office:value="-5838237" calcext:value-type="float">
            <text:p>-5838237</text:p>
          </table:table-cell>
          <table:table-cell table:number-columns-repeated="2"/>
        </table:table-row>
        <table:table-row table:style-name="ro1">
          <table:table-cell office:value-type="float" office:value="5935425" calcext:value-type="float">
            <text:p>5935425</text:p>
          </table:table-cell>
          <table:table-cell office:value-type="float" office:value="9604078" calcext:value-type="float">
            <text:p>9604078</text:p>
          </table:table-cell>
          <table:table-cell table:formula="of:=[.B47]-[.A47]" office:value-type="float" office:value="3668653" calcext:value-type="float">
            <text:p>3668653</text:p>
          </table:table-cell>
          <table:table-cell table:number-columns-repeated="3"/>
          <table:table-cell office:value-type="float" office:value="15548814" calcext:value-type="float">
            <text:p>15548814</text:p>
          </table:table-cell>
          <table:table-cell office:value-type="float" office:value="10873355" calcext:value-type="float">
            <text:p>10873355</text:p>
          </table:table-cell>
          <table:table-cell table:formula="of:=[.H47]-[.G47]" office:value-type="float" office:value="-4675459" calcext:value-type="float">
            <text:p>-4675459</text:p>
          </table:table-cell>
          <table:table-cell table:number-columns-repeated="2"/>
        </table:table-row>
        <table:table-row table:style-name="ro1">
          <table:table-cell office:value-type="float" office:value="7152409" calcext:value-type="float">
            <text:p>7152409</text:p>
          </table:table-cell>
          <table:table-cell office:value-type="float" office:value="8459610" calcext:value-type="float">
            <text:p>8459610</text:p>
          </table:table-cell>
          <table:table-cell table:formula="of:=[.B48]-[.A48]" office:value-type="float" office:value="1307201" calcext:value-type="float">
            <text:p>1307201</text:p>
          </table:table-cell>
          <table:table-cell table:number-columns-repeated="3"/>
          <table:table-cell office:value-type="float" office:value="15587171" calcext:value-type="float">
            <text:p>15587171</text:p>
          </table:table-cell>
          <table:table-cell office:value-type="float" office:value="11232224" calcext:value-type="float">
            <text:p>11232224</text:p>
          </table:table-cell>
          <table:table-cell table:formula="of:=[.H48]-[.G48]" office:value-type="float" office:value="-4354947" calcext:value-type="float">
            <text:p>-4354947</text:p>
          </table:table-cell>
          <table:table-cell table:number-columns-repeated="2"/>
        </table:table-row>
        <table:table-row table:style-name="ro1">
          <table:table-cell office:value-type="float" office:value="6805983" calcext:value-type="float">
            <text:p>6805983</text:p>
          </table:table-cell>
          <table:table-cell office:value-type="float" office:value="15829918" calcext:value-type="float">
            <text:p>15829918</text:p>
          </table:table-cell>
          <table:table-cell table:formula="of:=[.B49]-[.A49]" office:value-type="float" office:value="9023935" calcext:value-type="float">
            <text:p>9023935</text:p>
          </table:table-cell>
          <table:table-cell table:number-columns-repeated="3"/>
          <table:table-cell office:value-type="float" office:value="16052945" calcext:value-type="float">
            <text:p>16052945</text:p>
          </table:table-cell>
          <table:table-cell office:value-type="float" office:value="10513955" calcext:value-type="float">
            <text:p>10513955</text:p>
          </table:table-cell>
          <table:table-cell table:formula="of:=[.H49]-[.G49]" office:value-type="float" office:value="-5538990" calcext:value-type="float">
            <text:p>-5538990</text:p>
          </table:table-cell>
          <table:table-cell table:number-columns-repeated="2"/>
        </table:table-row>
        <table:table-row table:style-name="ro1">
          <table:table-cell office:value-type="float" office:value="6665885" calcext:value-type="float">
            <text:p>6665885</text:p>
          </table:table-cell>
          <table:table-cell office:value-type="float" office:value="7512534" calcext:value-type="float">
            <text:p>7512534</text:p>
          </table:table-cell>
          <table:table-cell table:formula="of:=[.B50]-[.A50]" office:value-type="float" office:value="846649" calcext:value-type="float">
            <text:p>846649</text:p>
          </table:table-cell>
          <table:table-cell table:number-columns-repeated="3"/>
          <table:table-cell office:value-type="float" office:value="16054837" calcext:value-type="float">
            <text:p>16054837</text:p>
          </table:table-cell>
          <table:table-cell office:value-type="float" office:value="11135182" calcext:value-type="float">
            <text:p>11135182</text:p>
          </table:table-cell>
          <table:table-cell table:formula="of:=[.H50]-[.G50]" office:value-type="float" office:value="-4919655" calcext:value-type="float">
            <text:p>-4919655</text:p>
          </table:table-cell>
          <table:table-cell table:number-columns-repeated="2"/>
        </table:table-row>
        <table:table-row table:style-name="ro1">
          <table:table-cell office:value-type="float" office:value="6814532" calcext:value-type="float">
            <text:p>6814532</text:p>
          </table:table-cell>
          <table:table-cell office:value-type="float" office:value="6709756" calcext:value-type="float">
            <text:p>6709756</text:p>
          </table:table-cell>
          <table:table-cell table:formula="of:=[.B51]-[.A51]" office:value-type="float" office:value="-104776" calcext:value-type="float">
            <text:p>-104776</text:p>
          </table:table-cell>
          <table:table-cell table:number-columns-repeated="3"/>
          <table:table-cell office:value-type="float" office:value="16015681" calcext:value-type="float">
            <text:p>16015681</text:p>
          </table:table-cell>
          <table:table-cell office:value-type="float" office:value="10906996" calcext:value-type="float">
            <text:p>10906996</text:p>
          </table:table-cell>
          <table:table-cell table:formula="of:=[.H51]-[.G51]" office:value-type="float" office:value="-5108685" calcext:value-type="float">
            <text:p>-5108685</text:p>
          </table:table-cell>
          <table:table-cell table:number-columns-repeated="2"/>
        </table:table-row>
        <table:table-row table:style-name="ro1">
          <table:table-cell office:value-type="float" office:value="9109791" calcext:value-type="float">
            <text:p>9109791</text:p>
          </table:table-cell>
          <table:table-cell office:value-type="float" office:value="6156171" calcext:value-type="float">
            <text:p>6156171</text:p>
          </table:table-cell>
          <table:table-cell table:formula="of:=[.B52]-[.A52]" office:value-type="float" office:value="-2953620" calcext:value-type="float">
            <text:p>-2953620</text:p>
          </table:table-cell>
          <table:table-cell table:number-columns-repeated="3"/>
          <table:table-cell office:value-type="float" office:value="15580543" calcext:value-type="float">
            <text:p>15580543</text:p>
          </table:table-cell>
          <table:table-cell office:value-type="float" office:value="10556164" calcext:value-type="float">
            <text:p>10556164</text:p>
          </table:table-cell>
          <table:table-cell table:formula="of:=[.H52]-[.G52]" office:value-type="float" office:value="-5024379" calcext:value-type="float">
            <text:p>-5024379</text:p>
          </table:table-cell>
          <table:table-cell table:number-columns-repeated="2"/>
        </table:table-row>
        <table:table-row table:style-name="ro1">
          <table:table-cell office:value-type="float" office:value="8644708" calcext:value-type="float">
            <text:p>8644708</text:p>
          </table:table-cell>
          <table:table-cell office:value-type="float" office:value="5927265" calcext:value-type="float">
            <text:p>5927265</text:p>
          </table:table-cell>
          <table:table-cell table:formula="of:=[.B53]-[.A53]" office:value-type="float" office:value="-2717443" calcext:value-type="float">
            <text:p>-2717443</text:p>
          </table:table-cell>
          <table:table-cell table:number-columns-repeated="3"/>
          <table:table-cell office:value-type="float" office:value="15715224" calcext:value-type="float">
            <text:p>15715224</text:p>
          </table:table-cell>
          <table:table-cell office:value-type="float" office:value="10940510" calcext:value-type="float">
            <text:p>10940510</text:p>
          </table:table-cell>
          <table:table-cell table:formula="of:=[.H53]-[.G53]" office:value-type="float" office:value="-4774714" calcext:value-type="float">
            <text:p>-4774714</text:p>
          </table:table-cell>
          <table:table-cell table:number-columns-repeated="2"/>
        </table:table-row>
        <table:table-row table:style-name="ro1">
          <table:table-cell office:value-type="float" office:value="9820858" calcext:value-type="float">
            <text:p>9820858</text:p>
          </table:table-cell>
          <table:table-cell office:value-type="float" office:value="6483465" calcext:value-type="float">
            <text:p>6483465</text:p>
          </table:table-cell>
          <table:table-cell table:formula="of:=[.B54]-[.A54]" office:value-type="float" office:value="-3337393" calcext:value-type="float">
            <text:p>-3337393</text:p>
          </table:table-cell>
          <table:table-cell table:number-columns-repeated="3"/>
          <table:table-cell office:value-type="float" office:value="15915271" calcext:value-type="float">
            <text:p>15915271</text:p>
          </table:table-cell>
          <table:table-cell office:value-type="float" office:value="11006153" calcext:value-type="float">
            <text:p>11006153</text:p>
          </table:table-cell>
          <table:table-cell table:formula="of:=[.H54]-[.G54]" office:value-type="float" office:value="-4909118" calcext:value-type="float">
            <text:p>-4909118</text:p>
          </table:table-cell>
          <table:table-cell table:number-columns-repeated="2"/>
        </table:table-row>
        <table:table-row table:style-name="ro1">
          <table:table-cell office:value-type="float" office:value="13206620" calcext:value-type="float">
            <text:p>13206620</text:p>
          </table:table-cell>
          <table:table-cell office:value-type="float" office:value="8335072" calcext:value-type="float">
            <text:p>8335072</text:p>
          </table:table-cell>
          <table:table-cell table:formula="of:=[.B55]-[.A55]" office:value-type="float" office:value="-4871548" calcext:value-type="float">
            <text:p>-4871548</text:p>
          </table:table-cell>
          <table:table-cell table:number-columns-repeated="3"/>
          <table:table-cell office:value-type="float" office:value="15642263" calcext:value-type="float">
            <text:p>15642263</text:p>
          </table:table-cell>
          <table:table-cell office:value-type="float" office:value="10810057" calcext:value-type="float">
            <text:p>10810057</text:p>
          </table:table-cell>
          <table:table-cell table:formula="of:=[.H55]-[.G55]" office:value-type="float" office:value="-4832206" calcext:value-type="float">
            <text:p>-4832206</text:p>
          </table:table-cell>
          <table:table-cell table:number-columns-repeated="2"/>
        </table:table-row>
        <table:table-row table:style-name="ro1">
          <table:table-cell office:value-type="float" office:value="5479031" calcext:value-type="float">
            <text:p>5479031</text:p>
          </table:table-cell>
          <table:table-cell office:value-type="float" office:value="8015477" calcext:value-type="float">
            <text:p>8015477</text:p>
          </table:table-cell>
          <table:table-cell table:formula="of:=[.B56]-[.A56]" office:value-type="float" office:value="2536446" calcext:value-type="float">
            <text:p>2536446</text:p>
          </table:table-cell>
          <table:table-cell table:number-columns-repeated="3"/>
          <table:table-cell office:value-type="float" office:value="15649624" calcext:value-type="float">
            <text:p>15649624</text:p>
          </table:table-cell>
          <table:table-cell office:value-type="float" office:value="10679057" calcext:value-type="float">
            <text:p>10679057</text:p>
          </table:table-cell>
          <table:table-cell table:formula="of:=[.H56]-[.G56]" office:value-type="float" office:value="-4970567" calcext:value-type="float">
            <text:p>-4970567</text:p>
          </table:table-cell>
          <table:table-cell table:number-columns-repeated="2"/>
        </table:table-row>
        <table:table-row table:style-name="ro1">
          <table:table-cell office:value-type="float" office:value="4732155" calcext:value-type="float">
            <text:p>4732155</text:p>
          </table:table-cell>
          <table:table-cell office:value-type="float" office:value="7541201" calcext:value-type="float">
            <text:p>7541201</text:p>
          </table:table-cell>
          <table:table-cell table:formula="of:=[.B57]-[.A57]" office:value-type="float" office:value="2809046" calcext:value-type="float">
            <text:p>2809046</text:p>
          </table:table-cell>
          <table:table-cell table:number-columns-repeated="3"/>
          <table:table-cell office:value-type="float" office:value="16127272" calcext:value-type="float">
            <text:p>16127272</text:p>
          </table:table-cell>
          <table:table-cell office:value-type="float" office:value="12183121" calcext:value-type="float">
            <text:p>12183121</text:p>
          </table:table-cell>
          <table:table-cell table:formula="of:=[.H57]-[.G57]" office:value-type="float" office:value="-3944151" calcext:value-type="float">
            <text:p>-3944151</text:p>
          </table:table-cell>
          <table:table-cell table:number-columns-repeated="2"/>
        </table:table-row>
        <table:table-row table:style-name="ro1">
          <table:table-cell office:value-type="float" office:value="4805059" calcext:value-type="float">
            <text:p>4805059</text:p>
          </table:table-cell>
          <table:table-cell office:value-type="float" office:value="8496116" calcext:value-type="float">
            <text:p>8496116</text:p>
          </table:table-cell>
          <table:table-cell table:formula="of:=[.B58]-[.A58]" office:value-type="float" office:value="3691057" calcext:value-type="float">
            <text:p>3691057</text:p>
          </table:table-cell>
          <table:table-cell table:number-columns-repeated="3"/>
          <table:table-cell office:value-type="float" office:value="15927056" calcext:value-type="float">
            <text:p>15927056</text:p>
          </table:table-cell>
          <table:table-cell office:value-type="float" office:value="10692954" calcext:value-type="float">
            <text:p>10692954</text:p>
          </table:table-cell>
          <table:table-cell table:formula="of:=[.H58]-[.G58]" office:value-type="float" office:value="-5234102" calcext:value-type="float">
            <text:p>-5234102</text:p>
          </table:table-cell>
          <table:table-cell table:number-columns-repeated="2"/>
        </table:table-row>
        <table:table-row table:style-name="ro1">
          <table:table-cell office:value-type="float" office:value="4526157" calcext:value-type="float">
            <text:p>4526157</text:p>
          </table:table-cell>
          <table:table-cell office:value-type="float" office:value="8482003" calcext:value-type="float">
            <text:p>8482003</text:p>
          </table:table-cell>
          <table:table-cell table:formula="of:=[.B59]-[.A59]" office:value-type="float" office:value="3955846" calcext:value-type="float">
            <text:p>3955846</text:p>
          </table:table-cell>
          <table:table-cell table:number-columns-repeated="3"/>
          <table:table-cell office:value-type="float" office:value="15547000" calcext:value-type="float">
            <text:p>15547000</text:p>
          </table:table-cell>
          <table:table-cell office:value-type="float" office:value="10712571" calcext:value-type="float">
            <text:p>10712571</text:p>
          </table:table-cell>
          <table:table-cell table:formula="of:=[.H59]-[.G59]" office:value-type="float" office:value="-4834429" calcext:value-type="float">
            <text:p>-4834429</text:p>
          </table:table-cell>
          <table:table-cell table:number-columns-repeated="2"/>
        </table:table-row>
        <table:table-row table:style-name="ro1">
          <table:table-cell office:value-type="float" office:value="4475812" calcext:value-type="float">
            <text:p>4475812</text:p>
          </table:table-cell>
          <table:table-cell office:value-type="float" office:value="9169473" calcext:value-type="float">
            <text:p>9169473</text:p>
          </table:table-cell>
          <table:table-cell table:formula="of:=[.B60]-[.A60]" office:value-type="float" office:value="4693661" calcext:value-type="float">
            <text:p>4693661</text:p>
          </table:table-cell>
          <table:table-cell table:number-columns-repeated="3"/>
          <table:table-cell office:value-type="float" office:value="15862405" calcext:value-type="float">
            <text:p>15862405</text:p>
          </table:table-cell>
          <table:table-cell office:value-type="float" office:value="10362404" calcext:value-type="float">
            <text:p>10362404</text:p>
          </table:table-cell>
          <table:table-cell table:formula="of:=[.H60]-[.G60]" office:value-type="float" office:value="-5500001" calcext:value-type="float">
            <text:p>-5500001</text:p>
          </table:table-cell>
          <table:table-cell table:number-columns-repeated="2"/>
        </table:table-row>
        <table:table-row table:style-name="ro1">
          <table:table-cell office:value-type="float" office:value="4992791" calcext:value-type="float">
            <text:p>4992791</text:p>
          </table:table-cell>
          <table:table-cell office:value-type="float" office:value="9916091" calcext:value-type="float">
            <text:p>9916091</text:p>
          </table:table-cell>
          <table:table-cell table:formula="of:=[.B61]-[.A61]" office:value-type="float" office:value="4923300" calcext:value-type="float">
            <text:p>4923300</text:p>
          </table:table-cell>
          <table:table-cell table:number-columns-repeated="3"/>
          <table:table-cell office:value-type="float" office:value="16460207" calcext:value-type="float">
            <text:p>16460207</text:p>
          </table:table-cell>
          <table:table-cell office:value-type="float" office:value="10766527" calcext:value-type="float">
            <text:p>10766527</text:p>
          </table:table-cell>
          <table:table-cell table:formula="of:=[.H61]-[.G61]" office:value-type="float" office:value="-5693680" calcext:value-type="float">
            <text:p>-5693680</text:p>
          </table:table-cell>
          <table:table-cell table:number-columns-repeated="2"/>
        </table:table-row>
        <table:table-row table:style-name="ro1">
          <table:table-cell office:value-type="float" office:value="4889405" calcext:value-type="float">
            <text:p>4889405</text:p>
          </table:table-cell>
          <table:table-cell office:value-type="float" office:value="7891395" calcext:value-type="float">
            <text:p>7891395</text:p>
          </table:table-cell>
          <table:table-cell table:formula="of:=[.B62]-[.A62]" office:value-type="float" office:value="3001990" calcext:value-type="float">
            <text:p>3001990</text:p>
          </table:table-cell>
          <table:table-cell table:number-columns-repeated="3"/>
          <table:table-cell office:value-type="float" office:value="16339219" calcext:value-type="float">
            <text:p>16339219</text:p>
          </table:table-cell>
          <table:table-cell office:value-type="float" office:value="10611038" calcext:value-type="float">
            <text:p>10611038</text:p>
          </table:table-cell>
          <table:table-cell table:formula="of:=[.H62]-[.G62]" office:value-type="float" office:value="-5728181" calcext:value-type="float">
            <text:p>-5728181</text:p>
          </table:table-cell>
          <table:table-cell table:number-columns-repeated="2"/>
        </table:table-row>
        <table:table-row table:style-name="ro1">
          <table:table-cell office:value-type="float" office:value="5670311" calcext:value-type="float">
            <text:p>5670311</text:p>
          </table:table-cell>
          <table:table-cell office:value-type="float" office:value="15825983" calcext:value-type="float">
            <text:p>15825983</text:p>
          </table:table-cell>
          <table:table-cell table:formula="of:=[.B63]-[.A63]" office:value-type="float" office:value="10155672" calcext:value-type="float">
            <text:p>10155672</text:p>
          </table:table-cell>
          <table:table-cell table:number-columns-repeated="3"/>
          <table:table-cell office:value-type="float" office:value="16125462" calcext:value-type="float">
            <text:p>16125462</text:p>
          </table:table-cell>
          <table:table-cell office:value-type="float" office:value="10835932" calcext:value-type="float">
            <text:p>10835932</text:p>
          </table:table-cell>
          <table:table-cell table:formula="of:=[.H63]-[.G63]" office:value-type="float" office:value="-5289530" calcext:value-type="float">
            <text:p>-5289530</text:p>
          </table:table-cell>
          <table:table-cell table:number-columns-repeated="2"/>
        </table:table-row>
        <table:table-row table:style-name="ro1">
          <table:table-cell office:value-type="float" office:value="4968106" calcext:value-type="float">
            <text:p>4968106</text:p>
          </table:table-cell>
          <table:table-cell office:value-type="float" office:value="8610867" calcext:value-type="float">
            <text:p>8610867</text:p>
          </table:table-cell>
          <table:table-cell table:formula="of:=[.B64]-[.A64]" office:value-type="float" office:value="3642761" calcext:value-type="float">
            <text:p>3642761</text:p>
          </table:table-cell>
          <table:table-cell table:number-columns-repeated="3"/>
          <table:table-cell office:value-type="float" office:value="15454973" calcext:value-type="float">
            <text:p>15454973</text:p>
          </table:table-cell>
          <table:table-cell office:value-type="float" office:value="11214651" calcext:value-type="float">
            <text:p>11214651</text:p>
          </table:table-cell>
          <table:table-cell table:formula="of:=[.H64]-[.G64]" office:value-type="float" office:value="-4240322" calcext:value-type="float">
            <text:p>-4240322</text:p>
          </table:table-cell>
          <table:table-cell table:number-columns-repeated="2"/>
        </table:table-row>
        <table:table-row table:style-name="ro1">
          <table:table-cell office:value-type="float" office:value="5039830" calcext:value-type="float">
            <text:p>5039830</text:p>
          </table:table-cell>
          <table:table-cell office:value-type="float" office:value="6422619" calcext:value-type="float">
            <text:p>6422619</text:p>
          </table:table-cell>
          <table:table-cell table:formula="of:=[.B65]-[.A65]" office:value-type="float" office:value="1382789" calcext:value-type="float">
            <text:p>1382789</text:p>
          </table:table-cell>
          <table:table-cell table:number-columns-repeated="3"/>
          <table:table-cell office:value-type="float" office:value="15559561" calcext:value-type="float">
            <text:p>15559561</text:p>
          </table:table-cell>
          <table:table-cell office:value-type="float" office:value="11792122" calcext:value-type="float">
            <text:p>11792122</text:p>
          </table:table-cell>
          <table:table-cell table:formula="of:=[.H65]-[.G65]" office:value-type="float" office:value="-3767439" calcext:value-type="float">
            <text:p>-3767439</text:p>
          </table:table-cell>
          <table:table-cell table:number-columns-repeated="2"/>
        </table:table-row>
        <table:table-row table:style-name="ro1">
          <table:table-cell office:value-type="float" office:value="5896573" calcext:value-type="float">
            <text:p>5896573</text:p>
          </table:table-cell>
          <table:table-cell office:value-type="float" office:value="6454598" calcext:value-type="float">
            <text:p>6454598</text:p>
          </table:table-cell>
          <table:table-cell table:formula="of:=[.B66]-[.A66]" office:value-type="float" office:value="558025" calcext:value-type="float">
            <text:p>558025</text:p>
          </table:table-cell>
          <table:table-cell table:number-columns-repeated="3"/>
          <table:table-cell office:value-type="float" office:value="15845950" calcext:value-type="float">
            <text:p>15845950</text:p>
          </table:table-cell>
          <table:table-cell office:value-type="float" office:value="11427652" calcext:value-type="float">
            <text:p>11427652</text:p>
          </table:table-cell>
          <table:table-cell table:formula="of:=[.H66]-[.G66]" office:value-type="float" office:value="-4418298" calcext:value-type="float">
            <text:p>-4418298</text:p>
          </table:table-cell>
          <table:table-cell table:number-columns-repeated="2"/>
        </table:table-row>
        <table:table-row table:style-name="ro1">
          <table:table-cell office:value-type="float" office:value="5161919" calcext:value-type="float">
            <text:p>5161919</text:p>
          </table:table-cell>
          <table:table-cell office:value-type="float" office:value="6465806" calcext:value-type="float">
            <text:p>6465806</text:p>
          </table:table-cell>
          <table:table-cell table:formula="of:=[.B67]-[.A67]" office:value-type="float" office:value="1303887" calcext:value-type="float">
            <text:p>1303887</text:p>
          </table:table-cell>
          <table:table-cell table:number-columns-repeated="3"/>
          <table:table-cell office:value-type="float" office:value="16654780" calcext:value-type="float">
            <text:p>16654780</text:p>
          </table:table-cell>
          <table:table-cell office:value-type="float" office:value="10770912" calcext:value-type="float">
            <text:p>10770912</text:p>
          </table:table-cell>
          <table:table-cell table:formula="of:=[.H67]-[.G67]" office:value-type="float" office:value="-5883868" calcext:value-type="float">
            <text:p>-5883868</text:p>
          </table:table-cell>
          <table:table-cell table:number-columns-repeated="2"/>
        </table:table-row>
        <table:table-row table:style-name="ro1">
          <table:table-cell office:value-type="float" office:value="4565269" calcext:value-type="float">
            <text:p>4565269</text:p>
          </table:table-cell>
          <table:table-cell office:value-type="float" office:value="6899824" calcext:value-type="float">
            <text:p>6899824</text:p>
          </table:table-cell>
          <table:table-cell table:formula="of:=[.B68]-[.A68]" office:value-type="float" office:value="2334555" calcext:value-type="float">
            <text:p>2334555</text:p>
          </table:table-cell>
          <table:table-cell table:number-columns-repeated="3"/>
          <table:table-cell office:value-type="float" office:value="16150976" calcext:value-type="float">
            <text:p>16150976</text:p>
          </table:table-cell>
          <table:table-cell office:value-type="float" office:value="10672969" calcext:value-type="float">
            <text:p>10672969</text:p>
          </table:table-cell>
          <table:table-cell table:formula="of:=[.H68]-[.G68]" office:value-type="float" office:value="-5478007" calcext:value-type="float">
            <text:p>-5478007</text:p>
          </table:table-cell>
          <table:table-cell table:number-columns-repeated="2"/>
        </table:table-row>
        <table:table-row table:style-name="ro1">
          <table:table-cell office:value-type="float" office:value="5542382" calcext:value-type="float">
            <text:p>5542382</text:p>
          </table:table-cell>
          <table:table-cell office:value-type="float" office:value="7274306" calcext:value-type="float">
            <text:p>7274306</text:p>
          </table:table-cell>
          <table:table-cell table:formula="of:=[.B69]-[.A69]" office:value-type="float" office:value="1731924" calcext:value-type="float">
            <text:p>1731924</text:p>
          </table:table-cell>
          <table:table-cell table:number-columns-repeated="3"/>
          <table:table-cell office:value-type="float" office:value="15762463" calcext:value-type="float">
            <text:p>15762463</text:p>
          </table:table-cell>
          <table:table-cell office:value-type="float" office:value="10769449" calcext:value-type="float">
            <text:p>10769449</text:p>
          </table:table-cell>
          <table:table-cell table:formula="of:=[.H69]-[.G69]" office:value-type="float" office:value="-4993014" calcext:value-type="float">
            <text:p>-4993014</text:p>
          </table:table-cell>
          <table:table-cell table:number-columns-repeated="2"/>
        </table:table-row>
        <table:table-row table:style-name="ro1">
          <table:table-cell office:value-type="float" office:value="4688409" calcext:value-type="float">
            <text:p>4688409</text:p>
          </table:table-cell>
          <table:table-cell office:value-type="float" office:value="5910779" calcext:value-type="float">
            <text:p>5910779</text:p>
          </table:table-cell>
          <table:table-cell table:formula="of:=[.B70]-[.A70]" office:value-type="float" office:value="1222370" calcext:value-type="float">
            <text:p>1222370</text:p>
          </table:table-cell>
          <table:table-cell table:number-columns-repeated="3"/>
          <table:table-cell office:value-type="float" office:value="15956500" calcext:value-type="float">
            <text:p>15956500</text:p>
          </table:table-cell>
          <table:table-cell office:value-type="float" office:value="10647536" calcext:value-type="float">
            <text:p>10647536</text:p>
          </table:table-cell>
          <table:table-cell table:formula="of:=[.H70]-[.G70]" office:value-type="float" office:value="-5308964" calcext:value-type="float">
            <text:p>-5308964</text:p>
          </table:table-cell>
          <table:table-cell table:number-columns-repeated="2"/>
        </table:table-row>
        <table:table-row table:style-name="ro1">
          <table:table-cell office:value-type="float" office:value="4841963" calcext:value-type="float">
            <text:p>4841963</text:p>
          </table:table-cell>
          <table:table-cell office:value-type="float" office:value="6713700" calcext:value-type="float">
            <text:p>6713700</text:p>
          </table:table-cell>
          <table:table-cell table:formula="of:=[.B71]-[.A71]" office:value-type="float" office:value="1871737" calcext:value-type="float">
            <text:p>1871737</text:p>
          </table:table-cell>
          <table:table-cell table:number-columns-repeated="3"/>
          <table:table-cell office:value-type="float" office:value="15666601" calcext:value-type="float">
            <text:p>15666601</text:p>
          </table:table-cell>
          <table:table-cell office:value-type="float" office:value="10625806" calcext:value-type="float">
            <text:p>10625806</text:p>
          </table:table-cell>
          <table:table-cell table:formula="of:=[.H71]-[.G71]" office:value-type="float" office:value="-5040795" calcext:value-type="float">
            <text:p>-5040795</text:p>
          </table:table-cell>
          <table:table-cell table:number-columns-repeated="2"/>
        </table:table-row>
        <table:table-row table:style-name="ro1">
          <table:table-cell office:value-type="float" office:value="4816059" calcext:value-type="float">
            <text:p>4816059</text:p>
          </table:table-cell>
          <table:table-cell office:value-type="float" office:value="8443195" calcext:value-type="float">
            <text:p>8443195</text:p>
          </table:table-cell>
          <table:table-cell table:formula="of:=[.B72]-[.A72]" office:value-type="float" office:value="3627136" calcext:value-type="float">
            <text:p>3627136</text:p>
          </table:table-cell>
          <table:table-cell table:number-columns-repeated="3"/>
          <table:table-cell office:value-type="float" office:value="15828472" calcext:value-type="float">
            <text:p>15828472</text:p>
          </table:table-cell>
          <table:table-cell office:value-type="float" office:value="10452802" calcext:value-type="float">
            <text:p>10452802</text:p>
          </table:table-cell>
          <table:table-cell table:formula="of:=[.H72]-[.G72]" office:value-type="float" office:value="-5375670" calcext:value-type="float">
            <text:p>-5375670</text:p>
          </table:table-cell>
          <table:table-cell table:number-columns-repeated="2"/>
        </table:table-row>
        <table:table-row table:style-name="ro1">
          <table:table-cell office:value-type="float" office:value="4613896" calcext:value-type="float">
            <text:p>4613896</text:p>
          </table:table-cell>
          <table:table-cell office:value-type="float" office:value="6946219" calcext:value-type="float">
            <text:p>6946219</text:p>
          </table:table-cell>
          <table:table-cell table:formula="of:=[.B73]-[.A73]" office:value-type="float" office:value="2332323" calcext:value-type="float">
            <text:p>2332323</text:p>
          </table:table-cell>
          <table:table-cell table:number-columns-repeated="3"/>
          <table:table-cell office:value-type="float" office:value="15537372" calcext:value-type="float">
            <text:p>15537372</text:p>
          </table:table-cell>
          <table:table-cell office:value-type="float" office:value="11154157" calcext:value-type="float">
            <text:p>11154157</text:p>
          </table:table-cell>
          <table:table-cell table:formula="of:=[.H73]-[.G73]" office:value-type="float" office:value="-4383215" calcext:value-type="float">
            <text:p>-4383215</text:p>
          </table:table-cell>
          <table:table-cell table:number-columns-repeated="2"/>
        </table:table-row>
        <table:table-row table:style-name="ro1">
          <table:table-cell office:value-type="float" office:value="4844938" calcext:value-type="float">
            <text:p>4844938</text:p>
          </table:table-cell>
          <table:table-cell office:value-type="float" office:value="6217555" calcext:value-type="float">
            <text:p>6217555</text:p>
          </table:table-cell>
          <table:table-cell table:formula="of:=[.B74]-[.A74]" office:value-type="float" office:value="1372617" calcext:value-type="float">
            <text:p>1372617</text:p>
          </table:table-cell>
          <table:table-cell table:number-columns-repeated="3"/>
          <table:table-cell office:value-type="float" office:value="34122087" calcext:value-type="float">
            <text:p>34122087</text:p>
          </table:table-cell>
          <table:table-cell office:value-type="float" office:value="10925295" calcext:value-type="float">
            <text:p>10925295</text:p>
          </table:table-cell>
          <table:table-cell table:formula="of:=[.H74]-[.G74]" office:value-type="float" office:value="-23196792" calcext:value-type="float">
            <text:p>-23196792</text:p>
          </table:table-cell>
          <table:table-cell table:number-columns-repeated="2"/>
        </table:table-row>
        <table:table-row table:style-name="ro1">
          <table:table-cell office:value-type="float" office:value="5107048" calcext:value-type="float">
            <text:p>5107048</text:p>
          </table:table-cell>
          <table:table-cell office:value-type="float" office:value="6462889" calcext:value-type="float">
            <text:p>6462889</text:p>
          </table:table-cell>
          <table:table-cell table:formula="of:=[.B75]-[.A75]" office:value-type="float" office:value="1355841" calcext:value-type="float">
            <text:p>1355841</text:p>
          </table:table-cell>
          <table:table-cell table:number-columns-repeated="3"/>
          <table:table-cell office:value-type="float" office:value="18735196" calcext:value-type="float">
            <text:p>18735196</text:p>
          </table:table-cell>
          <table:table-cell office:value-type="float" office:value="16441479" calcext:value-type="float">
            <text:p>16441479</text:p>
          </table:table-cell>
          <table:table-cell table:formula="of:=[.H75]-[.G75]" office:value-type="float" office:value="-2293717" calcext:value-type="float">
            <text:p>-2293717</text:p>
          </table:table-cell>
          <table:table-cell table:number-columns-repeated="2"/>
        </table:table-row>
        <table:table-row table:style-name="ro1">
          <table:table-cell office:value-type="float" office:value="6076136" calcext:value-type="float">
            <text:p>6076136</text:p>
          </table:table-cell>
          <table:table-cell office:value-type="float" office:value="6647940" calcext:value-type="float">
            <text:p>6647940</text:p>
          </table:table-cell>
          <table:table-cell table:formula="of:=[.B76]-[.A76]" office:value-type="float" office:value="571804" calcext:value-type="float">
            <text:p>571804</text:p>
          </table:table-cell>
          <table:table-cell table:number-columns-repeated="3"/>
          <table:table-cell office:value-type="float" office:value="16375040" calcext:value-type="float">
            <text:p>16375040</text:p>
          </table:table-cell>
          <table:table-cell office:value-type="float" office:value="11059410" calcext:value-type="float">
            <text:p>11059410</text:p>
          </table:table-cell>
          <table:table-cell table:formula="of:=[.H76]-[.G76]" office:value-type="float" office:value="-5315630" calcext:value-type="float">
            <text:p>-5315630</text:p>
          </table:table-cell>
          <table:table-cell table:number-columns-repeated="2"/>
        </table:table-row>
        <table:table-row table:style-name="ro1">
          <table:table-cell office:value-type="float" office:value="7506624" calcext:value-type="float">
            <text:p>7506624</text:p>
          </table:table-cell>
          <table:table-cell office:value-type="float" office:value="7501238" calcext:value-type="float">
            <text:p>7501238</text:p>
          </table:table-cell>
          <table:table-cell table:formula="of:=[.B77]-[.A77]" office:value-type="float" office:value="-5386" calcext:value-type="float">
            <text:p>-5386</text:p>
          </table:table-cell>
          <table:table-cell table:number-columns-repeated="3"/>
          <table:table-cell office:value-type="float" office:value="15622592" calcext:value-type="float">
            <text:p>15622592</text:p>
          </table:table-cell>
          <table:table-cell office:value-type="float" office:value="10849080" calcext:value-type="float">
            <text:p>10849080</text:p>
          </table:table-cell>
          <table:table-cell table:formula="of:=[.H77]-[.G77]" office:value-type="float" office:value="-4773512" calcext:value-type="float">
            <text:p>-4773512</text:p>
          </table:table-cell>
          <table:table-cell table:number-columns-repeated="2"/>
        </table:table-row>
        <table:table-row table:style-name="ro1">
          <table:table-cell office:value-type="float" office:value="6673499" calcext:value-type="float">
            <text:p>6673499</text:p>
          </table:table-cell>
          <table:table-cell office:value-type="float" office:value="7453760" calcext:value-type="float">
            <text:p>7453760</text:p>
          </table:table-cell>
          <table:table-cell table:formula="of:=[.B78]-[.A78]" office:value-type="float" office:value="780261" calcext:value-type="float">
            <text:p>780261</text:p>
          </table:table-cell>
          <table:table-cell table:number-columns-repeated="3"/>
          <table:table-cell office:value-type="float" office:value="18738939" calcext:value-type="float">
            <text:p>18738939</text:p>
          </table:table-cell>
          <table:table-cell office:value-type="float" office:value="10875400" calcext:value-type="float">
            <text:p>10875400</text:p>
          </table:table-cell>
          <table:table-cell table:formula="of:=[.H78]-[.G78]" office:value-type="float" office:value="-7863539" calcext:value-type="float">
            <text:p>-7863539</text:p>
          </table:table-cell>
          <table:table-cell table:number-columns-repeated="2"/>
        </table:table-row>
        <table:table-row table:style-name="ro1">
          <table:table-cell office:value-type="float" office:value="6978510" calcext:value-type="float">
            <text:p>6978510</text:p>
          </table:table-cell>
          <table:table-cell office:value-type="float" office:value="7429115" calcext:value-type="float">
            <text:p>7429115</text:p>
          </table:table-cell>
          <table:table-cell table:formula="of:=[.B79]-[.A79]" office:value-type="float" office:value="450605" calcext:value-type="float">
            <text:p>450605</text:p>
          </table:table-cell>
          <table:table-cell table:number-columns-repeated="3"/>
          <table:table-cell office:value-type="float" office:value="16467470" calcext:value-type="float">
            <text:p>16467470</text:p>
          </table:table-cell>
          <table:table-cell office:value-type="float" office:value="10802507" calcext:value-type="float">
            <text:p>10802507</text:p>
          </table:table-cell>
          <table:table-cell table:formula="of:=[.H79]-[.G79]" office:value-type="float" office:value="-5664963" calcext:value-type="float">
            <text:p>-5664963</text:p>
          </table:table-cell>
          <table:table-cell table:number-columns-repeated="2"/>
        </table:table-row>
        <table:table-row table:style-name="ro1">
          <table:table-cell office:value-type="float" office:value="6590515" calcext:value-type="float">
            <text:p>6590515</text:p>
          </table:table-cell>
          <table:table-cell office:value-type="float" office:value="7682810" calcext:value-type="float">
            <text:p>7682810</text:p>
          </table:table-cell>
          <table:table-cell table:formula="of:=[.B80]-[.A80]" office:value-type="float" office:value="1092295" calcext:value-type="float">
            <text:p>1092295</text:p>
          </table:table-cell>
          <table:table-cell table:number-columns-repeated="3"/>
          <table:table-cell office:value-type="float" office:value="16362967" calcext:value-type="float">
            <text:p>16362967</text:p>
          </table:table-cell>
          <table:table-cell office:value-type="float" office:value="10936143" calcext:value-type="float">
            <text:p>10936143</text:p>
          </table:table-cell>
          <table:table-cell table:formula="of:=[.H80]-[.G80]" office:value-type="float" office:value="-5426824" calcext:value-type="float">
            <text:p>-5426824</text:p>
          </table:table-cell>
          <table:table-cell table:number-columns-repeated="2"/>
        </table:table-row>
        <table:table-row table:style-name="ro1">
          <table:table-cell office:value-type="float" office:value="7705053" calcext:value-type="float">
            <text:p>7705053</text:p>
          </table:table-cell>
          <table:table-cell office:value-type="float" office:value="8702604" calcext:value-type="float">
            <text:p>8702604</text:p>
          </table:table-cell>
          <table:table-cell table:formula="of:=[.B81]-[.A81]" office:value-type="float" office:value="997551" calcext:value-type="float">
            <text:p>997551</text:p>
          </table:table-cell>
          <table:table-cell table:number-columns-repeated="3"/>
          <table:table-cell office:value-type="float" office:value="15955280" calcext:value-type="float">
            <text:p>15955280</text:p>
          </table:table-cell>
          <table:table-cell office:value-type="float" office:value="11535956" calcext:value-type="float">
            <text:p>11535956</text:p>
          </table:table-cell>
          <table:table-cell table:formula="of:=[.H81]-[.G81]" office:value-type="float" office:value="-4419324" calcext:value-type="float">
            <text:p>-4419324</text:p>
          </table:table-cell>
          <table:table-cell table:number-columns-repeated="2"/>
        </table:table-row>
        <table:table-row table:style-name="ro1">
          <table:table-cell office:value-type="float" office:value="8253617" calcext:value-type="float">
            <text:p>8253617</text:p>
          </table:table-cell>
          <table:table-cell office:value-type="float" office:value="8654616" calcext:value-type="float">
            <text:p>8654616</text:p>
          </table:table-cell>
          <table:table-cell table:formula="of:=[.B82]-[.A82]" office:value-type="float" office:value="400999" calcext:value-type="float">
            <text:p>400999</text:p>
          </table:table-cell>
          <table:table-cell table:number-columns-repeated="3"/>
          <table:table-cell office:value-type="float" office:value="15984564" calcext:value-type="float">
            <text:p>15984564</text:p>
          </table:table-cell>
          <table:table-cell office:value-type="float" office:value="10704010" calcext:value-type="float">
            <text:p>10704010</text:p>
          </table:table-cell>
          <table:table-cell table:formula="of:=[.H82]-[.G82]" office:value-type="float" office:value="-5280554" calcext:value-type="float">
            <text:p>-5280554</text:p>
          </table:table-cell>
          <table:table-cell table:number-columns-repeated="2"/>
        </table:table-row>
        <table:table-row table:style-name="ro1">
          <table:table-cell office:value-type="float" office:value="7611794" calcext:value-type="float">
            <text:p>7611794</text:p>
          </table:table-cell>
          <table:table-cell office:value-type="float" office:value="8776377" calcext:value-type="float">
            <text:p>8776377</text:p>
          </table:table-cell>
          <table:table-cell table:formula="of:=[.B83]-[.A83]" office:value-type="float" office:value="1164583" calcext:value-type="float">
            <text:p>1164583</text:p>
          </table:table-cell>
          <table:table-cell table:number-columns-repeated="3"/>
          <table:table-cell office:value-type="float" office:value="16350224" calcext:value-type="float">
            <text:p>16350224</text:p>
          </table:table-cell>
          <table:table-cell office:value-type="float" office:value="13934766" calcext:value-type="float">
            <text:p>13934766</text:p>
          </table:table-cell>
          <table:table-cell table:formula="of:=[.H83]-[.G83]" office:value-type="float" office:value="-2415458" calcext:value-type="float">
            <text:p>-2415458</text:p>
          </table:table-cell>
          <table:table-cell table:number-columns-repeated="2"/>
        </table:table-row>
        <table:table-row table:style-name="ro1">
          <table:table-cell office:value-type="float" office:value="17257250" calcext:value-type="float">
            <text:p>17257250</text:p>
          </table:table-cell>
          <table:table-cell office:value-type="float" office:value="9660719" calcext:value-type="float">
            <text:p>9660719</text:p>
          </table:table-cell>
          <table:table-cell table:formula="of:=[.B84]-[.A84]" office:value-type="float" office:value="-7596531" calcext:value-type="float">
            <text:p>-7596531</text:p>
          </table:table-cell>
          <table:table-cell table:number-columns-repeated="3"/>
          <table:table-cell office:value-type="float" office:value="15786623" calcext:value-type="float">
            <text:p>15786623</text:p>
          </table:table-cell>
          <table:table-cell office:value-type="float" office:value="10536260" calcext:value-type="float">
            <text:p>10536260</text:p>
          </table:table-cell>
          <table:table-cell table:formula="of:=[.H84]-[.G84]" office:value-type="float" office:value="-5250363" calcext:value-type="float">
            <text:p>-5250363</text:p>
          </table:table-cell>
          <table:table-cell table:number-columns-repeated="2"/>
        </table:table-row>
        <table:table-row table:style-name="ro1">
          <table:table-cell office:value-type="float" office:value="5296576" calcext:value-type="float">
            <text:p>5296576</text:p>
          </table:table-cell>
          <table:table-cell office:value-type="float" office:value="8976243" calcext:value-type="float">
            <text:p>8976243</text:p>
          </table:table-cell>
          <table:table-cell table:formula="of:=[.B85]-[.A85]" office:value-type="float" office:value="3679667" calcext:value-type="float">
            <text:p>3679667</text:p>
          </table:table-cell>
          <table:table-cell table:number-columns-repeated="3"/>
          <table:table-cell office:value-type="float" office:value="16423091" calcext:value-type="float">
            <text:p>16423091</text:p>
          </table:table-cell>
          <table:table-cell office:value-type="float" office:value="11388053" calcext:value-type="float">
            <text:p>11388053</text:p>
          </table:table-cell>
          <table:table-cell table:formula="of:=[.H85]-[.G85]" office:value-type="float" office:value="-5035038" calcext:value-type="float">
            <text:p>-5035038</text:p>
          </table:table-cell>
          <table:table-cell table:number-columns-repeated="2"/>
        </table:table-row>
        <table:table-row table:style-name="ro1">
          <table:table-cell office:value-type="float" office:value="4715194" calcext:value-type="float">
            <text:p>4715194</text:p>
          </table:table-cell>
          <table:table-cell office:value-type="float" office:value="14976868" calcext:value-type="float">
            <text:p>14976868</text:p>
          </table:table-cell>
          <table:table-cell table:formula="of:=[.B86]-[.A86]" office:value-type="float" office:value="10261674" calcext:value-type="float">
            <text:p>10261674</text:p>
          </table:table-cell>
          <table:table-cell table:number-columns-repeated="3"/>
          <table:table-cell office:value-type="float" office:value="16141738" calcext:value-type="float">
            <text:p>16141738</text:p>
          </table:table-cell>
          <table:table-cell office:value-type="float" office:value="10627123" calcext:value-type="float">
            <text:p>10627123</text:p>
          </table:table-cell>
          <table:table-cell table:formula="of:=[.H86]-[.G86]" office:value-type="float" office:value="-5514615" calcext:value-type="float">
            <text:p>-5514615</text:p>
          </table:table-cell>
          <table:table-cell table:number-columns-repeated="2"/>
        </table:table-row>
        <table:table-row table:style-name="ro1">
          <table:table-cell office:value-type="float" office:value="4796719" calcext:value-type="float">
            <text:p>4796719</text:p>
          </table:table-cell>
          <table:table-cell office:value-type="float" office:value="6966651" calcext:value-type="float">
            <text:p>6966651</text:p>
          </table:table-cell>
          <table:table-cell table:formula="of:=[.B87]-[.A87]" office:value-type="float" office:value="2169932" calcext:value-type="float">
            <text:p>2169932</text:p>
          </table:table-cell>
          <table:table-cell table:number-columns-repeated="3"/>
          <table:table-cell office:value-type="float" office:value="15399565" calcext:value-type="float">
            <text:p>15399565</text:p>
          </table:table-cell>
          <table:table-cell office:value-type="float" office:value="10675137" calcext:value-type="float">
            <text:p>10675137</text:p>
          </table:table-cell>
          <table:table-cell table:formula="of:=[.H87]-[.G87]" office:value-type="float" office:value="-4724428" calcext:value-type="float">
            <text:p>-4724428</text:p>
          </table:table-cell>
          <table:table-cell table:number-columns-repeated="2"/>
        </table:table-row>
        <table:table-row table:style-name="ro1">
          <table:table-cell office:value-type="float" office:value="4469977" calcext:value-type="float">
            <text:p>4469977</text:p>
          </table:table-cell>
          <table:table-cell office:value-type="float" office:value="6233188" calcext:value-type="float">
            <text:p>6233188</text:p>
          </table:table-cell>
          <table:table-cell table:formula="of:=[.B88]-[.A88]" office:value-type="float" office:value="1763211" calcext:value-type="float">
            <text:p>1763211</text:p>
          </table:table-cell>
          <table:table-cell table:number-columns-repeated="3"/>
          <table:table-cell office:value-type="float" office:value="16759272" calcext:value-type="float">
            <text:p>16759272</text:p>
          </table:table-cell>
          <table:table-cell office:value-type="float" office:value="10557275" calcext:value-type="float">
            <text:p>10557275</text:p>
          </table:table-cell>
          <table:table-cell table:formula="of:=[.H88]-[.G88]" office:value-type="float" office:value="-6201997" calcext:value-type="float">
            <text:p>-6201997</text:p>
          </table:table-cell>
          <table:table-cell table:number-columns-repeated="2"/>
        </table:table-row>
        <table:table-row table:style-name="ro1">
          <table:table-cell office:value-type="float" office:value="4619741" calcext:value-type="float">
            <text:p>4619741</text:p>
          </table:table-cell>
          <table:table-cell office:value-type="float" office:value="6608864" calcext:value-type="float">
            <text:p>6608864</text:p>
          </table:table-cell>
          <table:table-cell table:formula="of:=[.B89]-[.A89]" office:value-type="float" office:value="1989123" calcext:value-type="float">
            <text:p>1989123</text:p>
          </table:table-cell>
          <table:table-cell table:number-columns-repeated="3"/>
          <table:table-cell office:value-type="float" office:value="15551840" calcext:value-type="float">
            <text:p>15551840</text:p>
          </table:table-cell>
          <table:table-cell office:value-type="float" office:value="11086308" calcext:value-type="float">
            <text:p>11086308</text:p>
          </table:table-cell>
          <table:table-cell table:formula="of:=[.H89]-[.G89]" office:value-type="float" office:value="-4465532" calcext:value-type="float">
            <text:p>-4465532</text:p>
          </table:table-cell>
          <table:table-cell table:number-columns-repeated="2"/>
        </table:table-row>
        <table:table-row table:style-name="ro1">
          <table:table-cell office:value-type="float" office:value="4814427" calcext:value-type="float">
            <text:p>4814427</text:p>
          </table:table-cell>
          <table:table-cell office:value-type="float" office:value="7253522" calcext:value-type="float">
            <text:p>7253522</text:p>
          </table:table-cell>
          <table:table-cell table:formula="of:=[.B90]-[.A90]" office:value-type="float" office:value="2439095" calcext:value-type="float">
            <text:p>2439095</text:p>
          </table:table-cell>
          <table:table-cell table:number-columns-repeated="3"/>
          <table:table-cell office:value-type="float" office:value="15544645" calcext:value-type="float">
            <text:p>15544645</text:p>
          </table:table-cell>
          <table:table-cell office:value-type="float" office:value="10738861" calcext:value-type="float">
            <text:p>10738861</text:p>
          </table:table-cell>
          <table:table-cell table:formula="of:=[.H90]-[.G90]" office:value-type="float" office:value="-4805784" calcext:value-type="float">
            <text:p>-4805784</text:p>
          </table:table-cell>
          <table:table-cell table:number-columns-repeated="2"/>
        </table:table-row>
        <table:table-row table:style-name="ro1">
          <table:table-cell office:value-type="float" office:value="4515280" calcext:value-type="float">
            <text:p>4515280</text:p>
          </table:table-cell>
          <table:table-cell office:value-type="float" office:value="8464049" calcext:value-type="float">
            <text:p>8464049</text:p>
          </table:table-cell>
          <table:table-cell table:formula="of:=[.B91]-[.A91]" office:value-type="float" office:value="3948769" calcext:value-type="float">
            <text:p>3948769</text:p>
          </table:table-cell>
          <table:table-cell table:number-columns-repeated="3"/>
          <table:table-cell office:value-type="float" office:value="15534489" calcext:value-type="float">
            <text:p>15534489</text:p>
          </table:table-cell>
          <table:table-cell office:value-type="float" office:value="14589689" calcext:value-type="float">
            <text:p>14589689</text:p>
          </table:table-cell>
          <table:table-cell table:formula="of:=[.H91]-[.G91]" office:value-type="float" office:value="-944800" calcext:value-type="float">
            <text:p>-944800</text:p>
          </table:table-cell>
          <table:table-cell table:number-columns-repeated="2"/>
        </table:table-row>
        <table:table-row table:style-name="ro1">
          <table:table-cell office:value-type="float" office:value="4718690" calcext:value-type="float">
            <text:p>4718690</text:p>
          </table:table-cell>
          <table:table-cell office:value-type="float" office:value="7983619" calcext:value-type="float">
            <text:p>7983619</text:p>
          </table:table-cell>
          <table:table-cell table:formula="of:=[.B92]-[.A92]" office:value-type="float" office:value="3264929" calcext:value-type="float">
            <text:p>3264929</text:p>
          </table:table-cell>
          <table:table-cell table:number-columns-repeated="3"/>
          <table:table-cell office:value-type="float" office:value="15880248" calcext:value-type="float">
            <text:p>15880248</text:p>
          </table:table-cell>
          <table:table-cell office:value-type="float" office:value="11483208" calcext:value-type="float">
            <text:p>11483208</text:p>
          </table:table-cell>
          <table:table-cell table:formula="of:=[.H92]-[.G92]" office:value-type="float" office:value="-4397040" calcext:value-type="float">
            <text:p>-4397040</text:p>
          </table:table-cell>
          <table:table-cell table:number-columns-repeated="2"/>
        </table:table-row>
        <table:table-row table:style-name="ro1">
          <table:table-cell office:value-type="float" office:value="4860656" calcext:value-type="float">
            <text:p>4860656</text:p>
          </table:table-cell>
          <table:table-cell office:value-type="float" office:value="8079009" calcext:value-type="float">
            <text:p>8079009</text:p>
          </table:table-cell>
          <table:table-cell table:formula="of:=[.B93]-[.A93]" office:value-type="float" office:value="3218353" calcext:value-type="float">
            <text:p>3218353</text:p>
          </table:table-cell>
          <table:table-cell table:number-columns-repeated="3"/>
          <table:table-cell office:value-type="float" office:value="15939736" calcext:value-type="float">
            <text:p>15939736</text:p>
          </table:table-cell>
          <table:table-cell office:value-type="float" office:value="10928892" calcext:value-type="float">
            <text:p>10928892</text:p>
          </table:table-cell>
          <table:table-cell table:formula="of:=[.H93]-[.G93]" office:value-type="float" office:value="-5010844" calcext:value-type="float">
            <text:p>-5010844</text:p>
          </table:table-cell>
          <table:table-cell table:number-columns-repeated="2"/>
        </table:table-row>
        <table:table-row table:style-name="ro1">
          <table:table-cell office:value-type="float" office:value="6077870" calcext:value-type="float">
            <text:p>6077870</text:p>
          </table:table-cell>
          <table:table-cell office:value-type="float" office:value="8273527" calcext:value-type="float">
            <text:p>8273527</text:p>
          </table:table-cell>
          <table:table-cell table:formula="of:=[.B94]-[.A94]" office:value-type="float" office:value="2195657" calcext:value-type="float">
            <text:p>2195657</text:p>
          </table:table-cell>
          <table:table-cell table:number-columns-repeated="3"/>
          <table:table-cell office:value-type="float" office:value="16168165" calcext:value-type="float">
            <text:p>16168165</text:p>
          </table:table-cell>
          <table:table-cell office:value-type="float" office:value="11035584" calcext:value-type="float">
            <text:p>11035584</text:p>
          </table:table-cell>
          <table:table-cell table:formula="of:=[.H94]-[.G94]" office:value-type="float" office:value="-5132581" calcext:value-type="float">
            <text:p>-5132581</text:p>
          </table:table-cell>
          <table:table-cell table:number-columns-repeated="2"/>
        </table:table-row>
        <table:table-row table:style-name="ro1">
          <table:table-cell office:value-type="float" office:value="10588306" calcext:value-type="float">
            <text:p>10588306</text:p>
          </table:table-cell>
          <table:table-cell office:value-type="float" office:value="7016055" calcext:value-type="float">
            <text:p>7016055</text:p>
          </table:table-cell>
          <table:table-cell table:formula="of:=[.B95]-[.A95]" office:value-type="float" office:value="-3572251" calcext:value-type="float">
            <text:p>-3572251</text:p>
          </table:table-cell>
          <table:table-cell table:number-columns-repeated="3"/>
          <table:table-cell office:value-type="float" office:value="16074267" calcext:value-type="float">
            <text:p>16074267</text:p>
          </table:table-cell>
          <table:table-cell office:value-type="float" office:value="11114862" calcext:value-type="float">
            <text:p>11114862</text:p>
          </table:table-cell>
          <table:table-cell table:formula="of:=[.H95]-[.G95]" office:value-type="float" office:value="-4959405" calcext:value-type="float">
            <text:p>-4959405</text:p>
          </table:table-cell>
          <table:table-cell table:number-columns-repeated="2"/>
        </table:table-row>
        <table:table-row table:style-name="ro1">
          <table:table-cell office:value-type="float" office:value="6332745" calcext:value-type="float">
            <text:p>6332745</text:p>
          </table:table-cell>
          <table:table-cell office:value-type="float" office:value="6184843" calcext:value-type="float">
            <text:p>6184843</text:p>
          </table:table-cell>
          <table:table-cell table:formula="of:=[.B96]-[.A96]" office:value-type="float" office:value="-147902" calcext:value-type="float">
            <text:p>-147902</text:p>
          </table:table-cell>
          <table:table-cell table:number-columns-repeated="3"/>
          <table:table-cell office:value-type="float" office:value="15846338" calcext:value-type="float">
            <text:p>15846338</text:p>
          </table:table-cell>
          <table:table-cell office:value-type="float" office:value="10840060" calcext:value-type="float">
            <text:p>10840060</text:p>
          </table:table-cell>
          <table:table-cell table:formula="of:=[.H96]-[.G96]" office:value-type="float" office:value="-5006278" calcext:value-type="float">
            <text:p>-5006278</text:p>
          </table:table-cell>
          <table:table-cell table:number-columns-repeated="2"/>
        </table:table-row>
        <table:table-row table:style-name="ro1">
          <table:table-cell office:value-type="float" office:value="6746408" calcext:value-type="float">
            <text:p>6746408</text:p>
          </table:table-cell>
          <table:table-cell office:value-type="float" office:value="6236991" calcext:value-type="float">
            <text:p>6236991</text:p>
          </table:table-cell>
          <table:table-cell table:formula="of:=[.B97]-[.A97]" office:value-type="float" office:value="-509417" calcext:value-type="float">
            <text:p>-509417</text:p>
          </table:table-cell>
          <table:table-cell table:number-columns-repeated="3"/>
          <table:table-cell office:value-type="float" office:value="17202330" calcext:value-type="float">
            <text:p>17202330</text:p>
          </table:table-cell>
          <table:table-cell office:value-type="float" office:value="10957848" calcext:value-type="float">
            <text:p>10957848</text:p>
          </table:table-cell>
          <table:table-cell table:formula="of:=[.H97]-[.G97]" office:value-type="float" office:value="-6244482" calcext:value-type="float">
            <text:p>-6244482</text:p>
          </table:table-cell>
          <table:table-cell table:number-columns-repeated="2"/>
        </table:table-row>
        <table:table-row table:style-name="ro1">
          <table:table-cell office:value-type="float" office:value="6546750" calcext:value-type="float">
            <text:p>6546750</text:p>
          </table:table-cell>
          <table:table-cell office:value-type="float" office:value="6238680" calcext:value-type="float">
            <text:p>6238680</text:p>
          </table:table-cell>
          <table:table-cell table:formula="of:=[.B98]-[.A98]" office:value-type="float" office:value="-308070" calcext:value-type="float">
            <text:p>-308070</text:p>
          </table:table-cell>
          <table:table-cell table:number-columns-repeated="3"/>
          <table:table-cell office:value-type="float" office:value="24422461" calcext:value-type="float">
            <text:p>24422461</text:p>
          </table:table-cell>
          <table:table-cell office:value-type="float" office:value="11150181" calcext:value-type="float">
            <text:p>11150181</text:p>
          </table:table-cell>
          <table:table-cell table:formula="of:=[.H98]-[.G98]" office:value-type="float" office:value="-13272280" calcext:value-type="float">
            <text:p>-13272280</text:p>
          </table:table-cell>
          <table:table-cell table:number-columns-repeated="2"/>
        </table:table-row>
        <table:table-row table:style-name="ro1">
          <table:table-cell office:value-type="float" office:value="5748332" calcext:value-type="float">
            <text:p>5748332</text:p>
          </table:table-cell>
          <table:table-cell office:value-type="float" office:value="6483364" calcext:value-type="float">
            <text:p>6483364</text:p>
          </table:table-cell>
          <table:table-cell table:formula="of:=[.B99]-[.A99]" office:value-type="float" office:value="735032" calcext:value-type="float">
            <text:p>735032</text:p>
          </table:table-cell>
          <table:table-cell table:number-columns-repeated="3"/>
          <table:table-cell office:value-type="float" office:value="16825902" calcext:value-type="float">
            <text:p>16825902</text:p>
          </table:table-cell>
          <table:table-cell office:value-type="float" office:value="11056568" calcext:value-type="float">
            <text:p>11056568</text:p>
          </table:table-cell>
          <table:table-cell table:formula="of:=[.H99]-[.G99]" office:value-type="float" office:value="-5769334" calcext:value-type="float">
            <text:p>-5769334</text:p>
          </table:table-cell>
          <table:table-cell table:number-columns-repeated="2"/>
        </table:table-row>
        <table:table-row table:style-name="ro1">
          <table:table-cell office:value-type="float" office:value="4704983" calcext:value-type="float">
            <text:p>4704983</text:p>
          </table:table-cell>
          <table:table-cell office:value-type="float" office:value="6334008" calcext:value-type="float">
            <text:p>6334008</text:p>
          </table:table-cell>
          <table:table-cell table:formula="of:=[.B100]-[.A100]" office:value-type="float" office:value="1629025" calcext:value-type="float">
            <text:p>1629025</text:p>
          </table:table-cell>
          <table:table-cell table:number-columns-repeated="3"/>
          <table:table-cell office:value-type="float" office:value="16512721" calcext:value-type="float">
            <text:p>16512721</text:p>
          </table:table-cell>
          <table:table-cell office:value-type="float" office:value="11003967" calcext:value-type="float">
            <text:p>11003967</text:p>
          </table:table-cell>
          <table:table-cell table:formula="of:=[.H100]-[.G100]" office:value-type="float" office:value="-5508754" calcext:value-type="float">
            <text:p>-5508754</text:p>
          </table:table-cell>
          <table:table-cell table:number-columns-repeated="2"/>
        </table:table-row>
        <table:table-row table:style-name="ro1">
          <table:table-cell office:value-type="float" office:value="4935494" calcext:value-type="float">
            <text:p>4935494</text:p>
          </table:table-cell>
          <table:table-cell office:value-type="float" office:value="7077816" calcext:value-type="float">
            <text:p>7077816</text:p>
          </table:table-cell>
          <table:table-cell table:formula="of:=[.B101]-[.A101]" office:value-type="float" office:value="2142322" calcext:value-type="float">
            <text:p>2142322</text:p>
          </table:table-cell>
          <table:table-cell table:number-columns-repeated="3"/>
          <table:table-cell office:value-type="float" office:value="16048346" calcext:value-type="float">
            <text:p>16048346</text:p>
          </table:table-cell>
          <table:table-cell office:value-type="float" office:value="10647402" calcext:value-type="float">
            <text:p>10647402</text:p>
          </table:table-cell>
          <table:table-cell table:formula="of:=[.H101]-[.G101]" office:value-type="float" office:value="-5400944" calcext:value-type="float">
            <text:p>-5400944</text:p>
          </table:table-cell>
          <table:table-cell table:number-columns-repeated="2"/>
        </table:table-row>
        <table:table-row table:style-name="ro1">
          <table:table-cell office:value-type="float" office:value="5220202" calcext:value-type="float">
            <text:p>5220202</text:p>
          </table:table-cell>
          <table:table-cell office:value-type="float" office:value="7445894" calcext:value-type="float">
            <text:p>7445894</text:p>
          </table:table-cell>
          <table:table-cell table:formula="of:=[.B102]-[.A102]" office:value-type="float" office:value="2225692" calcext:value-type="float">
            <text:p>2225692</text:p>
          </table:table-cell>
          <table:table-cell table:number-columns-repeated="3"/>
          <table:table-cell office:value-type="float" office:value="16383894" calcext:value-type="float">
            <text:p>16383894</text:p>
          </table:table-cell>
          <table:table-cell office:value-type="float" office:value="11146526" calcext:value-type="float">
            <text:p>11146526</text:p>
          </table:table-cell>
          <table:table-cell table:formula="of:=[.H102]-[.G102]" office:value-type="float" office:value="-5237368" calcext:value-type="float">
            <text:p>-5237368</text:p>
          </table:table-cell>
          <table:table-cell table:number-columns-repeated="2"/>
        </table:table-row>
        <table:table-row table:style-name="ro1">
          <table:table-cell office:value-type="float" office:value="5666138" calcext:value-type="float">
            <text:p>5666138</text:p>
          </table:table-cell>
          <table:table-cell office:value-type="float" office:value="6532078" calcext:value-type="float">
            <text:p>6532078</text:p>
          </table:table-cell>
          <table:table-cell table:formula="of:=[.B103]-[.A103]" office:value-type="float" office:value="865940" calcext:value-type="float">
            <text:p>865940</text:p>
          </table:table-cell>
          <table:table-cell table:number-columns-repeated="3"/>
          <table:table-cell office:value-type="float" office:value="16756117" calcext:value-type="float">
            <text:p>16756117</text:p>
          </table:table-cell>
          <table:table-cell office:value-type="float" office:value="10859895" calcext:value-type="float">
            <text:p>10859895</text:p>
          </table:table-cell>
          <table:table-cell table:formula="of:=[.H103]-[.G103]" office:value-type="float" office:value="-5896222" calcext:value-type="float">
            <text:p>-5896222</text:p>
          </table:table-cell>
          <table:table-cell table:number-columns-repeated="2"/>
        </table:table-row>
        <table:table-row table:style-name="ro1">
          <table:table-cell office:value-type="float" office:value="5412214" calcext:value-type="float">
            <text:p>5412214</text:p>
          </table:table-cell>
          <table:table-cell office:value-type="float" office:value="6202959" calcext:value-type="float">
            <text:p>6202959</text:p>
          </table:table-cell>
          <table:table-cell table:formula="of:=[.B104]-[.A104]" office:value-type="float" office:value="790745" calcext:value-type="float">
            <text:p>790745</text:p>
          </table:table-cell>
          <table:table-cell table:number-columns-repeated="3"/>
          <table:table-cell office:value-type="float" office:value="15820269" calcext:value-type="float">
            <text:p>15820269</text:p>
          </table:table-cell>
          <table:table-cell office:value-type="float" office:value="10578659" calcext:value-type="float">
            <text:p>10578659</text:p>
          </table:table-cell>
          <table:table-cell table:formula="of:=[.H104]-[.G104]" office:value-type="float" office:value="-5241610" calcext:value-type="float">
            <text:p>-5241610</text:p>
          </table:table-cell>
          <table:table-cell table:number-columns-repeated="2"/>
        </table:table-row>
        <table:table-row table:style-name="ro1">
          <table:table-cell office:value-type="float" office:value="5400971" calcext:value-type="float">
            <text:p>5400971</text:p>
          </table:table-cell>
          <table:table-cell office:value-type="float" office:value="6439580" calcext:value-type="float">
            <text:p>6439580</text:p>
          </table:table-cell>
          <table:table-cell table:formula="of:=[.B105]-[.A105]" office:value-type="float" office:value="1038609" calcext:value-type="float">
            <text:p>1038609</text:p>
          </table:table-cell>
          <table:table-cell table:number-columns-repeated="3"/>
          <table:table-cell office:value-type="float" office:value="15778767" calcext:value-type="float">
            <text:p>15778767</text:p>
          </table:table-cell>
          <table:table-cell office:value-type="float" office:value="10832223" calcext:value-type="float">
            <text:p>10832223</text:p>
          </table:table-cell>
          <table:table-cell table:formula="of:=[.H105]-[.G105]" office:value-type="float" office:value="-4946544" calcext:value-type="float">
            <text:p>-4946544</text:p>
          </table:table-cell>
          <table:table-cell table:number-columns-repeated="2"/>
        </table:table-row>
        <table:table-row table:style-name="ro1">
          <table:table-cell office:value-type="float" office:value="4659513" calcext:value-type="float">
            <text:p>4659513</text:p>
          </table:table-cell>
          <table:table-cell office:value-type="float" office:value="6446041" calcext:value-type="float">
            <text:p>6446041</text:p>
          </table:table-cell>
          <table:table-cell table:formula="of:=[.B106]-[.A106]" office:value-type="float" office:value="1786528" calcext:value-type="float">
            <text:p>1786528</text:p>
          </table:table-cell>
          <table:table-cell table:number-columns-repeated="3"/>
          <table:table-cell office:value-type="float" office:value="15791066" calcext:value-type="float">
            <text:p>15791066</text:p>
          </table:table-cell>
          <table:table-cell office:value-type="float" office:value="10919044" calcext:value-type="float">
            <text:p>10919044</text:p>
          </table:table-cell>
          <table:table-cell table:formula="of:=[.H106]-[.G106]" office:value-type="float" office:value="-4872022" calcext:value-type="float">
            <text:p>-4872022</text:p>
          </table:table-cell>
          <table:table-cell table:number-columns-repeated="2"/>
        </table:table-row>
        <table:table-row table:style-name="ro1">
          <table:table-cell office:value-type="float" office:value="4808433" calcext:value-type="float">
            <text:p>4808433</text:p>
          </table:table-cell>
          <table:table-cell office:value-type="float" office:value="6321167" calcext:value-type="float">
            <text:p>6321167</text:p>
          </table:table-cell>
          <table:table-cell table:formula="of:=[.B107]-[.A107]" office:value-type="float" office:value="1512734" calcext:value-type="float">
            <text:p>1512734</text:p>
          </table:table-cell>
          <table:table-cell table:number-columns-repeated="3"/>
          <table:table-cell office:value-type="float" office:value="16661632" calcext:value-type="float">
            <text:p>16661632</text:p>
          </table:table-cell>
          <table:table-cell office:value-type="float" office:value="11118124" calcext:value-type="float">
            <text:p>11118124</text:p>
          </table:table-cell>
          <table:table-cell table:formula="of:=[.H107]-[.G107]" office:value-type="float" office:value="-5543508" calcext:value-type="float">
            <text:p>-5543508</text:p>
          </table:table-cell>
          <table:table-cell table:number-columns-repeated="2"/>
        </table:table-row>
        <table:table-row table:style-name="ro1">
          <table:table-cell office:value-type="float" office:value="4875402" calcext:value-type="float">
            <text:p>4875402</text:p>
          </table:table-cell>
          <table:table-cell office:value-type="float" office:value="6190791" calcext:value-type="float">
            <text:p>6190791</text:p>
          </table:table-cell>
          <table:table-cell table:formula="of:=[.B108]-[.A108]" office:value-type="float" office:value="1315389" calcext:value-type="float">
            <text:p>1315389</text:p>
          </table:table-cell>
          <table:table-cell table:number-columns-repeated="3"/>
          <table:table-cell office:value-type="float" office:value="15784529" calcext:value-type="float">
            <text:p>15784529</text:p>
          </table:table-cell>
          <table:table-cell office:value-type="float" office:value="10734104" calcext:value-type="float">
            <text:p>10734104</text:p>
          </table:table-cell>
          <table:table-cell table:formula="of:=[.H108]-[.G108]" office:value-type="float" office:value="-5050425" calcext:value-type="float">
            <text:p>-5050425</text:p>
          </table:table-cell>
          <table:table-cell table:number-columns-repeated="2"/>
        </table:table-row>
        <table:table-row table:style-name="ro1">
          <table:table-cell office:value-type="float" office:value="4732173" calcext:value-type="float">
            <text:p>4732173</text:p>
          </table:table-cell>
          <table:table-cell office:value-type="float" office:value="5876000" calcext:value-type="float">
            <text:p>5876000</text:p>
          </table:table-cell>
          <table:table-cell table:formula="of:=[.B109]-[.A109]" office:value-type="float" office:value="1143827" calcext:value-type="float">
            <text:p>1143827</text:p>
          </table:table-cell>
          <table:table-cell table:number-columns-repeated="3"/>
          <table:table-cell office:value-type="float" office:value="15542393" calcext:value-type="float">
            <text:p>15542393</text:p>
          </table:table-cell>
          <table:table-cell office:value-type="float" office:value="10969036" calcext:value-type="float">
            <text:p>10969036</text:p>
          </table:table-cell>
          <table:table-cell table:formula="of:=[.H109]-[.G109]" office:value-type="float" office:value="-4573357" calcext:value-type="float">
            <text:p>-4573357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running on -O3</text:p>
          </table:table-cell>
          <table:table-cell table:number-columns-repeated="5"/>
          <table:table-cell table:style-name="ce1" office:value-type="string" calcext:value-type="string">
            <text:p>running on no optimization fla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4"/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7039040" calcext:value-type="float">
            <text:p>107039040</text:p>
          </table:table-cell>
          <table:table-cell office:value-type="float" office:value="54945219" calcext:value-type="float">
            <text:p>54945219</text:p>
          </table:table-cell>
          <table:table-cell table:formula="of:=[.B116]-[.A116]" office:value-type="float" office:value="-52093821" calcext:value-type="float">
            <text:p>-52093821</text:p>
          </table:table-cell>
          <table:table-cell/>
          <table:table-cell table:style-name="ce1" office:value-type="string" calcext:value-type="string">
            <text:p>AVERAGE</text:p>
          </table:table-cell>
          <table:table-cell/>
          <table:table-cell table:style-name="ce2" office:value-type="float" office:value="89774041" calcext:value-type="float">
            <text:p>89774041</text:p>
          </table:table-cell>
          <table:table-cell office:value-type="float" office:value="56945395" calcext:value-type="float">
            <text:p>56945395</text:p>
          </table:table-cell>
          <table:table-cell table:formula="of:=[.H116]-[.G116]" office:value-type="float" office:value="-32828646" calcext:value-type="float">
            <text:p>-32828646</text:p>
          </table:table-cell>
          <table:table-cell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37007220" calcext:value-type="float">
            <text:p>37007220</text:p>
          </table:table-cell>
          <table:table-cell office:value-type="float" office:value="15832787" calcext:value-type="float">
            <text:p>15832787</text:p>
          </table:table-cell>
          <table:table-cell table:formula="of:=[.B117]-[.A117]" office:value-type="float" office:value="-21174433" calcext:value-type="float">
            <text:p>-21174433</text:p>
          </table:table-cell>
          <table:table-cell/>
          <table:table-cell table:formula="of:=AVERAGE([.C116:.C215])" office:value-type="float" office:value="69801448.19" calcext:value-type="float">
            <text:p>69801448.19</text:p>
          </table:table-cell>
          <table:table-cell/>
          <table:table-cell office:value-type="float" office:value="84135016" calcext:value-type="float">
            <text:p>84135016</text:p>
          </table:table-cell>
          <table:table-cell office:value-type="float" office:value="70605483" calcext:value-type="float">
            <text:p>70605483</text:p>
          </table:table-cell>
          <table:table-cell table:formula="of:=[.H117]-[.G117]" office:value-type="float" office:value="-13529533" calcext:value-type="float">
            <text:p>-13529533</text:p>
          </table:table-cell>
          <table:table-cell/>
          <table:table-cell table:formula="of:=AVERAGE([.I116:.I215])" office:value-type="float" office:value="134271090.54" calcext:value-type="float">
            <text:p>134271090.54</text:p>
          </table:table-cell>
        </table:table-row>
        <table:table-row table:style-name="ro1">
          <table:table-cell office:value-type="float" office:value="78573079" calcext:value-type="float">
            <text:p>78573079</text:p>
          </table:table-cell>
          <table:table-cell office:value-type="float" office:value="12251841" calcext:value-type="float">
            <text:p>12251841</text:p>
          </table:table-cell>
          <table:table-cell table:formula="of:=[.B118]-[.A118]" office:value-type="float" office:value="-66321238" calcext:value-type="float">
            <text:p>-66321238</text:p>
          </table:table-cell>
          <table:table-cell/>
          <table:table-cell table:style-name="ce1" office:value-type="string" calcext:value-type="string">
            <text:p>MEDIAN</text:p>
          </table:table-cell>
          <table:table-cell/>
          <table:table-cell office:value-type="float" office:value="82651687" calcext:value-type="float">
            <text:p>82651687</text:p>
          </table:table-cell>
          <table:table-cell office:value-type="float" office:value="32943309" calcext:value-type="float">
            <text:p>32943309</text:p>
          </table:table-cell>
          <table:table-cell table:formula="of:=[.H118]-[.G118]" office:value-type="float" office:value="-49708378" calcext:value-type="float">
            <text:p>-49708378</text:p>
          </table:table-cell>
          <table:table-cell/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float" office:value="35465761" calcext:value-type="float">
            <text:p>35465761</text:p>
          </table:table-cell>
          <table:table-cell office:value-type="float" office:value="417256361" calcext:value-type="float">
            <text:p>417256361</text:p>
          </table:table-cell>
          <table:table-cell table:formula="of:=[.B119]-[.A119]" office:value-type="float" office:value="381790600" calcext:value-type="float">
            <text:p>381790600</text:p>
          </table:table-cell>
          <table:table-cell/>
          <table:table-cell table:formula="of:=MEDIAN([.C116:.C215])" office:value-type="float" office:value="61566883.5" calcext:value-type="float">
            <text:p>61566883.5</text:p>
          </table:table-cell>
          <table:table-cell/>
          <table:table-cell office:value-type="float" office:value="82773633" calcext:value-type="float">
            <text:p>82773633</text:p>
          </table:table-cell>
          <table:table-cell office:value-type="float" office:value="55677690" calcext:value-type="float">
            <text:p>55677690</text:p>
          </table:table-cell>
          <table:table-cell table:formula="of:=[.H119]-[.G119]" office:value-type="float" office:value="-27095943" calcext:value-type="float">
            <text:p>-27095943</text:p>
          </table:table-cell>
          <table:table-cell/>
          <table:table-cell table:formula="of:=MEDIAN([.I116:.I215])" office:value-type="float" office:value="-30299151" calcext:value-type="float">
            <text:p>-30299151</text:p>
          </table:table-cell>
        </table:table-row>
        <table:table-row table:style-name="ro1">
          <table:table-cell office:value-type="float" office:value="37456077" calcext:value-type="float">
            <text:p>37456077</text:p>
          </table:table-cell>
          <table:table-cell office:value-type="float" office:value="181379164" calcext:value-type="float">
            <text:p>181379164</text:p>
          </table:table-cell>
          <table:table-cell table:formula="of:=[.B120]-[.A120]" office:value-type="float" office:value="143923087" calcext:value-type="float">
            <text:p>143923087</text:p>
          </table:table-cell>
          <table:table-cell table:number-columns-repeated="3"/>
          <table:table-cell office:value-type="float" office:value="84083643" calcext:value-type="float">
            <text:p>84083643</text:p>
          </table:table-cell>
          <table:table-cell office:value-type="float" office:value="82684633" calcext:value-type="float">
            <text:p>82684633</text:p>
          </table:table-cell>
          <table:table-cell table:formula="of:=[.H120]-[.G120]" office:value-type="float" office:value="-1399010" calcext:value-type="float">
            <text:p>-1399010</text:p>
          </table:table-cell>
          <table:table-cell table:number-columns-repeated="2"/>
        </table:table-row>
        <table:table-row table:style-name="ro1">
          <table:table-cell office:value-type="float" office:value="27380585" calcext:value-type="float">
            <text:p>27380585</text:p>
          </table:table-cell>
          <table:table-cell office:value-type="float" office:value="39260691" calcext:value-type="float">
            <text:p>39260691</text:p>
          </table:table-cell>
          <table:table-cell table:formula="of:=[.B121]-[.A121]" office:value-type="float" office:value="11880106" calcext:value-type="float">
            <text:p>11880106</text:p>
          </table:table-cell>
          <table:table-cell table:number-columns-repeated="3"/>
          <table:table-cell office:value-type="float" office:value="84194945" calcext:value-type="float">
            <text:p>84194945</text:p>
          </table:table-cell>
          <table:table-cell office:value-type="float" office:value="57656823" calcext:value-type="float">
            <text:p>57656823</text:p>
          </table:table-cell>
          <table:table-cell table:formula="of:=[.H121]-[.G121]" office:value-type="float" office:value="-26538122" calcext:value-type="float">
            <text:p>-26538122</text:p>
          </table:table-cell>
          <table:table-cell table:number-columns-repeated="2"/>
        </table:table-row>
        <table:table-row table:style-name="ro1">
          <table:table-cell office:value-type="float" office:value="27888834" calcext:value-type="float">
            <text:p>27888834</text:p>
          </table:table-cell>
          <table:table-cell office:value-type="float" office:value="64686102" calcext:value-type="float">
            <text:p>64686102</text:p>
          </table:table-cell>
          <table:table-cell table:formula="of:=[.B122]-[.A122]" office:value-type="float" office:value="36797268" calcext:value-type="float">
            <text:p>36797268</text:p>
          </table:table-cell>
          <table:table-cell table:number-columns-repeated="3"/>
          <table:table-cell office:value-type="float" office:value="84319560" calcext:value-type="float">
            <text:p>84319560</text:p>
          </table:table-cell>
          <table:table-cell office:value-type="float" office:value="40367827" calcext:value-type="float">
            <text:p>40367827</text:p>
          </table:table-cell>
          <table:table-cell table:formula="of:=[.H122]-[.G122]" office:value-type="float" office:value="-43951733" calcext:value-type="float">
            <text:p>-43951733</text:p>
          </table:table-cell>
          <table:table-cell table:number-columns-repeated="2"/>
        </table:table-row>
        <table:table-row table:style-name="ro1">
          <table:table-cell office:value-type="float" office:value="31549766" calcext:value-type="float">
            <text:p>31549766</text:p>
          </table:table-cell>
          <table:table-cell office:value-type="float" office:value="81815111" calcext:value-type="float">
            <text:p>81815111</text:p>
          </table:table-cell>
          <table:table-cell table:formula="of:=[.B123]-[.A123]" office:value-type="float" office:value="50265345" calcext:value-type="float">
            <text:p>50265345</text:p>
          </table:table-cell>
          <table:table-cell table:number-columns-repeated="3"/>
          <table:table-cell office:value-type="float" office:value="85069893" calcext:value-type="float">
            <text:p>85069893</text:p>
          </table:table-cell>
          <table:table-cell office:value-type="float" office:value="42440328" calcext:value-type="float">
            <text:p>42440328</text:p>
          </table:table-cell>
          <table:table-cell table:formula="of:=[.H123]-[.G123]" office:value-type="float" office:value="-42629565" calcext:value-type="float">
            <text:p>-42629565</text:p>
          </table:table-cell>
          <table:table-cell table:number-columns-repeated="2"/>
        </table:table-row>
        <table:table-row table:style-name="ro1">
          <table:table-cell office:value-type="float" office:value="28552038" calcext:value-type="float">
            <text:p>28552038</text:p>
          </table:table-cell>
          <table:table-cell office:value-type="float" office:value="72214037" calcext:value-type="float">
            <text:p>72214037</text:p>
          </table:table-cell>
          <table:table-cell table:formula="of:=[.B124]-[.A124]" office:value-type="float" office:value="43661999" calcext:value-type="float">
            <text:p>43661999</text:p>
          </table:table-cell>
          <table:table-cell table:number-columns-repeated="3"/>
          <table:table-cell office:value-type="float" office:value="97746360" calcext:value-type="float">
            <text:p>97746360</text:p>
          </table:table-cell>
          <table:table-cell office:value-type="float" office:value="72217611" calcext:value-type="float">
            <text:p>72217611</text:p>
          </table:table-cell>
          <table:table-cell table:formula="of:=[.H124]-[.G124]" office:value-type="float" office:value="-25528749" calcext:value-type="float">
            <text:p>-25528749</text:p>
          </table:table-cell>
          <table:table-cell table:number-columns-repeated="2"/>
        </table:table-row>
        <table:table-row table:style-name="ro1">
          <table:table-cell office:value-type="float" office:value="27062143" calcext:value-type="float">
            <text:p>27062143</text:p>
          </table:table-cell>
          <table:table-cell office:value-type="float" office:value="166969784" calcext:value-type="float">
            <text:p>166969784</text:p>
          </table:table-cell>
          <table:table-cell table:formula="of:=[.B125]-[.A125]" office:value-type="float" office:value="139907641" calcext:value-type="float">
            <text:p>139907641</text:p>
          </table:table-cell>
          <table:table-cell table:number-columns-repeated="3"/>
          <table:table-cell office:value-type="float" office:value="86251597" calcext:value-type="float">
            <text:p>86251597</text:p>
          </table:table-cell>
          <table:table-cell office:value-type="float" office:value="79261563" calcext:value-type="float">
            <text:p>79261563</text:p>
          </table:table-cell>
          <table:table-cell table:formula="of:=[.H125]-[.G125]" office:value-type="float" office:value="-6990034" calcext:value-type="float">
            <text:p>-6990034</text:p>
          </table:table-cell>
          <table:table-cell table:number-columns-repeated="2"/>
        </table:table-row>
        <table:table-row table:style-name="ro1">
          <table:table-cell office:value-type="float" office:value="27205488" calcext:value-type="float">
            <text:p>27205488</text:p>
          </table:table-cell>
          <table:table-cell office:value-type="float" office:value="21944817" calcext:value-type="float">
            <text:p>21944817</text:p>
          </table:table-cell>
          <table:table-cell table:formula="of:=[.B126]-[.A126]" office:value-type="float" office:value="-5260671" calcext:value-type="float">
            <text:p>-5260671</text:p>
          </table:table-cell>
          <table:table-cell table:number-columns-repeated="3"/>
          <table:table-cell office:value-type="float" office:value="84246712" calcext:value-type="float">
            <text:p>84246712</text:p>
          </table:table-cell>
          <table:table-cell office:value-type="float" office:value="57680120" calcext:value-type="float">
            <text:p>57680120</text:p>
          </table:table-cell>
          <table:table-cell table:formula="of:=[.H126]-[.G126]" office:value-type="float" office:value="-26566592" calcext:value-type="float">
            <text:p>-26566592</text:p>
          </table:table-cell>
          <table:table-cell table:number-columns-repeated="2"/>
        </table:table-row>
        <table:table-row table:style-name="ro1">
          <table:table-cell office:value-type="float" office:value="57390194" calcext:value-type="float">
            <text:p>57390194</text:p>
          </table:table-cell>
          <table:table-cell office:value-type="float" office:value="247653679" calcext:value-type="float">
            <text:p>247653679</text:p>
          </table:table-cell>
          <table:table-cell table:formula="of:=[.B127]-[.A127]" office:value-type="float" office:value="190263485" calcext:value-type="float">
            <text:p>190263485</text:p>
          </table:table-cell>
          <table:table-cell table:number-columns-repeated="3"/>
          <table:table-cell office:value-type="float" office:value="85122185" calcext:value-type="float">
            <text:p>85122185</text:p>
          </table:table-cell>
          <table:table-cell office:value-type="float" office:value="54685239" calcext:value-type="float">
            <text:p>54685239</text:p>
          </table:table-cell>
          <table:table-cell table:formula="of:=[.H127]-[.G127]" office:value-type="float" office:value="-30436946" calcext:value-type="float">
            <text:p>-30436946</text:p>
          </table:table-cell>
          <table:table-cell table:number-columns-repeated="2"/>
        </table:table-row>
        <table:table-row table:style-name="ro1">
          <table:table-cell office:value-type="float" office:value="26357601" calcext:value-type="float">
            <text:p>26357601</text:p>
          </table:table-cell>
          <table:table-cell office:value-type="float" office:value="132701356" calcext:value-type="float">
            <text:p>132701356</text:p>
          </table:table-cell>
          <table:table-cell table:formula="of:=[.B128]-[.A128]" office:value-type="float" office:value="106343755" calcext:value-type="float">
            <text:p>106343755</text:p>
          </table:table-cell>
          <table:table-cell table:number-columns-repeated="3"/>
          <table:table-cell office:value-type="float" office:value="85089963" calcext:value-type="float">
            <text:p>85089963</text:p>
          </table:table-cell>
          <table:table-cell office:value-type="float" office:value="57169732" calcext:value-type="float">
            <text:p>57169732</text:p>
          </table:table-cell>
          <table:table-cell table:formula="of:=[.H128]-[.G128]" office:value-type="float" office:value="-27920231" calcext:value-type="float">
            <text:p>-27920231</text:p>
          </table:table-cell>
          <table:table-cell table:number-columns-repeated="2"/>
        </table:table-row>
        <table:table-row table:style-name="ro1">
          <table:table-cell office:value-type="float" office:value="28621804" calcext:value-type="float">
            <text:p>28621804</text:p>
          </table:table-cell>
          <table:table-cell office:value-type="float" office:value="339298342" calcext:value-type="float">
            <text:p>339298342</text:p>
          </table:table-cell>
          <table:table-cell table:formula="of:=[.B129]-[.A129]" office:value-type="float" office:value="310676538" calcext:value-type="float">
            <text:p>310676538</text:p>
          </table:table-cell>
          <table:table-cell table:number-columns-repeated="3"/>
          <table:table-cell office:value-type="float" office:value="83888560" calcext:value-type="float">
            <text:p>83888560</text:p>
          </table:table-cell>
          <table:table-cell office:value-type="float" office:value="73730722" calcext:value-type="float">
            <text:p>73730722</text:p>
          </table:table-cell>
          <table:table-cell table:formula="of:=[.H129]-[.G129]" office:value-type="float" office:value="-10157838" calcext:value-type="float">
            <text:p>-10157838</text:p>
          </table:table-cell>
          <table:table-cell table:number-columns-repeated="2"/>
        </table:table-row>
        <table:table-row table:style-name="ro1">
          <table:table-cell office:value-type="float" office:value="28237115" calcext:value-type="float">
            <text:p>28237115</text:p>
          </table:table-cell>
          <table:table-cell office:value-type="float" office:value="89718238" calcext:value-type="float">
            <text:p>89718238</text:p>
          </table:table-cell>
          <table:table-cell table:formula="of:=[.B130]-[.A130]" office:value-type="float" office:value="61481123" calcext:value-type="float">
            <text:p>61481123</text:p>
          </table:table-cell>
          <table:table-cell table:number-columns-repeated="3"/>
          <table:table-cell office:value-type="float" office:value="85102259" calcext:value-type="float">
            <text:p>85102259</text:p>
          </table:table-cell>
          <table:table-cell office:value-type="float" office:value="96227315" calcext:value-type="float">
            <text:p>96227315</text:p>
          </table:table-cell>
          <table:table-cell table:formula="of:=[.H130]-[.G130]" office:value-type="float" office:value="11125056" calcext:value-type="float">
            <text:p>11125056</text:p>
          </table:table-cell>
          <table:table-cell table:number-columns-repeated="2"/>
        </table:table-row>
        <table:table-row table:style-name="ro1">
          <table:table-cell office:value-type="float" office:value="26323762" calcext:value-type="float">
            <text:p>26323762</text:p>
          </table:table-cell>
          <table:table-cell office:value-type="float" office:value="38949008" calcext:value-type="float">
            <text:p>38949008</text:p>
          </table:table-cell>
          <table:table-cell table:formula="of:=[.B131]-[.A131]" office:value-type="float" office:value="12625246" calcext:value-type="float">
            <text:p>12625246</text:p>
          </table:table-cell>
          <table:table-cell table:number-columns-repeated="3"/>
          <table:table-cell office:value-type="float" office:value="83563131" calcext:value-type="float">
            <text:p>83563131</text:p>
          </table:table-cell>
          <table:table-cell office:value-type="float" office:value="54944838" calcext:value-type="float">
            <text:p>54944838</text:p>
          </table:table-cell>
          <table:table-cell table:formula="of:=[.H131]-[.G131]" office:value-type="float" office:value="-28618293" calcext:value-type="float">
            <text:p>-28618293</text:p>
          </table:table-cell>
          <table:table-cell table:number-columns-repeated="2"/>
        </table:table-row>
        <table:table-row table:style-name="ro1">
          <table:table-cell office:value-type="float" office:value="32412606" calcext:value-type="float">
            <text:p>32412606</text:p>
          </table:table-cell>
          <table:table-cell office:value-type="float" office:value="131696587" calcext:value-type="float">
            <text:p>131696587</text:p>
          </table:table-cell>
          <table:table-cell table:formula="of:=[.B132]-[.A132]" office:value-type="float" office:value="99283981" calcext:value-type="float">
            <text:p>99283981</text:p>
          </table:table-cell>
          <table:table-cell table:number-columns-repeated="3"/>
          <table:table-cell office:value-type="float" office:value="87966037" calcext:value-type="float">
            <text:p>87966037</text:p>
          </table:table-cell>
          <table:table-cell office:value-type="float" office:value="65229631" calcext:value-type="float">
            <text:p>65229631</text:p>
          </table:table-cell>
          <table:table-cell table:formula="of:=[.H132]-[.G132]" office:value-type="float" office:value="-22736406" calcext:value-type="float">
            <text:p>-22736406</text:p>
          </table:table-cell>
          <table:table-cell table:number-columns-repeated="2"/>
        </table:table-row>
        <table:table-row table:style-name="ro1">
          <table:table-cell office:value-type="float" office:value="38683139" calcext:value-type="float">
            <text:p>38683139</text:p>
          </table:table-cell>
          <table:table-cell office:value-type="float" office:value="65237477" calcext:value-type="float">
            <text:p>65237477</text:p>
          </table:table-cell>
          <table:table-cell table:formula="of:=[.B133]-[.A133]" office:value-type="float" office:value="26554338" calcext:value-type="float">
            <text:p>26554338</text:p>
          </table:table-cell>
          <table:table-cell table:number-columns-repeated="3"/>
          <table:table-cell office:value-type="float" office:value="83772099" calcext:value-type="float">
            <text:p>83772099</text:p>
          </table:table-cell>
          <table:table-cell office:value-type="float" office:value="54317286" calcext:value-type="float">
            <text:p>54317286</text:p>
          </table:table-cell>
          <table:table-cell table:formula="of:=[.H133]-[.G133]" office:value-type="float" office:value="-29454813" calcext:value-type="float">
            <text:p>-29454813</text:p>
          </table:table-cell>
          <table:table-cell table:number-columns-repeated="2"/>
        </table:table-row>
        <table:table-row table:style-name="ro1">
          <table:table-cell office:value-type="float" office:value="26741061" calcext:value-type="float">
            <text:p>26741061</text:p>
          </table:table-cell>
          <table:table-cell office:value-type="float" office:value="137312152" calcext:value-type="float">
            <text:p>137312152</text:p>
          </table:table-cell>
          <table:table-cell table:formula="of:=[.B134]-[.A134]" office:value-type="float" office:value="110571091" calcext:value-type="float">
            <text:p>110571091</text:p>
          </table:table-cell>
          <table:table-cell table:number-columns-repeated="3"/>
          <table:table-cell office:value-type="float" office:value="84072373" calcext:value-type="float">
            <text:p>84072373</text:p>
          </table:table-cell>
          <table:table-cell office:value-type="float" office:value="54696568" calcext:value-type="float">
            <text:p>54696568</text:p>
          </table:table-cell>
          <table:table-cell table:formula="of:=[.H134]-[.G134]" office:value-type="float" office:value="-29375805" calcext:value-type="float">
            <text:p>-29375805</text:p>
          </table:table-cell>
          <table:table-cell table:number-columns-repeated="2"/>
        </table:table-row>
        <table:table-row table:style-name="ro1">
          <table:table-cell office:value-type="float" office:value="26727629" calcext:value-type="float">
            <text:p>26727629</text:p>
          </table:table-cell>
          <table:table-cell office:value-type="float" office:value="128018377" calcext:value-type="float">
            <text:p>128018377</text:p>
          </table:table-cell>
          <table:table-cell table:formula="of:=[.B135]-[.A135]" office:value-type="float" office:value="101290748" calcext:value-type="float">
            <text:p>101290748</text:p>
          </table:table-cell>
          <table:table-cell table:number-columns-repeated="3"/>
          <table:table-cell office:value-type="float" office:value="84031181" calcext:value-type="float">
            <text:p>84031181</text:p>
          </table:table-cell>
          <table:table-cell office:value-type="float" office:value="65993902" calcext:value-type="float">
            <text:p>65993902</text:p>
          </table:table-cell>
          <table:table-cell table:formula="of:=[.H135]-[.G135]" office:value-type="float" office:value="-18037279" calcext:value-type="float">
            <text:p>-18037279</text:p>
          </table:table-cell>
          <table:table-cell table:number-columns-repeated="2"/>
        </table:table-row>
        <table:table-row table:style-name="ro1">
          <table:table-cell office:value-type="float" office:value="29331254" calcext:value-type="float">
            <text:p>29331254</text:p>
          </table:table-cell>
          <table:table-cell office:value-type="float" office:value="150022120" calcext:value-type="float">
            <text:p>150022120</text:p>
          </table:table-cell>
          <table:table-cell table:formula="of:=[.B136]-[.A136]" office:value-type="float" office:value="120690866" calcext:value-type="float">
            <text:p>120690866</text:p>
          </table:table-cell>
          <table:table-cell table:number-columns-repeated="3"/>
          <table:table-cell office:value-type="float" office:value="83361677" calcext:value-type="float">
            <text:p>83361677</text:p>
          </table:table-cell>
          <table:table-cell office:value-type="float" office:value="55716317" calcext:value-type="float">
            <text:p>55716317</text:p>
          </table:table-cell>
          <table:table-cell table:formula="of:=[.H136]-[.G136]" office:value-type="float" office:value="-27645360" calcext:value-type="float">
            <text:p>-27645360</text:p>
          </table:table-cell>
          <table:table-cell table:number-columns-repeated="2"/>
        </table:table-row>
        <table:table-row table:style-name="ro1">
          <table:table-cell office:value-type="float" office:value="26143026" calcext:value-type="float">
            <text:p>26143026</text:p>
          </table:table-cell>
          <table:table-cell office:value-type="float" office:value="162668963" calcext:value-type="float">
            <text:p>162668963</text:p>
          </table:table-cell>
          <table:table-cell table:formula="of:=[.B137]-[.A137]" office:value-type="float" office:value="136525937" calcext:value-type="float">
            <text:p>136525937</text:p>
          </table:table-cell>
          <table:table-cell table:number-columns-repeated="3"/>
          <table:table-cell office:value-type="float" office:value="83871426" calcext:value-type="float">
            <text:p>83871426</text:p>
          </table:table-cell>
          <table:table-cell office:value-type="float" office:value="57774771" calcext:value-type="float">
            <text:p>57774771</text:p>
          </table:table-cell>
          <table:table-cell table:formula="of:=[.H137]-[.G137]" office:value-type="float" office:value="-26096655" calcext:value-type="float">
            <text:p>-26096655</text:p>
          </table:table-cell>
          <table:table-cell table:number-columns-repeated="2"/>
        </table:table-row>
        <table:table-row table:style-name="ro1">
          <table:table-cell office:value-type="float" office:value="34446139" calcext:value-type="float">
            <text:p>34446139</text:p>
          </table:table-cell>
          <table:table-cell office:value-type="float" office:value="110737891" calcext:value-type="float">
            <text:p>110737891</text:p>
          </table:table-cell>
          <table:table-cell table:formula="of:=[.B138]-[.A138]" office:value-type="float" office:value="76291752" calcext:value-type="float">
            <text:p>76291752</text:p>
          </table:table-cell>
          <table:table-cell table:number-columns-repeated="3"/>
          <table:table-cell office:value-type="float" office:value="84425051" calcext:value-type="float">
            <text:p>84425051</text:p>
          </table:table-cell>
          <table:table-cell office:value-type="float" office:value="57264557" calcext:value-type="float">
            <text:p>57264557</text:p>
          </table:table-cell>
          <table:table-cell table:formula="of:=[.H138]-[.G138]" office:value-type="float" office:value="-27160494" calcext:value-type="float">
            <text:p>-27160494</text:p>
          </table:table-cell>
          <table:table-cell table:number-columns-repeated="2"/>
        </table:table-row>
        <table:table-row table:style-name="ro1">
          <table:table-cell office:value-type="float" office:value="23780542" calcext:value-type="float">
            <text:p>23780542</text:p>
          </table:table-cell>
          <table:table-cell office:value-type="float" office:value="150889185" calcext:value-type="float">
            <text:p>150889185</text:p>
          </table:table-cell>
          <table:table-cell table:formula="of:=[.B139]-[.A139]" office:value-type="float" office:value="127108643" calcext:value-type="float">
            <text:p>127108643</text:p>
          </table:table-cell>
          <table:table-cell table:number-columns-repeated="3"/>
          <table:table-cell office:value-type="float" office:value="82974775" calcext:value-type="float">
            <text:p>82974775</text:p>
          </table:table-cell>
          <table:table-cell office:value-type="float" office:value="52775590" calcext:value-type="float">
            <text:p>52775590</text:p>
          </table:table-cell>
          <table:table-cell table:formula="of:=[.H139]-[.G139]" office:value-type="float" office:value="-30199185" calcext:value-type="float">
            <text:p>-30199185</text:p>
          </table:table-cell>
          <table:table-cell table:number-columns-repeated="2"/>
        </table:table-row>
        <table:table-row table:style-name="ro1">
          <table:table-cell office:value-type="float" office:value="29652561" calcext:value-type="float">
            <text:p>29652561</text:p>
          </table:table-cell>
          <table:table-cell office:value-type="float" office:value="126321437" calcext:value-type="float">
            <text:p>126321437</text:p>
          </table:table-cell>
          <table:table-cell table:formula="of:=[.B140]-[.A140]" office:value-type="float" office:value="96668876" calcext:value-type="float">
            <text:p>96668876</text:p>
          </table:table-cell>
          <table:table-cell table:number-columns-repeated="3"/>
          <table:table-cell office:value-type="float" office:value="85098473" calcext:value-type="float">
            <text:p>85098473</text:p>
          </table:table-cell>
          <table:table-cell office:value-type="float" office:value="41173440" calcext:value-type="float">
            <text:p>41173440</text:p>
          </table:table-cell>
          <table:table-cell table:formula="of:=[.H140]-[.G140]" office:value-type="float" office:value="-43925033" calcext:value-type="float">
            <text:p>-43925033</text:p>
          </table:table-cell>
          <table:table-cell table:number-columns-repeated="2"/>
        </table:table-row>
        <table:table-row table:style-name="ro1">
          <table:table-cell office:value-type="float" office:value="26875451" calcext:value-type="float">
            <text:p>26875451</text:p>
          </table:table-cell>
          <table:table-cell office:value-type="float" office:value="215067402" calcext:value-type="float">
            <text:p>215067402</text:p>
          </table:table-cell>
          <table:table-cell table:formula="of:=[.B141]-[.A141]" office:value-type="float" office:value="188191951" calcext:value-type="float">
            <text:p>188191951</text:p>
          </table:table-cell>
          <table:table-cell table:number-columns-repeated="3"/>
          <table:table-cell office:value-type="float" office:value="82947075" calcext:value-type="float">
            <text:p>82947075</text:p>
          </table:table-cell>
          <table:table-cell office:value-type="float" office:value="36948251" calcext:value-type="float">
            <text:p>36948251</text:p>
          </table:table-cell>
          <table:table-cell table:formula="of:=[.H141]-[.G141]" office:value-type="float" office:value="-45998824" calcext:value-type="float">
            <text:p>-45998824</text:p>
          </table:table-cell>
          <table:table-cell table:number-columns-repeated="2"/>
        </table:table-row>
        <table:table-row table:style-name="ro1">
          <table:table-cell office:value-type="float" office:value="35297470" calcext:value-type="float">
            <text:p>35297470</text:p>
          </table:table-cell>
          <table:table-cell office:value-type="float" office:value="90884561" calcext:value-type="float">
            <text:p>90884561</text:p>
          </table:table-cell>
          <table:table-cell table:formula="of:=[.B142]-[.A142]" office:value-type="float" office:value="55587091" calcext:value-type="float">
            <text:p>55587091</text:p>
          </table:table-cell>
          <table:table-cell table:number-columns-repeated="3"/>
          <table:table-cell office:value-type="float" office:value="85265242" calcext:value-type="float">
            <text:p>85265242</text:p>
          </table:table-cell>
          <table:table-cell office:value-type="float" office:value="76892941" calcext:value-type="float">
            <text:p>76892941</text:p>
          </table:table-cell>
          <table:table-cell table:formula="of:=[.H142]-[.G142]" office:value-type="float" office:value="-8372301" calcext:value-type="float">
            <text:p>-8372301</text:p>
          </table:table-cell>
          <table:table-cell table:number-columns-repeated="2"/>
        </table:table-row>
        <table:table-row table:style-name="ro1">
          <table:table-cell office:value-type="float" office:value="49221430" calcext:value-type="float">
            <text:p>49221430</text:p>
          </table:table-cell>
          <table:table-cell office:value-type="float" office:value="183811304" calcext:value-type="float">
            <text:p>183811304</text:p>
          </table:table-cell>
          <table:table-cell table:formula="of:=[.B143]-[.A143]" office:value-type="float" office:value="134589874" calcext:value-type="float">
            <text:p>134589874</text:p>
          </table:table-cell>
          <table:table-cell table:number-columns-repeated="3"/>
          <table:table-cell office:value-type="float" office:value="82807429" calcext:value-type="float">
            <text:p>82807429</text:p>
          </table:table-cell>
          <table:table-cell office:value-type="float" office:value="52408312" calcext:value-type="float">
            <text:p>52408312</text:p>
          </table:table-cell>
          <table:table-cell table:formula="of:=[.H143]-[.G143]" office:value-type="float" office:value="-30399117" calcext:value-type="float">
            <text:p>-30399117</text:p>
          </table:table-cell>
          <table:table-cell table:number-columns-repeated="2"/>
        </table:table-row>
        <table:table-row table:style-name="ro1">
          <table:table-cell office:value-type="float" office:value="45239815" calcext:value-type="float">
            <text:p>45239815</text:p>
          </table:table-cell>
          <table:table-cell office:value-type="float" office:value="179122658" calcext:value-type="float">
            <text:p>179122658</text:p>
          </table:table-cell>
          <table:table-cell table:formula="of:=[.B144]-[.A144]" office:value-type="float" office:value="133882843" calcext:value-type="float">
            <text:p>133882843</text:p>
          </table:table-cell>
          <table:table-cell table:number-columns-repeated="3"/>
          <table:table-cell office:value-type="float" office:value="82686347" calcext:value-type="float">
            <text:p>82686347</text:p>
          </table:table-cell>
          <table:table-cell office:value-type="float" office:value="52759125" calcext:value-type="float">
            <text:p>52759125</text:p>
          </table:table-cell>
          <table:table-cell table:formula="of:=[.H144]-[.G144]" office:value-type="float" office:value="-29927222" calcext:value-type="float">
            <text:p>-29927222</text:p>
          </table:table-cell>
          <table:table-cell table:number-columns-repeated="2"/>
        </table:table-row>
        <table:table-row table:style-name="ro1">
          <table:table-cell office:value-type="float" office:value="38465170" calcext:value-type="float">
            <text:p>38465170</text:p>
          </table:table-cell>
          <table:table-cell office:value-type="float" office:value="282633430" calcext:value-type="float">
            <text:p>282633430</text:p>
          </table:table-cell>
          <table:table-cell table:formula="of:=[.B145]-[.A145]" office:value-type="float" office:value="244168260" calcext:value-type="float">
            <text:p>244168260</text:p>
          </table:table-cell>
          <table:table-cell table:number-columns-repeated="3"/>
          <table:table-cell office:value-type="float" office:value="85866683" calcext:value-type="float">
            <text:p>85866683</text:p>
          </table:table-cell>
          <table:table-cell office:value-type="float" office:value="74853975" calcext:value-type="float">
            <text:p>74853975</text:p>
          </table:table-cell>
          <table:table-cell table:formula="of:=[.H145]-[.G145]" office:value-type="float" office:value="-11012708" calcext:value-type="float">
            <text:p>-11012708</text:p>
          </table:table-cell>
          <table:table-cell table:number-columns-repeated="2"/>
        </table:table-row>
        <table:table-row table:style-name="ro1">
          <table:table-cell office:value-type="float" office:value="46897874" calcext:value-type="float">
            <text:p>46897874</text:p>
          </table:table-cell>
          <table:table-cell office:value-type="float" office:value="130416928" calcext:value-type="float">
            <text:p>130416928</text:p>
          </table:table-cell>
          <table:table-cell table:formula="of:=[.B146]-[.A146]" office:value-type="float" office:value="83519054" calcext:value-type="float">
            <text:p>83519054</text:p>
          </table:table-cell>
          <table:table-cell table:number-columns-repeated="3"/>
          <table:table-cell office:value-type="float" office:value="93980871" calcext:value-type="float">
            <text:p>93980871</text:p>
          </table:table-cell>
          <table:table-cell office:value-type="float" office:value="61340788" calcext:value-type="float">
            <text:p>61340788</text:p>
          </table:table-cell>
          <table:table-cell table:formula="of:=[.H146]-[.G146]" office:value-type="float" office:value="-32640083" calcext:value-type="float">
            <text:p>-32640083</text:p>
          </table:table-cell>
          <table:table-cell table:number-columns-repeated="2"/>
        </table:table-row>
        <table:table-row table:style-name="ro1">
          <table:table-cell office:value-type="float" office:value="28673660" calcext:value-type="float">
            <text:p>28673660</text:p>
          </table:table-cell>
          <table:table-cell office:value-type="float" office:value="38887548" calcext:value-type="float">
            <text:p>38887548</text:p>
          </table:table-cell>
          <table:table-cell table:formula="of:=[.B147]-[.A147]" office:value-type="float" office:value="10213888" calcext:value-type="float">
            <text:p>10213888</text:p>
          </table:table-cell>
          <table:table-cell table:number-columns-repeated="3"/>
          <table:table-cell office:value-type="float" office:value="82959294" calcext:value-type="float">
            <text:p>82959294</text:p>
          </table:table-cell>
          <table:table-cell office:value-type="float" office:value="58844376" calcext:value-type="float">
            <text:p>58844376</text:p>
          </table:table-cell>
          <table:table-cell table:formula="of:=[.H147]-[.G147]" office:value-type="float" office:value="-24114918" calcext:value-type="float">
            <text:p>-24114918</text:p>
          </table:table-cell>
          <table:table-cell table:number-columns-repeated="2"/>
        </table:table-row>
        <table:table-row table:style-name="ro1">
          <table:table-cell office:value-type="float" office:value="33788600" calcext:value-type="float">
            <text:p>33788600</text:p>
          </table:table-cell>
          <table:table-cell office:value-type="float" office:value="221565443" calcext:value-type="float">
            <text:p>221565443</text:p>
          </table:table-cell>
          <table:table-cell table:formula="of:=[.B148]-[.A148]" office:value-type="float" office:value="187776843" calcext:value-type="float">
            <text:p>187776843</text:p>
          </table:table-cell>
          <table:table-cell table:number-columns-repeated="3"/>
          <table:table-cell office:value-type="float" office:value="84467552" calcext:value-type="float">
            <text:p>84467552</text:p>
          </table:table-cell>
          <table:table-cell office:value-type="float" office:value="126461359" calcext:value-type="float">
            <text:p>126461359</text:p>
          </table:table-cell>
          <table:table-cell table:formula="of:=[.H148]-[.G148]" office:value-type="float" office:value="41993807" calcext:value-type="float">
            <text:p>41993807</text:p>
          </table:table-cell>
          <table:table-cell table:number-columns-repeated="2"/>
        </table:table-row>
        <table:table-row table:style-name="ro1">
          <table:table-cell office:value-type="float" office:value="32368319" calcext:value-type="float">
            <text:p>32368319</text:p>
          </table:table-cell>
          <table:table-cell office:value-type="float" office:value="96185559" calcext:value-type="float">
            <text:p>96185559</text:p>
          </table:table-cell>
          <table:table-cell table:formula="of:=[.B149]-[.A149]" office:value-type="float" office:value="63817240" calcext:value-type="float">
            <text:p>63817240</text:p>
          </table:table-cell>
          <table:table-cell table:number-columns-repeated="3"/>
          <table:table-cell office:value-type="float" office:value="102819220" calcext:value-type="float">
            <text:p>102819220</text:p>
          </table:table-cell>
          <table:table-cell office:value-type="float" office:value="59364403" calcext:value-type="float">
            <text:p>59364403</text:p>
          </table:table-cell>
          <table:table-cell table:formula="of:=[.H149]-[.G149]" office:value-type="float" office:value="-43454817" calcext:value-type="float">
            <text:p>-43454817</text:p>
          </table:table-cell>
          <table:table-cell table:number-columns-repeated="2"/>
        </table:table-row>
        <table:table-row table:style-name="ro1">
          <table:table-cell office:value-type="float" office:value="45135874" calcext:value-type="float">
            <text:p>45135874</text:p>
          </table:table-cell>
          <table:table-cell office:value-type="float" office:value="91687007" calcext:value-type="float">
            <text:p>91687007</text:p>
          </table:table-cell>
          <table:table-cell table:formula="of:=[.B150]-[.A150]" office:value-type="float" office:value="46551133" calcext:value-type="float">
            <text:p>46551133</text:p>
          </table:table-cell>
          <table:table-cell table:number-columns-repeated="3"/>
          <table:table-cell office:value-type="float" office:value="84594976" calcext:value-type="float">
            <text:p>84594976</text:p>
          </table:table-cell>
          <table:table-cell office:value-type="float" office:value="27935836" calcext:value-type="float">
            <text:p>27935836</text:p>
          </table:table-cell>
          <table:table-cell table:formula="of:=[.H150]-[.G150]" office:value-type="float" office:value="-56659140" calcext:value-type="float">
            <text:p>-56659140</text:p>
          </table:table-cell>
          <table:table-cell table:number-columns-repeated="2"/>
        </table:table-row>
        <table:table-row table:style-name="ro1">
          <table:table-cell office:value-type="float" office:value="46812637" calcext:value-type="float">
            <text:p>46812637</text:p>
          </table:table-cell>
          <table:table-cell office:value-type="float" office:value="429466252" calcext:value-type="float">
            <text:p>429466252</text:p>
          </table:table-cell>
          <table:table-cell table:formula="of:=[.B151]-[.A151]" office:value-type="float" office:value="382653615" calcext:value-type="float">
            <text:p>382653615</text:p>
          </table:table-cell>
          <table:table-cell table:number-columns-repeated="3"/>
          <table:table-cell office:value-type="float" office:value="83791802" calcext:value-type="float">
            <text:p>83791802</text:p>
          </table:table-cell>
          <table:table-cell office:value-type="float" office:value="152801039" calcext:value-type="float">
            <text:p>152801039</text:p>
          </table:table-cell>
          <table:table-cell table:formula="of:=[.H151]-[.G151]" office:value-type="float" office:value="69009237" calcext:value-type="float">
            <text:p>69009237</text:p>
          </table:table-cell>
          <table:table-cell table:number-columns-repeated="2"/>
        </table:table-row>
        <table:table-row table:style-name="ro1">
          <table:table-cell office:value-type="float" office:value="40610378" calcext:value-type="float">
            <text:p>40610378</text:p>
          </table:table-cell>
          <table:table-cell office:value-type="float" office:value="29101621" calcext:value-type="float">
            <text:p>29101621</text:p>
          </table:table-cell>
          <table:table-cell table:formula="of:=[.B152]-[.A152]" office:value-type="float" office:value="-11508757" calcext:value-type="float">
            <text:p>-11508757</text:p>
          </table:table-cell>
          <table:table-cell table:number-columns-repeated="3"/>
          <table:table-cell office:value-type="float" office:value="84041705" calcext:value-type="float">
            <text:p>84041705</text:p>
          </table:table-cell>
          <table:table-cell office:value-type="float" office:value="36241973" calcext:value-type="float">
            <text:p>36241973</text:p>
          </table:table-cell>
          <table:table-cell table:formula="of:=[.H152]-[.G152]" office:value-type="float" office:value="-47799732" calcext:value-type="float">
            <text:p>-47799732</text:p>
          </table:table-cell>
          <table:table-cell table:number-columns-repeated="2"/>
        </table:table-row>
        <table:table-row table:style-name="ro1">
          <table:table-cell office:value-type="float" office:value="53516400" calcext:value-type="float">
            <text:p>53516400</text:p>
          </table:table-cell>
          <table:table-cell office:value-type="float" office:value="276344133" calcext:value-type="float">
            <text:p>276344133</text:p>
          </table:table-cell>
          <table:table-cell table:formula="of:=[.B153]-[.A153]" office:value-type="float" office:value="222827733" calcext:value-type="float">
            <text:p>222827733</text:p>
          </table:table-cell>
          <table:table-cell table:number-columns-repeated="3"/>
          <table:table-cell office:value-type="float" office:value="95610631" calcext:value-type="float">
            <text:p>95610631</text:p>
          </table:table-cell>
          <table:table-cell office:value-type="float" office:value="49307683" calcext:value-type="float">
            <text:p>49307683</text:p>
          </table:table-cell>
          <table:table-cell table:formula="of:=[.H153]-[.G153]" office:value-type="float" office:value="-46302948" calcext:value-type="float">
            <text:p>-46302948</text:p>
          </table:table-cell>
          <table:table-cell table:number-columns-repeated="2"/>
        </table:table-row>
        <table:table-row table:style-name="ro1">
          <table:table-cell office:value-type="float" office:value="33371892" calcext:value-type="float">
            <text:p>33371892</text:p>
          </table:table-cell>
          <table:table-cell office:value-type="float" office:value="114184796" calcext:value-type="float">
            <text:p>114184796</text:p>
          </table:table-cell>
          <table:table-cell table:formula="of:=[.B154]-[.A154]" office:value-type="float" office:value="80812904" calcext:value-type="float">
            <text:p>80812904</text:p>
          </table:table-cell>
          <table:table-cell table:number-columns-repeated="3"/>
          <table:table-cell office:value-type="float" office:value="97543990" calcext:value-type="float">
            <text:p>97543990</text:p>
          </table:table-cell>
          <table:table-cell office:value-type="float" office:value="49717963" calcext:value-type="float">
            <text:p>49717963</text:p>
          </table:table-cell>
          <table:table-cell table:formula="of:=[.H154]-[.G154]" office:value-type="float" office:value="-47826027" calcext:value-type="float">
            <text:p>-47826027</text:p>
          </table:table-cell>
          <table:table-cell table:number-columns-repeated="2"/>
        </table:table-row>
        <table:table-row table:style-name="ro1">
          <table:table-cell office:value-type="float" office:value="56274840" calcext:value-type="float">
            <text:p>56274840</text:p>
          </table:table-cell>
          <table:table-cell office:value-type="float" office:value="208844235" calcext:value-type="float">
            <text:p>208844235</text:p>
          </table:table-cell>
          <table:table-cell table:formula="of:=[.B155]-[.A155]" office:value-type="float" office:value="152569395" calcext:value-type="float">
            <text:p>152569395</text:p>
          </table:table-cell>
          <table:table-cell table:number-columns-repeated="3"/>
          <table:table-cell office:value-type="float" office:value="84434425" calcext:value-type="float">
            <text:p>84434425</text:p>
          </table:table-cell>
          <table:table-cell office:value-type="float" office:value="52478388" calcext:value-type="float">
            <text:p>52478388</text:p>
          </table:table-cell>
          <table:table-cell table:formula="of:=[.H155]-[.G155]" office:value-type="float" office:value="-31956037" calcext:value-type="float">
            <text:p>-31956037</text:p>
          </table:table-cell>
          <table:table-cell table:number-columns-repeated="2"/>
        </table:table-row>
        <table:table-row table:style-name="ro1">
          <table:table-cell office:value-type="float" office:value="39954843" calcext:value-type="float">
            <text:p>39954843</text:p>
          </table:table-cell>
          <table:table-cell office:value-type="float" office:value="120718459" calcext:value-type="float">
            <text:p>120718459</text:p>
          </table:table-cell>
          <table:table-cell table:formula="of:=[.B156]-[.A156]" office:value-type="float" office:value="80763616" calcext:value-type="float">
            <text:p>80763616</text:p>
          </table:table-cell>
          <table:table-cell table:number-columns-repeated="3"/>
          <table:table-cell office:value-type="float" office:value="84987353" calcext:value-type="float">
            <text:p>84987353</text:p>
          </table:table-cell>
          <table:table-cell office:value-type="float" office:value="51803783" calcext:value-type="float">
            <text:p>51803783</text:p>
          </table:table-cell>
          <table:table-cell table:formula="of:=[.H156]-[.G156]" office:value-type="float" office:value="-33183570" calcext:value-type="float">
            <text:p>-33183570</text:p>
          </table:table-cell>
          <table:table-cell table:number-columns-repeated="2"/>
        </table:table-row>
        <table:table-row table:style-name="ro1">
          <table:table-cell office:value-type="float" office:value="46625019" calcext:value-type="float">
            <text:p>46625019</text:p>
          </table:table-cell>
          <table:table-cell office:value-type="float" office:value="133360621" calcext:value-type="float">
            <text:p>133360621</text:p>
          </table:table-cell>
          <table:table-cell table:formula="of:=[.B157]-[.A157]" office:value-type="float" office:value="86735602" calcext:value-type="float">
            <text:p>86735602</text:p>
          </table:table-cell>
          <table:table-cell table:number-columns-repeated="3"/>
          <table:table-cell office:value-type="float" office:value="83583756" calcext:value-type="float">
            <text:p>83583756</text:p>
          </table:table-cell>
          <table:table-cell office:value-type="float" office:value="58589790" calcext:value-type="float">
            <text:p>58589790</text:p>
          </table:table-cell>
          <table:table-cell table:formula="of:=[.H157]-[.G157]" office:value-type="float" office:value="-24993966" calcext:value-type="float">
            <text:p>-24993966</text:p>
          </table:table-cell>
          <table:table-cell table:number-columns-repeated="2"/>
        </table:table-row>
        <table:table-row table:style-name="ro1">
          <table:table-cell office:value-type="float" office:value="34862360" calcext:value-type="float">
            <text:p>34862360</text:p>
          </table:table-cell>
          <table:table-cell office:value-type="float" office:value="234750676" calcext:value-type="float">
            <text:p>234750676</text:p>
          </table:table-cell>
          <table:table-cell table:formula="of:=[.B158]-[.A158]" office:value-type="float" office:value="199888316" calcext:value-type="float">
            <text:p>199888316</text:p>
          </table:table-cell>
          <table:table-cell table:number-columns-repeated="3"/>
          <table:table-cell office:value-type="float" office:value="235215460" calcext:value-type="float">
            <text:p>235215460</text:p>
          </table:table-cell>
          <table:table-cell office:value-type="float" office:value="50281588" calcext:value-type="float">
            <text:p>50281588</text:p>
          </table:table-cell>
          <table:table-cell table:formula="of:=[.H158]-[.G158]" office:value-type="float" office:value="-184933872" calcext:value-type="float">
            <text:p>-184933872</text:p>
          </table:table-cell>
          <table:table-cell table:number-columns-repeated="2"/>
        </table:table-row>
        <table:table-row table:style-name="ro1">
          <table:table-cell office:value-type="float" office:value="42672800" calcext:value-type="float">
            <text:p>42672800</text:p>
          </table:table-cell>
          <table:table-cell office:value-type="float" office:value="40395380" calcext:value-type="float">
            <text:p>40395380</text:p>
          </table:table-cell>
          <table:table-cell table:formula="of:=[.B159]-[.A159]" office:value-type="float" office:value="-2277420" calcext:value-type="float">
            <text:p>-2277420</text:p>
          </table:table-cell>
          <table:table-cell table:number-columns-repeated="3"/>
          <table:table-cell office:value-type="float" office:value="87312972" calcext:value-type="float">
            <text:p>87312972</text:p>
          </table:table-cell>
          <table:table-cell office:value-type="float" office:value="74630207" calcext:value-type="float">
            <text:p>74630207</text:p>
          </table:table-cell>
          <table:table-cell table:formula="of:=[.H159]-[.G159]" office:value-type="float" office:value="-12682765" calcext:value-type="float">
            <text:p>-12682765</text:p>
          </table:table-cell>
          <table:table-cell table:number-columns-repeated="2"/>
        </table:table-row>
        <table:table-row table:style-name="ro1">
          <table:table-cell office:value-type="float" office:value="38764600" calcext:value-type="float">
            <text:p>38764600</text:p>
          </table:table-cell>
          <table:table-cell office:value-type="float" office:value="136993606" calcext:value-type="float">
            <text:p>136993606</text:p>
          </table:table-cell>
          <table:table-cell table:formula="of:=[.B160]-[.A160]" office:value-type="float" office:value="98229006" calcext:value-type="float">
            <text:p>98229006</text:p>
          </table:table-cell>
          <table:table-cell table:number-columns-repeated="3"/>
          <table:table-cell office:value-type="float" office:value="86574743" calcext:value-type="float">
            <text:p>86574743</text:p>
          </table:table-cell>
          <table:table-cell office:value-type="float" office:value="144524201" calcext:value-type="float">
            <text:p>144524201</text:p>
          </table:table-cell>
          <table:table-cell table:formula="of:=[.H160]-[.G160]" office:value-type="float" office:value="57949458" calcext:value-type="float">
            <text:p>57949458</text:p>
          </table:table-cell>
          <table:table-cell table:number-columns-repeated="2"/>
        </table:table-row>
        <table:table-row table:style-name="ro1">
          <table:table-cell office:value-type="float" office:value="37223966" calcext:value-type="float">
            <text:p>37223966</text:p>
          </table:table-cell>
          <table:table-cell office:value-type="float" office:value="165554325" calcext:value-type="float">
            <text:p>165554325</text:p>
          </table:table-cell>
          <table:table-cell table:formula="of:=[.B161]-[.A161]" office:value-type="float" office:value="128330359" calcext:value-type="float">
            <text:p>128330359</text:p>
          </table:table-cell>
          <table:table-cell table:number-columns-repeated="3"/>
          <table:table-cell office:value-type="float" office:value="83277728" calcext:value-type="float">
            <text:p>83277728</text:p>
          </table:table-cell>
          <table:table-cell office:value-type="float" office:value="41925271" calcext:value-type="float">
            <text:p>41925271</text:p>
          </table:table-cell>
          <table:table-cell table:formula="of:=[.H161]-[.G161]" office:value-type="float" office:value="-41352457" calcext:value-type="float">
            <text:p>-41352457</text:p>
          </table:table-cell>
          <table:table-cell table:number-columns-repeated="2"/>
        </table:table-row>
        <table:table-row table:style-name="ro1">
          <table:table-cell office:value-type="float" office:value="33943938" calcext:value-type="float">
            <text:p>33943938</text:p>
          </table:table-cell>
          <table:table-cell office:value-type="float" office:value="142008654" calcext:value-type="float">
            <text:p>142008654</text:p>
          </table:table-cell>
          <table:table-cell table:formula="of:=[.B162]-[.A162]" office:value-type="float" office:value="108064716" calcext:value-type="float">
            <text:p>108064716</text:p>
          </table:table-cell>
          <table:table-cell table:number-columns-repeated="3"/>
          <table:table-cell office:value-type="float" office:value="88523992" calcext:value-type="float">
            <text:p>88523992</text:p>
          </table:table-cell>
          <table:table-cell office:value-type="float" office:value="43879055" calcext:value-type="float">
            <text:p>43879055</text:p>
          </table:table-cell>
          <table:table-cell table:formula="of:=[.H162]-[.G162]" office:value-type="float" office:value="-44644937" calcext:value-type="float">
            <text:p>-44644937</text:p>
          </table:table-cell>
          <table:table-cell table:number-columns-repeated="2"/>
        </table:table-row>
        <table:table-row table:style-name="ro1">
          <table:table-cell office:value-type="float" office:value="37854772" calcext:value-type="float">
            <text:p>37854772</text:p>
          </table:table-cell>
          <table:table-cell office:value-type="float" office:value="82324915" calcext:value-type="float">
            <text:p>82324915</text:p>
          </table:table-cell>
          <table:table-cell table:formula="of:=[.B163]-[.A163]" office:value-type="float" office:value="44470143" calcext:value-type="float">
            <text:p>44470143</text:p>
          </table:table-cell>
          <table:table-cell table:number-columns-repeated="3"/>
          <table:table-cell office:value-type="float" office:value="92822223" calcext:value-type="float">
            <text:p>92822223</text:p>
          </table:table-cell>
          <table:table-cell office:value-type="float" office:value="75731398" calcext:value-type="float">
            <text:p>75731398</text:p>
          </table:table-cell>
          <table:table-cell table:formula="of:=[.H163]-[.G163]" office:value-type="float" office:value="-17090825" calcext:value-type="float">
            <text:p>-17090825</text:p>
          </table:table-cell>
          <table:table-cell table:number-columns-repeated="2"/>
        </table:table-row>
        <table:table-row table:style-name="ro1">
          <table:table-cell office:value-type="float" office:value="58183493" calcext:value-type="float">
            <text:p>58183493</text:p>
          </table:table-cell>
          <table:table-cell office:value-type="float" office:value="80513148" calcext:value-type="float">
            <text:p>80513148</text:p>
          </table:table-cell>
          <table:table-cell table:formula="of:=[.B164]-[.A164]" office:value-type="float" office:value="22329655" calcext:value-type="float">
            <text:p>22329655</text:p>
          </table:table-cell>
          <table:table-cell table:number-columns-repeated="3"/>
          <table:table-cell office:value-type="float" office:value="128526680" calcext:value-type="float">
            <text:p>128526680</text:p>
          </table:table-cell>
          <table:table-cell office:value-type="float" office:value="35671933" calcext:value-type="float">
            <text:p>35671933</text:p>
          </table:table-cell>
          <table:table-cell table:formula="of:=[.H164]-[.G164]" office:value-type="float" office:value="-92854747" calcext:value-type="float">
            <text:p>-92854747</text:p>
          </table:table-cell>
          <table:table-cell table:number-columns-repeated="2"/>
        </table:table-row>
        <table:table-row table:style-name="ro1">
          <table:table-cell office:value-type="float" office:value="46017319" calcext:value-type="float">
            <text:p>46017319</text:p>
          </table:table-cell>
          <table:table-cell office:value-type="float" office:value="21952221" calcext:value-type="float">
            <text:p>21952221</text:p>
          </table:table-cell>
          <table:table-cell table:formula="of:=[.B165]-[.A165]" office:value-type="float" office:value="-24065098" calcext:value-type="float">
            <text:p>-24065098</text:p>
          </table:table-cell>
          <table:table-cell table:number-columns-repeated="3"/>
          <table:table-cell office:value-type="float" office:value="126645994" calcext:value-type="float">
            <text:p>126645994</text:p>
          </table:table-cell>
          <table:table-cell office:value-type="float" office:value="104473022" calcext:value-type="float">
            <text:p>104473022</text:p>
          </table:table-cell>
          <table:table-cell table:formula="of:=[.H165]-[.G165]" office:value-type="float" office:value="-22172972" calcext:value-type="float">
            <text:p>-22172972</text:p>
          </table:table-cell>
          <table:table-cell table:number-columns-repeated="2"/>
        </table:table-row>
        <table:table-row table:style-name="ro1">
          <table:table-cell office:value-type="float" office:value="61646776" calcext:value-type="float">
            <text:p>61646776</text:p>
          </table:table-cell>
          <table:table-cell office:value-type="float" office:value="207699294" calcext:value-type="float">
            <text:p>207699294</text:p>
          </table:table-cell>
          <table:table-cell table:formula="of:=[.B166]-[.A166]" office:value-type="float" office:value="146052518" calcext:value-type="float">
            <text:p>146052518</text:p>
          </table:table-cell>
          <table:table-cell table:number-columns-repeated="3"/>
          <table:table-cell office:value-type="float" office:value="127502778" calcext:value-type="float">
            <text:p>127502778</text:p>
          </table:table-cell>
          <table:table-cell office:value-type="float" office:value="72453855" calcext:value-type="float">
            <text:p>72453855</text:p>
          </table:table-cell>
          <table:table-cell table:formula="of:=[.H166]-[.G166]" office:value-type="float" office:value="-55048923" calcext:value-type="float">
            <text:p>-55048923</text:p>
          </table:table-cell>
          <table:table-cell table:number-columns-repeated="2"/>
        </table:table-row>
        <table:table-row table:style-name="ro1">
          <table:table-cell office:value-type="float" office:value="40566689" calcext:value-type="float">
            <text:p>40566689</text:p>
          </table:table-cell>
          <table:table-cell office:value-type="float" office:value="31041962" calcext:value-type="float">
            <text:p>31041962</text:p>
          </table:table-cell>
          <table:table-cell table:formula="of:=[.B167]-[.A167]" office:value-type="float" office:value="-9524727" calcext:value-type="float">
            <text:p>-9524727</text:p>
          </table:table-cell>
          <table:table-cell table:number-columns-repeated="3"/>
          <table:table-cell office:value-type="float" office:value="129204516" calcext:value-type="float">
            <text:p>129204516</text:p>
          </table:table-cell>
          <table:table-cell office:value-type="float" office:value="83836590" calcext:value-type="float">
            <text:p>83836590</text:p>
          </table:table-cell>
          <table:table-cell table:formula="of:=[.H167]-[.G167]" office:value-type="float" office:value="-45367926" calcext:value-type="float">
            <text:p>-45367926</text:p>
          </table:table-cell>
          <table:table-cell table:number-columns-repeated="2"/>
        </table:table-row>
        <table:table-row table:style-name="ro1">
          <table:table-cell office:value-type="float" office:value="41847436" calcext:value-type="float">
            <text:p>41847436</text:p>
          </table:table-cell>
          <table:table-cell office:value-type="float" office:value="178401395" calcext:value-type="float">
            <text:p>178401395</text:p>
          </table:table-cell>
          <table:table-cell table:formula="of:=[.B168]-[.A168]" office:value-type="float" office:value="136553959" calcext:value-type="float">
            <text:p>136553959</text:p>
          </table:table-cell>
          <table:table-cell table:number-columns-repeated="3"/>
          <table:table-cell office:value-type="float" office:value="123046636" calcext:value-type="float">
            <text:p>123046636</text:p>
          </table:table-cell>
          <table:table-cell office:value-type="float" office:value="53461765" calcext:value-type="float">
            <text:p>53461765</text:p>
          </table:table-cell>
          <table:table-cell table:formula="of:=[.H168]-[.G168]" office:value-type="float" office:value="-69584871" calcext:value-type="float">
            <text:p>-69584871</text:p>
          </table:table-cell>
          <table:table-cell table:number-columns-repeated="2"/>
        </table:table-row>
        <table:table-row table:style-name="ro1">
          <table:table-cell office:value-type="float" office:value="43509656" calcext:value-type="float">
            <text:p>43509656</text:p>
          </table:table-cell>
          <table:table-cell office:value-type="float" office:value="135702661" calcext:value-type="float">
            <text:p>135702661</text:p>
          </table:table-cell>
          <table:table-cell table:formula="of:=[.B169]-[.A169]" office:value-type="float" office:value="92193005" calcext:value-type="float">
            <text:p>92193005</text:p>
          </table:table-cell>
          <table:table-cell table:number-columns-repeated="3"/>
          <table:table-cell office:value-type="float" office:value="190531970" calcext:value-type="float">
            <text:p>190531970</text:p>
          </table:table-cell>
          <table:table-cell office:value-type="float" office:value="1229604995" calcext:value-type="float">
            <text:p>1229604995</text:p>
          </table:table-cell>
          <table:table-cell table:formula="of:=[.H169]-[.G169]" office:value-type="float" office:value="1039073025" calcext:value-type="float">
            <text:p>1039073025</text:p>
          </table:table-cell>
          <table:table-cell table:number-columns-repeated="2"/>
        </table:table-row>
        <table:table-row table:style-name="ro1">
          <table:table-cell office:value-type="float" office:value="41235979" calcext:value-type="float">
            <text:p>41235979</text:p>
          </table:table-cell>
          <table:table-cell office:value-type="float" office:value="185689033" calcext:value-type="float">
            <text:p>185689033</text:p>
          </table:table-cell>
          <table:table-cell table:formula="of:=[.B170]-[.A170]" office:value-type="float" office:value="144453054" calcext:value-type="float">
            <text:p>144453054</text:p>
          </table:table-cell>
          <table:table-cell table:number-columns-repeated="3"/>
          <table:table-cell office:value-type="float" office:value="153751950" calcext:value-type="float">
            <text:p>153751950</text:p>
          </table:table-cell>
          <table:table-cell office:value-type="float" office:value="22473989" calcext:value-type="float">
            <text:p>22473989</text:p>
          </table:table-cell>
          <table:table-cell table:formula="of:=[.H170]-[.G170]" office:value-type="float" office:value="-131277961" calcext:value-type="float">
            <text:p>-131277961</text:p>
          </table:table-cell>
          <table:table-cell table:number-columns-repeated="2"/>
        </table:table-row>
        <table:table-row table:style-name="ro1">
          <table:table-cell office:value-type="float" office:value="76432655" calcext:value-type="float">
            <text:p>76432655</text:p>
          </table:table-cell>
          <table:table-cell office:value-type="float" office:value="94066630" calcext:value-type="float">
            <text:p>94066630</text:p>
          </table:table-cell>
          <table:table-cell table:formula="of:=[.B171]-[.A171]" office:value-type="float" office:value="17633975" calcext:value-type="float">
            <text:p>17633975</text:p>
          </table:table-cell>
          <table:table-cell table:number-columns-repeated="3"/>
          <table:table-cell office:value-type="float" office:value="141078378" calcext:value-type="float">
            <text:p>141078378</text:p>
          </table:table-cell>
          <table:table-cell office:value-type="float" office:value="20512873" calcext:value-type="float">
            <text:p>20512873</text:p>
          </table:table-cell>
          <table:table-cell table:formula="of:=[.H171]-[.G171]" office:value-type="float" office:value="-120565505" calcext:value-type="float">
            <text:p>-120565505</text:p>
          </table:table-cell>
          <table:table-cell table:number-columns-repeated="2"/>
        </table:table-row>
        <table:table-row table:style-name="ro1">
          <table:table-cell office:value-type="float" office:value="63744491" calcext:value-type="float">
            <text:p>63744491</text:p>
          </table:table-cell>
          <table:table-cell office:value-type="float" office:value="105275686" calcext:value-type="float">
            <text:p>105275686</text:p>
          </table:table-cell>
          <table:table-cell table:formula="of:=[.B172]-[.A172]" office:value-type="float" office:value="41531195" calcext:value-type="float">
            <text:p>41531195</text:p>
          </table:table-cell>
          <table:table-cell table:number-columns-repeated="3"/>
          <table:table-cell office:value-type="float" office:value="113606844" calcext:value-type="float">
            <text:p>113606844</text:p>
          </table:table-cell>
          <table:table-cell office:value-type="float" office:value="511361215" calcext:value-type="float">
            <text:p>511361215</text:p>
          </table:table-cell>
          <table:table-cell table:formula="of:=[.H172]-[.G172]" office:value-type="float" office:value="397754371" calcext:value-type="float">
            <text:p>397754371</text:p>
          </table:table-cell>
          <table:table-cell table:number-columns-repeated="2"/>
        </table:table-row>
        <table:table-row table:style-name="ro1">
          <table:table-cell office:value-type="float" office:value="38511837" calcext:value-type="float">
            <text:p>38511837</text:p>
          </table:table-cell>
          <table:table-cell office:value-type="float" office:value="23400291" calcext:value-type="float">
            <text:p>23400291</text:p>
          </table:table-cell>
          <table:table-cell table:formula="of:=[.B173]-[.A173]" office:value-type="float" office:value="-15111546" calcext:value-type="float">
            <text:p>-15111546</text:p>
          </table:table-cell>
          <table:table-cell table:number-columns-repeated="3"/>
          <table:table-cell office:value-type="float" office:value="94905085" calcext:value-type="float">
            <text:p>94905085</text:p>
          </table:table-cell>
          <table:table-cell office:value-type="float" office:value="22661219" calcext:value-type="float">
            <text:p>22661219</text:p>
          </table:table-cell>
          <table:table-cell table:formula="of:=[.H173]-[.G173]" office:value-type="float" office:value="-72243866" calcext:value-type="float">
            <text:p>-72243866</text:p>
          </table:table-cell>
          <table:table-cell table:number-columns-repeated="2"/>
        </table:table-row>
        <table:table-row table:style-name="ro1">
          <table:table-cell office:value-type="float" office:value="38471275" calcext:value-type="float">
            <text:p>38471275</text:p>
          </table:table-cell>
          <table:table-cell office:value-type="float" office:value="127045374" calcext:value-type="float">
            <text:p>127045374</text:p>
          </table:table-cell>
          <table:table-cell table:formula="of:=[.B174]-[.A174]" office:value-type="float" office:value="88574099" calcext:value-type="float">
            <text:p>88574099</text:p>
          </table:table-cell>
          <table:table-cell table:number-columns-repeated="3"/>
          <table:table-cell office:value-type="float" office:value="97127297" calcext:value-type="float">
            <text:p>97127297</text:p>
          </table:table-cell>
          <table:table-cell office:value-type="float" office:value="610385032" calcext:value-type="float">
            <text:p>610385032</text:p>
          </table:table-cell>
          <table:table-cell table:formula="of:=[.H174]-[.G174]" office:value-type="float" office:value="513257735" calcext:value-type="float">
            <text:p>513257735</text:p>
          </table:table-cell>
          <table:table-cell table:number-columns-repeated="2"/>
        </table:table-row>
        <table:table-row table:style-name="ro1">
          <table:table-cell office:value-type="float" office:value="43892222" calcext:value-type="float">
            <text:p>43892222</text:p>
          </table:table-cell>
          <table:table-cell office:value-type="float" office:value="179845328" calcext:value-type="float">
            <text:p>179845328</text:p>
          </table:table-cell>
          <table:table-cell table:formula="of:=[.B175]-[.A175]" office:value-type="float" office:value="135953106" calcext:value-type="float">
            <text:p>135953106</text:p>
          </table:table-cell>
          <table:table-cell table:number-columns-repeated="3"/>
          <table:table-cell office:value-type="float" office:value="99755543" calcext:value-type="float">
            <text:p>99755543</text:p>
          </table:table-cell>
          <table:table-cell office:value-type="float" office:value="22021422" calcext:value-type="float">
            <text:p>22021422</text:p>
          </table:table-cell>
          <table:table-cell table:formula="of:=[.H175]-[.G175]" office:value-type="float" office:value="-77734121" calcext:value-type="float">
            <text:p>-77734121</text:p>
          </table:table-cell>
          <table:table-cell table:number-columns-repeated="2"/>
        </table:table-row>
        <table:table-row table:style-name="ro1">
          <table:table-cell office:value-type="float" office:value="58966038" calcext:value-type="float">
            <text:p>58966038</text:p>
          </table:table-cell>
          <table:table-cell office:value-type="float" office:value="102594642" calcext:value-type="float">
            <text:p>102594642</text:p>
          </table:table-cell>
          <table:table-cell table:formula="of:=[.B176]-[.A176]" office:value-type="float" office:value="43628604" calcext:value-type="float">
            <text:p>43628604</text:p>
          </table:table-cell>
          <table:table-cell table:number-columns-repeated="3"/>
          <table:table-cell office:value-type="float" office:value="101414291" calcext:value-type="float">
            <text:p>101414291</text:p>
          </table:table-cell>
          <table:table-cell office:value-type="float" office:value="485116345" calcext:value-type="float">
            <text:p>485116345</text:p>
          </table:table-cell>
          <table:table-cell table:formula="of:=[.H176]-[.G176]" office:value-type="float" office:value="383702054" calcext:value-type="float">
            <text:p>383702054</text:p>
          </table:table-cell>
          <table:table-cell table:number-columns-repeated="2"/>
        </table:table-row>
        <table:table-row table:style-name="ro1">
          <table:table-cell office:value-type="float" office:value="38635829" calcext:value-type="float">
            <text:p>38635829</text:p>
          </table:table-cell>
          <table:table-cell office:value-type="float" office:value="82816917" calcext:value-type="float">
            <text:p>82816917</text:p>
          </table:table-cell>
          <table:table-cell table:formula="of:=[.B177]-[.A177]" office:value-type="float" office:value="44181088" calcext:value-type="float">
            <text:p>44181088</text:p>
          </table:table-cell>
          <table:table-cell table:number-columns-repeated="3"/>
          <table:table-cell office:value-type="float" office:value="97601297" calcext:value-type="float">
            <text:p>97601297</text:p>
          </table:table-cell>
          <table:table-cell office:value-type="float" office:value="62097351" calcext:value-type="float">
            <text:p>62097351</text:p>
          </table:table-cell>
          <table:table-cell table:formula="of:=[.H177]-[.G177]" office:value-type="float" office:value="-35503946" calcext:value-type="float">
            <text:p>-35503946</text:p>
          </table:table-cell>
          <table:table-cell table:number-columns-repeated="2"/>
        </table:table-row>
        <table:table-row table:style-name="ro1">
          <table:table-cell office:value-type="float" office:value="45283923" calcext:value-type="float">
            <text:p>45283923</text:p>
          </table:table-cell>
          <table:table-cell office:value-type="float" office:value="29793704" calcext:value-type="float">
            <text:p>29793704</text:p>
          </table:table-cell>
          <table:table-cell table:formula="of:=[.B178]-[.A178]" office:value-type="float" office:value="-15490219" calcext:value-type="float">
            <text:p>-15490219</text:p>
          </table:table-cell>
          <table:table-cell table:number-columns-repeated="3"/>
          <table:table-cell office:value-type="float" office:value="102068873" calcext:value-type="float">
            <text:p>102068873</text:p>
          </table:table-cell>
          <table:table-cell office:value-type="float" office:value="32666783" calcext:value-type="float">
            <text:p>32666783</text:p>
          </table:table-cell>
          <table:table-cell table:formula="of:=[.H178]-[.G178]" office:value-type="float" office:value="-69402090" calcext:value-type="float">
            <text:p>-69402090</text:p>
          </table:table-cell>
          <table:table-cell table:number-columns-repeated="2"/>
        </table:table-row>
        <table:table-row table:style-name="ro1">
          <table:table-cell office:value-type="float" office:value="49122232" calcext:value-type="float">
            <text:p>49122232</text:p>
          </table:table-cell>
          <table:table-cell office:value-type="float" office:value="301818631" calcext:value-type="float">
            <text:p>301818631</text:p>
          </table:table-cell>
          <table:table-cell table:formula="of:=[.B179]-[.A179]" office:value-type="float" office:value="252696399" calcext:value-type="float">
            <text:p>252696399</text:p>
          </table:table-cell>
          <table:table-cell table:number-columns-repeated="3"/>
          <table:table-cell office:value-type="float" office:value="96274598" calcext:value-type="float">
            <text:p>96274598</text:p>
          </table:table-cell>
          <table:table-cell office:value-type="float" office:value="350016651" calcext:value-type="float">
            <text:p>350016651</text:p>
          </table:table-cell>
          <table:table-cell table:formula="of:=[.H179]-[.G179]" office:value-type="float" office:value="253742053" calcext:value-type="float">
            <text:p>253742053</text:p>
          </table:table-cell>
          <table:table-cell table:number-columns-repeated="2"/>
        </table:table-row>
        <table:table-row table:style-name="ro1">
          <table:table-cell office:value-type="float" office:value="36692811" calcext:value-type="float">
            <text:p>36692811</text:p>
          </table:table-cell>
          <table:table-cell office:value-type="float" office:value="13462921" calcext:value-type="float">
            <text:p>13462921</text:p>
          </table:table-cell>
          <table:table-cell table:formula="of:=[.B180]-[.A180]" office:value-type="float" office:value="-23229890" calcext:value-type="float">
            <text:p>-23229890</text:p>
          </table:table-cell>
          <table:table-cell table:number-columns-repeated="3"/>
          <table:table-cell office:value-type="float" office:value="97145971" calcext:value-type="float">
            <text:p>97145971</text:p>
          </table:table-cell>
          <table:table-cell office:value-type="float" office:value="27259246" calcext:value-type="float">
            <text:p>27259246</text:p>
          </table:table-cell>
          <table:table-cell table:formula="of:=[.H180]-[.G180]" office:value-type="float" office:value="-69886725" calcext:value-type="float">
            <text:p>-69886725</text:p>
          </table:table-cell>
          <table:table-cell table:number-columns-repeated="2"/>
        </table:table-row>
        <table:table-row table:style-name="ro1">
          <table:table-cell office:value-type="float" office:value="43606902" calcext:value-type="float">
            <text:p>43606902</text:p>
          </table:table-cell>
          <table:table-cell office:value-type="float" office:value="64284168" calcext:value-type="float">
            <text:p>64284168</text:p>
          </table:table-cell>
          <table:table-cell table:formula="of:=[.B181]-[.A181]" office:value-type="float" office:value="20677266" calcext:value-type="float">
            <text:p>20677266</text:p>
          </table:table-cell>
          <table:table-cell table:number-columns-repeated="3"/>
          <table:table-cell office:value-type="float" office:value="100206409" calcext:value-type="float">
            <text:p>100206409</text:p>
          </table:table-cell>
          <table:table-cell office:value-type="float" office:value="18813291" calcext:value-type="float">
            <text:p>18813291</text:p>
          </table:table-cell>
          <table:table-cell table:formula="of:=[.H181]-[.G181]" office:value-type="float" office:value="-81393118" calcext:value-type="float">
            <text:p>-81393118</text:p>
          </table:table-cell>
          <table:table-cell table:number-columns-repeated="2"/>
        </table:table-row>
        <table:table-row table:style-name="ro1">
          <table:table-cell office:value-type="float" office:value="57261848" calcext:value-type="float">
            <text:p>57261848</text:p>
          </table:table-cell>
          <table:table-cell office:value-type="float" office:value="56157668" calcext:value-type="float">
            <text:p>56157668</text:p>
          </table:table-cell>
          <table:table-cell table:formula="of:=[.B182]-[.A182]" office:value-type="float" office:value="-1104180" calcext:value-type="float">
            <text:p>-1104180</text:p>
          </table:table-cell>
          <table:table-cell table:number-columns-repeated="3"/>
          <table:table-cell office:value-type="float" office:value="94711472" calcext:value-type="float">
            <text:p>94711472</text:p>
          </table:table-cell>
          <table:table-cell office:value-type="float" office:value="455819293" calcext:value-type="float">
            <text:p>455819293</text:p>
          </table:table-cell>
          <table:table-cell table:formula="of:=[.H182]-[.G182]" office:value-type="float" office:value="361107821" calcext:value-type="float">
            <text:p>361107821</text:p>
          </table:table-cell>
          <table:table-cell table:number-columns-repeated="2"/>
        </table:table-row>
        <table:table-row table:style-name="ro1">
          <table:table-cell office:value-type="float" office:value="42480095" calcext:value-type="float">
            <text:p>42480095</text:p>
          </table:table-cell>
          <table:table-cell office:value-type="float" office:value="135907280" calcext:value-type="float">
            <text:p>135907280</text:p>
          </table:table-cell>
          <table:table-cell table:formula="of:=[.B183]-[.A183]" office:value-type="float" office:value="93427185" calcext:value-type="float">
            <text:p>93427185</text:p>
          </table:table-cell>
          <table:table-cell table:number-columns-repeated="3"/>
          <table:table-cell office:value-type="float" office:value="93361668" calcext:value-type="float">
            <text:p>93361668</text:p>
          </table:table-cell>
          <table:table-cell office:value-type="float" office:value="43013576" calcext:value-type="float">
            <text:p>43013576</text:p>
          </table:table-cell>
          <table:table-cell table:formula="of:=[.H183]-[.G183]" office:value-type="float" office:value="-50348092" calcext:value-type="float">
            <text:p>-50348092</text:p>
          </table:table-cell>
          <table:table-cell table:number-columns-repeated="2"/>
        </table:table-row>
        <table:table-row table:style-name="ro1">
          <table:table-cell office:value-type="float" office:value="52617964" calcext:value-type="float">
            <text:p>52617964</text:p>
          </table:table-cell>
          <table:table-cell office:value-type="float" office:value="138469888" calcext:value-type="float">
            <text:p>138469888</text:p>
          </table:table-cell>
          <table:table-cell table:formula="of:=[.B184]-[.A184]" office:value-type="float" office:value="85851924" calcext:value-type="float">
            <text:p>85851924</text:p>
          </table:table-cell>
          <table:table-cell table:number-columns-repeated="3"/>
          <table:table-cell office:value-type="float" office:value="97121088" calcext:value-type="float">
            <text:p>97121088</text:p>
          </table:table-cell>
          <table:table-cell office:value-type="float" office:value="32976614" calcext:value-type="float">
            <text:p>32976614</text:p>
          </table:table-cell>
          <table:table-cell table:formula="of:=[.H184]-[.G184]" office:value-type="float" office:value="-64144474" calcext:value-type="float">
            <text:p>-64144474</text:p>
          </table:table-cell>
          <table:table-cell table:number-columns-repeated="2"/>
        </table:table-row>
        <table:table-row table:style-name="ro1">
          <table:table-cell office:value-type="float" office:value="53672601" calcext:value-type="float">
            <text:p>53672601</text:p>
          </table:table-cell>
          <table:table-cell office:value-type="float" office:value="197208134" calcext:value-type="float">
            <text:p>197208134</text:p>
          </table:table-cell>
          <table:table-cell table:formula="of:=[.B185]-[.A185]" office:value-type="float" office:value="143535533" calcext:value-type="float">
            <text:p>143535533</text:p>
          </table:table-cell>
          <table:table-cell table:number-columns-repeated="3"/>
          <table:table-cell office:value-type="float" office:value="97244026" calcext:value-type="float">
            <text:p>97244026</text:p>
          </table:table-cell>
          <table:table-cell office:value-type="float" office:value="31926053" calcext:value-type="float">
            <text:p>31926053</text:p>
          </table:table-cell>
          <table:table-cell table:formula="of:=[.H185]-[.G185]" office:value-type="float" office:value="-65317973" calcext:value-type="float">
            <text:p>-65317973</text:p>
          </table:table-cell>
          <table:table-cell table:number-columns-repeated="2"/>
        </table:table-row>
        <table:table-row table:style-name="ro1">
          <table:table-cell office:value-type="float" office:value="39035905" calcext:value-type="float">
            <text:p>39035905</text:p>
          </table:table-cell>
          <table:table-cell office:value-type="float" office:value="27571073" calcext:value-type="float">
            <text:p>27571073</text:p>
          </table:table-cell>
          <table:table-cell table:formula="of:=[.B186]-[.A186]" office:value-type="float" office:value="-11464832" calcext:value-type="float">
            <text:p>-11464832</text:p>
          </table:table-cell>
          <table:table-cell table:number-columns-repeated="3"/>
          <table:table-cell office:value-type="float" office:value="98872444" calcext:value-type="float">
            <text:p>98872444</text:p>
          </table:table-cell>
          <table:table-cell office:value-type="float" office:value="51053494" calcext:value-type="float">
            <text:p>51053494</text:p>
          </table:table-cell>
          <table:table-cell table:formula="of:=[.H186]-[.G186]" office:value-type="float" office:value="-47818950" calcext:value-type="float">
            <text:p>-47818950</text:p>
          </table:table-cell>
          <table:table-cell table:number-columns-repeated="2"/>
        </table:table-row>
        <table:table-row table:style-name="ro1">
          <table:table-cell office:value-type="float" office:value="42238334" calcext:value-type="float">
            <text:p>42238334</text:p>
          </table:table-cell>
          <table:table-cell office:value-type="float" office:value="120399363" calcext:value-type="float">
            <text:p>120399363</text:p>
          </table:table-cell>
          <table:table-cell table:formula="of:=[.B187]-[.A187]" office:value-type="float" office:value="78161029" calcext:value-type="float">
            <text:p>78161029</text:p>
          </table:table-cell>
          <table:table-cell table:number-columns-repeated="3"/>
          <table:table-cell office:value-type="float" office:value="97808667" calcext:value-type="float">
            <text:p>97808667</text:p>
          </table:table-cell>
          <table:table-cell office:value-type="float" office:value="1797671950" calcext:value-type="float">
            <text:p>1797671950</text:p>
          </table:table-cell>
          <table:table-cell table:formula="of:=[.H187]-[.G187]" office:value-type="float" office:value="1699863283" calcext:value-type="float">
            <text:p>1699863283</text:p>
          </table:table-cell>
          <table:table-cell table:number-columns-repeated="2"/>
        </table:table-row>
        <table:table-row table:style-name="ro1">
          <table:table-cell office:value-type="float" office:value="49367682" calcext:value-type="float">
            <text:p>49367682</text:p>
          </table:table-cell>
          <table:table-cell office:value-type="float" office:value="99103875" calcext:value-type="float">
            <text:p>99103875</text:p>
          </table:table-cell>
          <table:table-cell table:formula="of:=[.B188]-[.A188]" office:value-type="float" office:value="49736193" calcext:value-type="float">
            <text:p>49736193</text:p>
          </table:table-cell>
          <table:table-cell table:number-columns-repeated="3"/>
          <table:table-cell office:value-type="float" office:value="119601500" calcext:value-type="float">
            <text:p>119601500</text:p>
          </table:table-cell>
          <table:table-cell office:value-type="float" office:value="32622222" calcext:value-type="float">
            <text:p>32622222</text:p>
          </table:table-cell>
          <table:table-cell table:formula="of:=[.H188]-[.G188]" office:value-type="float" office:value="-86979278" calcext:value-type="float">
            <text:p>-86979278</text:p>
          </table:table-cell>
          <table:table-cell table:number-columns-repeated="2"/>
        </table:table-row>
        <table:table-row table:style-name="ro1">
          <table:table-cell office:value-type="float" office:value="56444544" calcext:value-type="float">
            <text:p>56444544</text:p>
          </table:table-cell>
          <table:table-cell office:value-type="float" office:value="254076957" calcext:value-type="float">
            <text:p>254076957</text:p>
          </table:table-cell>
          <table:table-cell table:formula="of:=[.B189]-[.A189]" office:value-type="float" office:value="197632413" calcext:value-type="float">
            <text:p>197632413</text:p>
          </table:table-cell>
          <table:table-cell table:number-columns-repeated="3"/>
          <table:table-cell office:value-type="float" office:value="130236280" calcext:value-type="float">
            <text:p>130236280</text:p>
          </table:table-cell>
          <table:table-cell office:value-type="float" office:value="2039218750" calcext:value-type="float">
            <text:p>2039218750</text:p>
          </table:table-cell>
          <table:table-cell table:formula="of:=[.H189]-[.G189]" office:value-type="float" office:value="1908982470" calcext:value-type="float">
            <text:p>1908982470</text:p>
          </table:table-cell>
          <table:table-cell table:number-columns-repeated="2"/>
        </table:table-row>
        <table:table-row table:style-name="ro1">
          <table:table-cell office:value-type="float" office:value="47750179" calcext:value-type="float">
            <text:p>47750179</text:p>
          </table:table-cell>
          <table:table-cell office:value-type="float" office:value="27861325" calcext:value-type="float">
            <text:p>27861325</text:p>
          </table:table-cell>
          <table:table-cell table:formula="of:=[.B190]-[.A190]" office:value-type="float" office:value="-19888854" calcext:value-type="float">
            <text:p>-19888854</text:p>
          </table:table-cell>
          <table:table-cell table:number-columns-repeated="3"/>
          <table:table-cell office:value-type="float" office:value="109791593" calcext:value-type="float">
            <text:p>109791593</text:p>
          </table:table-cell>
          <table:table-cell office:value-type="float" office:value="21523916" calcext:value-type="float">
            <text:p>21523916</text:p>
          </table:table-cell>
          <table:table-cell table:formula="of:=[.H190]-[.G190]" office:value-type="float" office:value="-88267677" calcext:value-type="float">
            <text:p>-88267677</text:p>
          </table:table-cell>
          <table:table-cell table:number-columns-repeated="2"/>
        </table:table-row>
        <table:table-row table:style-name="ro1">
          <table:table-cell office:value-type="float" office:value="40041513" calcext:value-type="float">
            <text:p>40041513</text:p>
          </table:table-cell>
          <table:table-cell office:value-type="float" office:value="72749734" calcext:value-type="float">
            <text:p>72749734</text:p>
          </table:table-cell>
          <table:table-cell table:formula="of:=[.B191]-[.A191]" office:value-type="float" office:value="32708221" calcext:value-type="float">
            <text:p>32708221</text:p>
          </table:table-cell>
          <table:table-cell table:number-columns-repeated="3"/>
          <table:table-cell office:value-type="float" office:value="140323884" calcext:value-type="float">
            <text:p>140323884</text:p>
          </table:table-cell>
          <table:table-cell office:value-type="float" office:value="394331199" calcext:value-type="float">
            <text:p>394331199</text:p>
          </table:table-cell>
          <table:table-cell table:formula="of:=[.H191]-[.G191]" office:value-type="float" office:value="254007315" calcext:value-type="float">
            <text:p>254007315</text:p>
          </table:table-cell>
          <table:table-cell table:number-columns-repeated="2"/>
        </table:table-row>
        <table:table-row table:style-name="ro1">
          <table:table-cell office:value-type="float" office:value="46346650" calcext:value-type="float">
            <text:p>46346650</text:p>
          </table:table-cell>
          <table:table-cell office:value-type="float" office:value="218488710" calcext:value-type="float">
            <text:p>218488710</text:p>
          </table:table-cell>
          <table:table-cell table:formula="of:=[.B192]-[.A192]" office:value-type="float" office:value="172142060" calcext:value-type="float">
            <text:p>172142060</text:p>
          </table:table-cell>
          <table:table-cell table:number-columns-repeated="3"/>
          <table:table-cell office:value-type="float" office:value="127525380" calcext:value-type="float">
            <text:p>127525380</text:p>
          </table:table-cell>
          <table:table-cell office:value-type="float" office:value="30660800" calcext:value-type="float">
            <text:p>30660800</text:p>
          </table:table-cell>
          <table:table-cell table:formula="of:=[.H192]-[.G192]" office:value-type="float" office:value="-96864580" calcext:value-type="float">
            <text:p>-96864580</text:p>
          </table:table-cell>
          <table:table-cell table:number-columns-repeated="2"/>
        </table:table-row>
        <table:table-row table:style-name="ro1">
          <table:table-cell office:value-type="float" office:value="42948646" calcext:value-type="float">
            <text:p>42948646</text:p>
          </table:table-cell>
          <table:table-cell office:value-type="float" office:value="25457910" calcext:value-type="float">
            <text:p>25457910</text:p>
          </table:table-cell>
          <table:table-cell table:formula="of:=[.B193]-[.A193]" office:value-type="float" office:value="-17490736" calcext:value-type="float">
            <text:p>-17490736</text:p>
          </table:table-cell>
          <table:table-cell table:number-columns-repeated="3"/>
          <table:table-cell office:value-type="float" office:value="119124215" calcext:value-type="float">
            <text:p>119124215</text:p>
          </table:table-cell>
          <table:table-cell office:value-type="float" office:value="790671380" calcext:value-type="float">
            <text:p>790671380</text:p>
          </table:table-cell>
          <table:table-cell table:formula="of:=[.H193]-[.G193]" office:value-type="float" office:value="671547165" calcext:value-type="float">
            <text:p>671547165</text:p>
          </table:table-cell>
          <table:table-cell table:number-columns-repeated="2"/>
        </table:table-row>
        <table:table-row table:style-name="ro1">
          <table:table-cell office:value-type="float" office:value="65480855" calcext:value-type="float">
            <text:p>65480855</text:p>
          </table:table-cell>
          <table:table-cell office:value-type="float" office:value="18804520" calcext:value-type="float">
            <text:p>18804520</text:p>
          </table:table-cell>
          <table:table-cell table:formula="of:=[.B194]-[.A194]" office:value-type="float" office:value="-46676335" calcext:value-type="float">
            <text:p>-46676335</text:p>
          </table:table-cell>
          <table:table-cell table:number-columns-repeated="3"/>
          <table:table-cell office:value-type="float" office:value="116717116" calcext:value-type="float">
            <text:p>116717116</text:p>
          </table:table-cell>
          <table:table-cell office:value-type="float" office:value="16815248" calcext:value-type="float">
            <text:p>16815248</text:p>
          </table:table-cell>
          <table:table-cell table:formula="of:=[.H194]-[.G194]" office:value-type="float" office:value="-99901868" calcext:value-type="float">
            <text:p>-99901868</text:p>
          </table:table-cell>
          <table:table-cell table:number-columns-repeated="2"/>
        </table:table-row>
        <table:table-row table:style-name="ro1">
          <table:table-cell office:value-type="float" office:value="103952646" calcext:value-type="float">
            <text:p>103952646</text:p>
          </table:table-cell>
          <table:table-cell office:value-type="float" office:value="96334025" calcext:value-type="float">
            <text:p>96334025</text:p>
          </table:table-cell>
          <table:table-cell table:formula="of:=[.B195]-[.A195]" office:value-type="float" office:value="-7618621" calcext:value-type="float">
            <text:p>-7618621</text:p>
          </table:table-cell>
          <table:table-cell table:number-columns-repeated="3"/>
          <table:table-cell office:value-type="float" office:value="261246728" calcext:value-type="float">
            <text:p>261246728</text:p>
          </table:table-cell>
          <table:table-cell office:value-type="float" office:value="19526926" calcext:value-type="float">
            <text:p>19526926</text:p>
          </table:table-cell>
          <table:table-cell table:formula="of:=[.H195]-[.G195]" office:value-type="float" office:value="-241719802" calcext:value-type="float">
            <text:p>-241719802</text:p>
          </table:table-cell>
          <table:table-cell table:number-columns-repeated="2"/>
        </table:table-row>
        <table:table-row table:style-name="ro1">
          <table:table-cell office:value-type="float" office:value="43560207" calcext:value-type="float">
            <text:p>43560207</text:p>
          </table:table-cell>
          <table:table-cell office:value-type="float" office:value="96907284" calcext:value-type="float">
            <text:p>96907284</text:p>
          </table:table-cell>
          <table:table-cell table:formula="of:=[.B196]-[.A196]" office:value-type="float" office:value="53347077" calcext:value-type="float">
            <text:p>53347077</text:p>
          </table:table-cell>
          <table:table-cell table:number-columns-repeated="3"/>
          <table:table-cell office:value-type="float" office:value="167241546" calcext:value-type="float">
            <text:p>167241546</text:p>
          </table:table-cell>
          <table:table-cell office:value-type="float" office:value="17419622" calcext:value-type="float">
            <text:p>17419622</text:p>
          </table:table-cell>
          <table:table-cell table:formula="of:=[.H196]-[.G196]" office:value-type="float" office:value="-149821924" calcext:value-type="float">
            <text:p>-149821924</text:p>
          </table:table-cell>
          <table:table-cell table:number-columns-repeated="2"/>
        </table:table-row>
        <table:table-row table:style-name="ro1">
          <table:table-cell office:value-type="float" office:value="45246074" calcext:value-type="float">
            <text:p>45246074</text:p>
          </table:table-cell>
          <table:table-cell office:value-type="float" office:value="67015605" calcext:value-type="float">
            <text:p>67015605</text:p>
          </table:table-cell>
          <table:table-cell table:formula="of:=[.B197]-[.A197]" office:value-type="float" office:value="21769531" calcext:value-type="float">
            <text:p>21769531</text:p>
          </table:table-cell>
          <table:table-cell table:number-columns-repeated="3"/>
          <table:table-cell office:value-type="float" office:value="167559608" calcext:value-type="float">
            <text:p>167559608</text:p>
          </table:table-cell>
          <table:table-cell office:value-type="float" office:value="2083946488" calcext:value-type="float">
            <text:p>2083946488</text:p>
          </table:table-cell>
          <table:table-cell table:formula="of:=[.H197]-[.G197]" office:value-type="float" office:value="1916386880" calcext:value-type="float">
            <text:p>1916386880</text:p>
          </table:table-cell>
          <table:table-cell table:number-columns-repeated="2"/>
        </table:table-row>
        <table:table-row table:style-name="ro1">
          <table:table-cell office:value-type="float" office:value="40961631" calcext:value-type="float">
            <text:p>40961631</text:p>
          </table:table-cell>
          <table:table-cell office:value-type="float" office:value="88646780" calcext:value-type="float">
            <text:p>88646780</text:p>
          </table:table-cell>
          <table:table-cell table:formula="of:=[.B198]-[.A198]" office:value-type="float" office:value="47685149" calcext:value-type="float">
            <text:p>47685149</text:p>
          </table:table-cell>
          <table:table-cell table:number-columns-repeated="3"/>
          <table:table-cell office:value-type="float" office:value="114304910" calcext:value-type="float">
            <text:p>114304910</text:p>
          </table:table-cell>
          <table:table-cell office:value-type="float" office:value="24184822" calcext:value-type="float">
            <text:p>24184822</text:p>
          </table:table-cell>
          <table:table-cell table:formula="of:=[.H198]-[.G198]" office:value-type="float" office:value="-90120088" calcext:value-type="float">
            <text:p>-90120088</text:p>
          </table:table-cell>
          <table:table-cell table:number-columns-repeated="2"/>
        </table:table-row>
        <table:table-row table:style-name="ro1">
          <table:table-cell office:value-type="float" office:value="62858083" calcext:value-type="float">
            <text:p>62858083</text:p>
          </table:table-cell>
          <table:table-cell office:value-type="float" office:value="133479147" calcext:value-type="float">
            <text:p>133479147</text:p>
          </table:table-cell>
          <table:table-cell table:formula="of:=[.B199]-[.A199]" office:value-type="float" office:value="70621064" calcext:value-type="float">
            <text:p>70621064</text:p>
          </table:table-cell>
          <table:table-cell table:number-columns-repeated="3"/>
          <table:table-cell office:value-type="float" office:value="149338706" calcext:value-type="float">
            <text:p>149338706</text:p>
          </table:table-cell>
          <table:table-cell office:value-type="float" office:value="61824848" calcext:value-type="float">
            <text:p>61824848</text:p>
          </table:table-cell>
          <table:table-cell table:formula="of:=[.H199]-[.G199]" office:value-type="float" office:value="-87513858" calcext:value-type="float">
            <text:p>-87513858</text:p>
          </table:table-cell>
          <table:table-cell table:number-columns-repeated="2"/>
        </table:table-row>
        <table:table-row table:style-name="ro1">
          <table:table-cell office:value-type="float" office:value="36606909" calcext:value-type="float">
            <text:p>36606909</text:p>
          </table:table-cell>
          <table:table-cell office:value-type="float" office:value="178126690" calcext:value-type="float">
            <text:p>178126690</text:p>
          </table:table-cell>
          <table:table-cell table:formula="of:=[.B200]-[.A200]" office:value-type="float" office:value="141519781" calcext:value-type="float">
            <text:p>141519781</text:p>
          </table:table-cell>
          <table:table-cell table:number-columns-repeated="3"/>
          <table:table-cell office:value-type="float" office:value="137650774" calcext:value-type="float">
            <text:p>137650774</text:p>
          </table:table-cell>
          <table:table-cell office:value-type="float" office:value="86054328" calcext:value-type="float">
            <text:p>86054328</text:p>
          </table:table-cell>
          <table:table-cell table:formula="of:=[.H200]-[.G200]" office:value-type="float" office:value="-51596446" calcext:value-type="float">
            <text:p>-51596446</text:p>
          </table:table-cell>
          <table:table-cell table:number-columns-repeated="2"/>
        </table:table-row>
        <table:table-row table:style-name="ro1">
          <table:table-cell office:value-type="float" office:value="107849107" calcext:value-type="float">
            <text:p>107849107</text:p>
          </table:table-cell>
          <table:table-cell office:value-type="float" office:value="191820236" calcext:value-type="float">
            <text:p>191820236</text:p>
          </table:table-cell>
          <table:table-cell table:formula="of:=[.B201]-[.A201]" office:value-type="float" office:value="83971129" calcext:value-type="float">
            <text:p>83971129</text:p>
          </table:table-cell>
          <table:table-cell table:number-columns-repeated="3"/>
          <table:table-cell office:value-type="float" office:value="120097461" calcext:value-type="float">
            <text:p>120097461</text:p>
          </table:table-cell>
          <table:table-cell office:value-type="float" office:value="24821118" calcext:value-type="float">
            <text:p>24821118</text:p>
          </table:table-cell>
          <table:table-cell table:formula="of:=[.H201]-[.G201]" office:value-type="float" office:value="-95276343" calcext:value-type="float">
            <text:p>-95276343</text:p>
          </table:table-cell>
          <table:table-cell table:number-columns-repeated="2"/>
        </table:table-row>
        <table:table-row table:style-name="ro1">
          <table:table-cell office:value-type="float" office:value="341676053" calcext:value-type="float">
            <text:p>341676053</text:p>
          </table:table-cell>
          <table:table-cell office:value-type="float" office:value="88034597" calcext:value-type="float">
            <text:p>88034597</text:p>
          </table:table-cell>
          <table:table-cell table:formula="of:=[.B202]-[.A202]" office:value-type="float" office:value="-253641456" calcext:value-type="float">
            <text:p>-253641456</text:p>
          </table:table-cell>
          <table:table-cell table:number-columns-repeated="3"/>
          <table:table-cell office:value-type="float" office:value="108723090" calcext:value-type="float">
            <text:p>108723090</text:p>
          </table:table-cell>
          <table:table-cell office:value-type="float" office:value="99957691" calcext:value-type="float">
            <text:p>99957691</text:p>
          </table:table-cell>
          <table:table-cell table:formula="of:=[.H202]-[.G202]" office:value-type="float" office:value="-8765399" calcext:value-type="float">
            <text:p>-8765399</text:p>
          </table:table-cell>
          <table:table-cell table:number-columns-repeated="2"/>
        </table:table-row>
        <table:table-row table:style-name="ro1">
          <table:table-cell office:value-type="float" office:value="132308788" calcext:value-type="float">
            <text:p>132308788</text:p>
          </table:table-cell>
          <table:table-cell office:value-type="float" office:value="181304847" calcext:value-type="float">
            <text:p>181304847</text:p>
          </table:table-cell>
          <table:table-cell table:formula="of:=[.B203]-[.A203]" office:value-type="float" office:value="48996059" calcext:value-type="float">
            <text:p>48996059</text:p>
          </table:table-cell>
          <table:table-cell table:number-columns-repeated="3"/>
          <table:table-cell office:value-type="float" office:value="181683048" calcext:value-type="float">
            <text:p>181683048</text:p>
          </table:table-cell>
          <table:table-cell office:value-type="float" office:value="60820745" calcext:value-type="float">
            <text:p>60820745</text:p>
          </table:table-cell>
          <table:table-cell table:formula="of:=[.H203]-[.G203]" office:value-type="float" office:value="-120862303" calcext:value-type="float">
            <text:p>-120862303</text:p>
          </table:table-cell>
          <table:table-cell table:number-columns-repeated="2"/>
        </table:table-row>
        <table:table-row table:style-name="ro1">
          <table:table-cell office:value-type="float" office:value="405964923" calcext:value-type="float">
            <text:p>405964923</text:p>
          </table:table-cell>
          <table:table-cell office:value-type="float" office:value="112561270" calcext:value-type="float">
            <text:p>112561270</text:p>
          </table:table-cell>
          <table:table-cell table:formula="of:=[.B204]-[.A204]" office:value-type="float" office:value="-293403653" calcext:value-type="float">
            <text:p>-293403653</text:p>
          </table:table-cell>
          <table:table-cell table:number-columns-repeated="3"/>
          <table:table-cell office:value-type="float" office:value="165025052" calcext:value-type="float">
            <text:p>165025052</text:p>
          </table:table-cell>
          <table:table-cell office:value-type="float" office:value="28262071" calcext:value-type="float">
            <text:p>28262071</text:p>
          </table:table-cell>
          <table:table-cell table:formula="of:=[.H204]-[.G204]" office:value-type="float" office:value="-136762981" calcext:value-type="float">
            <text:p>-136762981</text:p>
          </table:table-cell>
          <table:table-cell table:number-columns-repeated="2"/>
        </table:table-row>
        <table:table-row table:style-name="ro1">
          <table:table-cell office:value-type="float" office:value="162560702" calcext:value-type="float">
            <text:p>162560702</text:p>
          </table:table-cell>
          <table:table-cell office:value-type="float" office:value="102646131" calcext:value-type="float">
            <text:p>102646131</text:p>
          </table:table-cell>
          <table:table-cell table:formula="of:=[.B205]-[.A205]" office:value-type="float" office:value="-59914571" calcext:value-type="float">
            <text:p>-59914571</text:p>
          </table:table-cell>
          <table:table-cell table:number-columns-repeated="3"/>
          <table:table-cell office:value-type="float" office:value="193815172" calcext:value-type="float">
            <text:p>193815172</text:p>
          </table:table-cell>
          <table:table-cell office:value-type="float" office:value="477605673" calcext:value-type="float">
            <text:p>477605673</text:p>
          </table:table-cell>
          <table:table-cell table:formula="of:=[.H205]-[.G205]" office:value-type="float" office:value="283790501" calcext:value-type="float">
            <text:p>283790501</text:p>
          </table:table-cell>
          <table:table-cell table:number-columns-repeated="2"/>
        </table:table-row>
        <table:table-row table:style-name="ro1">
          <table:table-cell office:value-type="float" office:value="109049751" calcext:value-type="float">
            <text:p>109049751</text:p>
          </table:table-cell>
          <table:table-cell office:value-type="float" office:value="147961795" calcext:value-type="float">
            <text:p>147961795</text:p>
          </table:table-cell>
          <table:table-cell table:formula="of:=[.B206]-[.A206]" office:value-type="float" office:value="38912044" calcext:value-type="float">
            <text:p>38912044</text:p>
          </table:table-cell>
          <table:table-cell table:number-columns-repeated="3"/>
          <table:table-cell office:value-type="float" office:value="182696381" calcext:value-type="float">
            <text:p>182696381</text:p>
          </table:table-cell>
          <table:table-cell office:value-type="float" office:value="1879699188" calcext:value-type="float">
            <text:p>1879699188</text:p>
          </table:table-cell>
          <table:table-cell table:formula="of:=[.H206]-[.G206]" office:value-type="float" office:value="1697002807" calcext:value-type="float">
            <text:p>1697002807</text:p>
          </table:table-cell>
          <table:table-cell table:number-columns-repeated="2"/>
        </table:table-row>
        <table:table-row table:style-name="ro1">
          <table:table-cell office:value-type="float" office:value="49503017" calcext:value-type="float">
            <text:p>49503017</text:p>
          </table:table-cell>
          <table:table-cell office:value-type="float" office:value="111155661" calcext:value-type="float">
            <text:p>111155661</text:p>
          </table:table-cell>
          <table:table-cell table:formula="of:=[.B207]-[.A207]" office:value-type="float" office:value="61652644" calcext:value-type="float">
            <text:p>61652644</text:p>
          </table:table-cell>
          <table:table-cell table:number-columns-repeated="3"/>
          <table:table-cell office:value-type="float" office:value="165945075" calcext:value-type="float">
            <text:p>165945075</text:p>
          </table:table-cell>
          <table:table-cell office:value-type="float" office:value="964856418" calcext:value-type="float">
            <text:p>964856418</text:p>
          </table:table-cell>
          <table:table-cell table:formula="of:=[.H207]-[.G207]" office:value-type="float" office:value="798911343" calcext:value-type="float">
            <text:p>798911343</text:p>
          </table:table-cell>
          <table:table-cell table:number-columns-repeated="2"/>
        </table:table-row>
        <table:table-row table:style-name="ro1">
          <table:table-cell office:value-type="float" office:value="213545127" calcext:value-type="float">
            <text:p>213545127</text:p>
          </table:table-cell>
          <table:table-cell office:value-type="float" office:value="127199365" calcext:value-type="float">
            <text:p>127199365</text:p>
          </table:table-cell>
          <table:table-cell table:formula="of:=[.B208]-[.A208]" office:value-type="float" office:value="-86345762" calcext:value-type="float">
            <text:p>-86345762</text:p>
          </table:table-cell>
          <table:table-cell table:number-columns-repeated="3"/>
          <table:table-cell office:value-type="float" office:value="263256761" calcext:value-type="float">
            <text:p>263256761</text:p>
          </table:table-cell>
          <table:table-cell office:value-type="float" office:value="2218841390" calcext:value-type="float">
            <text:p>2218841390</text:p>
          </table:table-cell>
          <table:table-cell table:formula="of:=[.H208]-[.G208]" office:value-type="float" office:value="1955584629" calcext:value-type="float">
            <text:p>1955584629</text:p>
          </table:table-cell>
          <table:table-cell table:number-columns-repeated="2"/>
        </table:table-row>
        <table:table-row table:style-name="ro1">
          <table:table-cell office:value-type="float" office:value="79837464" calcext:value-type="float">
            <text:p>79837464</text:p>
          </table:table-cell>
          <table:table-cell office:value-type="float" office:value="158981955" calcext:value-type="float">
            <text:p>158981955</text:p>
          </table:table-cell>
          <table:table-cell table:formula="of:=[.B209]-[.A209]" office:value-type="float" office:value="79144491" calcext:value-type="float">
            <text:p>79144491</text:p>
          </table:table-cell>
          <table:table-cell table:number-columns-repeated="3"/>
          <table:table-cell office:value-type="float" office:value="149763043" calcext:value-type="float">
            <text:p>149763043</text:p>
          </table:table-cell>
          <table:table-cell office:value-type="float" office:value="870814408" calcext:value-type="float">
            <text:p>870814408</text:p>
          </table:table-cell>
          <table:table-cell table:formula="of:=[.H209]-[.G209]" office:value-type="float" office:value="721051365" calcext:value-type="float">
            <text:p>721051365</text:p>
          </table:table-cell>
          <table:table-cell table:number-columns-repeated="2"/>
        </table:table-row>
        <table:table-row table:style-name="ro1">
          <table:table-cell office:value-type="float" office:value="124975913" calcext:value-type="float">
            <text:p>124975913</text:p>
          </table:table-cell>
          <table:table-cell office:value-type="float" office:value="137275189" calcext:value-type="float">
            <text:p>137275189</text:p>
          </table:table-cell>
          <table:table-cell table:formula="of:=[.B210]-[.A210]" office:value-type="float" office:value="12299276" calcext:value-type="float">
            <text:p>12299276</text:p>
          </table:table-cell>
          <table:table-cell table:number-columns-repeated="3"/>
          <table:table-cell office:value-type="float" office:value="262853021" calcext:value-type="float">
            <text:p>262853021</text:p>
          </table:table-cell>
          <table:table-cell office:value-type="float" office:value="154683336" calcext:value-type="float">
            <text:p>154683336</text:p>
          </table:table-cell>
          <table:table-cell table:formula="of:=[.H210]-[.G210]" office:value-type="float" office:value="-108169685" calcext:value-type="float">
            <text:p>-108169685</text:p>
          </table:table-cell>
          <table:table-cell table:number-columns-repeated="2"/>
        </table:table-row>
        <table:table-row table:style-name="ro1">
          <table:table-cell office:value-type="float" office:value="95243879" calcext:value-type="float">
            <text:p>95243879</text:p>
          </table:table-cell>
          <table:table-cell office:value-type="float" office:value="113729240" calcext:value-type="float">
            <text:p>113729240</text:p>
          </table:table-cell>
          <table:table-cell table:formula="of:=[.B211]-[.A211]" office:value-type="float" office:value="18485361" calcext:value-type="float">
            <text:p>18485361</text:p>
          </table:table-cell>
          <table:table-cell table:number-columns-repeated="3"/>
          <table:table-cell office:value-type="float" office:value="185560176" calcext:value-type="float">
            <text:p>185560176</text:p>
          </table:table-cell>
          <table:table-cell office:value-type="float" office:value="228311456" calcext:value-type="float">
            <text:p>228311456</text:p>
          </table:table-cell>
          <table:table-cell table:formula="of:=[.H211]-[.G211]" office:value-type="float" office:value="42751280" calcext:value-type="float">
            <text:p>42751280</text:p>
          </table:table-cell>
          <table:table-cell table:number-columns-repeated="2"/>
        </table:table-row>
        <table:table-row table:style-name="ro1">
          <table:table-cell office:value-type="float" office:value="72548499" calcext:value-type="float">
            <text:p>72548499</text:p>
          </table:table-cell>
          <table:table-cell office:value-type="float" office:value="250232588" calcext:value-type="float">
            <text:p>250232588</text:p>
          </table:table-cell>
          <table:table-cell table:formula="of:=[.B212]-[.A212]" office:value-type="float" office:value="177684089" calcext:value-type="float">
            <text:p>177684089</text:p>
          </table:table-cell>
          <table:table-cell table:number-columns-repeated="3"/>
          <table:table-cell office:value-type="float" office:value="148983399" calcext:value-type="float">
            <text:p>148983399</text:p>
          </table:table-cell>
          <table:table-cell office:value-type="float" office:value="1532410789" calcext:value-type="float">
            <text:p>1532410789</text:p>
          </table:table-cell>
          <table:table-cell table:formula="of:=[.H212]-[.G212]" office:value-type="float" office:value="1383427390" calcext:value-type="float">
            <text:p>1383427390</text:p>
          </table:table-cell>
          <table:table-cell table:number-columns-repeated="2"/>
        </table:table-row>
        <table:table-row table:style-name="ro1">
          <table:table-cell office:value-type="float" office:value="95744845" calcext:value-type="float">
            <text:p>95744845</text:p>
          </table:table-cell>
          <table:table-cell office:value-type="float" office:value="24394531" calcext:value-type="float">
            <text:p>24394531</text:p>
          </table:table-cell>
          <table:table-cell table:formula="of:=[.B213]-[.A213]" office:value-type="float" office:value="-71350314" calcext:value-type="float">
            <text:p>-71350314</text:p>
          </table:table-cell>
          <table:table-cell table:number-columns-repeated="3"/>
          <table:table-cell office:value-type="float" office:value="112704464" calcext:value-type="float">
            <text:p>112704464</text:p>
          </table:table-cell>
          <table:table-cell office:value-type="float" office:value="16572168" calcext:value-type="float">
            <text:p>16572168</text:p>
          </table:table-cell>
          <table:table-cell table:formula="of:=[.H213]-[.G213]" office:value-type="float" office:value="-96132296" calcext:value-type="float">
            <text:p>-96132296</text:p>
          </table:table-cell>
          <table:table-cell table:number-columns-repeated="2"/>
        </table:table-row>
        <table:table-row table:style-name="ro1">
          <table:table-cell office:value-type="float" office:value="147780261" calcext:value-type="float">
            <text:p>147780261</text:p>
          </table:table-cell>
          <table:table-cell office:value-type="float" office:value="205491839" calcext:value-type="float">
            <text:p>205491839</text:p>
          </table:table-cell>
          <table:table-cell table:formula="of:=[.B214]-[.A214]" office:value-type="float" office:value="57711578" calcext:value-type="float">
            <text:p>57711578</text:p>
          </table:table-cell>
          <table:table-cell table:number-columns-repeated="3"/>
          <table:table-cell office:value-type="float" office:value="223801949" calcext:value-type="float">
            <text:p>223801949</text:p>
          </table:table-cell>
          <table:table-cell office:value-type="float" office:value="1519420029" calcext:value-type="float">
            <text:p>1519420029</text:p>
          </table:table-cell>
          <table:table-cell table:formula="of:=[.H214]-[.G214]" office:value-type="float" office:value="1295618080" calcext:value-type="float">
            <text:p>1295618080</text:p>
          </table:table-cell>
          <table:table-cell table:number-columns-repeated="2"/>
        </table:table-row>
        <table:table-row table:style-name="ro1">
          <table:table-cell office:value-type="float" office:value="74439079" calcext:value-type="float">
            <text:p>74439079</text:p>
          </table:table-cell>
          <table:table-cell office:value-type="float" office:value="97843271" calcext:value-type="float">
            <text:p>97843271</text:p>
          </table:table-cell>
          <table:table-cell table:formula="of:=[.B215]-[.A215]" office:value-type="float" office:value="23404192" calcext:value-type="float">
            <text:p>23404192</text:p>
          </table:table-cell>
          <table:table-cell table:number-columns-repeated="3"/>
          <table:table-cell office:value-type="float" office:value="188883713" calcext:value-type="float">
            <text:p>188883713</text:p>
          </table:table-cell>
          <table:table-cell office:value-type="float" office:value="51651339" calcext:value-type="float">
            <text:p>51651339</text:p>
          </table:table-cell>
          <table:table-cell table:formula="of:=[.H215]-[.G215]" office:value-type="float" office:value="-137232374" calcext:value-type="float">
            <text:p>-13723237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4"/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DTSC diff</text:p>
          </table:table-cell>
          <table:table-cell table:number-columns-repeated="4"/>
          <table:table-cell table:number-columns-repeated="2" office:value-type="string" calcext:value-type="string">
            <text:p>RDTSC diff</text:p>
          </table:table-cell>
          <table:table-cell table:number-columns-repeated="3"/>
        </table:table-row>
        <table:table-row table:style-name="ro1">
          <table:table-cell office:value-type="float" office:value="64874536" calcext:value-type="float">
            <text:p>64874536</text:p>
          </table:table-cell>
          <table:table-cell office:value-type="float" office:value="26862296" calcext:value-type="float">
            <text:p>26862296</text:p>
          </table:table-cell>
          <table:table-cell table:formula="of:=[.B220]-[.A220]" office:value-type="float" office:value="-38012240" calcext:value-type="float">
            <text:p>-38012240</text:p>
          </table:table-cell>
          <table:table-cell table:number-columns-repeated="3"/>
          <table:table-cell office:value-type="float" office:value="231654936" calcext:value-type="float">
            <text:p>231654936</text:p>
          </table:table-cell>
          <table:table-cell office:value-type="float" office:value="46038512" calcext:value-type="float">
            <text:p>46038512</text:p>
          </table:table-cell>
          <table:table-cell table:formula="of:=[.H220]-[.G220]" office:value-type="float" office:value="-185616424" calcext:value-type="float">
            <text:p>-185616424</text:p>
          </table:table-cell>
          <table:table-cell table:number-columns-repeated="2"/>
        </table:table-row>
        <table:table-row table:style-name="ro1">
          <table:table-cell office:value-type="float" office:value="65074016" calcext:value-type="float">
            <text:p>65074016</text:p>
          </table:table-cell>
          <table:table-cell office:value-type="float" office:value="28906336" calcext:value-type="float">
            <text:p>28906336</text:p>
          </table:table-cell>
          <table:table-cell table:formula="of:=[.B221]-[.A221]" office:value-type="float" office:value="-36167680" calcext:value-type="float">
            <text:p>-36167680</text:p>
          </table:table-cell>
          <table:table-cell table:number-columns-repeated="3"/>
          <table:table-cell office:value-type="float" office:value="235006592" calcext:value-type="float">
            <text:p>235006592</text:p>
          </table:table-cell>
          <table:table-cell office:value-type="float" office:value="49757200" calcext:value-type="float">
            <text:p>49757200</text:p>
          </table:table-cell>
          <table:table-cell table:formula="of:=[.H221]-[.G221]" office:value-type="float" office:value="-185249392" calcext:value-type="float">
            <text:p>-185249392</text:p>
          </table:table-cell>
          <table:table-cell table:number-columns-repeated="2"/>
        </table:table-row>
        <table:table-row table:style-name="ro1">
          <table:table-cell office:value-type="float" office:value="67801616" calcext:value-type="float">
            <text:p>67801616</text:p>
          </table:table-cell>
          <table:table-cell office:value-type="float" office:value="29212712" calcext:value-type="float">
            <text:p>29212712</text:p>
          </table:table-cell>
          <table:table-cell table:formula="of:=[.B222]-[.A222]" office:value-type="float" office:value="-38588904" calcext:value-type="float">
            <text:p>-38588904</text:p>
          </table:table-cell>
          <table:table-cell table:number-columns-repeated="3"/>
          <table:table-cell office:value-type="float" office:value="280423632" calcext:value-type="float">
            <text:p>280423632</text:p>
          </table:table-cell>
          <table:table-cell office:value-type="float" office:value="44321696" calcext:value-type="float">
            <text:p>44321696</text:p>
          </table:table-cell>
          <table:table-cell table:formula="of:=[.H222]-[.G222]" office:value-type="float" office:value="-236101936" calcext:value-type="float">
            <text:p>-236101936</text:p>
          </table:table-cell>
          <table:table-cell table:number-columns-repeated="2"/>
        </table:table-row>
        <table:table-row table:style-name="ro1">
          <table:table-cell office:value-type="float" office:value="67549880" calcext:value-type="float">
            <text:p>67549880</text:p>
          </table:table-cell>
          <table:table-cell office:value-type="float" office:value="29530632" calcext:value-type="float">
            <text:p>29530632</text:p>
          </table:table-cell>
          <table:table-cell table:formula="of:=[.B223]-[.A223]" office:value-type="float" office:value="-38019248" calcext:value-type="float">
            <text:p>-38019248</text:p>
          </table:table-cell>
          <table:table-cell table:number-columns-repeated="3"/>
          <table:table-cell office:value-type="float" office:value="305271192" calcext:value-type="float">
            <text:p>305271192</text:p>
          </table:table-cell>
          <table:table-cell office:value-type="float" office:value="43578584" calcext:value-type="float">
            <text:p>43578584</text:p>
          </table:table-cell>
          <table:table-cell table:formula="of:=[.H223]-[.G223]" office:value-type="float" office:value="-261692608" calcext:value-type="float">
            <text:p>-261692608</text:p>
          </table:table-cell>
          <table:table-cell table:number-columns-repeated="2"/>
        </table:table-row>
        <table:table-row table:style-name="ro1">
          <table:table-cell office:value-type="float" office:value="71104184" calcext:value-type="float">
            <text:p>71104184</text:p>
          </table:table-cell>
          <table:table-cell office:value-type="float" office:value="28325200" calcext:value-type="float">
            <text:p>28325200</text:p>
          </table:table-cell>
          <table:table-cell table:formula="of:=[.B224]-[.A224]" office:value-type="float" office:value="-42778984" calcext:value-type="float">
            <text:p>-42778984</text:p>
          </table:table-cell>
          <table:table-cell table:number-columns-repeated="3"/>
          <table:table-cell office:value-type="float" office:value="308820632" calcext:value-type="float">
            <text:p>308820632</text:p>
          </table:table-cell>
          <table:table-cell office:value-type="float" office:value="44395040" calcext:value-type="float">
            <text:p>44395040</text:p>
          </table:table-cell>
          <table:table-cell table:formula="of:=[.H224]-[.G224]" office:value-type="float" office:value="-264425592" calcext:value-type="float">
            <text:p>-264425592</text:p>
          </table:table-cell>
          <table:table-cell table:number-columns-repeated="2"/>
        </table:table-row>
        <table:table-row table:style-name="ro1">
          <table:table-cell office:value-type="float" office:value="67745976" calcext:value-type="float">
            <text:p>67745976</text:p>
          </table:table-cell>
          <table:table-cell office:value-type="float" office:value="28773512" calcext:value-type="float">
            <text:p>28773512</text:p>
          </table:table-cell>
          <table:table-cell table:formula="of:=[.B225]-[.A225]" office:value-type="float" office:value="-38972464" calcext:value-type="float">
            <text:p>-38972464</text:p>
          </table:table-cell>
          <table:table-cell table:number-columns-repeated="3"/>
          <table:table-cell office:value-type="float" office:value="308701760" calcext:value-type="float">
            <text:p>308701760</text:p>
          </table:table-cell>
          <table:table-cell office:value-type="float" office:value="43451944" calcext:value-type="float">
            <text:p>43451944</text:p>
          </table:table-cell>
          <table:table-cell table:formula="of:=[.H225]-[.G225]" office:value-type="float" office:value="-265249816" calcext:value-type="float">
            <text:p>-265249816</text:p>
          </table:table-cell>
          <table:table-cell table:number-columns-repeated="2"/>
        </table:table-row>
        <table:table-row table:style-name="ro1">
          <table:table-cell office:value-type="float" office:value="66756360" calcext:value-type="float">
            <text:p>66756360</text:p>
          </table:table-cell>
          <table:table-cell office:value-type="float" office:value="28842112" calcext:value-type="float">
            <text:p>28842112</text:p>
          </table:table-cell>
          <table:table-cell table:formula="of:=[.B226]-[.A226]" office:value-type="float" office:value="-37914248" calcext:value-type="float">
            <text:p>-37914248</text:p>
          </table:table-cell>
          <table:table-cell table:number-columns-repeated="3"/>
          <table:table-cell office:value-type="float" office:value="317372808" calcext:value-type="float">
            <text:p>317372808</text:p>
          </table:table-cell>
          <table:table-cell office:value-type="float" office:value="43397648" calcext:value-type="float">
            <text:p>43397648</text:p>
          </table:table-cell>
          <table:table-cell table:formula="of:=[.H226]-[.G226]" office:value-type="float" office:value="-273975160" calcext:value-type="float">
            <text:p>-273975160</text:p>
          </table:table-cell>
          <table:table-cell table:number-columns-repeated="2"/>
        </table:table-row>
        <table:table-row table:style-name="ro1">
          <table:table-cell office:value-type="float" office:value="65279664" calcext:value-type="float">
            <text:p>65279664</text:p>
          </table:table-cell>
          <table:table-cell office:value-type="float" office:value="28565232" calcext:value-type="float">
            <text:p>28565232</text:p>
          </table:table-cell>
          <table:table-cell table:formula="of:=[.B227]-[.A227]" office:value-type="float" office:value="-36714432" calcext:value-type="float">
            <text:p>-36714432</text:p>
          </table:table-cell>
          <table:table-cell table:number-columns-repeated="3"/>
          <table:table-cell office:value-type="float" office:value="198055657" calcext:value-type="float">
            <text:p>198055657</text:p>
          </table:table-cell>
          <table:table-cell office:value-type="float" office:value="43859968" calcext:value-type="float">
            <text:p>43859968</text:p>
          </table:table-cell>
          <table:table-cell table:formula="of:=[.H227]-[.G227]" office:value-type="float" office:value="-154195689" calcext:value-type="float">
            <text:p>-154195689</text:p>
          </table:table-cell>
          <table:table-cell table:number-columns-repeated="2"/>
        </table:table-row>
        <table:table-row table:style-name="ro1">
          <table:table-cell office:value-type="float" office:value="68573640" calcext:value-type="float">
            <text:p>68573640</text:p>
          </table:table-cell>
          <table:table-cell office:value-type="float" office:value="28143624" calcext:value-type="float">
            <text:p>28143624</text:p>
          </table:table-cell>
          <table:table-cell table:formula="of:=[.B228]-[.A228]" office:value-type="float" office:value="-40430016" calcext:value-type="float">
            <text:p>-40430016</text:p>
          </table:table-cell>
          <table:table-cell table:number-columns-repeated="3"/>
          <table:table-cell office:value-type="float" office:value="119232612" calcext:value-type="float">
            <text:p>119232612</text:p>
          </table:table-cell>
          <table:table-cell office:value-type="float" office:value="43330456" calcext:value-type="float">
            <text:p>43330456</text:p>
          </table:table-cell>
          <table:table-cell table:formula="of:=[.H228]-[.G228]" office:value-type="float" office:value="-75902156" calcext:value-type="float">
            <text:p>-75902156</text:p>
          </table:table-cell>
          <table:table-cell table:number-columns-repeated="2"/>
        </table:table-row>
        <table:table-row table:style-name="ro1">
          <table:table-cell office:value-type="float" office:value="64952616" calcext:value-type="float">
            <text:p>64952616</text:p>
          </table:table-cell>
          <table:table-cell office:value-type="float" office:value="27550368" calcext:value-type="float">
            <text:p>27550368</text:p>
          </table:table-cell>
          <table:table-cell table:formula="of:=[.B229]-[.A229]" office:value-type="float" office:value="-37402248" calcext:value-type="float">
            <text:p>-37402248</text:p>
          </table:table-cell>
          <table:table-cell table:number-columns-repeated="3"/>
          <table:table-cell office:value-type="float" office:value="135404937" calcext:value-type="float">
            <text:p>135404937</text:p>
          </table:table-cell>
          <table:table-cell office:value-type="float" office:value="44229632" calcext:value-type="float">
            <text:p>44229632</text:p>
          </table:table-cell>
          <table:table-cell table:formula="of:=[.H229]-[.G229]" office:value-type="float" office:value="-91175305" calcext:value-type="float">
            <text:p>-91175305</text:p>
          </table:table-cell>
          <table:table-cell table:number-columns-repeated="2"/>
        </table:table-row>
        <table:table-row table:style-name="ro1">
          <table:table-cell office:value-type="float" office:value="66082864" calcext:value-type="float">
            <text:p>66082864</text:p>
          </table:table-cell>
          <table:table-cell office:value-type="float" office:value="28856152" calcext:value-type="float">
            <text:p>28856152</text:p>
          </table:table-cell>
          <table:table-cell table:formula="of:=[.B230]-[.A230]" office:value-type="float" office:value="-37226712" calcext:value-type="float">
            <text:p>-37226712</text:p>
          </table:table-cell>
          <table:table-cell table:number-columns-repeated="3"/>
          <table:table-cell office:value-type="float" office:value="124293174" calcext:value-type="float">
            <text:p>124293174</text:p>
          </table:table-cell>
          <table:table-cell office:value-type="float" office:value="42348880" calcext:value-type="float">
            <text:p>42348880</text:p>
          </table:table-cell>
          <table:table-cell table:formula="of:=[.H230]-[.G230]" office:value-type="float" office:value="-81944294" calcext:value-type="float">
            <text:p>-81944294</text:p>
          </table:table-cell>
          <table:table-cell table:number-columns-repeated="2"/>
        </table:table-row>
        <table:table-row table:style-name="ro1">
          <table:table-cell office:value-type="float" office:value="65224848" calcext:value-type="float">
            <text:p>65224848</text:p>
          </table:table-cell>
          <table:table-cell office:value-type="float" office:value="28661744" calcext:value-type="float">
            <text:p>28661744</text:p>
          </table:table-cell>
          <table:table-cell table:formula="of:=[.B231]-[.A231]" office:value-type="float" office:value="-36563104" calcext:value-type="float">
            <text:p>-36563104</text:p>
          </table:table-cell>
          <table:table-cell table:number-columns-repeated="3"/>
          <table:table-cell office:value-type="float" office:value="125669475" calcext:value-type="float">
            <text:p>125669475</text:p>
          </table:table-cell>
          <table:table-cell office:value-type="float" office:value="42686696" calcext:value-type="float">
            <text:p>42686696</text:p>
          </table:table-cell>
          <table:table-cell table:formula="of:=[.H231]-[.G231]" office:value-type="float" office:value="-82982779" calcext:value-type="float">
            <text:p>-82982779</text:p>
          </table:table-cell>
          <table:table-cell table:number-columns-repeated="2"/>
        </table:table-row>
        <table:table-row table:style-name="ro1">
          <table:table-cell office:value-type="float" office:value="64725440" calcext:value-type="float">
            <text:p>64725440</text:p>
          </table:table-cell>
          <table:table-cell office:value-type="float" office:value="28273224" calcext:value-type="float">
            <text:p>28273224</text:p>
          </table:table-cell>
          <table:table-cell table:formula="of:=[.B232]-[.A232]" office:value-type="float" office:value="-36452216" calcext:value-type="float">
            <text:p>-36452216</text:p>
          </table:table-cell>
          <table:table-cell table:number-columns-repeated="3"/>
          <table:table-cell office:value-type="float" office:value="233910801" calcext:value-type="float">
            <text:p>233910801</text:p>
          </table:table-cell>
          <table:table-cell office:value-type="float" office:value="42544208" calcext:value-type="float">
            <text:p>42544208</text:p>
          </table:table-cell>
          <table:table-cell table:formula="of:=[.H232]-[.G232]" office:value-type="float" office:value="-191366593" calcext:value-type="float">
            <text:p>-191366593</text:p>
          </table:table-cell>
          <table:table-cell table:number-columns-repeated="2"/>
        </table:table-row>
        <table:table-row table:style-name="ro1">
          <table:table-cell office:value-type="float" office:value="79582408" calcext:value-type="float">
            <text:p>79582408</text:p>
          </table:table-cell>
          <table:table-cell office:value-type="float" office:value="29958408" calcext:value-type="float">
            <text:p>29958408</text:p>
          </table:table-cell>
          <table:table-cell table:formula="of:=[.B233]-[.A233]" office:value-type="float" office:value="-49624000" calcext:value-type="float">
            <text:p>-49624000</text:p>
          </table:table-cell>
          <table:table-cell table:number-columns-repeated="3"/>
          <table:table-cell office:value-type="float" office:value="174690096" calcext:value-type="float">
            <text:p>174690096</text:p>
          </table:table-cell>
          <table:table-cell office:value-type="float" office:value="41981544" calcext:value-type="float">
            <text:p>41981544</text:p>
          </table:table-cell>
          <table:table-cell table:formula="of:=[.H233]-[.G233]" office:value-type="float" office:value="-132708552" calcext:value-type="float">
            <text:p>-132708552</text:p>
          </table:table-cell>
          <table:table-cell table:number-columns-repeated="2"/>
        </table:table-row>
        <table:table-row table:style-name="ro1">
          <table:table-cell office:value-type="float" office:value="66508288" calcext:value-type="float">
            <text:p>66508288</text:p>
          </table:table-cell>
          <table:table-cell office:value-type="float" office:value="30979296" calcext:value-type="float">
            <text:p>30979296</text:p>
          </table:table-cell>
          <table:table-cell table:formula="of:=[.B234]-[.A234]" office:value-type="float" office:value="-35528992" calcext:value-type="float">
            <text:p>-35528992</text:p>
          </table:table-cell>
          <table:table-cell table:number-columns-repeated="3"/>
          <table:table-cell office:value-type="float" office:value="188423302" calcext:value-type="float">
            <text:p>188423302</text:p>
          </table:table-cell>
          <table:table-cell office:value-type="float" office:value="42169168" calcext:value-type="float">
            <text:p>42169168</text:p>
          </table:table-cell>
          <table:table-cell table:formula="of:=[.H234]-[.G234]" office:value-type="float" office:value="-146254134" calcext:value-type="float">
            <text:p>-146254134</text:p>
          </table:table-cell>
          <table:table-cell table:number-columns-repeated="2"/>
        </table:table-row>
        <table:table-row table:style-name="ro1">
          <table:table-cell office:value-type="float" office:value="68422032" calcext:value-type="float">
            <text:p>68422032</text:p>
          </table:table-cell>
          <table:table-cell office:value-type="float" office:value="33304504" calcext:value-type="float">
            <text:p>33304504</text:p>
          </table:table-cell>
          <table:table-cell table:formula="of:=[.B235]-[.A235]" office:value-type="float" office:value="-35117528" calcext:value-type="float">
            <text:p>-35117528</text:p>
          </table:table-cell>
          <table:table-cell table:number-columns-repeated="3"/>
          <table:table-cell office:value-type="float" office:value="236465160" calcext:value-type="float">
            <text:p>236465160</text:p>
          </table:table-cell>
          <table:table-cell office:value-type="float" office:value="41840192" calcext:value-type="float">
            <text:p>41840192</text:p>
          </table:table-cell>
          <table:table-cell table:formula="of:=[.H235]-[.G235]" office:value-type="float" office:value="-194624968" calcext:value-type="float">
            <text:p>-194624968</text:p>
          </table:table-cell>
          <table:table-cell table:number-columns-repeated="2"/>
        </table:table-row>
        <table:table-row table:style-name="ro1">
          <table:table-cell office:value-type="float" office:value="67761144" calcext:value-type="float">
            <text:p>67761144</text:p>
          </table:table-cell>
          <table:table-cell office:value-type="float" office:value="29895632" calcext:value-type="float">
            <text:p>29895632</text:p>
          </table:table-cell>
          <table:table-cell table:formula="of:=[.B236]-[.A236]" office:value-type="float" office:value="-37865512" calcext:value-type="float">
            <text:p>-37865512</text:p>
          </table:table-cell>
          <table:table-cell table:number-columns-repeated="3"/>
          <table:table-cell office:value-type="float" office:value="232775744" calcext:value-type="float">
            <text:p>232775744</text:p>
          </table:table-cell>
          <table:table-cell office:value-type="float" office:value="41910000" calcext:value-type="float">
            <text:p>41910000</text:p>
          </table:table-cell>
          <table:table-cell table:formula="of:=[.H236]-[.G236]" office:value-type="float" office:value="-190865744" calcext:value-type="float">
            <text:p>-190865744</text:p>
          </table:table-cell>
          <table:table-cell table:number-columns-repeated="2"/>
        </table:table-row>
        <table:table-row table:style-name="ro1">
          <table:table-cell office:value-type="float" office:value="70253944" calcext:value-type="float">
            <text:p>70253944</text:p>
          </table:table-cell>
          <table:table-cell office:value-type="float" office:value="28179384" calcext:value-type="float">
            <text:p>28179384</text:p>
          </table:table-cell>
          <table:table-cell table:formula="of:=[.B237]-[.A237]" office:value-type="float" office:value="-42074560" calcext:value-type="float">
            <text:p>-42074560</text:p>
          </table:table-cell>
          <table:table-cell table:number-columns-repeated="3"/>
          <table:table-cell office:value-type="float" office:value="248056568" calcext:value-type="float">
            <text:p>248056568</text:p>
          </table:table-cell>
          <table:table-cell office:value-type="float" office:value="45184408" calcext:value-type="float">
            <text:p>45184408</text:p>
          </table:table-cell>
          <table:table-cell table:formula="of:=[.H237]-[.G237]" office:value-type="float" office:value="-202872160" calcext:value-type="float">
            <text:p>-202872160</text:p>
          </table:table-cell>
          <table:table-cell table:number-columns-repeated="2"/>
        </table:table-row>
        <table:table-row table:style-name="ro1">
          <table:table-cell office:value-type="float" office:value="72555376" calcext:value-type="float">
            <text:p>72555376</text:p>
          </table:table-cell>
          <table:table-cell office:value-type="float" office:value="28030528" calcext:value-type="float">
            <text:p>28030528</text:p>
          </table:table-cell>
          <table:table-cell table:formula="of:=[.B238]-[.A238]" office:value-type="float" office:value="-44524848" calcext:value-type="float">
            <text:p>-44524848</text:p>
          </table:table-cell>
          <table:table-cell table:number-columns-repeated="3"/>
          <table:table-cell office:value-type="float" office:value="234484184" calcext:value-type="float">
            <text:p>234484184</text:p>
          </table:table-cell>
          <table:table-cell office:value-type="float" office:value="42168912" calcext:value-type="float">
            <text:p>42168912</text:p>
          </table:table-cell>
          <table:table-cell table:formula="of:=[.H238]-[.G238]" office:value-type="float" office:value="-192315272" calcext:value-type="float">
            <text:p>-192315272</text:p>
          </table:table-cell>
          <table:table-cell table:number-columns-repeated="2"/>
        </table:table-row>
        <table:table-row table:style-name="ro1">
          <table:table-cell office:value-type="float" office:value="66557696" calcext:value-type="float">
            <text:p>66557696</text:p>
          </table:table-cell>
          <table:table-cell office:value-type="float" office:value="29299640" calcext:value-type="float">
            <text:p>29299640</text:p>
          </table:table-cell>
          <table:table-cell table:formula="of:=[.B239]-[.A239]" office:value-type="float" office:value="-37258056" calcext:value-type="float">
            <text:p>-37258056</text:p>
          </table:table-cell>
          <table:table-cell table:number-columns-repeated="3"/>
          <table:table-cell office:value-type="float" office:value="237504560" calcext:value-type="float">
            <text:p>237504560</text:p>
          </table:table-cell>
          <table:table-cell office:value-type="float" office:value="42987552" calcext:value-type="float">
            <text:p>42987552</text:p>
          </table:table-cell>
          <table:table-cell table:formula="of:=[.H239]-[.G239]" office:value-type="float" office:value="-194517008" calcext:value-type="float">
            <text:p>-194517008</text:p>
          </table:table-cell>
          <table:table-cell table:number-columns-repeated="2"/>
        </table:table-row>
        <table:table-row table:style-name="ro1">
          <table:table-cell office:value-type="float" office:value="72122216" calcext:value-type="float">
            <text:p>72122216</text:p>
          </table:table-cell>
          <table:table-cell office:value-type="float" office:value="28524352" calcext:value-type="float">
            <text:p>28524352</text:p>
          </table:table-cell>
          <table:table-cell table:formula="of:=[.B240]-[.A240]" office:value-type="float" office:value="-43597864" calcext:value-type="float">
            <text:p>-43597864</text:p>
          </table:table-cell>
          <table:table-cell table:number-columns-repeated="3"/>
          <table:table-cell office:value-type="float" office:value="232342936" calcext:value-type="float">
            <text:p>232342936</text:p>
          </table:table-cell>
          <table:table-cell office:value-type="float" office:value="42593688" calcext:value-type="float">
            <text:p>42593688</text:p>
          </table:table-cell>
          <table:table-cell table:formula="of:=[.H240]-[.G240]" office:value-type="float" office:value="-189749248" calcext:value-type="float">
            <text:p>-189749248</text:p>
          </table:table-cell>
          <table:table-cell table:number-columns-repeated="2"/>
        </table:table-row>
        <table:table-row table:style-name="ro1">
          <table:table-cell office:value-type="float" office:value="63909176" calcext:value-type="float">
            <text:p>63909176</text:p>
          </table:table-cell>
          <table:table-cell office:value-type="float" office:value="28305000" calcext:value-type="float">
            <text:p>28305000</text:p>
          </table:table-cell>
          <table:table-cell table:formula="of:=[.B241]-[.A241]" office:value-type="float" office:value="-35604176" calcext:value-type="float">
            <text:p>-35604176</text:p>
          </table:table-cell>
          <table:table-cell table:number-columns-repeated="3"/>
          <table:table-cell office:value-type="float" office:value="229958736" calcext:value-type="float">
            <text:p>229958736</text:p>
          </table:table-cell>
          <table:table-cell office:value-type="float" office:value="42203056" calcext:value-type="float">
            <text:p>42203056</text:p>
          </table:table-cell>
          <table:table-cell table:formula="of:=[.H241]-[.G241]" office:value-type="float" office:value="-187755680" calcext:value-type="float">
            <text:p>-187755680</text:p>
          </table:table-cell>
          <table:table-cell table:number-columns-repeated="2"/>
        </table:table-row>
        <table:table-row table:style-name="ro1">
          <table:table-cell office:value-type="float" office:value="66231384" calcext:value-type="float">
            <text:p>66231384</text:p>
          </table:table-cell>
          <table:table-cell office:value-type="float" office:value="27887624" calcext:value-type="float">
            <text:p>27887624</text:p>
          </table:table-cell>
          <table:table-cell table:formula="of:=[.B242]-[.A242]" office:value-type="float" office:value="-38343760" calcext:value-type="float">
            <text:p>-38343760</text:p>
          </table:table-cell>
          <table:table-cell table:number-columns-repeated="3"/>
          <table:table-cell office:value-type="float" office:value="233533104" calcext:value-type="float">
            <text:p>233533104</text:p>
          </table:table-cell>
          <table:table-cell office:value-type="float" office:value="42467800" calcext:value-type="float">
            <text:p>42467800</text:p>
          </table:table-cell>
          <table:table-cell table:formula="of:=[.H242]-[.G242]" office:value-type="float" office:value="-191065304" calcext:value-type="float">
            <text:p>-191065304</text:p>
          </table:table-cell>
          <table:table-cell table:number-columns-repeated="2"/>
        </table:table-row>
        <table:table-row table:style-name="ro1">
          <table:table-cell office:value-type="float" office:value="65062752" calcext:value-type="float">
            <text:p>65062752</text:p>
          </table:table-cell>
          <table:table-cell office:value-type="float" office:value="27778824" calcext:value-type="float">
            <text:p>27778824</text:p>
          </table:table-cell>
          <table:table-cell table:formula="of:=[.B243]-[.A243]" office:value-type="float" office:value="-37283928" calcext:value-type="float">
            <text:p>-37283928</text:p>
          </table:table-cell>
          <table:table-cell table:number-columns-repeated="3"/>
          <table:table-cell office:value-type="float" office:value="232917336" calcext:value-type="float">
            <text:p>232917336</text:p>
          </table:table-cell>
          <table:table-cell office:value-type="float" office:value="42644544" calcext:value-type="float">
            <text:p>42644544</text:p>
          </table:table-cell>
          <table:table-cell table:formula="of:=[.H243]-[.G243]" office:value-type="float" office:value="-190272792" calcext:value-type="float">
            <text:p>-190272792</text:p>
          </table:table-cell>
          <table:table-cell table:number-columns-repeated="2"/>
        </table:table-row>
        <table:table-row table:style-name="ro1">
          <table:table-cell office:value-type="float" office:value="67167608" calcext:value-type="float">
            <text:p>67167608</text:p>
          </table:table-cell>
          <table:table-cell office:value-type="float" office:value="27176496" calcext:value-type="float">
            <text:p>27176496</text:p>
          </table:table-cell>
          <table:table-cell table:formula="of:=[.B244]-[.A244]" office:value-type="float" office:value="-39991112" calcext:value-type="float">
            <text:p>-39991112</text:p>
          </table:table-cell>
          <table:table-cell table:number-columns-repeated="3"/>
          <table:table-cell office:value-type="float" office:value="237586424" calcext:value-type="float">
            <text:p>237586424</text:p>
          </table:table-cell>
          <table:table-cell office:value-type="float" office:value="42492920" calcext:value-type="float">
            <text:p>42492920</text:p>
          </table:table-cell>
          <table:table-cell table:formula="of:=[.H244]-[.G244]" office:value-type="float" office:value="-195093504" calcext:value-type="float">
            <text:p>-195093504</text:p>
          </table:table-cell>
          <table:table-cell table:number-columns-repeated="2"/>
        </table:table-row>
        <table:table-row table:style-name="ro1">
          <table:table-cell office:value-type="float" office:value="67716744" calcext:value-type="float">
            <text:p>67716744</text:p>
          </table:table-cell>
          <table:table-cell office:value-type="float" office:value="27534064" calcext:value-type="float">
            <text:p>27534064</text:p>
          </table:table-cell>
          <table:table-cell table:formula="of:=[.B245]-[.A245]" office:value-type="float" office:value="-40182680" calcext:value-type="float">
            <text:p>-40182680</text:p>
          </table:table-cell>
          <table:table-cell table:number-columns-repeated="3"/>
          <table:table-cell office:value-type="float" office:value="150950175" calcext:value-type="float">
            <text:p>150950175</text:p>
          </table:table-cell>
          <table:table-cell office:value-type="float" office:value="41838160" calcext:value-type="float">
            <text:p>41838160</text:p>
          </table:table-cell>
          <table:table-cell table:formula="of:=[.H245]-[.G245]" office:value-type="float" office:value="-109112015" calcext:value-type="float">
            <text:p>-109112015</text:p>
          </table:table-cell>
          <table:table-cell table:number-columns-repeated="2"/>
        </table:table-row>
        <table:table-row table:style-name="ro1">
          <table:table-cell office:value-type="float" office:value="72290336" calcext:value-type="float">
            <text:p>72290336</text:p>
          </table:table-cell>
          <table:table-cell office:value-type="float" office:value="27653816" calcext:value-type="float">
            <text:p>27653816</text:p>
          </table:table-cell>
          <table:table-cell table:formula="of:=[.B246]-[.A246]" office:value-type="float" office:value="-44636520" calcext:value-type="float">
            <text:p>-44636520</text:p>
          </table:table-cell>
          <table:table-cell table:number-columns-repeated="3"/>
          <table:table-cell office:value-type="float" office:value="120445422" calcext:value-type="float">
            <text:p>120445422</text:p>
          </table:table-cell>
          <table:table-cell office:value-type="float" office:value="43224728" calcext:value-type="float">
            <text:p>43224728</text:p>
          </table:table-cell>
          <table:table-cell table:formula="of:=[.H246]-[.G246]" office:value-type="float" office:value="-77220694" calcext:value-type="float">
            <text:p>-77220694</text:p>
          </table:table-cell>
          <table:table-cell table:number-columns-repeated="2"/>
        </table:table-row>
        <table:table-row table:style-name="ro1">
          <table:table-cell office:value-type="float" office:value="70538648" calcext:value-type="float">
            <text:p>70538648</text:p>
          </table:table-cell>
          <table:table-cell office:value-type="float" office:value="29671080" calcext:value-type="float">
            <text:p>29671080</text:p>
          </table:table-cell>
          <table:table-cell table:formula="of:=[.B247]-[.A247]" office:value-type="float" office:value="-40867568" calcext:value-type="float">
            <text:p>-40867568</text:p>
          </table:table-cell>
          <table:table-cell table:number-columns-repeated="3"/>
          <table:table-cell office:value-type="float" office:value="120205236" calcext:value-type="float">
            <text:p>120205236</text:p>
          </table:table-cell>
          <table:table-cell office:value-type="float" office:value="42400288" calcext:value-type="float">
            <text:p>42400288</text:p>
          </table:table-cell>
          <table:table-cell table:formula="of:=[.H247]-[.G247]" office:value-type="float" office:value="-77804948" calcext:value-type="float">
            <text:p>-77804948</text:p>
          </table:table-cell>
          <table:table-cell table:number-columns-repeated="2"/>
        </table:table-row>
        <table:table-row table:style-name="ro1">
          <table:table-cell office:value-type="float" office:value="61871912" calcext:value-type="float">
            <text:p>61871912</text:p>
          </table:table-cell>
          <table:table-cell office:value-type="float" office:value="27014296" calcext:value-type="float">
            <text:p>27014296</text:p>
          </table:table-cell>
          <table:table-cell table:formula="of:=[.B248]-[.A248]" office:value-type="float" office:value="-34857616" calcext:value-type="float">
            <text:p>-34857616</text:p>
          </table:table-cell>
          <table:table-cell table:number-columns-repeated="3"/>
          <table:table-cell office:value-type="float" office:value="125141007" calcext:value-type="float">
            <text:p>125141007</text:p>
          </table:table-cell>
          <table:table-cell office:value-type="float" office:value="42407976" calcext:value-type="float">
            <text:p>42407976</text:p>
          </table:table-cell>
          <table:table-cell table:formula="of:=[.H248]-[.G248]" office:value-type="float" office:value="-82733031" calcext:value-type="float">
            <text:p>-82733031</text:p>
          </table:table-cell>
          <table:table-cell table:number-columns-repeated="2"/>
        </table:table-row>
        <table:table-row table:style-name="ro1">
          <table:table-cell office:value-type="float" office:value="63606048" calcext:value-type="float">
            <text:p>63606048</text:p>
          </table:table-cell>
          <table:table-cell office:value-type="float" office:value="27110624" calcext:value-type="float">
            <text:p>27110624</text:p>
          </table:table-cell>
          <table:table-cell table:formula="of:=[.B249]-[.A249]" office:value-type="float" office:value="-36495424" calcext:value-type="float">
            <text:p>-36495424</text:p>
          </table:table-cell>
          <table:table-cell table:number-columns-repeated="3"/>
          <table:table-cell office:value-type="float" office:value="118196634" calcext:value-type="float">
            <text:p>118196634</text:p>
          </table:table-cell>
          <table:table-cell office:value-type="float" office:value="41864376" calcext:value-type="float">
            <text:p>41864376</text:p>
          </table:table-cell>
          <table:table-cell table:formula="of:=[.H249]-[.G249]" office:value-type="float" office:value="-76332258" calcext:value-type="float">
            <text:p>-76332258</text:p>
          </table:table-cell>
          <table:table-cell table:number-columns-repeated="2"/>
        </table:table-row>
        <table:table-row table:style-name="ro1">
          <table:table-cell office:value-type="float" office:value="63656136" calcext:value-type="float">
            <text:p>63656136</text:p>
          </table:table-cell>
          <table:table-cell office:value-type="float" office:value="26986128" calcext:value-type="float">
            <text:p>26986128</text:p>
          </table:table-cell>
          <table:table-cell table:formula="of:=[.B250]-[.A250]" office:value-type="float" office:value="-36670008" calcext:value-type="float">
            <text:p>-36670008</text:p>
          </table:table-cell>
          <table:table-cell table:number-columns-repeated="3"/>
          <table:table-cell office:value-type="float" office:value="119361384" calcext:value-type="float">
            <text:p>119361384</text:p>
          </table:table-cell>
          <table:table-cell office:value-type="float" office:value="42103624" calcext:value-type="float">
            <text:p>42103624</text:p>
          </table:table-cell>
          <table:table-cell table:formula="of:=[.H250]-[.G250]" office:value-type="float" office:value="-77257760" calcext:value-type="float">
            <text:p>-77257760</text:p>
          </table:table-cell>
          <table:table-cell table:number-columns-repeated="2"/>
        </table:table-row>
        <table:table-row table:style-name="ro1">
          <table:table-cell office:value-type="float" office:value="67162832" calcext:value-type="float">
            <text:p>67162832</text:p>
          </table:table-cell>
          <table:table-cell office:value-type="float" office:value="27855064" calcext:value-type="float">
            <text:p>27855064</text:p>
          </table:table-cell>
          <table:table-cell table:formula="of:=[.B251]-[.A251]" office:value-type="float" office:value="-39307768" calcext:value-type="float">
            <text:p>-39307768</text:p>
          </table:table-cell>
          <table:table-cell table:number-columns-repeated="3"/>
          <table:table-cell office:value-type="float" office:value="123863061" calcext:value-type="float">
            <text:p>123863061</text:p>
          </table:table-cell>
          <table:table-cell office:value-type="float" office:value="42026696" calcext:value-type="float">
            <text:p>42026696</text:p>
          </table:table-cell>
          <table:table-cell table:formula="of:=[.H251]-[.G251]" office:value-type="float" office:value="-81836365" calcext:value-type="float">
            <text:p>-81836365</text:p>
          </table:table-cell>
          <table:table-cell table:number-columns-repeated="2"/>
        </table:table-row>
        <table:table-row table:style-name="ro1">
          <table:table-cell office:value-type="float" office:value="65965872" calcext:value-type="float">
            <text:p>65965872</text:p>
          </table:table-cell>
          <table:table-cell office:value-type="float" office:value="27839136" calcext:value-type="float">
            <text:p>27839136</text:p>
          </table:table-cell>
          <table:table-cell table:formula="of:=[.B252]-[.A252]" office:value-type="float" office:value="-38126736" calcext:value-type="float">
            <text:p>-38126736</text:p>
          </table:table-cell>
          <table:table-cell table:number-columns-repeated="3"/>
          <table:table-cell office:value-type="float" office:value="239978246" calcext:value-type="float">
            <text:p>239978246</text:p>
          </table:table-cell>
          <table:table-cell office:value-type="float" office:value="42546088" calcext:value-type="float">
            <text:p>42546088</text:p>
          </table:table-cell>
          <table:table-cell table:formula="of:=[.H252]-[.G252]" office:value-type="float" office:value="-197432158" calcext:value-type="float">
            <text:p>-197432158</text:p>
          </table:table-cell>
          <table:table-cell table:number-columns-repeated="2"/>
        </table:table-row>
        <table:table-row table:style-name="ro1">
          <table:table-cell office:value-type="float" office:value="63763496" calcext:value-type="float">
            <text:p>63763496</text:p>
          </table:table-cell>
          <table:table-cell office:value-type="float" office:value="27923664" calcext:value-type="float">
            <text:p>27923664</text:p>
          </table:table-cell>
          <table:table-cell table:formula="of:=[.B253]-[.A253]" office:value-type="float" office:value="-35839832" calcext:value-type="float">
            <text:p>-35839832</text:p>
          </table:table-cell>
          <table:table-cell table:number-columns-repeated="3"/>
          <table:table-cell office:value-type="float" office:value="236646144" calcext:value-type="float">
            <text:p>236646144</text:p>
          </table:table-cell>
          <table:table-cell office:value-type="float" office:value="41886272" calcext:value-type="float">
            <text:p>41886272</text:p>
          </table:table-cell>
          <table:table-cell table:formula="of:=[.H253]-[.G253]" office:value-type="float" office:value="-194759872" calcext:value-type="float">
            <text:p>-194759872</text:p>
          </table:table-cell>
          <table:table-cell table:number-columns-repeated="2"/>
        </table:table-row>
        <table:table-row table:style-name="ro1">
          <table:table-cell office:value-type="float" office:value="61601408" calcext:value-type="float">
            <text:p>61601408</text:p>
          </table:table-cell>
          <table:table-cell office:value-type="float" office:value="27438824" calcext:value-type="float">
            <text:p>27438824</text:p>
          </table:table-cell>
          <table:table-cell table:formula="of:=[.B254]-[.A254]" office:value-type="float" office:value="-34162584" calcext:value-type="float">
            <text:p>-34162584</text:p>
          </table:table-cell>
          <table:table-cell table:number-columns-repeated="3"/>
          <table:table-cell office:value-type="float" office:value="229744832" calcext:value-type="float">
            <text:p>229744832</text:p>
          </table:table-cell>
          <table:table-cell office:value-type="float" office:value="42337728" calcext:value-type="float">
            <text:p>42337728</text:p>
          </table:table-cell>
          <table:table-cell table:formula="of:=[.H254]-[.G254]" office:value-type="float" office:value="-187407104" calcext:value-type="float">
            <text:p>-187407104</text:p>
          </table:table-cell>
          <table:table-cell table:number-columns-repeated="2"/>
        </table:table-row>
        <table:table-row table:style-name="ro1">
          <table:table-cell office:value-type="float" office:value="62228920" calcext:value-type="float">
            <text:p>62228920</text:p>
          </table:table-cell>
          <table:table-cell office:value-type="float" office:value="27612784" calcext:value-type="float">
            <text:p>27612784</text:p>
          </table:table-cell>
          <table:table-cell table:formula="of:=[.B255]-[.A255]" office:value-type="float" office:value="-34616136" calcext:value-type="float">
            <text:p>-34616136</text:p>
          </table:table-cell>
          <table:table-cell table:number-columns-repeated="3"/>
          <table:table-cell office:value-type="float" office:value="230350952" calcext:value-type="float">
            <text:p>230350952</text:p>
          </table:table-cell>
          <table:table-cell office:value-type="float" office:value="42536328" calcext:value-type="float">
            <text:p>42536328</text:p>
          </table:table-cell>
          <table:table-cell table:formula="of:=[.H255]-[.G255]" office:value-type="float" office:value="-187814624" calcext:value-type="float">
            <text:p>-187814624</text:p>
          </table:table-cell>
          <table:table-cell table:number-columns-repeated="2"/>
        </table:table-row>
        <table:table-row table:style-name="ro1">
          <table:table-cell office:value-type="float" office:value="60863184" calcext:value-type="float">
            <text:p>60863184</text:p>
          </table:table-cell>
          <table:table-cell office:value-type="float" office:value="25781288" calcext:value-type="float">
            <text:p>25781288</text:p>
          </table:table-cell>
          <table:table-cell table:formula="of:=[.B256]-[.A256]" office:value-type="float" office:value="-35081896" calcext:value-type="float">
            <text:p>-35081896</text:p>
          </table:table-cell>
          <table:table-cell table:number-columns-repeated="3"/>
          <table:table-cell office:value-type="float" office:value="229997056" calcext:value-type="float">
            <text:p>229997056</text:p>
          </table:table-cell>
          <table:table-cell office:value-type="float" office:value="41897464" calcext:value-type="float">
            <text:p>41897464</text:p>
          </table:table-cell>
          <table:table-cell table:formula="of:=[.H256]-[.G256]" office:value-type="float" office:value="-188099592" calcext:value-type="float">
            <text:p>-188099592</text:p>
          </table:table-cell>
          <table:table-cell table:number-columns-repeated="2"/>
        </table:table-row>
        <table:table-row table:style-name="ro1">
          <table:table-cell office:value-type="float" office:value="66837464" calcext:value-type="float">
            <text:p>66837464</text:p>
          </table:table-cell>
          <table:table-cell office:value-type="float" office:value="26984472" calcext:value-type="float">
            <text:p>26984472</text:p>
          </table:table-cell>
          <table:table-cell table:formula="of:=[.B257]-[.A257]" office:value-type="float" office:value="-39852992" calcext:value-type="float">
            <text:p>-39852992</text:p>
          </table:table-cell>
          <table:table-cell table:number-columns-repeated="3"/>
          <table:table-cell office:value-type="float" office:value="230315048" calcext:value-type="float">
            <text:p>230315048</text:p>
          </table:table-cell>
          <table:table-cell office:value-type="float" office:value="41859232" calcext:value-type="float">
            <text:p>41859232</text:p>
          </table:table-cell>
          <table:table-cell table:formula="of:=[.H257]-[.G257]" office:value-type="float" office:value="-188455816" calcext:value-type="float">
            <text:p>-188455816</text:p>
          </table:table-cell>
          <table:table-cell table:number-columns-repeated="2"/>
        </table:table-row>
        <table:table-row table:style-name="ro1">
          <table:table-cell office:value-type="float" office:value="62363280" calcext:value-type="float">
            <text:p>62363280</text:p>
          </table:table-cell>
          <table:table-cell office:value-type="float" office:value="26608408" calcext:value-type="float">
            <text:p>26608408</text:p>
          </table:table-cell>
          <table:table-cell table:formula="of:=[.B258]-[.A258]" office:value-type="float" office:value="-35754872" calcext:value-type="float">
            <text:p>-35754872</text:p>
          </table:table-cell>
          <table:table-cell table:number-columns-repeated="3"/>
          <table:table-cell office:value-type="float" office:value="215927460" calcext:value-type="float">
            <text:p>215927460</text:p>
          </table:table-cell>
          <table:table-cell office:value-type="float" office:value="42395800" calcext:value-type="float">
            <text:p>42395800</text:p>
          </table:table-cell>
          <table:table-cell table:formula="of:=[.H258]-[.G258]" office:value-type="float" office:value="-173531660" calcext:value-type="float">
            <text:p>-173531660</text:p>
          </table:table-cell>
          <table:table-cell table:number-columns-repeated="2"/>
        </table:table-row>
        <table:table-row table:style-name="ro1">
          <table:table-cell office:value-type="float" office:value="60537968" calcext:value-type="float">
            <text:p>60537968</text:p>
          </table:table-cell>
          <table:table-cell office:value-type="float" office:value="25442208" calcext:value-type="float">
            <text:p>25442208</text:p>
          </table:table-cell>
          <table:table-cell table:formula="of:=[.B259]-[.A259]" office:value-type="float" office:value="-35095760" calcext:value-type="float">
            <text:p>-35095760</text:p>
          </table:table-cell>
          <table:table-cell table:number-columns-repeated="3"/>
          <table:table-cell office:value-type="float" office:value="114174192" calcext:value-type="float">
            <text:p>114174192</text:p>
          </table:table-cell>
          <table:table-cell office:value-type="float" office:value="40801544" calcext:value-type="float">
            <text:p>40801544</text:p>
          </table:table-cell>
          <table:table-cell table:formula="of:=[.H259]-[.G259]" office:value-type="float" office:value="-73372648" calcext:value-type="float">
            <text:p>-73372648</text:p>
          </table:table-cell>
          <table:table-cell table:number-columns-repeated="2"/>
        </table:table-row>
        <table:table-row table:style-name="ro1">
          <table:table-cell office:value-type="float" office:value="59784472" calcext:value-type="float">
            <text:p>59784472</text:p>
          </table:table-cell>
          <table:table-cell office:value-type="float" office:value="25750040" calcext:value-type="float">
            <text:p>25750040</text:p>
          </table:table-cell>
          <table:table-cell table:formula="of:=[.B260]-[.A260]" office:value-type="float" office:value="-34034432" calcext:value-type="float">
            <text:p>-34034432</text:p>
          </table:table-cell>
          <table:table-cell table:number-columns-repeated="3"/>
          <table:table-cell office:value-type="float" office:value="117936735" calcext:value-type="float">
            <text:p>117936735</text:p>
          </table:table-cell>
          <table:table-cell office:value-type="float" office:value="42070728" calcext:value-type="float">
            <text:p>42070728</text:p>
          </table:table-cell>
          <table:table-cell table:formula="of:=[.H260]-[.G260]" office:value-type="float" office:value="-75866007" calcext:value-type="float">
            <text:p>-75866007</text:p>
          </table:table-cell>
          <table:table-cell table:number-columns-repeated="2"/>
        </table:table-row>
        <table:table-row table:style-name="ro1">
          <table:table-cell office:value-type="float" office:value="60214640" calcext:value-type="float">
            <text:p>60214640</text:p>
          </table:table-cell>
          <table:table-cell office:value-type="float" office:value="24839440" calcext:value-type="float">
            <text:p>24839440</text:p>
          </table:table-cell>
          <table:table-cell table:formula="of:=[.B261]-[.A261]" office:value-type="float" office:value="-35375200" calcext:value-type="float">
            <text:p>-35375200</text:p>
          </table:table-cell>
          <table:table-cell table:number-columns-repeated="3"/>
          <table:table-cell office:value-type="float" office:value="116386434" calcext:value-type="float">
            <text:p>116386434</text:p>
          </table:table-cell>
          <table:table-cell office:value-type="float" office:value="42313320" calcext:value-type="float">
            <text:p>42313320</text:p>
          </table:table-cell>
          <table:table-cell table:formula="of:=[.H261]-[.G261]" office:value-type="float" office:value="-74073114" calcext:value-type="float">
            <text:p>-74073114</text:p>
          </table:table-cell>
          <table:table-cell table:number-columns-repeated="2"/>
        </table:table-row>
        <table:table-row table:style-name="ro1">
          <table:table-cell office:value-type="float" office:value="61993256" calcext:value-type="float">
            <text:p>61993256</text:p>
          </table:table-cell>
          <table:table-cell office:value-type="float" office:value="24306280" calcext:value-type="float">
            <text:p>24306280</text:p>
          </table:table-cell>
          <table:table-cell table:formula="of:=[.B262]-[.A262]" office:value-type="float" office:value="-37686976" calcext:value-type="float">
            <text:p>-37686976</text:p>
          </table:table-cell>
          <table:table-cell table:number-columns-repeated="3"/>
          <table:table-cell office:value-type="float" office:value="119436339" calcext:value-type="float">
            <text:p>119436339</text:p>
          </table:table-cell>
          <table:table-cell office:value-type="float" office:value="42816976" calcext:value-type="float">
            <text:p>42816976</text:p>
          </table:table-cell>
          <table:table-cell table:formula="of:=[.H262]-[.G262]" office:value-type="float" office:value="-76619363" calcext:value-type="float">
            <text:p>-76619363</text:p>
          </table:table-cell>
          <table:table-cell table:number-columns-repeated="2"/>
        </table:table-row>
        <table:table-row table:style-name="ro1">
          <table:table-cell office:value-type="float" office:value="62588704" calcext:value-type="float">
            <text:p>62588704</text:p>
          </table:table-cell>
          <table:table-cell office:value-type="float" office:value="24806216" calcext:value-type="float">
            <text:p>24806216</text:p>
          </table:table-cell>
          <table:table-cell table:formula="of:=[.B263]-[.A263]" office:value-type="float" office:value="-37782488" calcext:value-type="float">
            <text:p>-37782488</text:p>
          </table:table-cell>
          <table:table-cell table:number-columns-repeated="3"/>
          <table:table-cell office:value-type="float" office:value="114500274" calcext:value-type="float">
            <text:p>114500274</text:p>
          </table:table-cell>
          <table:table-cell office:value-type="float" office:value="42462808" calcext:value-type="float">
            <text:p>42462808</text:p>
          </table:table-cell>
          <table:table-cell table:formula="of:=[.H263]-[.G263]" office:value-type="float" office:value="-72037466" calcext:value-type="float">
            <text:p>-72037466</text:p>
          </table:table-cell>
          <table:table-cell table:number-columns-repeated="2"/>
        </table:table-row>
        <table:table-row table:style-name="ro1">
          <table:table-cell office:value-type="float" office:value="61326928" calcext:value-type="float">
            <text:p>61326928</text:p>
          </table:table-cell>
          <table:table-cell office:value-type="float" office:value="25582264" calcext:value-type="float">
            <text:p>25582264</text:p>
          </table:table-cell>
          <table:table-cell table:formula="of:=[.B264]-[.A264]" office:value-type="float" office:value="-35744664" calcext:value-type="float">
            <text:p>-35744664</text:p>
          </table:table-cell>
          <table:table-cell table:number-columns-repeated="3"/>
          <table:table-cell office:value-type="float" office:value="116406147" calcext:value-type="float">
            <text:p>116406147</text:p>
          </table:table-cell>
          <table:table-cell office:value-type="float" office:value="42508096" calcext:value-type="float">
            <text:p>42508096</text:p>
          </table:table-cell>
          <table:table-cell table:formula="of:=[.H264]-[.G264]" office:value-type="float" office:value="-73898051" calcext:value-type="float">
            <text:p>-73898051</text:p>
          </table:table-cell>
          <table:table-cell table:number-columns-repeated="2"/>
        </table:table-row>
        <table:table-row table:style-name="ro1">
          <table:table-cell office:value-type="float" office:value="65934720" calcext:value-type="float">
            <text:p>65934720</text:p>
          </table:table-cell>
          <table:table-cell office:value-type="float" office:value="25681040" calcext:value-type="float">
            <text:p>25681040</text:p>
          </table:table-cell>
          <table:table-cell table:formula="of:=[.B265]-[.A265]" office:value-type="float" office:value="-40253680" calcext:value-type="float">
            <text:p>-40253680</text:p>
          </table:table-cell>
          <table:table-cell table:number-columns-repeated="3"/>
          <table:table-cell office:value-type="float" office:value="119934645" calcext:value-type="float">
            <text:p>119934645</text:p>
          </table:table-cell>
          <table:table-cell office:value-type="float" office:value="44999528" calcext:value-type="float">
            <text:p>44999528</text:p>
          </table:table-cell>
          <table:table-cell table:formula="of:=[.H265]-[.G265]" office:value-type="float" office:value="-74935117" calcext:value-type="float">
            <text:p>-74935117</text:p>
          </table:table-cell>
          <table:table-cell table:number-columns-repeated="2"/>
        </table:table-row>
        <table:table-row table:style-name="ro1">
          <table:table-cell office:value-type="float" office:value="61957408" calcext:value-type="float">
            <text:p>61957408</text:p>
          </table:table-cell>
          <table:table-cell office:value-type="float" office:value="25328416" calcext:value-type="float">
            <text:p>25328416</text:p>
          </table:table-cell>
          <table:table-cell table:formula="of:=[.B266]-[.A266]" office:value-type="float" office:value="-36628992" calcext:value-type="float">
            <text:p>-36628992</text:p>
          </table:table-cell>
          <table:table-cell table:number-columns-repeated="3"/>
          <table:table-cell office:value-type="float" office:value="118459305" calcext:value-type="float">
            <text:p>118459305</text:p>
          </table:table-cell>
          <table:table-cell office:value-type="float" office:value="43768600" calcext:value-type="float">
            <text:p>43768600</text:p>
          </table:table-cell>
          <table:table-cell table:formula="of:=[.H266]-[.G266]" office:value-type="float" office:value="-74690705" calcext:value-type="float">
            <text:p>-74690705</text:p>
          </table:table-cell>
          <table:table-cell table:number-columns-repeated="2"/>
        </table:table-row>
        <table:table-row table:style-name="ro1">
          <table:table-cell office:value-type="float" office:value="61751248" calcext:value-type="float">
            <text:p>61751248</text:p>
          </table:table-cell>
          <table:table-cell office:value-type="float" office:value="24326648" calcext:value-type="float">
            <text:p>24326648</text:p>
          </table:table-cell>
          <table:table-cell table:formula="of:=[.B267]-[.A267]" office:value-type="float" office:value="-37424600" calcext:value-type="float">
            <text:p>-37424600</text:p>
          </table:table-cell>
          <table:table-cell table:number-columns-repeated="3"/>
          <table:table-cell office:value-type="float" office:value="115717752" calcext:value-type="float">
            <text:p>115717752</text:p>
          </table:table-cell>
          <table:table-cell office:value-type="float" office:value="41841872" calcext:value-type="float">
            <text:p>41841872</text:p>
          </table:table-cell>
          <table:table-cell table:formula="of:=[.H267]-[.G267]" office:value-type="float" office:value="-73875880" calcext:value-type="float">
            <text:p>-73875880</text:p>
          </table:table-cell>
          <table:table-cell table:number-columns-repeated="2"/>
        </table:table-row>
        <table:table-row table:style-name="ro1">
          <table:table-cell office:value-type="float" office:value="63713896" calcext:value-type="float">
            <text:p>63713896</text:p>
          </table:table-cell>
          <table:table-cell office:value-type="float" office:value="24695824" calcext:value-type="float">
            <text:p>24695824</text:p>
          </table:table-cell>
          <table:table-cell table:formula="of:=[.B268]-[.A268]" office:value-type="float" office:value="-39018072" calcext:value-type="float">
            <text:p>-39018072</text:p>
          </table:table-cell>
          <table:table-cell table:number-columns-repeated="3"/>
          <table:table-cell office:value-type="float" office:value="116436318" calcext:value-type="float">
            <text:p>116436318</text:p>
          </table:table-cell>
          <table:table-cell office:value-type="float" office:value="46264352" calcext:value-type="float">
            <text:p>46264352</text:p>
          </table:table-cell>
          <table:table-cell table:formula="of:=[.H268]-[.G268]" office:value-type="float" office:value="-70171966" calcext:value-type="float">
            <text:p>-70171966</text:p>
          </table:table-cell>
          <table:table-cell table:number-columns-repeated="2"/>
        </table:table-row>
        <table:table-row table:style-name="ro1">
          <table:table-cell office:value-type="float" office:value="60060432" calcext:value-type="float">
            <text:p>60060432</text:p>
          </table:table-cell>
          <table:table-cell office:value-type="float" office:value="26166768" calcext:value-type="float">
            <text:p>26166768</text:p>
          </table:table-cell>
          <table:table-cell table:formula="of:=[.B269]-[.A269]" office:value-type="float" office:value="-33893664" calcext:value-type="float">
            <text:p>-33893664</text:p>
          </table:table-cell>
          <table:table-cell table:number-columns-repeated="3"/>
          <table:table-cell office:value-type="float" office:value="114514641" calcext:value-type="float">
            <text:p>114514641</text:p>
          </table:table-cell>
          <table:table-cell office:value-type="float" office:value="47686872" calcext:value-type="float">
            <text:p>47686872</text:p>
          </table:table-cell>
          <table:table-cell table:formula="of:=[.H269]-[.G269]" office:value-type="float" office:value="-66827769" calcext:value-type="float">
            <text:p>-66827769</text:p>
          </table:table-cell>
          <table:table-cell table:number-columns-repeated="2"/>
        </table:table-row>
        <table:table-row table:style-name="ro1">
          <table:table-cell office:value-type="float" office:value="60503960" calcext:value-type="float">
            <text:p>60503960</text:p>
          </table:table-cell>
          <table:table-cell office:value-type="float" office:value="25740872" calcext:value-type="float">
            <text:p>25740872</text:p>
          </table:table-cell>
          <table:table-cell table:formula="of:=[.B270]-[.A270]" office:value-type="float" office:value="-34763088" calcext:value-type="float">
            <text:p>-34763088</text:p>
          </table:table-cell>
          <table:table-cell table:number-columns-repeated="3"/>
          <table:table-cell office:value-type="float" office:value="121797651" calcext:value-type="float">
            <text:p>121797651</text:p>
          </table:table-cell>
          <table:table-cell office:value-type="float" office:value="49656408" calcext:value-type="float">
            <text:p>49656408</text:p>
          </table:table-cell>
          <table:table-cell table:formula="of:=[.H270]-[.G270]" office:value-type="float" office:value="-72141243" calcext:value-type="float">
            <text:p>-72141243</text:p>
          </table:table-cell>
          <table:table-cell table:number-columns-repeated="2"/>
        </table:table-row>
        <table:table-row table:style-name="ro1">
          <table:table-cell office:value-type="float" office:value="61321952" calcext:value-type="float">
            <text:p>61321952</text:p>
          </table:table-cell>
          <table:table-cell office:value-type="float" office:value="26746704" calcext:value-type="float">
            <text:p>26746704</text:p>
          </table:table-cell>
          <table:table-cell table:formula="of:=[.B271]-[.A271]" office:value-type="float" office:value="-34575248" calcext:value-type="float">
            <text:p>-34575248</text:p>
          </table:table-cell>
          <table:table-cell table:number-columns-repeated="3"/>
          <table:table-cell office:value-type="float" office:value="118684461" calcext:value-type="float">
            <text:p>118684461</text:p>
          </table:table-cell>
          <table:table-cell office:value-type="float" office:value="55105064" calcext:value-type="float">
            <text:p>55105064</text:p>
          </table:table-cell>
          <table:table-cell table:formula="of:=[.H271]-[.G271]" office:value-type="float" office:value="-63579397" calcext:value-type="float">
            <text:p>-63579397</text:p>
          </table:table-cell>
          <table:table-cell table:number-columns-repeated="2"/>
        </table:table-row>
        <table:table-row table:style-name="ro1">
          <table:table-cell office:value-type="float" office:value="62819296" calcext:value-type="float">
            <text:p>62819296</text:p>
          </table:table-cell>
          <table:table-cell office:value-type="float" office:value="23569864" calcext:value-type="float">
            <text:p>23569864</text:p>
          </table:table-cell>
          <table:table-cell table:formula="of:=[.B272]-[.A272]" office:value-type="float" office:value="-39249432" calcext:value-type="float">
            <text:p>-39249432</text:p>
          </table:table-cell>
          <table:table-cell table:number-columns-repeated="3"/>
          <table:table-cell office:value-type="float" office:value="151487241" calcext:value-type="float">
            <text:p>151487241</text:p>
          </table:table-cell>
          <table:table-cell office:value-type="float" office:value="44125888" calcext:value-type="float">
            <text:p>44125888</text:p>
          </table:table-cell>
          <table:table-cell table:formula="of:=[.H272]-[.G272]" office:value-type="float" office:value="-107361353" calcext:value-type="float">
            <text:p>-107361353</text:p>
          </table:table-cell>
          <table:table-cell table:number-columns-repeated="2"/>
        </table:table-row>
        <table:table-row table:style-name="ro1">
          <table:table-cell office:value-type="float" office:value="62325656" calcext:value-type="float">
            <text:p>62325656</text:p>
          </table:table-cell>
          <table:table-cell office:value-type="float" office:value="23713216" calcext:value-type="float">
            <text:p>23713216</text:p>
          </table:table-cell>
          <table:table-cell table:formula="of:=[.B273]-[.A273]" office:value-type="float" office:value="-38612440" calcext:value-type="float">
            <text:p>-38612440</text:p>
          </table:table-cell>
          <table:table-cell table:number-columns-repeated="3"/>
          <table:table-cell office:value-type="float" office:value="162474609" calcext:value-type="float">
            <text:p>162474609</text:p>
          </table:table-cell>
          <table:table-cell office:value-type="float" office:value="43048320" calcext:value-type="float">
            <text:p>43048320</text:p>
          </table:table-cell>
          <table:table-cell table:formula="of:=[.H273]-[.G273]" office:value-type="float" office:value="-119426289" calcext:value-type="float">
            <text:p>-119426289</text:p>
          </table:table-cell>
          <table:table-cell table:number-columns-repeated="2"/>
        </table:table-row>
        <table:table-row table:style-name="ro1">
          <table:table-cell office:value-type="float" office:value="61281840" calcext:value-type="float">
            <text:p>61281840</text:p>
          </table:table-cell>
          <table:table-cell office:value-type="float" office:value="23526520" calcext:value-type="float">
            <text:p>23526520</text:p>
          </table:table-cell>
          <table:table-cell table:formula="of:=[.B274]-[.A274]" office:value-type="float" office:value="-37755320" calcext:value-type="float">
            <text:p>-37755320</text:p>
          </table:table-cell>
          <table:table-cell table:number-columns-repeated="3"/>
          <table:table-cell office:value-type="float" office:value="161328063" calcext:value-type="float">
            <text:p>161328063</text:p>
          </table:table-cell>
          <table:table-cell office:value-type="float" office:value="42753080" calcext:value-type="float">
            <text:p>42753080</text:p>
          </table:table-cell>
          <table:table-cell table:formula="of:=[.H274]-[.G274]" office:value-type="float" office:value="-118574983" calcext:value-type="float">
            <text:p>-118574983</text:p>
          </table:table-cell>
          <table:table-cell table:number-columns-repeated="2"/>
        </table:table-row>
        <table:table-row table:style-name="ro1">
          <table:table-cell office:value-type="float" office:value="59162496" calcext:value-type="float">
            <text:p>59162496</text:p>
          </table:table-cell>
          <table:table-cell office:value-type="float" office:value="23508328" calcext:value-type="float">
            <text:p>23508328</text:p>
          </table:table-cell>
          <table:table-cell table:formula="of:=[.B275]-[.A275]" office:value-type="float" office:value="-35654168" calcext:value-type="float">
            <text:p>-35654168</text:p>
          </table:table-cell>
          <table:table-cell table:number-columns-repeated="3"/>
          <table:table-cell office:value-type="float" office:value="158595336" calcext:value-type="float">
            <text:p>158595336</text:p>
          </table:table-cell>
          <table:table-cell office:value-type="float" office:value="44443024" calcext:value-type="float">
            <text:p>44443024</text:p>
          </table:table-cell>
          <table:table-cell table:formula="of:=[.H275]-[.G275]" office:value-type="float" office:value="-114152312" calcext:value-type="float">
            <text:p>-114152312</text:p>
          </table:table-cell>
          <table:table-cell table:number-columns-repeated="2"/>
        </table:table-row>
        <table:table-row table:style-name="ro1">
          <table:table-cell office:value-type="float" office:value="59218416" calcext:value-type="float">
            <text:p>59218416</text:p>
          </table:table-cell>
          <table:table-cell office:value-type="float" office:value="23544992" calcext:value-type="float">
            <text:p>23544992</text:p>
          </table:table-cell>
          <table:table-cell table:formula="of:=[.B276]-[.A276]" office:value-type="float" office:value="-35673424" calcext:value-type="float">
            <text:p>-35673424</text:p>
          </table:table-cell>
          <table:table-cell table:number-columns-repeated="3"/>
          <table:table-cell office:value-type="float" office:value="158029419" calcext:value-type="float">
            <text:p>158029419</text:p>
          </table:table-cell>
          <table:table-cell office:value-type="float" office:value="45445328" calcext:value-type="float">
            <text:p>45445328</text:p>
          </table:table-cell>
          <table:table-cell table:formula="of:=[.H276]-[.G276]" office:value-type="float" office:value="-112584091" calcext:value-type="float">
            <text:p>-112584091</text:p>
          </table:table-cell>
          <table:table-cell table:number-columns-repeated="2"/>
        </table:table-row>
        <table:table-row table:style-name="ro1">
          <table:table-cell office:value-type="float" office:value="58284488" calcext:value-type="float">
            <text:p>58284488</text:p>
          </table:table-cell>
          <table:table-cell office:value-type="float" office:value="23679216" calcext:value-type="float">
            <text:p>23679216</text:p>
          </table:table-cell>
          <table:table-cell table:formula="of:=[.B277]-[.A277]" office:value-type="float" office:value="-34605272" calcext:value-type="float">
            <text:p>-34605272</text:p>
          </table:table-cell>
          <table:table-cell table:number-columns-repeated="3"/>
          <table:table-cell office:value-type="float" office:value="145796160" calcext:value-type="float">
            <text:p>145796160</text:p>
          </table:table-cell>
          <table:table-cell office:value-type="float" office:value="47596024" calcext:value-type="float">
            <text:p>47596024</text:p>
          </table:table-cell>
          <table:table-cell table:formula="of:=[.H277]-[.G277]" office:value-type="float" office:value="-98200136" calcext:value-type="float">
            <text:p>-98200136</text:p>
          </table:table-cell>
          <table:table-cell table:number-columns-repeated="2"/>
        </table:table-row>
        <table:table-row table:style-name="ro1">
          <table:table-cell office:value-type="float" office:value="43425448" calcext:value-type="float">
            <text:p>43425448</text:p>
          </table:table-cell>
          <table:table-cell office:value-type="float" office:value="24135136" calcext:value-type="float">
            <text:p>24135136</text:p>
          </table:table-cell>
          <table:table-cell table:formula="of:=[.B278]-[.A278]" office:value-type="float" office:value="-19290312" calcext:value-type="float">
            <text:p>-19290312</text:p>
          </table:table-cell>
          <table:table-cell table:number-columns-repeated="3"/>
          <table:table-cell office:value-type="float" office:value="114548760" calcext:value-type="float">
            <text:p>114548760</text:p>
          </table:table-cell>
          <table:table-cell office:value-type="float" office:value="44695576" calcext:value-type="float">
            <text:p>44695576</text:p>
          </table:table-cell>
          <table:table-cell table:formula="of:=[.H278]-[.G278]" office:value-type="float" office:value="-69853184" calcext:value-type="float">
            <text:p>-69853184</text:p>
          </table:table-cell>
          <table:table-cell table:number-columns-repeated="2"/>
        </table:table-row>
        <table:table-row table:style-name="ro1">
          <table:table-cell office:value-type="float" office:value="34614870" calcext:value-type="float">
            <text:p>34614870</text:p>
          </table:table-cell>
          <table:table-cell office:value-type="float" office:value="22717164" calcext:value-type="float">
            <text:p>22717164</text:p>
          </table:table-cell>
          <table:table-cell table:formula="of:=[.B279]-[.A279]" office:value-type="float" office:value="-11897706" calcext:value-type="float">
            <text:p>-11897706</text:p>
          </table:table-cell>
          <table:table-cell table:number-columns-repeated="3"/>
          <table:table-cell office:value-type="float" office:value="115041372" calcext:value-type="float">
            <text:p>115041372</text:p>
          </table:table-cell>
          <table:table-cell office:value-type="float" office:value="42393896" calcext:value-type="float">
            <text:p>42393896</text:p>
          </table:table-cell>
          <table:table-cell table:formula="of:=[.H279]-[.G279]" office:value-type="float" office:value="-72647476" calcext:value-type="float">
            <text:p>-72647476</text:p>
          </table:table-cell>
          <table:table-cell table:number-columns-repeated="2"/>
        </table:table-row>
        <table:table-row table:style-name="ro1">
          <table:table-cell office:value-type="float" office:value="36684459" calcext:value-type="float">
            <text:p>36684459</text:p>
          </table:table-cell>
          <table:table-cell office:value-type="float" office:value="21727596" calcext:value-type="float">
            <text:p>21727596</text:p>
          </table:table-cell>
          <table:table-cell table:formula="of:=[.B280]-[.A280]" office:value-type="float" office:value="-14956863" calcext:value-type="float">
            <text:p>-14956863</text:p>
          </table:table-cell>
          <table:table-cell table:number-columns-repeated="3"/>
          <table:table-cell office:value-type="float" office:value="111141885" calcext:value-type="float">
            <text:p>111141885</text:p>
          </table:table-cell>
          <table:table-cell office:value-type="float" office:value="42411760" calcext:value-type="float">
            <text:p>42411760</text:p>
          </table:table-cell>
          <table:table-cell table:formula="of:=[.H280]-[.G280]" office:value-type="float" office:value="-68730125" calcext:value-type="float">
            <text:p>-68730125</text:p>
          </table:table-cell>
          <table:table-cell table:number-columns-repeated="2"/>
        </table:table-row>
        <table:table-row table:style-name="ro1">
          <table:table-cell office:value-type="float" office:value="35780748" calcext:value-type="float">
            <text:p>35780748</text:p>
          </table:table-cell>
          <table:table-cell office:value-type="float" office:value="22471242" calcext:value-type="float">
            <text:p>22471242</text:p>
          </table:table-cell>
          <table:table-cell table:formula="of:=[.B281]-[.A281]" office:value-type="float" office:value="-13309506" calcext:value-type="float">
            <text:p>-13309506</text:p>
          </table:table-cell>
          <table:table-cell table:number-columns-repeated="3"/>
          <table:table-cell office:value-type="float" office:value="112314267" calcext:value-type="float">
            <text:p>112314267</text:p>
          </table:table-cell>
          <table:table-cell office:value-type="float" office:value="42335384" calcext:value-type="float">
            <text:p>42335384</text:p>
          </table:table-cell>
          <table:table-cell table:formula="of:=[.H281]-[.G281]" office:value-type="float" office:value="-69978883" calcext:value-type="float">
            <text:p>-69978883</text:p>
          </table:table-cell>
          <table:table-cell table:number-columns-repeated="2"/>
        </table:table-row>
        <table:table-row table:style-name="ro1">
          <table:table-cell office:value-type="float" office:value="37293615" calcext:value-type="float">
            <text:p>37293615</text:p>
          </table:table-cell>
          <table:table-cell office:value-type="float" office:value="23375976" calcext:value-type="float">
            <text:p>23375976</text:p>
          </table:table-cell>
          <table:table-cell table:formula="of:=[.B282]-[.A282]" office:value-type="float" office:value="-13917639" calcext:value-type="float">
            <text:p>-13917639</text:p>
          </table:table-cell>
          <table:table-cell table:number-columns-repeated="3"/>
          <table:table-cell office:value-type="float" office:value="121316715" calcext:value-type="float">
            <text:p>121316715</text:p>
          </table:table-cell>
          <table:table-cell office:value-type="float" office:value="45050678" calcext:value-type="float">
            <text:p>45050678</text:p>
          </table:table-cell>
          <table:table-cell table:formula="of:=[.H282]-[.G282]" office:value-type="float" office:value="-76266037" calcext:value-type="float">
            <text:p>-76266037</text:p>
          </table:table-cell>
          <table:table-cell table:number-columns-repeated="2"/>
        </table:table-row>
        <table:table-row table:style-name="ro1">
          <table:table-cell office:value-type="float" office:value="40276908" calcext:value-type="float">
            <text:p>40276908</text:p>
          </table:table-cell>
          <table:table-cell office:value-type="float" office:value="22776048" calcext:value-type="float">
            <text:p>22776048</text:p>
          </table:table-cell>
          <table:table-cell table:formula="of:=[.B283]-[.A283]" office:value-type="float" office:value="-17500860" calcext:value-type="float">
            <text:p>-17500860</text:p>
          </table:table-cell>
          <table:table-cell table:number-columns-repeated="3"/>
          <table:table-cell office:value-type="float" office:value="121283208" calcext:value-type="float">
            <text:p>121283208</text:p>
          </table:table-cell>
          <table:table-cell office:value-type="float" office:value="40724702" calcext:value-type="float">
            <text:p>40724702</text:p>
          </table:table-cell>
          <table:table-cell table:formula="of:=[.H283]-[.G283]" office:value-type="float" office:value="-80558506" calcext:value-type="float">
            <text:p>-80558506</text:p>
          </table:table-cell>
          <table:table-cell table:number-columns-repeated="2"/>
        </table:table-row>
        <table:table-row table:style-name="ro1">
          <table:table-cell office:value-type="float" office:value="35034396" calcext:value-type="float">
            <text:p>35034396</text:p>
          </table:table-cell>
          <table:table-cell office:value-type="float" office:value="21485376" calcext:value-type="float">
            <text:p>21485376</text:p>
          </table:table-cell>
          <table:table-cell table:formula="of:=[.B284]-[.A284]" office:value-type="float" office:value="-13549020" calcext:value-type="float">
            <text:p>-13549020</text:p>
          </table:table-cell>
          <table:table-cell table:number-columns-repeated="3"/>
          <table:table-cell office:value-type="float" office:value="115720737" calcext:value-type="float">
            <text:p>115720737</text:p>
          </table:table-cell>
          <table:table-cell office:value-type="float" office:value="40736729" calcext:value-type="float">
            <text:p>40736729</text:p>
          </table:table-cell>
          <table:table-cell table:formula="of:=[.H284]-[.G284]" office:value-type="float" office:value="-74984008" calcext:value-type="float">
            <text:p>-74984008</text:p>
          </table:table-cell>
          <table:table-cell table:number-columns-repeated="2"/>
        </table:table-row>
        <table:table-row table:style-name="ro1">
          <table:table-cell office:value-type="float" office:value="38487942" calcext:value-type="float">
            <text:p>38487942</text:p>
          </table:table-cell>
          <table:table-cell office:value-type="float" office:value="21335844" calcext:value-type="float">
            <text:p>21335844</text:p>
          </table:table-cell>
          <table:table-cell table:formula="of:=[.B285]-[.A285]" office:value-type="float" office:value="-17152098" calcext:value-type="float">
            <text:p>-17152098</text:p>
          </table:table-cell>
          <table:table-cell table:number-columns-repeated="3"/>
          <table:table-cell office:value-type="float" office:value="114592911" calcext:value-type="float">
            <text:p>114592911</text:p>
          </table:table-cell>
          <table:table-cell office:value-type="float" office:value="40531591" calcext:value-type="float">
            <text:p>40531591</text:p>
          </table:table-cell>
          <table:table-cell table:formula="of:=[.H285]-[.G285]" office:value-type="float" office:value="-74061320" calcext:value-type="float">
            <text:p>-74061320</text:p>
          </table:table-cell>
          <table:table-cell table:number-columns-repeated="2"/>
        </table:table-row>
        <table:table-row table:style-name="ro1">
          <table:table-cell office:value-type="float" office:value="39751641" calcext:value-type="float">
            <text:p>39751641</text:p>
          </table:table-cell>
          <table:table-cell office:value-type="float" office:value="21086940" calcext:value-type="float">
            <text:p>21086940</text:p>
          </table:table-cell>
          <table:table-cell table:formula="of:=[.B286]-[.A286]" office:value-type="float" office:value="-18664701" calcext:value-type="float">
            <text:p>-18664701</text:p>
          </table:table-cell>
          <table:table-cell table:number-columns-repeated="3"/>
          <table:table-cell office:value-type="float" office:value="117823422" calcext:value-type="float">
            <text:p>117823422</text:p>
          </table:table-cell>
          <table:table-cell office:value-type="float" office:value="39985185" calcext:value-type="float">
            <text:p>39985185</text:p>
          </table:table-cell>
          <table:table-cell table:formula="of:=[.H286]-[.G286]" office:value-type="float" office:value="-77838237" calcext:value-type="float">
            <text:p>-77838237</text:p>
          </table:table-cell>
          <table:table-cell table:number-columns-repeated="2"/>
        </table:table-row>
        <table:table-row table:style-name="ro1">
          <table:table-cell office:value-type="float" office:value="39389055" calcext:value-type="float">
            <text:p>39389055</text:p>
          </table:table-cell>
          <table:table-cell office:value-type="float" office:value="22005012" calcext:value-type="float">
            <text:p>22005012</text:p>
          </table:table-cell>
          <table:table-cell table:formula="of:=[.B287]-[.A287]" office:value-type="float" office:value="-17384043" calcext:value-type="float">
            <text:p>-17384043</text:p>
          </table:table-cell>
          <table:table-cell table:number-columns-repeated="3"/>
          <table:table-cell office:value-type="float" office:value="164865761" calcext:value-type="float">
            <text:p>164865761</text:p>
          </table:table-cell>
          <table:table-cell office:value-type="float" office:value="39966631" calcext:value-type="float">
            <text:p>39966631</text:p>
          </table:table-cell>
          <table:table-cell table:formula="of:=[.H287]-[.G287]" office:value-type="float" office:value="-124899130" calcext:value-type="float">
            <text:p>-124899130</text:p>
          </table:table-cell>
          <table:table-cell table:number-columns-repeated="2"/>
        </table:table-row>
        <table:table-row table:style-name="ro1">
          <table:table-cell office:value-type="float" office:value="41261715" calcext:value-type="float">
            <text:p>41261715</text:p>
          </table:table-cell>
          <table:table-cell office:value-type="float" office:value="22627464" calcext:value-type="float">
            <text:p>22627464</text:p>
          </table:table-cell>
          <table:table-cell table:formula="of:=[.B288]-[.A288]" office:value-type="float" office:value="-18634251" calcext:value-type="float">
            <text:p>-18634251</text:p>
          </table:table-cell>
          <table:table-cell table:number-columns-repeated="3"/>
          <table:table-cell office:value-type="float" office:value="235009488" calcext:value-type="float">
            <text:p>235009488</text:p>
          </table:table-cell>
          <table:table-cell office:value-type="float" office:value="39081195" calcext:value-type="float">
            <text:p>39081195</text:p>
          </table:table-cell>
          <table:table-cell table:formula="of:=[.H288]-[.G288]" office:value-type="float" office:value="-195928293" calcext:value-type="float">
            <text:p>-195928293</text:p>
          </table:table-cell>
          <table:table-cell table:number-columns-repeated="2"/>
        </table:table-row>
        <table:table-row table:style-name="ro1">
          <table:table-cell office:value-type="float" office:value="40150965" calcext:value-type="float">
            <text:p>40150965</text:p>
          </table:table-cell>
          <table:table-cell office:value-type="float" office:value="23308932" calcext:value-type="float">
            <text:p>23308932</text:p>
          </table:table-cell>
          <table:table-cell table:formula="of:=[.B289]-[.A289]" office:value-type="float" office:value="-16842033" calcext:value-type="float">
            <text:p>-16842033</text:p>
          </table:table-cell>
          <table:table-cell table:number-columns-repeated="3"/>
          <table:table-cell office:value-type="float" office:value="230817728" calcext:value-type="float">
            <text:p>230817728</text:p>
          </table:table-cell>
          <table:table-cell office:value-type="float" office:value="39164509" calcext:value-type="float">
            <text:p>39164509</text:p>
          </table:table-cell>
          <table:table-cell table:formula="of:=[.H289]-[.G289]" office:value-type="float" office:value="-191653219" calcext:value-type="float">
            <text:p>-191653219</text:p>
          </table:table-cell>
          <table:table-cell table:number-columns-repeated="2"/>
        </table:table-row>
        <table:table-row table:style-name="ro1">
          <table:table-cell office:value-type="float" office:value="40168746" calcext:value-type="float">
            <text:p>40168746</text:p>
          </table:table-cell>
          <table:table-cell office:value-type="float" office:value="23141718" calcext:value-type="float">
            <text:p>23141718</text:p>
          </table:table-cell>
          <table:table-cell table:formula="of:=[.B290]-[.A290]" office:value-type="float" office:value="-17027028" calcext:value-type="float">
            <text:p>-17027028</text:p>
          </table:table-cell>
          <table:table-cell table:number-columns-repeated="3"/>
          <table:table-cell office:value-type="float" office:value="236469328" calcext:value-type="float">
            <text:p>236469328</text:p>
          </table:table-cell>
          <table:table-cell office:value-type="float" office:value="39462994" calcext:value-type="float">
            <text:p>39462994</text:p>
          </table:table-cell>
          <table:table-cell table:formula="of:=[.H290]-[.G290]" office:value-type="float" office:value="-197006334" calcext:value-type="float">
            <text:p>-197006334</text:p>
          </table:table-cell>
          <table:table-cell table:number-columns-repeated="2"/>
        </table:table-row>
        <table:table-row table:style-name="ro1">
          <table:table-cell office:value-type="float" office:value="40724154" calcext:value-type="float">
            <text:p>40724154</text:p>
          </table:table-cell>
          <table:table-cell office:value-type="float" office:value="25601100" calcext:value-type="float">
            <text:p>25601100</text:p>
          </table:table-cell>
          <table:table-cell table:formula="of:=[.B291]-[.A291]" office:value-type="float" office:value="-15123054" calcext:value-type="float">
            <text:p>-15123054</text:p>
          </table:table-cell>
          <table:table-cell table:number-columns-repeated="3"/>
          <table:table-cell office:value-type="float" office:value="241359120" calcext:value-type="float">
            <text:p>241359120</text:p>
          </table:table-cell>
          <table:table-cell office:value-type="float" office:value="40127171" calcext:value-type="float">
            <text:p>40127171</text:p>
          </table:table-cell>
          <table:table-cell table:formula="of:=[.H291]-[.G291]" office:value-type="float" office:value="-201231949" calcext:value-type="float">
            <text:p>-201231949</text:p>
          </table:table-cell>
          <table:table-cell table:number-columns-repeated="2"/>
        </table:table-row>
        <table:table-row table:style-name="ro1">
          <table:table-cell office:value-type="float" office:value="38844462" calcext:value-type="float">
            <text:p>38844462</text:p>
          </table:table-cell>
          <table:table-cell office:value-type="float" office:value="23646672" calcext:value-type="float">
            <text:p>23646672</text:p>
          </table:table-cell>
          <table:table-cell table:formula="of:=[.B292]-[.A292]" office:value-type="float" office:value="-15197790" calcext:value-type="float">
            <text:p>-15197790</text:p>
          </table:table-cell>
          <table:table-cell table:number-columns-repeated="3"/>
          <table:table-cell office:value-type="float" office:value="237346824" calcext:value-type="float">
            <text:p>237346824</text:p>
          </table:table-cell>
          <table:table-cell office:value-type="float" office:value="41032561" calcext:value-type="float">
            <text:p>41032561</text:p>
          </table:table-cell>
          <table:table-cell table:formula="of:=[.H292]-[.G292]" office:value-type="float" office:value="-196314263" calcext:value-type="float">
            <text:p>-196314263</text:p>
          </table:table-cell>
          <table:table-cell table:number-columns-repeated="2"/>
        </table:table-row>
        <table:table-row table:style-name="ro1">
          <table:table-cell office:value-type="float" office:value="37937496" calcext:value-type="float">
            <text:p>37937496</text:p>
          </table:table-cell>
          <table:table-cell office:value-type="float" office:value="22499190" calcext:value-type="float">
            <text:p>22499190</text:p>
          </table:table-cell>
          <table:table-cell table:formula="of:=[.B293]-[.A293]" office:value-type="float" office:value="-15438306" calcext:value-type="float">
            <text:p>-15438306</text:p>
          </table:table-cell>
          <table:table-cell table:number-columns-repeated="3"/>
          <table:table-cell office:value-type="float" office:value="273208560" calcext:value-type="float">
            <text:p>273208560</text:p>
          </table:table-cell>
          <table:table-cell office:value-type="float" office:value="49072096" calcext:value-type="float">
            <text:p>49072096</text:p>
          </table:table-cell>
          <table:table-cell table:formula="of:=[.H293]-[.G293]" office:value-type="float" office:value="-224136464" calcext:value-type="float">
            <text:p>-224136464</text:p>
          </table:table-cell>
          <table:table-cell table:number-columns-repeated="2"/>
        </table:table-row>
        <table:table-row table:style-name="ro1">
          <table:table-cell office:value-type="float" office:value="38969757" calcext:value-type="float">
            <text:p>38969757</text:p>
          </table:table-cell>
          <table:table-cell office:value-type="float" office:value="22902324" calcext:value-type="float">
            <text:p>22902324</text:p>
          </table:table-cell>
          <table:table-cell table:formula="of:=[.B294]-[.A294]" office:value-type="float" office:value="-16067433" calcext:value-type="float">
            <text:p>-16067433</text:p>
          </table:table-cell>
          <table:table-cell table:number-columns-repeated="3"/>
          <table:table-cell office:value-type="float" office:value="233275776" calcext:value-type="float">
            <text:p>233275776</text:p>
          </table:table-cell>
          <table:table-cell office:value-type="float" office:value="48292704" calcext:value-type="float">
            <text:p>48292704</text:p>
          </table:table-cell>
          <table:table-cell table:formula="of:=[.H294]-[.G294]" office:value-type="float" office:value="-184983072" calcext:value-type="float">
            <text:p>-184983072</text:p>
          </table:table-cell>
          <table:table-cell table:number-columns-repeated="2"/>
        </table:table-row>
        <table:table-row table:style-name="ro1">
          <table:table-cell office:value-type="float" office:value="38714817" calcext:value-type="float">
            <text:p>38714817</text:p>
          </table:table-cell>
          <table:table-cell office:value-type="float" office:value="25646580" calcext:value-type="float">
            <text:p>25646580</text:p>
          </table:table-cell>
          <table:table-cell table:formula="of:=[.B295]-[.A295]" office:value-type="float" office:value="-13068237" calcext:value-type="float">
            <text:p>-13068237</text:p>
          </table:table-cell>
          <table:table-cell table:number-columns-repeated="3"/>
          <table:table-cell office:value-type="float" office:value="243895064" calcext:value-type="float">
            <text:p>243895064</text:p>
          </table:table-cell>
          <table:table-cell office:value-type="float" office:value="51848296" calcext:value-type="float">
            <text:p>51848296</text:p>
          </table:table-cell>
          <table:table-cell table:formula="of:=[.H295]-[.G295]" office:value-type="float" office:value="-192046768" calcext:value-type="float">
            <text:p>-192046768</text:p>
          </table:table-cell>
          <table:table-cell table:number-columns-repeated="2"/>
        </table:table-row>
        <table:table-row table:style-name="ro1">
          <table:table-cell office:value-type="float" office:value="39548964" calcext:value-type="float">
            <text:p>39548964</text:p>
          </table:table-cell>
          <table:table-cell office:value-type="float" office:value="24079608" calcext:value-type="float">
            <text:p>24079608</text:p>
          </table:table-cell>
          <table:table-cell table:formula="of:=[.B296]-[.A296]" office:value-type="float" office:value="-15469356" calcext:value-type="float">
            <text:p>-15469356</text:p>
          </table:table-cell>
          <table:table-cell table:number-columns-repeated="3"/>
          <table:table-cell office:value-type="float" office:value="238152528" calcext:value-type="float">
            <text:p>238152528</text:p>
          </table:table-cell>
          <table:table-cell office:value-type="float" office:value="53817880" calcext:value-type="float">
            <text:p>53817880</text:p>
          </table:table-cell>
          <table:table-cell table:formula="of:=[.H296]-[.G296]" office:value-type="float" office:value="-184334648" calcext:value-type="float">
            <text:p>-184334648</text:p>
          </table:table-cell>
          <table:table-cell table:number-columns-repeated="2"/>
        </table:table-row>
        <table:table-row table:style-name="ro1">
          <table:table-cell office:value-type="float" office:value="38047101" calcext:value-type="float">
            <text:p>38047101</text:p>
          </table:table-cell>
          <table:table-cell office:value-type="float" office:value="25415106" calcext:value-type="float">
            <text:p>25415106</text:p>
          </table:table-cell>
          <table:table-cell table:formula="of:=[.B297]-[.A297]" office:value-type="float" office:value="-12631995" calcext:value-type="float">
            <text:p>-12631995</text:p>
          </table:table-cell>
          <table:table-cell table:number-columns-repeated="3"/>
          <table:table-cell office:value-type="float" office:value="235675008" calcext:value-type="float">
            <text:p>235675008</text:p>
          </table:table-cell>
          <table:table-cell office:value-type="float" office:value="46368456" calcext:value-type="float">
            <text:p>46368456</text:p>
          </table:table-cell>
          <table:table-cell table:formula="of:=[.H297]-[.G297]" office:value-type="float" office:value="-189306552" calcext:value-type="float">
            <text:p>-189306552</text:p>
          </table:table-cell>
          <table:table-cell table:number-columns-repeated="2"/>
        </table:table-row>
        <table:table-row table:style-name="ro1">
          <table:table-cell office:value-type="float" office:value="36652068" calcext:value-type="float">
            <text:p>36652068</text:p>
          </table:table-cell>
          <table:table-cell office:value-type="float" office:value="24904224" calcext:value-type="float">
            <text:p>24904224</text:p>
          </table:table-cell>
          <table:table-cell table:formula="of:=[.B298]-[.A298]" office:value-type="float" office:value="-11747844" calcext:value-type="float">
            <text:p>-11747844</text:p>
          </table:table-cell>
          <table:table-cell table:number-columns-repeated="3"/>
          <table:table-cell office:value-type="float" office:value="238581120" calcext:value-type="float">
            <text:p>238581120</text:p>
          </table:table-cell>
          <table:table-cell office:value-type="float" office:value="47396664" calcext:value-type="float">
            <text:p>47396664</text:p>
          </table:table-cell>
          <table:table-cell table:formula="of:=[.H298]-[.G298]" office:value-type="float" office:value="-191184456" calcext:value-type="float">
            <text:p>-191184456</text:p>
          </table:table-cell>
          <table:table-cell table:number-columns-repeated="2"/>
        </table:table-row>
        <table:table-row table:style-name="ro1">
          <table:table-cell office:value-type="float" office:value="36331437" calcext:value-type="float">
            <text:p>36331437</text:p>
          </table:table-cell>
          <table:table-cell office:value-type="float" office:value="25846860" calcext:value-type="float">
            <text:p>25846860</text:p>
          </table:table-cell>
          <table:table-cell table:formula="of:=[.B299]-[.A299]" office:value-type="float" office:value="-10484577" calcext:value-type="float">
            <text:p>-10484577</text:p>
          </table:table-cell>
          <table:table-cell table:number-columns-repeated="3"/>
          <table:table-cell office:value-type="float" office:value="237017872" calcext:value-type="float">
            <text:p>237017872</text:p>
          </table:table-cell>
          <table:table-cell office:value-type="float" office:value="46521672" calcext:value-type="float">
            <text:p>46521672</text:p>
          </table:table-cell>
          <table:table-cell table:formula="of:=[.H299]-[.G299]" office:value-type="float" office:value="-190496200" calcext:value-type="float">
            <text:p>-190496200</text:p>
          </table:table-cell>
          <table:table-cell table:number-columns-repeated="2"/>
        </table:table-row>
        <table:table-row table:style-name="ro1">
          <table:table-cell office:value-type="float" office:value="37192014" calcext:value-type="float">
            <text:p>37192014</text:p>
          </table:table-cell>
          <table:table-cell office:value-type="float" office:value="26832198" calcext:value-type="float">
            <text:p>26832198</text:p>
          </table:table-cell>
          <table:table-cell table:formula="of:=[.B300]-[.A300]" office:value-type="float" office:value="-10359816" calcext:value-type="float">
            <text:p>-10359816</text:p>
          </table:table-cell>
          <table:table-cell table:number-columns-repeated="3"/>
          <table:table-cell office:value-type="float" office:value="232721968" calcext:value-type="float">
            <text:p>232721968</text:p>
          </table:table-cell>
          <table:table-cell office:value-type="float" office:value="45272680" calcext:value-type="float">
            <text:p>45272680</text:p>
          </table:table-cell>
          <table:table-cell table:formula="of:=[.H300]-[.G300]" office:value-type="float" office:value="-187449288" calcext:value-type="float">
            <text:p>-187449288</text:p>
          </table:table-cell>
          <table:table-cell table:number-columns-repeated="2"/>
        </table:table-row>
        <table:table-row table:style-name="ro1">
          <table:table-cell office:value-type="float" office:value="39165597" calcext:value-type="float">
            <text:p>39165597</text:p>
          </table:table-cell>
          <table:table-cell office:value-type="float" office:value="28129092" calcext:value-type="float">
            <text:p>28129092</text:p>
          </table:table-cell>
          <table:table-cell table:formula="of:=[.B301]-[.A301]" office:value-type="float" office:value="-11036505" calcext:value-type="float">
            <text:p>-11036505</text:p>
          </table:table-cell>
          <table:table-cell table:number-columns-repeated="3"/>
          <table:table-cell office:value-type="float" office:value="243598304" calcext:value-type="float">
            <text:p>243598304</text:p>
          </table:table-cell>
          <table:table-cell office:value-type="float" office:value="45977656" calcext:value-type="float">
            <text:p>45977656</text:p>
          </table:table-cell>
          <table:table-cell table:formula="of:=[.H301]-[.G301]" office:value-type="float" office:value="-197620648" calcext:value-type="float">
            <text:p>-197620648</text:p>
          </table:table-cell>
          <table:table-cell table:number-columns-repeated="2"/>
        </table:table-row>
        <table:table-row table:style-name="ro1">
          <table:table-cell office:value-type="float" office:value="43525926" calcext:value-type="float">
            <text:p>43525926</text:p>
          </table:table-cell>
          <table:table-cell office:value-type="float" office:value="27606876" calcext:value-type="float">
            <text:p>27606876</text:p>
          </table:table-cell>
          <table:table-cell table:formula="of:=[.B302]-[.A302]" office:value-type="float" office:value="-15919050" calcext:value-type="float">
            <text:p>-15919050</text:p>
          </table:table-cell>
          <table:table-cell table:number-columns-repeated="3"/>
          <table:table-cell office:value-type="float" office:value="244292688" calcext:value-type="float">
            <text:p>244292688</text:p>
          </table:table-cell>
          <table:table-cell office:value-type="float" office:value="49536720" calcext:value-type="float">
            <text:p>49536720</text:p>
          </table:table-cell>
          <table:table-cell table:formula="of:=[.H302]-[.G302]" office:value-type="float" office:value="-194755968" calcext:value-type="float">
            <text:p>-194755968</text:p>
          </table:table-cell>
          <table:table-cell table:number-columns-repeated="2"/>
        </table:table-row>
        <table:table-row table:style-name="ro1">
          <table:table-cell office:value-type="float" office:value="42411594" calcext:value-type="float">
            <text:p>42411594</text:p>
          </table:table-cell>
          <table:table-cell office:value-type="float" office:value="27859476" calcext:value-type="float">
            <text:p>27859476</text:p>
          </table:table-cell>
          <table:table-cell table:formula="of:=[.B303]-[.A303]" office:value-type="float" office:value="-14552118" calcext:value-type="float">
            <text:p>-14552118</text:p>
          </table:table-cell>
          <table:table-cell table:number-columns-repeated="3"/>
          <table:table-cell office:value-type="float" office:value="232214016" calcext:value-type="float">
            <text:p>232214016</text:p>
          </table:table-cell>
          <table:table-cell office:value-type="float" office:value="47745744" calcext:value-type="float">
            <text:p>47745744</text:p>
          </table:table-cell>
          <table:table-cell table:formula="of:=[.H303]-[.G303]" office:value-type="float" office:value="-184468272" calcext:value-type="float">
            <text:p>-184468272</text:p>
          </table:table-cell>
          <table:table-cell table:number-columns-repeated="2"/>
        </table:table-row>
        <table:table-row table:style-name="ro1">
          <table:table-cell office:value-type="float" office:value="41600331" calcext:value-type="float">
            <text:p>41600331</text:p>
          </table:table-cell>
          <table:table-cell office:value-type="float" office:value="27200784" calcext:value-type="float">
            <text:p>27200784</text:p>
          </table:table-cell>
          <table:table-cell table:formula="of:=[.B304]-[.A304]" office:value-type="float" office:value="-14399547" calcext:value-type="float">
            <text:p>-14399547</text:p>
          </table:table-cell>
          <table:table-cell table:number-columns-repeated="3"/>
          <table:table-cell office:value-type="float" office:value="230918000" calcext:value-type="float">
            <text:p>230918000</text:p>
          </table:table-cell>
          <table:table-cell office:value-type="float" office:value="45472584" calcext:value-type="float">
            <text:p>45472584</text:p>
          </table:table-cell>
          <table:table-cell table:formula="of:=[.H304]-[.G304]" office:value-type="float" office:value="-185445416" calcext:value-type="float">
            <text:p>-185445416</text:p>
          </table:table-cell>
          <table:table-cell table:number-columns-repeated="2"/>
        </table:table-row>
        <table:table-row table:style-name="ro1">
          <table:table-cell office:value-type="float" office:value="40630587" calcext:value-type="float">
            <text:p>40630587</text:p>
          </table:table-cell>
          <table:table-cell office:value-type="float" office:value="27201456" calcext:value-type="float">
            <text:p>27201456</text:p>
          </table:table-cell>
          <table:table-cell table:formula="of:=[.B305]-[.A305]" office:value-type="float" office:value="-13429131" calcext:value-type="float">
            <text:p>-13429131</text:p>
          </table:table-cell>
          <table:table-cell table:number-columns-repeated="3"/>
          <table:table-cell office:value-type="float" office:value="233198176" calcext:value-type="float">
            <text:p>233198176</text:p>
          </table:table-cell>
          <table:table-cell office:value-type="float" office:value="43514848" calcext:value-type="float">
            <text:p>43514848</text:p>
          </table:table-cell>
          <table:table-cell table:formula="of:=[.H305]-[.G305]" office:value-type="float" office:value="-189683328" calcext:value-type="float">
            <text:p>-189683328</text:p>
          </table:table-cell>
          <table:table-cell table:number-columns-repeated="2"/>
        </table:table-row>
        <table:table-row table:style-name="ro1">
          <table:table-cell office:value-type="float" office:value="39448812" calcext:value-type="float">
            <text:p>39448812</text:p>
          </table:table-cell>
          <table:table-cell office:value-type="float" office:value="28461894" calcext:value-type="float">
            <text:p>28461894</text:p>
          </table:table-cell>
          <table:table-cell table:formula="of:=[.B306]-[.A306]" office:value-type="float" office:value="-10986918" calcext:value-type="float">
            <text:p>-10986918</text:p>
          </table:table-cell>
          <table:table-cell table:number-columns-repeated="3"/>
          <table:table-cell office:value-type="float" office:value="238183232" calcext:value-type="float">
            <text:p>238183232</text:p>
          </table:table-cell>
          <table:table-cell office:value-type="float" office:value="42952552" calcext:value-type="float">
            <text:p>42952552</text:p>
          </table:table-cell>
          <table:table-cell table:formula="of:=[.H306]-[.G306]" office:value-type="float" office:value="-195230680" calcext:value-type="float">
            <text:p>-195230680</text:p>
          </table:table-cell>
          <table:table-cell table:number-columns-repeated="2"/>
        </table:table-row>
        <table:table-row table:style-name="ro1">
          <table:table-cell office:value-type="float" office:value="39797508" calcext:value-type="float">
            <text:p>39797508</text:p>
          </table:table-cell>
          <table:table-cell office:value-type="float" office:value="26179860" calcext:value-type="float">
            <text:p>26179860</text:p>
          </table:table-cell>
          <table:table-cell table:formula="of:=[.B307]-[.A307]" office:value-type="float" office:value="-13617648" calcext:value-type="float">
            <text:p>-13617648</text:p>
          </table:table-cell>
          <table:table-cell table:number-columns-repeated="3"/>
          <table:table-cell office:value-type="float" office:value="228096708" calcext:value-type="float">
            <text:p>228096708</text:p>
          </table:table-cell>
          <table:table-cell office:value-type="float" office:value="43571528" calcext:value-type="float">
            <text:p>43571528</text:p>
          </table:table-cell>
          <table:table-cell table:formula="of:=[.H307]-[.G307]" office:value-type="float" office:value="-184525180" calcext:value-type="float">
            <text:p>-184525180</text:p>
          </table:table-cell>
          <table:table-cell table:number-columns-repeated="2"/>
        </table:table-row>
        <table:table-row table:style-name="ro1">
          <table:table-cell office:value-type="float" office:value="41598708" calcext:value-type="float">
            <text:p>41598708</text:p>
          </table:table-cell>
          <table:table-cell office:value-type="float" office:value="26448726" calcext:value-type="float">
            <text:p>26448726</text:p>
          </table:table-cell>
          <table:table-cell table:formula="of:=[.B308]-[.A308]" office:value-type="float" office:value="-15149982" calcext:value-type="float">
            <text:p>-15149982</text:p>
          </table:table-cell>
          <table:table-cell table:number-columns-repeated="3"/>
          <table:table-cell office:value-type="float" office:value="188281446" calcext:value-type="float">
            <text:p>188281446</text:p>
          </table:table-cell>
          <table:table-cell office:value-type="float" office:value="43788968" calcext:value-type="float">
            <text:p>43788968</text:p>
          </table:table-cell>
          <table:table-cell table:formula="of:=[.H308]-[.G308]" office:value-type="float" office:value="-144492478" calcext:value-type="float">
            <text:p>-144492478</text:p>
          </table:table-cell>
          <table:table-cell table:number-columns-repeated="2"/>
        </table:table-row>
        <table:table-row table:style-name="ro1">
          <table:table-cell office:value-type="float" office:value="62150628" calcext:value-type="float">
            <text:p>62150628</text:p>
          </table:table-cell>
          <table:table-cell office:value-type="float" office:value="27873792" calcext:value-type="float">
            <text:p>27873792</text:p>
          </table:table-cell>
          <table:table-cell table:formula="of:=[.B309]-[.A309]" office:value-type="float" office:value="-34276836" calcext:value-type="float">
            <text:p>-34276836</text:p>
          </table:table-cell>
          <table:table-cell table:number-columns-repeated="3"/>
          <table:table-cell office:value-type="float" office:value="190975008" calcext:value-type="float">
            <text:p>190975008</text:p>
          </table:table-cell>
          <table:table-cell office:value-type="float" office:value="42374440" calcext:value-type="float">
            <text:p>42374440</text:p>
          </table:table-cell>
          <table:table-cell table:formula="of:=[.H309]-[.G309]" office:value-type="float" office:value="-148600568" calcext:value-type="float">
            <text:p>-148600568</text:p>
          </table:table-cell>
          <table:table-cell table:number-columns-repeated="2"/>
        </table:table-row>
        <table:table-row table:style-name="ro1">
          <table:table-cell office:value-type="float" office:value="64249808" calcext:value-type="float">
            <text:p>64249808</text:p>
          </table:table-cell>
          <table:table-cell office:value-type="float" office:value="26604996" calcext:value-type="float">
            <text:p>26604996</text:p>
          </table:table-cell>
          <table:table-cell table:formula="of:=[.B310]-[.A310]" office:value-type="float" office:value="-37644812" calcext:value-type="float">
            <text:p>-37644812</text:p>
          </table:table-cell>
          <table:table-cell table:number-columns-repeated="3"/>
          <table:table-cell office:value-type="float" office:value="191691510" calcext:value-type="float">
            <text:p>191691510</text:p>
          </table:table-cell>
          <table:table-cell office:value-type="float" office:value="43942728" calcext:value-type="float">
            <text:p>43942728</text:p>
          </table:table-cell>
          <table:table-cell table:formula="of:=[.H310]-[.G310]" office:value-type="float" office:value="-147748782" calcext:value-type="float">
            <text:p>-147748782</text:p>
          </table:table-cell>
          <table:table-cell table:number-columns-repeated="2"/>
        </table:table-row>
        <table:table-row table:style-name="ro1">
          <table:table-cell office:value-type="float" office:value="63467456" calcext:value-type="float">
            <text:p>63467456</text:p>
          </table:table-cell>
          <table:table-cell office:value-type="float" office:value="26442600" calcext:value-type="float">
            <text:p>26442600</text:p>
          </table:table-cell>
          <table:table-cell table:formula="of:=[.B311]-[.A311]" office:value-type="float" office:value="-37024856" calcext:value-type="float">
            <text:p>-37024856</text:p>
          </table:table-cell>
          <table:table-cell table:number-columns-repeated="3"/>
          <table:table-cell office:value-type="float" office:value="188263152" calcext:value-type="float">
            <text:p>188263152</text:p>
          </table:table-cell>
          <table:table-cell office:value-type="float" office:value="41591344" calcext:value-type="float">
            <text:p>41591344</text:p>
          </table:table-cell>
          <table:table-cell table:formula="of:=[.H311]-[.G311]" office:value-type="float" office:value="-146671808" calcext:value-type="float">
            <text:p>-146671808</text:p>
          </table:table-cell>
          <table:table-cell table:number-columns-repeated="2"/>
        </table:table-row>
        <table:table-row table:style-name="ro1">
          <table:table-cell office:value-type="float" office:value="65032192" calcext:value-type="float">
            <text:p>65032192</text:p>
          </table:table-cell>
          <table:table-cell office:value-type="float" office:value="25953618" calcext:value-type="float">
            <text:p>25953618</text:p>
          </table:table-cell>
          <table:table-cell table:formula="of:=[.B312]-[.A312]" office:value-type="float" office:value="-39078574" calcext:value-type="float">
            <text:p>-39078574</text:p>
          </table:table-cell>
          <table:table-cell table:number-columns-repeated="3"/>
          <table:table-cell office:value-type="float" office:value="211626916" calcext:value-type="float">
            <text:p>211626916</text:p>
          </table:table-cell>
          <table:table-cell office:value-type="float" office:value="42681384" calcext:value-type="float">
            <text:p>42681384</text:p>
          </table:table-cell>
          <table:table-cell table:formula="of:=[.H312]-[.G312]" office:value-type="float" office:value="-168945532" calcext:value-type="float">
            <text:p>-168945532</text:p>
          </table:table-cell>
          <table:table-cell table:number-columns-repeated="2"/>
        </table:table-row>
        <table:table-row table:style-name="ro1">
          <table:table-cell office:value-type="float" office:value="64934616" calcext:value-type="float">
            <text:p>64934616</text:p>
          </table:table-cell>
          <table:table-cell office:value-type="float" office:value="25762866" calcext:value-type="float">
            <text:p>25762866</text:p>
          </table:table-cell>
          <table:table-cell table:formula="of:=[.B313]-[.A313]" office:value-type="float" office:value="-39171750" calcext:value-type="float">
            <text:p>-39171750</text:p>
          </table:table-cell>
          <table:table-cell table:number-columns-repeated="3"/>
          <table:table-cell office:value-type="float" office:value="244276600" calcext:value-type="float">
            <text:p>244276600</text:p>
          </table:table-cell>
          <table:table-cell office:value-type="float" office:value="41516896" calcext:value-type="float">
            <text:p>41516896</text:p>
          </table:table-cell>
          <table:table-cell table:formula="of:=[.H313]-[.G313]" office:value-type="float" office:value="-202759704" calcext:value-type="float">
            <text:p>-202759704</text:p>
          </table:table-cell>
          <table:table-cell table:number-columns-repeated="2"/>
        </table:table-row>
        <table:table-row table:style-name="ro1">
          <table:table-cell office:value-type="float" office:value="67670504" calcext:value-type="float">
            <text:p>67670504</text:p>
          </table:table-cell>
          <table:table-cell office:value-type="float" office:value="25603980" calcext:value-type="float">
            <text:p>25603980</text:p>
          </table:table-cell>
          <table:table-cell table:formula="of:=[.B314]-[.A314]" office:value-type="float" office:value="-42066524" calcext:value-type="float">
            <text:p>-42066524</text:p>
          </table:table-cell>
          <table:table-cell table:number-columns-repeated="3"/>
          <table:table-cell office:value-type="float" office:value="238365568" calcext:value-type="float">
            <text:p>238365568</text:p>
          </table:table-cell>
          <table:table-cell office:value-type="float" office:value="42956000" calcext:value-type="float">
            <text:p>42956000</text:p>
          </table:table-cell>
          <table:table-cell table:formula="of:=[.H314]-[.G314]" office:value-type="float" office:value="-195409568" calcext:value-type="float">
            <text:p>-195409568</text:p>
          </table:table-cell>
          <table:table-cell table:number-columns-repeated="2"/>
        </table:table-row>
        <table:table-row table:style-name="ro1">
          <table:table-cell office:value-type="float" office:value="70301328" calcext:value-type="float">
            <text:p>70301328</text:p>
          </table:table-cell>
          <table:table-cell office:value-type="float" office:value="25580424" calcext:value-type="float">
            <text:p>25580424</text:p>
          </table:table-cell>
          <table:table-cell table:formula="of:=[.B315]-[.A315]" office:value-type="float" office:value="-44720904" calcext:value-type="float">
            <text:p>-44720904</text:p>
          </table:table-cell>
          <table:table-cell table:number-columns-repeated="3"/>
          <table:table-cell office:value-type="float" office:value="234186728" calcext:value-type="float">
            <text:p>234186728</text:p>
          </table:table-cell>
          <table:table-cell office:value-type="float" office:value="59477432" calcext:value-type="float">
            <text:p>59477432</text:p>
          </table:table-cell>
          <table:table-cell table:formula="of:=[.H315]-[.G315]" office:value-type="float" office:value="-174709296" calcext:value-type="float">
            <text:p>-174709296</text:p>
          </table:table-cell>
          <table:table-cell table:number-columns-repeated="2"/>
        </table:table-row>
        <table:table-row table:style-name="ro1">
          <table:table-cell office:value-type="float" office:value="66551448" calcext:value-type="float">
            <text:p>66551448</text:p>
          </table:table-cell>
          <table:table-cell office:value-type="float" office:value="25187790" calcext:value-type="float">
            <text:p>25187790</text:p>
          </table:table-cell>
          <table:table-cell table:formula="of:=[.B316]-[.A316]" office:value-type="float" office:value="-41363658" calcext:value-type="float">
            <text:p>-41363658</text:p>
          </table:table-cell>
          <table:table-cell table:number-columns-repeated="3"/>
          <table:table-cell office:value-type="float" office:value="233224160" calcext:value-type="float">
            <text:p>233224160</text:p>
          </table:table-cell>
          <table:table-cell office:value-type="float" office:value="49795960" calcext:value-type="float">
            <text:p>49795960</text:p>
          </table:table-cell>
          <table:table-cell table:formula="of:=[.H316]-[.G316]" office:value-type="float" office:value="-183428200" calcext:value-type="float">
            <text:p>-183428200</text:p>
          </table:table-cell>
          <table:table-cell table:number-columns-repeated="2"/>
        </table:table-row>
        <table:table-row table:style-name="ro1">
          <table:table-cell office:value-type="float" office:value="69114952" calcext:value-type="float">
            <text:p>69114952</text:p>
          </table:table-cell>
          <table:table-cell office:value-type="float" office:value="25604850" calcext:value-type="float">
            <text:p>25604850</text:p>
          </table:table-cell>
          <table:table-cell table:formula="of:=[.B317]-[.A317]" office:value-type="float" office:value="-43510102" calcext:value-type="float">
            <text:p>-43510102</text:p>
          </table:table-cell>
          <table:table-cell table:number-columns-repeated="3"/>
          <table:table-cell office:value-type="float" office:value="232277656" calcext:value-type="float">
            <text:p>232277656</text:p>
          </table:table-cell>
          <table:table-cell office:value-type="float" office:value="44641224" calcext:value-type="float">
            <text:p>44641224</text:p>
          </table:table-cell>
          <table:table-cell table:formula="of:=[.H317]-[.G317]" office:value-type="float" office:value="-187636432" calcext:value-type="float">
            <text:p>-187636432</text:p>
          </table:table-cell>
          <table:table-cell table:number-columns-repeated="2"/>
        </table:table-row>
        <table:table-row table:style-name="ro1">
          <table:table-cell office:value-type="float" office:value="67384616" calcext:value-type="float">
            <text:p>67384616</text:p>
          </table:table-cell>
          <table:table-cell office:value-type="float" office:value="25089786" calcext:value-type="float">
            <text:p>25089786</text:p>
          </table:table-cell>
          <table:table-cell table:formula="of:=[.B318]-[.A318]" office:value-type="float" office:value="-42294830" calcext:value-type="float">
            <text:p>-42294830</text:p>
          </table:table-cell>
          <table:table-cell table:number-columns-repeated="3"/>
          <table:table-cell office:value-type="float" office:value="236424408" calcext:value-type="float">
            <text:p>236424408</text:p>
          </table:table-cell>
          <table:table-cell office:value-type="float" office:value="41179052" calcext:value-type="float">
            <text:p>41179052</text:p>
          </table:table-cell>
          <table:table-cell table:formula="of:=[.H318]-[.G318]" office:value-type="float" office:value="-195245356" calcext:value-type="float">
            <text:p>-195245356</text:p>
          </table:table-cell>
          <table:table-cell table:number-columns-repeated="2"/>
        </table:table-row>
        <table:table-row table:style-name="ro1">
          <table:table-cell office:value-type="float" office:value="67919384" calcext:value-type="float">
            <text:p>67919384</text:p>
          </table:table-cell>
          <table:table-cell office:value-type="float" office:value="25417200" calcext:value-type="float">
            <text:p>25417200</text:p>
          </table:table-cell>
          <table:table-cell table:formula="of:=[.B319]-[.A319]" office:value-type="float" office:value="-42502184" calcext:value-type="float">
            <text:p>-42502184</text:p>
          </table:table-cell>
          <table:table-cell table:number-columns-repeated="3"/>
          <table:table-cell office:value-type="float" office:value="233335040" calcext:value-type="float">
            <text:p>233335040</text:p>
          </table:table-cell>
          <table:table-cell office:value-type="float" office:value="47549994" calcext:value-type="float">
            <text:p>47549994</text:p>
          </table:table-cell>
          <table:table-cell table:formula="of:=[.H319]-[.G319]" office:value-type="float" office:value="-185785046" calcext:value-type="float">
            <text:p>-185785046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TOKER NOW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4"/>
          <table:table-cell office:value-type="string" calcext:value-type="string">
            <text:p>f48 scale vector </text:p>
          </table:table-cell>
          <table:table-cell office:value-type="string" calcext:value-type="string">
            <text:p>DOUBLE scale vec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DTSC diff</text:p>
          </table:table-cell>
          <table:table-cell table:number-columns-repeated="4"/>
          <table:table-cell table:number-columns-repeated="2" office:value-type="string" calcext:value-type="string">
            <text:p>RDTSC diff</text:p>
          </table:table-cell>
          <table:table-cell table:number-columns-repeated="3"/>
        </table:table-row>
        <table:table-row table:style-name="ro1">
          <table:table-cell office:value-type="float" office:value="47336858" calcext:value-type="float">
            <text:p>47336858</text:p>
          </table:table-cell>
          <table:table-cell office:value-type="float" office:value="10437090" calcext:value-type="float">
            <text:p>10437090</text:p>
          </table:table-cell>
          <table:table-cell table:formula="of:=[.B330]-[.A330]" office:value-type="float" office:value="-36899768" calcext:value-type="float">
            <text:p>-36899768</text:p>
          </table:table-cell>
          <table:table-cell table:number-columns-repeated="3"/>
          <table:table-cell office:value-type="float" office:value="214670617" calcext:value-type="float">
            <text:p>214670617</text:p>
          </table:table-cell>
          <table:table-cell office:value-type="float" office:value="19718388" calcext:value-type="float">
            <text:p>19718388</text:p>
          </table:table-cell>
          <table:table-cell table:formula="of:=[.H330]-[.G330]" office:value-type="float" office:value="-194952229" calcext:value-type="float">
            <text:p>-194952229</text:p>
          </table:table-cell>
          <table:table-cell table:number-columns-repeated="2"/>
        </table:table-row>
        <table:table-row table:style-name="ro1">
          <table:table-cell office:value-type="float" office:value="51674760" calcext:value-type="float">
            <text:p>51674760</text:p>
          </table:table-cell>
          <table:table-cell office:value-type="float" office:value="12351852" calcext:value-type="float">
            <text:p>12351852</text:p>
          </table:table-cell>
          <table:table-cell table:formula="of:=[.B331]-[.A331]" office:value-type="float" office:value="-39322908" calcext:value-type="float">
            <text:p>-39322908</text:p>
          </table:table-cell>
          <table:table-cell table:number-columns-repeated="3"/>
          <table:table-cell office:value-type="float" office:value="215740050" calcext:value-type="float">
            <text:p>215740050</text:p>
          </table:table-cell>
          <table:table-cell office:value-type="float" office:value="20071752" calcext:value-type="float">
            <text:p>20071752</text:p>
          </table:table-cell>
          <table:table-cell table:formula="of:=[.H331]-[.G331]" office:value-type="float" office:value="-195668298" calcext:value-type="float">
            <text:p>-195668298</text:p>
          </table:table-cell>
          <table:table-cell table:number-columns-repeated="2"/>
        </table:table-row>
        <table:table-row table:style-name="ro1">
          <table:table-cell office:value-type="float" office:value="49338315" calcext:value-type="float">
            <text:p>49338315</text:p>
          </table:table-cell>
          <table:table-cell office:value-type="float" office:value="11796213" calcext:value-type="float">
            <text:p>11796213</text:p>
          </table:table-cell>
          <table:table-cell table:formula="of:=[.B332]-[.A332]" office:value-type="float" office:value="-37542102" calcext:value-type="float">
            <text:p>-37542102</text:p>
          </table:table-cell>
          <table:table-cell table:number-columns-repeated="3"/>
          <table:table-cell office:value-type="float" office:value="215114820" calcext:value-type="float">
            <text:p>215114820</text:p>
          </table:table-cell>
          <table:table-cell office:value-type="float" office:value="19974255" calcext:value-type="float">
            <text:p>19974255</text:p>
          </table:table-cell>
          <table:table-cell table:formula="of:=[.H332]-[.G332]" office:value-type="float" office:value="-195140565" calcext:value-type="float">
            <text:p>-195140565</text:p>
          </table:table-cell>
          <table:table-cell table:number-columns-repeated="2"/>
        </table:table-row>
        <table:table-row table:style-name="ro1">
          <table:table-cell office:value-type="float" office:value="49638810" calcext:value-type="float">
            <text:p>49638810</text:p>
          </table:table-cell>
          <table:table-cell office:value-type="float" office:value="11747658" calcext:value-type="float">
            <text:p>11747658</text:p>
          </table:table-cell>
          <table:table-cell table:formula="of:=[.B333]-[.A333]" office:value-type="float" office:value="-37891152" calcext:value-type="float">
            <text:p>-37891152</text:p>
          </table:table-cell>
          <table:table-cell table:number-columns-repeated="3"/>
          <table:table-cell office:value-type="float" office:value="214213703" calcext:value-type="float">
            <text:p>214213703</text:p>
          </table:table-cell>
          <table:table-cell office:value-type="float" office:value="19901148" calcext:value-type="float">
            <text:p>19901148</text:p>
          </table:table-cell>
          <table:table-cell table:formula="of:=[.H333]-[.G333]" office:value-type="float" office:value="-194312555" calcext:value-type="float">
            <text:p>-194312555</text:p>
          </table:table-cell>
          <table:table-cell table:number-columns-repeated="2"/>
        </table:table-row>
        <table:table-row table:style-name="ro1">
          <table:table-cell office:value-type="float" office:value="49573177" calcext:value-type="float">
            <text:p>49573177</text:p>
          </table:table-cell>
          <table:table-cell office:value-type="float" office:value="11649321" calcext:value-type="float">
            <text:p>11649321</text:p>
          </table:table-cell>
          <table:table-cell table:formula="of:=[.B334]-[.A334]" office:value-type="float" office:value="-37923856" calcext:value-type="float">
            <text:p>-37923856</text:p>
          </table:table-cell>
          <table:table-cell table:number-columns-repeated="3"/>
          <table:table-cell office:value-type="float" office:value="214235685" calcext:value-type="float">
            <text:p>214235685</text:p>
          </table:table-cell>
          <table:table-cell office:value-type="float" office:value="19934514" calcext:value-type="float">
            <text:p>19934514</text:p>
          </table:table-cell>
          <table:table-cell table:formula="of:=[.H334]-[.G334]" office:value-type="float" office:value="-194301171" calcext:value-type="float">
            <text:p>-194301171</text:p>
          </table:table-cell>
          <table:table-cell table:number-columns-repeated="2"/>
        </table:table-row>
        <table:table-row table:style-name="ro1">
          <table:table-cell office:value-type="float" office:value="50492220" calcext:value-type="float">
            <text:p>50492220</text:p>
          </table:table-cell>
          <table:table-cell office:value-type="float" office:value="11578686" calcext:value-type="float">
            <text:p>11578686</text:p>
          </table:table-cell>
          <table:table-cell table:formula="of:=[.B335]-[.A335]" office:value-type="float" office:value="-38913534" calcext:value-type="float">
            <text:p>-38913534</text:p>
          </table:table-cell>
          <table:table-cell table:number-columns-repeated="3"/>
          <table:table-cell office:value-type="float" office:value="193534154" calcext:value-type="float">
            <text:p>193534154</text:p>
          </table:table-cell>
          <table:table-cell office:value-type="float" office:value="19850097" calcext:value-type="float">
            <text:p>19850097</text:p>
          </table:table-cell>
          <table:table-cell table:formula="of:=[.H335]-[.G335]" office:value-type="float" office:value="-173684057" calcext:value-type="float">
            <text:p>-173684057</text:p>
          </table:table-cell>
          <table:table-cell table:number-columns-repeated="2"/>
        </table:table-row>
        <table:table-row table:style-name="ro1">
          <table:table-cell office:value-type="float" office:value="49676535" calcext:value-type="float">
            <text:p>49676535</text:p>
          </table:table-cell>
          <table:table-cell office:value-type="float" office:value="11596572" calcext:value-type="float">
            <text:p>11596572</text:p>
          </table:table-cell>
          <table:table-cell table:formula="of:=[.B336]-[.A336]" office:value-type="float" office:value="-38079963" calcext:value-type="float">
            <text:p>-38079963</text:p>
          </table:table-cell>
          <table:table-cell table:number-columns-repeated="3"/>
          <table:table-cell office:value-type="float" office:value="106844592" calcext:value-type="float">
            <text:p>106844592</text:p>
          </table:table-cell>
          <table:table-cell office:value-type="float" office:value="19850439" calcext:value-type="float">
            <text:p>19850439</text:p>
          </table:table-cell>
          <table:table-cell table:formula="of:=[.H336]-[.G336]" office:value-type="float" office:value="-86994153" calcext:value-type="float">
            <text:p>-86994153</text:p>
          </table:table-cell>
          <table:table-cell table:number-columns-repeated="2"/>
        </table:table-row>
        <table:table-row table:style-name="ro1">
          <table:table-cell office:value-type="float" office:value="51573607" calcext:value-type="float">
            <text:p>51573607</text:p>
          </table:table-cell>
          <table:table-cell office:value-type="float" office:value="11552163" calcext:value-type="float">
            <text:p>11552163</text:p>
          </table:table-cell>
          <table:table-cell table:formula="of:=[.B337]-[.A337]" office:value-type="float" office:value="-40021444" calcext:value-type="float">
            <text:p>-40021444</text:p>
          </table:table-cell>
          <table:table-cell table:number-columns-repeated="3"/>
          <table:table-cell office:value-type="float" office:value="106221204" calcext:value-type="float">
            <text:p>106221204</text:p>
          </table:table-cell>
          <table:table-cell office:value-type="float" office:value="19850451" calcext:value-type="float">
            <text:p>19850451</text:p>
          </table:table-cell>
          <table:table-cell table:formula="of:=[.H337]-[.G337]" office:value-type="float" office:value="-86370753" calcext:value-type="float">
            <text:p>-86370753</text:p>
          </table:table-cell>
          <table:table-cell table:number-columns-repeated="2"/>
        </table:table-row>
        <table:table-row table:style-name="ro1">
          <table:table-cell office:value-type="float" office:value="50556353" calcext:value-type="float">
            <text:p>50556353</text:p>
          </table:table-cell>
          <table:table-cell office:value-type="float" office:value="11568780" calcext:value-type="float">
            <text:p>11568780</text:p>
          </table:table-cell>
          <table:table-cell table:formula="of:=[.B338]-[.A338]" office:value-type="float" office:value="-38987573" calcext:value-type="float">
            <text:p>-38987573</text:p>
          </table:table-cell>
          <table:table-cell table:number-columns-repeated="3"/>
          <table:table-cell office:value-type="float" office:value="108770385" calcext:value-type="float">
            <text:p>108770385</text:p>
          </table:table-cell>
          <table:table-cell office:value-type="float" office:value="19831164" calcext:value-type="float">
            <text:p>19831164</text:p>
          </table:table-cell>
          <table:table-cell table:formula="of:=[.H338]-[.G338]" office:value-type="float" office:value="-88939221" calcext:value-type="float">
            <text:p>-88939221</text:p>
          </table:table-cell>
          <table:table-cell table:number-columns-repeated="2"/>
        </table:table-row>
        <table:table-row table:style-name="ro1">
          <table:table-cell office:value-type="float" office:value="50544623" calcext:value-type="float">
            <text:p>50544623</text:p>
          </table:table-cell>
          <table:table-cell office:value-type="float" office:value="11211306" calcext:value-type="float">
            <text:p>11211306</text:p>
          </table:table-cell>
          <table:table-cell table:formula="of:=[.B339]-[.A339]" office:value-type="float" office:value="-39333317" calcext:value-type="float">
            <text:p>-39333317</text:p>
          </table:table-cell>
          <table:table-cell table:number-columns-repeated="3"/>
          <table:table-cell office:value-type="float" office:value="105935208" calcext:value-type="float">
            <text:p>105935208</text:p>
          </table:table-cell>
          <table:table-cell office:value-type="float" office:value="19921887" calcext:value-type="float">
            <text:p>19921887</text:p>
          </table:table-cell>
          <table:table-cell table:formula="of:=[.H339]-[.G339]" office:value-type="float" office:value="-86013321" calcext:value-type="float">
            <text:p>-86013321</text:p>
          </table:table-cell>
          <table:table-cell table:number-columns-repeated="2"/>
        </table:table-row>
        <table:table-row table:style-name="ro1">
          <table:table-cell office:value-type="float" office:value="48937815" calcext:value-type="float">
            <text:p>48937815</text:p>
          </table:table-cell>
          <table:table-cell office:value-type="float" office:value="11349003" calcext:value-type="float">
            <text:p>11349003</text:p>
          </table:table-cell>
          <table:table-cell table:formula="of:=[.B340]-[.A340]" office:value-type="float" office:value="-37588812" calcext:value-type="float">
            <text:p>-37588812</text:p>
          </table:table-cell>
          <table:table-cell table:number-columns-repeated="3"/>
          <table:table-cell office:value-type="float" office:value="106333614" calcext:value-type="float">
            <text:p>106333614</text:p>
          </table:table-cell>
          <table:table-cell office:value-type="float" office:value="20068551" calcext:value-type="float">
            <text:p>20068551</text:p>
          </table:table-cell>
          <table:table-cell table:formula="of:=[.H340]-[.G340]" office:value-type="float" office:value="-86265063" calcext:value-type="float">
            <text:p>-86265063</text:p>
          </table:table-cell>
          <table:table-cell table:number-columns-repeated="2"/>
        </table:table-row>
        <table:table-row table:style-name="ro1">
          <table:table-cell office:value-type="float" office:value="49607685" calcext:value-type="float">
            <text:p>49607685</text:p>
          </table:table-cell>
          <table:table-cell office:value-type="float" office:value="11407902" calcext:value-type="float">
            <text:p>11407902</text:p>
          </table:table-cell>
          <table:table-cell table:formula="of:=[.B341]-[.A341]" office:value-type="float" office:value="-38199783" calcext:value-type="float">
            <text:p>-38199783</text:p>
          </table:table-cell>
          <table:table-cell table:number-columns-repeated="3"/>
          <table:table-cell office:value-type="float" office:value="106205244" calcext:value-type="float">
            <text:p>106205244</text:p>
          </table:table-cell>
          <table:table-cell office:value-type="float" office:value="19892025" calcext:value-type="float">
            <text:p>19892025</text:p>
          </table:table-cell>
          <table:table-cell table:formula="of:=[.H341]-[.G341]" office:value-type="float" office:value="-86313219" calcext:value-type="float">
            <text:p>-86313219</text:p>
          </table:table-cell>
          <table:table-cell table:number-columns-repeated="2"/>
        </table:table-row>
        <table:table-row table:style-name="ro1">
          <table:table-cell office:value-type="float" office:value="50253518" calcext:value-type="float">
            <text:p>50253518</text:p>
          </table:table-cell>
          <table:table-cell office:value-type="float" office:value="11437821" calcext:value-type="float">
            <text:p>11437821</text:p>
          </table:table-cell>
          <table:table-cell table:formula="of:=[.B342]-[.A342]" office:value-type="float" office:value="-38815697" calcext:value-type="float">
            <text:p>-38815697</text:p>
          </table:table-cell>
          <table:table-cell table:number-columns-repeated="3"/>
          <table:table-cell office:value-type="float" office:value="106150251" calcext:value-type="float">
            <text:p>106150251</text:p>
          </table:table-cell>
          <table:table-cell office:value-type="float" office:value="19931454" calcext:value-type="float">
            <text:p>19931454</text:p>
          </table:table-cell>
          <table:table-cell table:formula="of:=[.H342]-[.G342]" office:value-type="float" office:value="-86218797" calcext:value-type="float">
            <text:p>-86218797</text:p>
          </table:table-cell>
          <table:table-cell table:number-columns-repeated="2"/>
        </table:table-row>
        <table:table-row table:style-name="ro1">
          <table:table-cell office:value-type="float" office:value="49372830" calcext:value-type="float">
            <text:p>49372830</text:p>
          </table:table-cell>
          <table:table-cell office:value-type="float" office:value="11525703" calcext:value-type="float">
            <text:p>11525703</text:p>
          </table:table-cell>
          <table:table-cell table:formula="of:=[.B343]-[.A343]" office:value-type="float" office:value="-37847127" calcext:value-type="float">
            <text:p>-37847127</text:p>
          </table:table-cell>
          <table:table-cell table:number-columns-repeated="3"/>
          <table:table-cell office:value-type="float" office:value="106157565" calcext:value-type="float">
            <text:p>106157565</text:p>
          </table:table-cell>
          <table:table-cell office:value-type="float" office:value="19895679" calcext:value-type="float">
            <text:p>19895679</text:p>
          </table:table-cell>
          <table:table-cell table:formula="of:=[.H343]-[.G343]" office:value-type="float" office:value="-86261886" calcext:value-type="float">
            <text:p>-86261886</text:p>
          </table:table-cell>
          <table:table-cell table:number-columns-repeated="2"/>
        </table:table-row>
        <table:table-row table:style-name="ro1">
          <table:table-cell office:value-type="float" office:value="49165522" calcext:value-type="float">
            <text:p>49165522</text:p>
          </table:table-cell>
          <table:table-cell office:value-type="float" office:value="11539377" calcext:value-type="float">
            <text:p>11539377</text:p>
          </table:table-cell>
          <table:table-cell table:formula="of:=[.B344]-[.A344]" office:value-type="float" office:value="-37626145" calcext:value-type="float">
            <text:p>-37626145</text:p>
          </table:table-cell>
          <table:table-cell table:number-columns-repeated="3"/>
          <table:table-cell office:value-type="float" office:value="105855447" calcext:value-type="float">
            <text:p>105855447</text:p>
          </table:table-cell>
          <table:table-cell office:value-type="float" office:value="19921248" calcext:value-type="float">
            <text:p>19921248</text:p>
          </table:table-cell>
          <table:table-cell table:formula="of:=[.H344]-[.G344]" office:value-type="float" office:value="-85934199" calcext:value-type="float">
            <text:p>-85934199</text:p>
          </table:table-cell>
          <table:table-cell table:number-columns-repeated="2"/>
        </table:table-row>
        <table:table-row table:style-name="ro1">
          <table:table-cell office:value-type="float" office:value="49930425" calcext:value-type="float">
            <text:p>49930425</text:p>
          </table:table-cell>
          <table:table-cell office:value-type="float" office:value="11449200" calcext:value-type="float">
            <text:p>11449200</text:p>
          </table:table-cell>
          <table:table-cell table:formula="of:=[.B345]-[.A345]" office:value-type="float" office:value="-38481225" calcext:value-type="float">
            <text:p>-38481225</text:p>
          </table:table-cell>
          <table:table-cell table:number-columns-repeated="3"/>
          <table:table-cell office:value-type="float" office:value="106651122" calcext:value-type="float">
            <text:p>106651122</text:p>
          </table:table-cell>
          <table:table-cell office:value-type="float" office:value="19945101" calcext:value-type="float">
            <text:p>19945101</text:p>
          </table:table-cell>
          <table:table-cell table:formula="of:=[.H345]-[.G345]" office:value-type="float" office:value="-86706021" calcext:value-type="float">
            <text:p>-86706021</text:p>
          </table:table-cell>
          <table:table-cell table:number-columns-repeated="2"/>
        </table:table-row>
        <table:table-row table:style-name="ro1">
          <table:table-cell office:value-type="float" office:value="49674488" calcext:value-type="float">
            <text:p>49674488</text:p>
          </table:table-cell>
          <table:table-cell office:value-type="float" office:value="11236797" calcext:value-type="float">
            <text:p>11236797</text:p>
          </table:table-cell>
          <table:table-cell table:formula="of:=[.B346]-[.A346]" office:value-type="float" office:value="-38437691" calcext:value-type="float">
            <text:p>-38437691</text:p>
          </table:table-cell>
          <table:table-cell table:number-columns-repeated="3"/>
          <table:table-cell office:value-type="float" office:value="106462329" calcext:value-type="float">
            <text:p>106462329</text:p>
          </table:table-cell>
          <table:table-cell office:value-type="float" office:value="19869579" calcext:value-type="float">
            <text:p>19869579</text:p>
          </table:table-cell>
          <table:table-cell table:formula="of:=[.H346]-[.G346]" office:value-type="float" office:value="-86592750" calcext:value-type="float">
            <text:p>-86592750</text:p>
          </table:table-cell>
          <table:table-cell table:number-columns-repeated="2"/>
        </table:table-row>
        <table:table-row table:style-name="ro1">
          <table:table-cell office:value-type="float" office:value="50415105" calcext:value-type="float">
            <text:p>50415105</text:p>
          </table:table-cell>
          <table:table-cell office:value-type="float" office:value="12320484" calcext:value-type="float">
            <text:p>12320484</text:p>
          </table:table-cell>
          <table:table-cell table:formula="of:=[.B347]-[.A347]" office:value-type="float" office:value="-38094621" calcext:value-type="float">
            <text:p>-38094621</text:p>
          </table:table-cell>
          <table:table-cell table:number-columns-repeated="3"/>
          <table:table-cell office:value-type="float" office:value="106147446" calcext:value-type="float">
            <text:p>106147446</text:p>
          </table:table-cell>
          <table:table-cell office:value-type="float" office:value="19892667" calcext:value-type="float">
            <text:p>19892667</text:p>
          </table:table-cell>
          <table:table-cell table:formula="of:=[.H347]-[.G347]" office:value-type="float" office:value="-86254779" calcext:value-type="float">
            <text:p>-86254779</text:p>
          </table:table-cell>
          <table:table-cell table:number-columns-repeated="2"/>
        </table:table-row>
        <table:table-row table:style-name="ro1">
          <table:table-cell office:value-type="float" office:value="49616010" calcext:value-type="float">
            <text:p>49616010</text:p>
          </table:table-cell>
          <table:table-cell office:value-type="float" office:value="11257929" calcext:value-type="float">
            <text:p>11257929</text:p>
          </table:table-cell>
          <table:table-cell table:formula="of:=[.B348]-[.A348]" office:value-type="float" office:value="-38358081" calcext:value-type="float">
            <text:p>-38358081</text:p>
          </table:table-cell>
          <table:table-cell table:number-columns-repeated="3"/>
          <table:table-cell office:value-type="float" office:value="105872196" calcext:value-type="float">
            <text:p>105872196</text:p>
          </table:table-cell>
          <table:table-cell office:value-type="float" office:value="19858338" calcext:value-type="float">
            <text:p>19858338</text:p>
          </table:table-cell>
          <table:table-cell table:formula="of:=[.H348]-[.G348]" office:value-type="float" office:value="-86013858" calcext:value-type="float">
            <text:p>-86013858</text:p>
          </table:table-cell>
          <table:table-cell table:number-columns-repeated="2"/>
        </table:table-row>
        <table:table-row table:style-name="ro1">
          <table:table-cell office:value-type="float" office:value="48799043" calcext:value-type="float">
            <text:p>48799043</text:p>
          </table:table-cell>
          <table:table-cell office:value-type="float" office:value="11277879" calcext:value-type="float">
            <text:p>11277879</text:p>
          </table:table-cell>
          <table:table-cell table:formula="of:=[.B349]-[.A349]" office:value-type="float" office:value="-37521164" calcext:value-type="float">
            <text:p>-37521164</text:p>
          </table:table-cell>
          <table:table-cell table:number-columns-repeated="3"/>
          <table:table-cell office:value-type="float" office:value="105877413" calcext:value-type="float">
            <text:p>105877413</text:p>
          </table:table-cell>
          <table:table-cell office:value-type="float" office:value="19960548" calcext:value-type="float">
            <text:p>19960548</text:p>
          </table:table-cell>
          <table:table-cell table:formula="of:=[.H349]-[.G349]" office:value-type="float" office:value="-85916865" calcext:value-type="float">
            <text:p>-85916865</text:p>
          </table:table-cell>
          <table:table-cell table:number-columns-repeated="2"/>
        </table:table-row>
        <table:table-row table:style-name="ro1">
          <table:table-cell office:value-type="float" office:value="49941248" calcext:value-type="float">
            <text:p>49941248</text:p>
          </table:table-cell>
          <table:table-cell office:value-type="float" office:value="11440674" calcext:value-type="float">
            <text:p>11440674</text:p>
          </table:table-cell>
          <table:table-cell table:formula="of:=[.B350]-[.A350]" office:value-type="float" office:value="-38500574" calcext:value-type="float">
            <text:p>-38500574</text:p>
          </table:table-cell>
          <table:table-cell table:number-columns-repeated="3"/>
          <table:table-cell office:value-type="float" office:value="105651252" calcext:value-type="float">
            <text:p>105651252</text:p>
          </table:table-cell>
          <table:table-cell office:value-type="float" office:value="19866144" calcext:value-type="float">
            <text:p>19866144</text:p>
          </table:table-cell>
          <table:table-cell table:formula="of:=[.H350]-[.G350]" office:value-type="float" office:value="-85785108" calcext:value-type="float">
            <text:p>-85785108</text:p>
          </table:table-cell>
          <table:table-cell table:number-columns-repeated="2"/>
        </table:table-row>
        <table:table-row table:style-name="ro1">
          <table:table-cell office:value-type="float" office:value="50023163" calcext:value-type="float">
            <text:p>50023163</text:p>
          </table:table-cell>
          <table:table-cell office:value-type="float" office:value="11435898" calcext:value-type="float">
            <text:p>11435898</text:p>
          </table:table-cell>
          <table:table-cell table:formula="of:=[.B351]-[.A351]" office:value-type="float" office:value="-38587265" calcext:value-type="float">
            <text:p>-38587265</text:p>
          </table:table-cell>
          <table:table-cell table:number-columns-repeated="3"/>
          <table:table-cell office:value-type="float" office:value="106182933" calcext:value-type="float">
            <text:p>106182933</text:p>
          </table:table-cell>
          <table:table-cell office:value-type="float" office:value="19818339" calcext:value-type="float">
            <text:p>19818339</text:p>
          </table:table-cell>
          <table:table-cell table:formula="of:=[.H351]-[.G351]" office:value-type="float" office:value="-86364594" calcext:value-type="float">
            <text:p>-86364594</text:p>
          </table:table-cell>
          <table:table-cell table:number-columns-repeated="2"/>
        </table:table-row>
        <table:table-row table:style-name="ro1">
          <table:table-cell office:value-type="float" office:value="49736108" calcext:value-type="float">
            <text:p>49736108</text:p>
          </table:table-cell>
          <table:table-cell office:value-type="float" office:value="11361333" calcext:value-type="float">
            <text:p>11361333</text:p>
          </table:table-cell>
          <table:table-cell table:formula="of:=[.B352]-[.A352]" office:value-type="float" office:value="-38374775" calcext:value-type="float">
            <text:p>-38374775</text:p>
          </table:table-cell>
          <table:table-cell table:number-columns-repeated="3"/>
          <table:table-cell office:value-type="float" office:value="105927456" calcext:value-type="float">
            <text:p>105927456</text:p>
          </table:table-cell>
          <table:table-cell office:value-type="float" office:value="20004300" calcext:value-type="float">
            <text:p>20004300</text:p>
          </table:table-cell>
          <table:table-cell table:formula="of:=[.H352]-[.G352]" office:value-type="float" office:value="-85923156" calcext:value-type="float">
            <text:p>-85923156</text:p>
          </table:table-cell>
          <table:table-cell table:number-columns-repeated="2"/>
        </table:table-row>
        <table:table-row table:style-name="ro1">
          <table:table-cell office:value-type="float" office:value="49274925" calcext:value-type="float">
            <text:p>49274925</text:p>
          </table:table-cell>
          <table:table-cell office:value-type="float" office:value="11393124" calcext:value-type="float">
            <text:p>11393124</text:p>
          </table:table-cell>
          <table:table-cell table:formula="of:=[.B353]-[.A353]" office:value-type="float" office:value="-37881801" calcext:value-type="float">
            <text:p>-37881801</text:p>
          </table:table-cell>
          <table:table-cell table:number-columns-repeated="3"/>
          <table:table-cell office:value-type="float" office:value="105679089" calcext:value-type="float">
            <text:p>105679089</text:p>
          </table:table-cell>
          <table:table-cell office:value-type="float" office:value="19878681" calcext:value-type="float">
            <text:p>19878681</text:p>
          </table:table-cell>
          <table:table-cell table:formula="of:=[.H353]-[.G353]" office:value-type="float" office:value="-85800408" calcext:value-type="float">
            <text:p>-85800408</text:p>
          </table:table-cell>
          <table:table-cell table:number-columns-repeated="2"/>
        </table:table-row>
        <table:table-row table:style-name="ro1">
          <table:table-cell office:value-type="float" office:value="49601332" calcext:value-type="float">
            <text:p>49601332</text:p>
          </table:table-cell>
          <table:table-cell office:value-type="float" office:value="11237991" calcext:value-type="float">
            <text:p>11237991</text:p>
          </table:table-cell>
          <table:table-cell table:formula="of:=[.B354]-[.A354]" office:value-type="float" office:value="-38363341" calcext:value-type="float">
            <text:p>-38363341</text:p>
          </table:table-cell>
          <table:table-cell table:number-columns-repeated="3"/>
          <table:table-cell office:value-type="float" office:value="107159004" calcext:value-type="float">
            <text:p>107159004</text:p>
          </table:table-cell>
          <table:table-cell office:value-type="float" office:value="19794369" calcext:value-type="float">
            <text:p>19794369</text:p>
          </table:table-cell>
          <table:table-cell table:formula="of:=[.H354]-[.G354]" office:value-type="float" office:value="-87364635" calcext:value-type="float">
            <text:p>-87364635</text:p>
          </table:table-cell>
          <table:table-cell table:number-columns-repeated="2"/>
        </table:table-row>
        <table:table-row table:style-name="ro1">
          <table:table-cell office:value-type="float" office:value="48697132" calcext:value-type="float">
            <text:p>48697132</text:p>
          </table:table-cell>
          <table:table-cell office:value-type="float" office:value="11288964" calcext:value-type="float">
            <text:p>11288964</text:p>
          </table:table-cell>
          <table:table-cell table:formula="of:=[.B355]-[.A355]" office:value-type="float" office:value="-37408168" calcext:value-type="float">
            <text:p>-37408168</text:p>
          </table:table-cell>
          <table:table-cell table:number-columns-repeated="3"/>
          <table:table-cell office:value-type="float" office:value="105904740" calcext:value-type="float">
            <text:p>105904740</text:p>
          </table:table-cell>
          <table:table-cell office:value-type="float" office:value="19802895" calcext:value-type="float">
            <text:p>19802895</text:p>
          </table:table-cell>
          <table:table-cell table:formula="of:=[.H355]-[.G355]" office:value-type="float" office:value="-86101845" calcext:value-type="float">
            <text:p>-86101845</text:p>
          </table:table-cell>
          <table:table-cell table:number-columns-repeated="2"/>
        </table:table-row>
        <table:table-row table:style-name="ro1">
          <table:table-cell office:value-type="float" office:value="50290920" calcext:value-type="float">
            <text:p>50290920</text:p>
          </table:table-cell>
          <table:table-cell office:value-type="float" office:value="11343582" calcext:value-type="float">
            <text:p>11343582</text:p>
          </table:table-cell>
          <table:table-cell table:formula="of:=[.B356]-[.A356]" office:value-type="float" office:value="-38947338" calcext:value-type="float">
            <text:p>-38947338</text:p>
          </table:table-cell>
          <table:table-cell table:number-columns-repeated="3"/>
          <table:table-cell office:value-type="float" office:value="105584022" calcext:value-type="float">
            <text:p>105584022</text:p>
          </table:table-cell>
          <table:table-cell office:value-type="float" office:value="19828296" calcext:value-type="float">
            <text:p>19828296</text:p>
          </table:table-cell>
          <table:table-cell table:formula="of:=[.H356]-[.G356]" office:value-type="float" office:value="-85755726" calcext:value-type="float">
            <text:p>-85755726</text:p>
          </table:table-cell>
          <table:table-cell table:number-columns-repeated="2"/>
        </table:table-row>
        <table:table-row table:style-name="ro1">
          <table:table-cell office:value-type="float" office:value="35698818" calcext:value-type="float">
            <text:p>35698818</text:p>
          </table:table-cell>
          <table:table-cell office:value-type="float" office:value="11262429" calcext:value-type="float">
            <text:p>11262429</text:p>
          </table:table-cell>
          <table:table-cell table:formula="of:=[.B357]-[.A357]" office:value-type="float" office:value="-24436389" calcext:value-type="float">
            <text:p>-24436389</text:p>
          </table:table-cell>
          <table:table-cell table:number-columns-repeated="3"/>
          <table:table-cell office:value-type="float" office:value="106057758" calcext:value-type="float">
            <text:p>106057758</text:p>
          </table:table-cell>
          <table:table-cell office:value-type="float" office:value="19803489" calcext:value-type="float">
            <text:p>19803489</text:p>
          </table:table-cell>
          <table:table-cell table:formula="of:=[.H357]-[.G357]" office:value-type="float" office:value="-86254269" calcext:value-type="float">
            <text:p>-86254269</text:p>
          </table:table-cell>
          <table:table-cell table:number-columns-repeated="2"/>
        </table:table-row>
        <table:table-row table:style-name="ro1">
          <table:table-cell office:value-type="float" office:value="29809929" calcext:value-type="float">
            <text:p>29809929</text:p>
          </table:table-cell>
          <table:table-cell office:value-type="float" office:value="11257800" calcext:value-type="float">
            <text:p>11257800</text:p>
          </table:table-cell>
          <table:table-cell table:formula="of:=[.B358]-[.A358]" office:value-type="float" office:value="-18552129" calcext:value-type="float">
            <text:p>-18552129</text:p>
          </table:table-cell>
          <table:table-cell table:number-columns-repeated="3"/>
          <table:table-cell office:value-type="float" office:value="105777105" calcext:value-type="float">
            <text:p>105777105</text:p>
          </table:table-cell>
          <table:table-cell office:value-type="float" office:value="19797549" calcext:value-type="float">
            <text:p>19797549</text:p>
          </table:table-cell>
          <table:table-cell table:formula="of:=[.H358]-[.G358]" office:value-type="float" office:value="-85979556" calcext:value-type="float">
            <text:p>-85979556</text:p>
          </table:table-cell>
          <table:table-cell table:number-columns-repeated="2"/>
        </table:table-row>
        <table:table-row table:style-name="ro1">
          <table:table-cell office:value-type="float" office:value="30270174" calcext:value-type="float">
            <text:p>30270174</text:p>
          </table:table-cell>
          <table:table-cell office:value-type="float" office:value="11446689" calcext:value-type="float">
            <text:p>11446689</text:p>
          </table:table-cell>
          <table:table-cell table:formula="of:=[.B359]-[.A359]" office:value-type="float" office:value="-18823485" calcext:value-type="float">
            <text:p>-18823485</text:p>
          </table:table-cell>
          <table:table-cell table:number-columns-repeated="3"/>
          <table:table-cell office:value-type="float" office:value="105910173" calcext:value-type="float">
            <text:p>105910173</text:p>
          </table:table-cell>
          <table:table-cell office:value-type="float" office:value="19911165" calcext:value-type="float">
            <text:p>19911165</text:p>
          </table:table-cell>
          <table:table-cell table:formula="of:=[.H359]-[.G359]" office:value-type="float" office:value="-85999008" calcext:value-type="float">
            <text:p>-85999008</text:p>
          </table:table-cell>
          <table:table-cell table:number-columns-repeated="2"/>
        </table:table-row>
        <table:table-row table:style-name="ro1">
          <table:table-cell office:value-type="float" office:value="29175900" calcext:value-type="float">
            <text:p>29175900</text:p>
          </table:table-cell>
          <table:table-cell office:value-type="float" office:value="11211681" calcext:value-type="float">
            <text:p>11211681</text:p>
          </table:table-cell>
          <table:table-cell table:formula="of:=[.B360]-[.A360]" office:value-type="float" office:value="-17964219" calcext:value-type="float">
            <text:p>-17964219</text:p>
          </table:table-cell>
          <table:table-cell table:number-columns-repeated="3"/>
          <table:table-cell office:value-type="float" office:value="106048641" calcext:value-type="float">
            <text:p>106048641</text:p>
          </table:table-cell>
          <table:table-cell office:value-type="float" office:value="19813464" calcext:value-type="float">
            <text:p>19813464</text:p>
          </table:table-cell>
          <table:table-cell table:formula="of:=[.H360]-[.G360]" office:value-type="float" office:value="-86235177" calcext:value-type="float">
            <text:p>-86235177</text:p>
          </table:table-cell>
          <table:table-cell table:number-columns-repeated="2"/>
        </table:table-row>
        <table:table-row table:style-name="ro1">
          <table:table-cell office:value-type="float" office:value="30111042" calcext:value-type="float">
            <text:p>30111042</text:p>
          </table:table-cell>
          <table:table-cell office:value-type="float" office:value="11310537" calcext:value-type="float">
            <text:p>11310537</text:p>
          </table:table-cell>
          <table:table-cell table:formula="of:=[.B361]-[.A361]" office:value-type="float" office:value="-18800505" calcext:value-type="float">
            <text:p>-18800505</text:p>
          </table:table-cell>
          <table:table-cell table:number-columns-repeated="3"/>
          <table:table-cell office:value-type="float" office:value="106013133" calcext:value-type="float">
            <text:p>106013133</text:p>
          </table:table-cell>
          <table:table-cell office:value-type="float" office:value="19820442" calcext:value-type="float">
            <text:p>19820442</text:p>
          </table:table-cell>
          <table:table-cell table:formula="of:=[.H361]-[.G361]" office:value-type="float" office:value="-86192691" calcext:value-type="float">
            <text:p>-86192691</text:p>
          </table:table-cell>
          <table:table-cell table:number-columns-repeated="2"/>
        </table:table-row>
        <table:table-row table:style-name="ro1">
          <table:table-cell office:value-type="float" office:value="29645970" calcext:value-type="float">
            <text:p>29645970</text:p>
          </table:table-cell>
          <table:table-cell office:value-type="float" office:value="11208288" calcext:value-type="float">
            <text:p>11208288</text:p>
          </table:table-cell>
          <table:table-cell table:formula="of:=[.B362]-[.A362]" office:value-type="float" office:value="-18437682" calcext:value-type="float">
            <text:p>-18437682</text:p>
          </table:table-cell>
          <table:table-cell table:number-columns-repeated="3"/>
          <table:table-cell office:value-type="float" office:value="106316625" calcext:value-type="float">
            <text:p>106316625</text:p>
          </table:table-cell>
          <table:table-cell office:value-type="float" office:value="19858020" calcext:value-type="float">
            <text:p>19858020</text:p>
          </table:table-cell>
          <table:table-cell table:formula="of:=[.H362]-[.G362]" office:value-type="float" office:value="-86458605" calcext:value-type="float">
            <text:p>-86458605</text:p>
          </table:table-cell>
          <table:table-cell table:number-columns-repeated="2"/>
        </table:table-row>
        <table:table-row table:style-name="ro1">
          <table:table-cell office:value-type="float" office:value="29833428" calcext:value-type="float">
            <text:p>29833428</text:p>
          </table:table-cell>
          <table:table-cell office:value-type="float" office:value="11467545" calcext:value-type="float">
            <text:p>11467545</text:p>
          </table:table-cell>
          <table:table-cell table:formula="of:=[.B363]-[.A363]" office:value-type="float" office:value="-18365883" calcext:value-type="float">
            <text:p>-18365883</text:p>
          </table:table-cell>
          <table:table-cell table:number-columns-repeated="3"/>
          <table:table-cell office:value-type="float" office:value="106679445" calcext:value-type="float">
            <text:p>106679445</text:p>
          </table:table-cell>
          <table:table-cell office:value-type="float" office:value="19928625" calcext:value-type="float">
            <text:p>19928625</text:p>
          </table:table-cell>
          <table:table-cell table:formula="of:=[.H363]-[.G363]" office:value-type="float" office:value="-86750820" calcext:value-type="float">
            <text:p>-86750820</text:p>
          </table:table-cell>
          <table:table-cell table:number-columns-repeated="2"/>
        </table:table-row>
        <table:table-row table:style-name="ro1">
          <table:table-cell office:value-type="float" office:value="30774381" calcext:value-type="float">
            <text:p>30774381</text:p>
          </table:table-cell>
          <table:table-cell office:value-type="float" office:value="11421687" calcext:value-type="float">
            <text:p>11421687</text:p>
          </table:table-cell>
          <table:table-cell table:formula="of:=[.B364]-[.A364]" office:value-type="float" office:value="-19352694" calcext:value-type="float">
            <text:p>-19352694</text:p>
          </table:table-cell>
          <table:table-cell table:number-columns-repeated="3"/>
          <table:table-cell office:value-type="float" office:value="106183335" calcext:value-type="float">
            <text:p>106183335</text:p>
          </table:table-cell>
          <table:table-cell office:value-type="float" office:value="19798785" calcext:value-type="float">
            <text:p>19798785</text:p>
          </table:table-cell>
          <table:table-cell table:formula="of:=[.H364]-[.G364]" office:value-type="float" office:value="-86384550" calcext:value-type="float">
            <text:p>-86384550</text:p>
          </table:table-cell>
          <table:table-cell table:number-columns-repeated="2"/>
        </table:table-row>
        <table:table-row table:style-name="ro1">
          <table:table-cell office:value-type="float" office:value="29992620" calcext:value-type="float">
            <text:p>29992620</text:p>
          </table:table-cell>
          <table:table-cell office:value-type="float" office:value="11211540" calcext:value-type="float">
            <text:p>11211540</text:p>
          </table:table-cell>
          <table:table-cell table:formula="of:=[.B365]-[.A365]" office:value-type="float" office:value="-18781080" calcext:value-type="float">
            <text:p>-18781080</text:p>
          </table:table-cell>
          <table:table-cell table:number-columns-repeated="3"/>
          <table:table-cell office:value-type="float" office:value="105491745" calcext:value-type="float">
            <text:p>105491745</text:p>
          </table:table-cell>
          <table:table-cell office:value-type="float" office:value="19879062" calcext:value-type="float">
            <text:p>19879062</text:p>
          </table:table-cell>
          <table:table-cell table:formula="of:=[.H365]-[.G365]" office:value-type="float" office:value="-85612683" calcext:value-type="float">
            <text:p>-85612683</text:p>
          </table:table-cell>
          <table:table-cell table:number-columns-repeated="2"/>
        </table:table-row>
        <table:table-row table:style-name="ro1">
          <table:table-cell office:value-type="float" office:value="29333979" calcext:value-type="float">
            <text:p>29333979</text:p>
          </table:table-cell>
          <table:table-cell office:value-type="float" office:value="11114007" calcext:value-type="float">
            <text:p>11114007</text:p>
          </table:table-cell>
          <table:table-cell table:formula="of:=[.B366]-[.A366]" office:value-type="float" office:value="-18219972" calcext:value-type="float">
            <text:p>-18219972</text:p>
          </table:table-cell>
          <table:table-cell table:number-columns-repeated="3"/>
          <table:table-cell office:value-type="float" office:value="105729309" calcext:value-type="float">
            <text:p>105729309</text:p>
          </table:table-cell>
          <table:table-cell office:value-type="float" office:value="19804146" calcext:value-type="float">
            <text:p>19804146</text:p>
          </table:table-cell>
          <table:table-cell table:formula="of:=[.H366]-[.G366]" office:value-type="float" office:value="-85925163" calcext:value-type="float">
            <text:p>-85925163</text:p>
          </table:table-cell>
          <table:table-cell table:number-columns-repeated="2"/>
        </table:table-row>
        <table:table-row table:style-name="ro1">
          <table:table-cell office:value-type="float" office:value="29846295" calcext:value-type="float">
            <text:p>29846295</text:p>
          </table:table-cell>
          <table:table-cell office:value-type="float" office:value="11233722" calcext:value-type="float">
            <text:p>11233722</text:p>
          </table:table-cell>
          <table:table-cell table:formula="of:=[.B367]-[.A367]" office:value-type="float" office:value="-18612573" calcext:value-type="float">
            <text:p>-18612573</text:p>
          </table:table-cell>
          <table:table-cell table:number-columns-repeated="3"/>
          <table:table-cell office:value-type="float" office:value="106023831" calcext:value-type="float">
            <text:p>106023831</text:p>
          </table:table-cell>
          <table:table-cell office:value-type="float" office:value="19939827" calcext:value-type="float">
            <text:p>19939827</text:p>
          </table:table-cell>
          <table:table-cell table:formula="of:=[.H367]-[.G367]" office:value-type="float" office:value="-86084004" calcext:value-type="float">
            <text:p>-86084004</text:p>
          </table:table-cell>
          <table:table-cell table:number-columns-repeated="2"/>
        </table:table-row>
        <table:table-row table:style-name="ro1">
          <table:table-cell office:value-type="float" office:value="30497601" calcext:value-type="float">
            <text:p>30497601</text:p>
          </table:table-cell>
          <table:table-cell office:value-type="float" office:value="11356557" calcext:value-type="float">
            <text:p>11356557</text:p>
          </table:table-cell>
          <table:table-cell table:formula="of:=[.B368]-[.A368]" office:value-type="float" office:value="-19141044" calcext:value-type="float">
            <text:p>-19141044</text:p>
          </table:table-cell>
          <table:table-cell table:number-columns-repeated="3"/>
          <table:table-cell office:value-type="float" office:value="105645507" calcext:value-type="float">
            <text:p>105645507</text:p>
          </table:table-cell>
          <table:table-cell office:value-type="float" office:value="19871673" calcext:value-type="float">
            <text:p>19871673</text:p>
          </table:table-cell>
          <table:table-cell table:formula="of:=[.H368]-[.G368]" office:value-type="float" office:value="-85773834" calcext:value-type="float">
            <text:p>-85773834</text:p>
          </table:table-cell>
          <table:table-cell table:number-columns-repeated="2"/>
        </table:table-row>
        <table:table-row table:style-name="ro1">
          <table:table-cell office:value-type="float" office:value="31422966" calcext:value-type="float">
            <text:p>31422966</text:p>
          </table:table-cell>
          <table:table-cell office:value-type="float" office:value="11296416" calcext:value-type="float">
            <text:p>11296416</text:p>
          </table:table-cell>
          <table:table-cell table:formula="of:=[.B369]-[.A369]" office:value-type="float" office:value="-20126550" calcext:value-type="float">
            <text:p>-20126550</text:p>
          </table:table-cell>
          <table:table-cell table:number-columns-repeated="3"/>
          <table:table-cell office:value-type="float" office:value="105532788" calcext:value-type="float">
            <text:p>105532788</text:p>
          </table:table-cell>
          <table:table-cell office:value-type="float" office:value="19817247" calcext:value-type="float">
            <text:p>19817247</text:p>
          </table:table-cell>
          <table:table-cell table:formula="of:=[.H369]-[.G369]" office:value-type="float" office:value="-85715541" calcext:value-type="float">
            <text:p>-85715541</text:p>
          </table:table-cell>
          <table:table-cell table:number-columns-repeated="2"/>
        </table:table-row>
        <table:table-row table:style-name="ro1">
          <table:table-cell office:value-type="float" office:value="29785350" calcext:value-type="float">
            <text:p>29785350</text:p>
          </table:table-cell>
          <table:table-cell office:value-type="float" office:value="11228235" calcext:value-type="float">
            <text:p>11228235</text:p>
          </table:table-cell>
          <table:table-cell table:formula="of:=[.B370]-[.A370]" office:value-type="float" office:value="-18557115" calcext:value-type="float">
            <text:p>-18557115</text:p>
          </table:table-cell>
          <table:table-cell table:number-columns-repeated="3"/>
          <table:table-cell office:value-type="float" office:value="105789843" calcext:value-type="float">
            <text:p>105789843</text:p>
          </table:table-cell>
          <table:table-cell office:value-type="float" office:value="19815375" calcext:value-type="float">
            <text:p>19815375</text:p>
          </table:table-cell>
          <table:table-cell table:formula="of:=[.H370]-[.G370]" office:value-type="float" office:value="-85974468" calcext:value-type="float">
            <text:p>-85974468</text:p>
          </table:table-cell>
          <table:table-cell table:number-columns-repeated="2"/>
        </table:table-row>
        <table:table-row table:style-name="ro1">
          <table:table-cell office:value-type="float" office:value="30146595" calcext:value-type="float">
            <text:p>30146595</text:p>
          </table:table-cell>
          <table:table-cell office:value-type="float" office:value="11371785" calcext:value-type="float">
            <text:p>11371785</text:p>
          </table:table-cell>
          <table:table-cell table:formula="of:=[.B371]-[.A371]" office:value-type="float" office:value="-18774810" calcext:value-type="float">
            <text:p>-18774810</text:p>
          </table:table-cell>
          <table:table-cell table:number-columns-repeated="3"/>
          <table:table-cell office:value-type="float" office:value="105817734" calcext:value-type="float">
            <text:p>105817734</text:p>
          </table:table-cell>
          <table:table-cell office:value-type="float" office:value="20039613" calcext:value-type="float">
            <text:p>20039613</text:p>
          </table:table-cell>
          <table:table-cell table:formula="of:=[.H371]-[.G371]" office:value-type="float" office:value="-85778121" calcext:value-type="float">
            <text:p>-85778121</text:p>
          </table:table-cell>
          <table:table-cell table:number-columns-repeated="2"/>
        </table:table-row>
        <table:table-row table:style-name="ro1">
          <table:table-cell office:value-type="float" office:value="29841654" calcext:value-type="float">
            <text:p>29841654</text:p>
          </table:table-cell>
          <table:table-cell office:value-type="float" office:value="11347308" calcext:value-type="float">
            <text:p>11347308</text:p>
          </table:table-cell>
          <table:table-cell table:formula="of:=[.B372]-[.A372]" office:value-type="float" office:value="-18494346" calcext:value-type="float">
            <text:p>-18494346</text:p>
          </table:table-cell>
          <table:table-cell table:number-columns-repeated="3"/>
          <table:table-cell office:value-type="float" office:value="106301523" calcext:value-type="float">
            <text:p>106301523</text:p>
          </table:table-cell>
          <table:table-cell office:value-type="float" office:value="20017761" calcext:value-type="float">
            <text:p>20017761</text:p>
          </table:table-cell>
          <table:table-cell table:formula="of:=[.H372]-[.G372]" office:value-type="float" office:value="-86283762" calcext:value-type="float">
            <text:p>-86283762</text:p>
          </table:table-cell>
          <table:table-cell table:number-columns-repeated="2"/>
        </table:table-row>
        <table:table-row table:style-name="ro1">
          <table:table-cell office:value-type="float" office:value="29788680" calcext:value-type="float">
            <text:p>29788680</text:p>
          </table:table-cell>
          <table:table-cell office:value-type="float" office:value="11497179" calcext:value-type="float">
            <text:p>11497179</text:p>
          </table:table-cell>
          <table:table-cell table:formula="of:=[.B373]-[.A373]" office:value-type="float" office:value="-18291501" calcext:value-type="float">
            <text:p>-18291501</text:p>
          </table:table-cell>
          <table:table-cell table:number-columns-repeated="3"/>
          <table:table-cell office:value-type="float" office:value="107123829" calcext:value-type="float">
            <text:p>107123829</text:p>
          </table:table-cell>
          <table:table-cell office:value-type="float" office:value="19886448" calcext:value-type="float">
            <text:p>19886448</text:p>
          </table:table-cell>
          <table:table-cell table:formula="of:=[.H373]-[.G373]" office:value-type="float" office:value="-87237381" calcext:value-type="float">
            <text:p>-87237381</text:p>
          </table:table-cell>
          <table:table-cell table:number-columns-repeated="2"/>
        </table:table-row>
        <table:table-row table:style-name="ro1">
          <table:table-cell office:value-type="float" office:value="29654787" calcext:value-type="float">
            <text:p>29654787</text:p>
          </table:table-cell>
          <table:table-cell office:value-type="float" office:value="11352369" calcext:value-type="float">
            <text:p>11352369</text:p>
          </table:table-cell>
          <table:table-cell table:formula="of:=[.B374]-[.A374]" office:value-type="float" office:value="-18302418" calcext:value-type="float">
            <text:p>-18302418</text:p>
          </table:table-cell>
          <table:table-cell table:number-columns-repeated="3"/>
          <table:table-cell office:value-type="float" office:value="105841317" calcext:value-type="float">
            <text:p>105841317</text:p>
          </table:table-cell>
          <table:table-cell office:value-type="float" office:value="19905420" calcext:value-type="float">
            <text:p>19905420</text:p>
          </table:table-cell>
          <table:table-cell table:formula="of:=[.H374]-[.G374]" office:value-type="float" office:value="-85935897" calcext:value-type="float">
            <text:p>-85935897</text:p>
          </table:table-cell>
          <table:table-cell table:number-columns-repeated="2"/>
        </table:table-row>
        <table:table-row table:style-name="ro1">
          <table:table-cell office:value-type="float" office:value="30636900" calcext:value-type="float">
            <text:p>30636900</text:p>
          </table:table-cell>
          <table:table-cell office:value-type="float" office:value="11239995" calcext:value-type="float">
            <text:p>11239995</text:p>
          </table:table-cell>
          <table:table-cell table:formula="of:=[.B375]-[.A375]" office:value-type="float" office:value="-19396905" calcext:value-type="float">
            <text:p>-19396905</text:p>
          </table:table-cell>
          <table:table-cell table:number-columns-repeated="3"/>
          <table:table-cell office:value-type="float" office:value="105545124" calcext:value-type="float">
            <text:p>105545124</text:p>
          </table:table-cell>
          <table:table-cell office:value-type="float" office:value="19919868" calcext:value-type="float">
            <text:p>19919868</text:p>
          </table:table-cell>
          <table:table-cell table:formula="of:=[.H375]-[.G375]" office:value-type="float" office:value="-85625256" calcext:value-type="float">
            <text:p>-85625256</text:p>
          </table:table-cell>
          <table:table-cell table:number-columns-repeated="2"/>
        </table:table-row>
        <table:table-row table:style-name="ro1">
          <table:table-cell office:value-type="float" office:value="29838420" calcext:value-type="float">
            <text:p>29838420</text:p>
          </table:table-cell>
          <table:table-cell office:value-type="float" office:value="11600967" calcext:value-type="float">
            <text:p>11600967</text:p>
          </table:table-cell>
          <table:table-cell table:formula="of:=[.B376]-[.A376]" office:value-type="float" office:value="-18237453" calcext:value-type="float">
            <text:p>-18237453</text:p>
          </table:table-cell>
          <table:table-cell table:number-columns-repeated="3"/>
          <table:table-cell office:value-type="float" office:value="107085606" calcext:value-type="float">
            <text:p>107085606</text:p>
          </table:table-cell>
          <table:table-cell office:value-type="float" office:value="19847178" calcext:value-type="float">
            <text:p>19847178</text:p>
          </table:table-cell>
          <table:table-cell table:formula="of:=[.H376]-[.G376]" office:value-type="float" office:value="-87238428" calcext:value-type="float">
            <text:p>-87238428</text:p>
          </table:table-cell>
          <table:table-cell table:number-columns-repeated="2"/>
        </table:table-row>
        <table:table-row table:style-name="ro1">
          <table:table-cell office:value-type="float" office:value="30138246" calcext:value-type="float">
            <text:p>30138246</text:p>
          </table:table-cell>
          <table:table-cell office:value-type="float" office:value="11455713" calcext:value-type="float">
            <text:p>11455713</text:p>
          </table:table-cell>
          <table:table-cell table:formula="of:=[.B377]-[.A377]" office:value-type="float" office:value="-18682533" calcext:value-type="float">
            <text:p>-18682533</text:p>
          </table:table-cell>
          <table:table-cell table:number-columns-repeated="3"/>
          <table:table-cell office:value-type="float" office:value="105432012" calcext:value-type="float">
            <text:p>105432012</text:p>
          </table:table-cell>
          <table:table-cell office:value-type="float" office:value="20961564" calcext:value-type="float">
            <text:p>20961564</text:p>
          </table:table-cell>
          <table:table-cell table:formula="of:=[.H377]-[.G377]" office:value-type="float" office:value="-84470448" calcext:value-type="float">
            <text:p>-84470448</text:p>
          </table:table-cell>
          <table:table-cell table:number-columns-repeated="2"/>
        </table:table-row>
        <table:table-row table:style-name="ro1">
          <table:table-cell office:value-type="float" office:value="30871284" calcext:value-type="float">
            <text:p>30871284</text:p>
          </table:table-cell>
          <table:table-cell office:value-type="float" office:value="11536836" calcext:value-type="float">
            <text:p>11536836</text:p>
          </table:table-cell>
          <table:table-cell table:formula="of:=[.B378]-[.A378]" office:value-type="float" office:value="-19334448" calcext:value-type="float">
            <text:p>-19334448</text:p>
          </table:table-cell>
          <table:table-cell table:number-columns-repeated="3"/>
          <table:table-cell office:value-type="float" office:value="105613737" calcext:value-type="float">
            <text:p>105613737</text:p>
          </table:table-cell>
          <table:table-cell office:value-type="float" office:value="19866990" calcext:value-type="float">
            <text:p>19866990</text:p>
          </table:table-cell>
          <table:table-cell table:formula="of:=[.H378]-[.G378]" office:value-type="float" office:value="-85746747" calcext:value-type="float">
            <text:p>-85746747</text:p>
          </table:table-cell>
          <table:table-cell table:number-columns-repeated="2"/>
        </table:table-row>
        <table:table-row table:style-name="ro1">
          <table:table-cell office:value-type="float" office:value="34824652" calcext:value-type="float">
            <text:p>34824652</text:p>
          </table:table-cell>
          <table:table-cell office:value-type="float" office:value="11331381" calcext:value-type="float">
            <text:p>11331381</text:p>
          </table:table-cell>
          <table:table-cell table:formula="of:=[.B379]-[.A379]" office:value-type="float" office:value="-23493271" calcext:value-type="float">
            <text:p>-23493271</text:p>
          </table:table-cell>
          <table:table-cell table:number-columns-repeated="3"/>
          <table:table-cell office:value-type="float" office:value="105650319" calcext:value-type="float">
            <text:p>105650319</text:p>
          </table:table-cell>
          <table:table-cell office:value-type="float" office:value="19843908" calcext:value-type="float">
            <text:p>19843908</text:p>
          </table:table-cell>
          <table:table-cell table:formula="of:=[.H379]-[.G379]" office:value-type="float" office:value="-85806411" calcext:value-type="float">
            <text:p>-85806411</text:p>
          </table:table-cell>
          <table:table-cell table:number-columns-repeated="2"/>
        </table:table-row>
        <table:table-row table:style-name="ro1">
          <table:table-cell office:value-type="float" office:value="50363933" calcext:value-type="float">
            <text:p>50363933</text:p>
          </table:table-cell>
          <table:table-cell office:value-type="float" office:value="11367813" calcext:value-type="float">
            <text:p>11367813</text:p>
          </table:table-cell>
          <table:table-cell table:formula="of:=[.B380]-[.A380]" office:value-type="float" office:value="-38996120" calcext:value-type="float">
            <text:p>-38996120</text:p>
          </table:table-cell>
          <table:table-cell table:number-columns-repeated="3"/>
          <table:table-cell office:value-type="float" office:value="105824241" calcext:value-type="float">
            <text:p>105824241</text:p>
          </table:table-cell>
          <table:table-cell office:value-type="float" office:value="20016453" calcext:value-type="float">
            <text:p>20016453</text:p>
          </table:table-cell>
          <table:table-cell table:formula="of:=[.H380]-[.G380]" office:value-type="float" office:value="-85807788" calcext:value-type="float">
            <text:p>-85807788</text:p>
          </table:table-cell>
          <table:table-cell table:number-columns-repeated="2"/>
        </table:table-row>
        <table:table-row table:style-name="ro1">
          <table:table-cell office:value-type="float" office:value="52061205" calcext:value-type="float">
            <text:p>52061205</text:p>
          </table:table-cell>
          <table:table-cell office:value-type="float" office:value="11366457" calcext:value-type="float">
            <text:p>11366457</text:p>
          </table:table-cell>
          <table:table-cell table:formula="of:=[.B381]-[.A381]" office:value-type="float" office:value="-40694748" calcext:value-type="float">
            <text:p>-40694748</text:p>
          </table:table-cell>
          <table:table-cell table:number-columns-repeated="3"/>
          <table:table-cell office:value-type="float" office:value="105829914" calcext:value-type="float">
            <text:p>105829914</text:p>
          </table:table-cell>
          <table:table-cell office:value-type="float" office:value="19897563" calcext:value-type="float">
            <text:p>19897563</text:p>
          </table:table-cell>
          <table:table-cell table:formula="of:=[.H381]-[.G381]" office:value-type="float" office:value="-85932351" calcext:value-type="float">
            <text:p>-85932351</text:p>
          </table:table-cell>
          <table:table-cell table:number-columns-repeated="2"/>
        </table:table-row>
        <table:table-row table:style-name="ro1">
          <table:table-cell office:value-type="float" office:value="52460325" calcext:value-type="float">
            <text:p>52460325</text:p>
          </table:table-cell>
          <table:table-cell office:value-type="float" office:value="11339022" calcext:value-type="float">
            <text:p>11339022</text:p>
          </table:table-cell>
          <table:table-cell table:formula="of:=[.B382]-[.A382]" office:value-type="float" office:value="-41121303" calcext:value-type="float">
            <text:p>-41121303</text:p>
          </table:table-cell>
          <table:table-cell table:number-columns-repeated="3"/>
          <table:table-cell office:value-type="float" office:value="106473093" calcext:value-type="float">
            <text:p>106473093</text:p>
          </table:table-cell>
          <table:table-cell office:value-type="float" office:value="19803483" calcext:value-type="float">
            <text:p>19803483</text:p>
          </table:table-cell>
          <table:table-cell table:formula="of:=[.H382]-[.G382]" office:value-type="float" office:value="-86669610" calcext:value-type="float">
            <text:p>-86669610</text:p>
          </table:table-cell>
          <table:table-cell table:number-columns-repeated="2"/>
        </table:table-row>
        <table:table-row table:style-name="ro1">
          <table:table-cell office:value-type="float" office:value="51530962" calcext:value-type="float">
            <text:p>51530962</text:p>
          </table:table-cell>
          <table:table-cell office:value-type="float" office:value="11247027" calcext:value-type="float">
            <text:p>11247027</text:p>
          </table:table-cell>
          <table:table-cell table:formula="of:=[.B383]-[.A383]" office:value-type="float" office:value="-40283935" calcext:value-type="float">
            <text:p>-40283935</text:p>
          </table:table-cell>
          <table:table-cell table:number-columns-repeated="3"/>
          <table:table-cell office:value-type="float" office:value="105633324" calcext:value-type="float">
            <text:p>105633324</text:p>
          </table:table-cell>
          <table:table-cell office:value-type="float" office:value="19865820" calcext:value-type="float">
            <text:p>19865820</text:p>
          </table:table-cell>
          <table:table-cell table:formula="of:=[.H383]-[.G383]" office:value-type="float" office:value="-85767504" calcext:value-type="float">
            <text:p>-85767504</text:p>
          </table:table-cell>
          <table:table-cell table:number-columns-repeated="2"/>
        </table:table-row>
        <table:table-row table:style-name="ro1">
          <table:table-cell office:value-type="float" office:value="52677855" calcext:value-type="float">
            <text:p>52677855</text:p>
          </table:table-cell>
          <table:table-cell office:value-type="float" office:value="11312286" calcext:value-type="float">
            <text:p>11312286</text:p>
          </table:table-cell>
          <table:table-cell table:formula="of:=[.B384]-[.A384]" office:value-type="float" office:value="-41365569" calcext:value-type="float">
            <text:p>-41365569</text:p>
          </table:table-cell>
          <table:table-cell table:number-columns-repeated="3"/>
          <table:table-cell office:value-type="float" office:value="105443319" calcext:value-type="float">
            <text:p>105443319</text:p>
          </table:table-cell>
          <table:table-cell office:value-type="float" office:value="19758948" calcext:value-type="float">
            <text:p>19758948</text:p>
          </table:table-cell>
          <table:table-cell table:formula="of:=[.H384]-[.G384]" office:value-type="float" office:value="-85684371" calcext:value-type="float">
            <text:p>-85684371</text:p>
          </table:table-cell>
          <table:table-cell table:number-columns-repeated="2"/>
        </table:table-row>
        <table:table-row table:style-name="ro1">
          <table:table-cell office:value-type="float" office:value="52460243" calcext:value-type="float">
            <text:p>52460243</text:p>
          </table:table-cell>
          <table:table-cell office:value-type="float" office:value="11099595" calcext:value-type="float">
            <text:p>11099595</text:p>
          </table:table-cell>
          <table:table-cell table:formula="of:=[.B385]-[.A385]" office:value-type="float" office:value="-41360648" calcext:value-type="float">
            <text:p>-41360648</text:p>
          </table:table-cell>
          <table:table-cell table:number-columns-repeated="3"/>
          <table:table-cell office:value-type="float" office:value="105943062" calcext:value-type="float">
            <text:p>105943062</text:p>
          </table:table-cell>
          <table:table-cell office:value-type="float" office:value="19812312" calcext:value-type="float">
            <text:p>19812312</text:p>
          </table:table-cell>
          <table:table-cell table:formula="of:=[.H385]-[.G385]" office:value-type="float" office:value="-86130750" calcext:value-type="float">
            <text:p>-86130750</text:p>
          </table:table-cell>
          <table:table-cell table:number-columns-repeated="2"/>
        </table:table-row>
        <table:table-row table:style-name="ro1">
          <table:table-cell office:value-type="float" office:value="50924745" calcext:value-type="float">
            <text:p>50924745</text:p>
          </table:table-cell>
          <table:table-cell office:value-type="float" office:value="11365386" calcext:value-type="float">
            <text:p>11365386</text:p>
          </table:table-cell>
          <table:table-cell table:formula="of:=[.B386]-[.A386]" office:value-type="float" office:value="-39559359" calcext:value-type="float">
            <text:p>-39559359</text:p>
          </table:table-cell>
          <table:table-cell table:number-columns-repeated="3"/>
          <table:table-cell office:value-type="float" office:value="105551817" calcext:value-type="float">
            <text:p>105551817</text:p>
          </table:table-cell>
          <table:table-cell office:value-type="float" office:value="19853487" calcext:value-type="float">
            <text:p>19853487</text:p>
          </table:table-cell>
          <table:table-cell table:formula="of:=[.H386]-[.G386]" office:value-type="float" office:value="-85698330" calcext:value-type="float">
            <text:p>-85698330</text:p>
          </table:table-cell>
          <table:table-cell table:number-columns-repeated="2"/>
        </table:table-row>
        <table:table-row table:style-name="ro1">
          <table:table-cell office:value-type="float" office:value="51621825" calcext:value-type="float">
            <text:p>51621825</text:p>
          </table:table-cell>
          <table:table-cell office:value-type="float" office:value="11435328" calcext:value-type="float">
            <text:p>11435328</text:p>
          </table:table-cell>
          <table:table-cell table:formula="of:=[.B387]-[.A387]" office:value-type="float" office:value="-40186497" calcext:value-type="float">
            <text:p>-40186497</text:p>
          </table:table-cell>
          <table:table-cell table:number-columns-repeated="3"/>
          <table:table-cell office:value-type="float" office:value="105870936" calcext:value-type="float">
            <text:p>105870936</text:p>
          </table:table-cell>
          <table:table-cell office:value-type="float" office:value="19925856" calcext:value-type="float">
            <text:p>19925856</text:p>
          </table:table-cell>
          <table:table-cell table:formula="of:=[.H387]-[.G387]" office:value-type="float" office:value="-85945080" calcext:value-type="float">
            <text:p>-85945080</text:p>
          </table:table-cell>
          <table:table-cell table:number-columns-repeated="2"/>
        </table:table-row>
        <table:table-row table:style-name="ro1">
          <table:table-cell office:value-type="float" office:value="52039462" calcext:value-type="float">
            <text:p>52039462</text:p>
          </table:table-cell>
          <table:table-cell office:value-type="float" office:value="11403540" calcext:value-type="float">
            <text:p>11403540</text:p>
          </table:table-cell>
          <table:table-cell table:formula="of:=[.B388]-[.A388]" office:value-type="float" office:value="-40635922" calcext:value-type="float">
            <text:p>-40635922</text:p>
          </table:table-cell>
          <table:table-cell table:number-columns-repeated="3"/>
          <table:table-cell office:value-type="float" office:value="106164234" calcext:value-type="float">
            <text:p>106164234</text:p>
          </table:table-cell>
          <table:table-cell office:value-type="float" office:value="19899441" calcext:value-type="float">
            <text:p>19899441</text:p>
          </table:table-cell>
          <table:table-cell table:formula="of:=[.H388]-[.G388]" office:value-type="float" office:value="-86264793" calcext:value-type="float">
            <text:p>-86264793</text:p>
          </table:table-cell>
          <table:table-cell table:number-columns-repeated="2"/>
        </table:table-row>
        <table:table-row table:style-name="ro1">
          <table:table-cell office:value-type="float" office:value="52440885" calcext:value-type="float">
            <text:p>52440885</text:p>
          </table:table-cell>
          <table:table-cell office:value-type="float" office:value="11365863" calcext:value-type="float">
            <text:p>11365863</text:p>
          </table:table-cell>
          <table:table-cell table:formula="of:=[.B389]-[.A389]" office:value-type="float" office:value="-41075022" calcext:value-type="float">
            <text:p>-41075022</text:p>
          </table:table-cell>
          <table:table-cell table:number-columns-repeated="3"/>
          <table:table-cell office:value-type="float" office:value="106191750" calcext:value-type="float">
            <text:p>106191750</text:p>
          </table:table-cell>
          <table:table-cell office:value-type="float" office:value="19844067" calcext:value-type="float">
            <text:p>19844067</text:p>
          </table:table-cell>
          <table:table-cell table:formula="of:=[.H389]-[.G389]" office:value-type="float" office:value="-86347683" calcext:value-type="float">
            <text:p>-86347683</text:p>
          </table:table-cell>
          <table:table-cell table:number-columns-repeated="2"/>
        </table:table-row>
        <table:table-row table:style-name="ro1">
          <table:table-cell office:value-type="float" office:value="50948122" calcext:value-type="float">
            <text:p>50948122</text:p>
          </table:table-cell>
          <table:table-cell office:value-type="float" office:value="11276832" calcext:value-type="float">
            <text:p>11276832</text:p>
          </table:table-cell>
          <table:table-cell table:formula="of:=[.B390]-[.A390]" office:value-type="float" office:value="-39671290" calcext:value-type="float">
            <text:p>-39671290</text:p>
          </table:table-cell>
          <table:table-cell table:number-columns-repeated="3"/>
          <table:table-cell office:value-type="float" office:value="105548556" calcext:value-type="float">
            <text:p>105548556</text:p>
          </table:table-cell>
          <table:table-cell office:value-type="float" office:value="19850256" calcext:value-type="float">
            <text:p>19850256</text:p>
          </table:table-cell>
          <table:table-cell table:formula="of:=[.H390]-[.G390]" office:value-type="float" office:value="-85698300" calcext:value-type="float">
            <text:p>-85698300</text:p>
          </table:table-cell>
          <table:table-cell table:number-columns-repeated="2"/>
        </table:table-row>
        <table:table-row table:style-name="ro1">
          <table:table-cell office:value-type="float" office:value="50371822" calcext:value-type="float">
            <text:p>50371822</text:p>
          </table:table-cell>
          <table:table-cell office:value-type="float" office:value="11609616" calcext:value-type="float">
            <text:p>11609616</text:p>
          </table:table-cell>
          <table:table-cell table:formula="of:=[.B391]-[.A391]" office:value-type="float" office:value="-38762206" calcext:value-type="float">
            <text:p>-38762206</text:p>
          </table:table-cell>
          <table:table-cell table:number-columns-repeated="3"/>
          <table:table-cell office:value-type="float" office:value="105813405" calcext:value-type="float">
            <text:p>105813405</text:p>
          </table:table-cell>
          <table:table-cell office:value-type="float" office:value="19916010" calcext:value-type="float">
            <text:p>19916010</text:p>
          </table:table-cell>
          <table:table-cell table:formula="of:=[.H391]-[.G391]" office:value-type="float" office:value="-85897395" calcext:value-type="float">
            <text:p>-85897395</text:p>
          </table:table-cell>
          <table:table-cell table:number-columns-repeated="2"/>
        </table:table-row>
        <table:table-row table:style-name="ro1">
          <table:table-cell office:value-type="float" office:value="51424650" calcext:value-type="float">
            <text:p>51424650</text:p>
          </table:table-cell>
          <table:table-cell office:value-type="float" office:value="11378649" calcext:value-type="float">
            <text:p>11378649</text:p>
          </table:table-cell>
          <table:table-cell table:formula="of:=[.B392]-[.A392]" office:value-type="float" office:value="-40046001" calcext:value-type="float">
            <text:p>-40046001</text:p>
          </table:table-cell>
          <table:table-cell table:number-columns-repeated="3"/>
          <table:table-cell office:value-type="float" office:value="106604712" calcext:value-type="float">
            <text:p>106604712</text:p>
          </table:table-cell>
          <table:table-cell office:value-type="float" office:value="19935084" calcext:value-type="float">
            <text:p>19935084</text:p>
          </table:table-cell>
          <table:table-cell table:formula="of:=[.H392]-[.G392]" office:value-type="float" office:value="-86669628" calcext:value-type="float">
            <text:p>-86669628</text:p>
          </table:table-cell>
          <table:table-cell table:number-columns-repeated="2"/>
        </table:table-row>
        <table:table-row table:style-name="ro1">
          <table:table-cell office:value-type="float" office:value="51325515" calcext:value-type="float">
            <text:p>51325515</text:p>
          </table:table-cell>
          <table:table-cell office:value-type="float" office:value="11097282" calcext:value-type="float">
            <text:p>11097282</text:p>
          </table:table-cell>
          <table:table-cell table:formula="of:=[.B393]-[.A393]" office:value-type="float" office:value="-40228233" calcext:value-type="float">
            <text:p>-40228233</text:p>
          </table:table-cell>
          <table:table-cell table:number-columns-repeated="3"/>
          <table:table-cell office:value-type="float" office:value="105684480" calcext:value-type="float">
            <text:p>105684480</text:p>
          </table:table-cell>
          <table:table-cell office:value-type="float" office:value="19820103" calcext:value-type="float">
            <text:p>19820103</text:p>
          </table:table-cell>
          <table:table-cell table:formula="of:=[.H393]-[.G393]" office:value-type="float" office:value="-85864377" calcext:value-type="float">
            <text:p>-85864377</text:p>
          </table:table-cell>
          <table:table-cell table:number-columns-repeated="2"/>
        </table:table-row>
        <table:table-row table:style-name="ro1">
          <table:table-cell office:value-type="float" office:value="51777300" calcext:value-type="float">
            <text:p>51777300</text:p>
          </table:table-cell>
          <table:table-cell office:value-type="float" office:value="11372595" calcext:value-type="float">
            <text:p>11372595</text:p>
          </table:table-cell>
          <table:table-cell table:formula="of:=[.B394]-[.A394]" office:value-type="float" office:value="-40404705" calcext:value-type="float">
            <text:p>-40404705</text:p>
          </table:table-cell>
          <table:table-cell table:number-columns-repeated="3"/>
          <table:table-cell office:value-type="float" office:value="105569049" calcext:value-type="float">
            <text:p>105569049</text:p>
          </table:table-cell>
          <table:table-cell office:value-type="float" office:value="19819449" calcext:value-type="float">
            <text:p>19819449</text:p>
          </table:table-cell>
          <table:table-cell table:formula="of:=[.H394]-[.G394]" office:value-type="float" office:value="-85749600" calcext:value-type="float">
            <text:p>-85749600</text:p>
          </table:table-cell>
          <table:table-cell table:number-columns-repeated="2"/>
        </table:table-row>
        <table:table-row table:style-name="ro1">
          <table:table-cell office:value-type="float" office:value="50155395" calcext:value-type="float">
            <text:p>50155395</text:p>
          </table:table-cell>
          <table:table-cell office:value-type="float" office:value="11486976" calcext:value-type="float">
            <text:p>11486976</text:p>
          </table:table-cell>
          <table:table-cell table:formula="of:=[.B395]-[.A395]" office:value-type="float" office:value="-38668419" calcext:value-type="float">
            <text:p>-38668419</text:p>
          </table:table-cell>
          <table:table-cell table:number-columns-repeated="3"/>
          <table:table-cell office:value-type="float" office:value="105463734" calcext:value-type="float">
            <text:p>105463734</text:p>
          </table:table-cell>
          <table:table-cell office:value-type="float" office:value="19860153" calcext:value-type="float">
            <text:p>19860153</text:p>
          </table:table-cell>
          <table:table-cell table:formula="of:=[.H395]-[.G395]" office:value-type="float" office:value="-85603581" calcext:value-type="float">
            <text:p>-85603581</text:p>
          </table:table-cell>
          <table:table-cell table:number-columns-repeated="2"/>
        </table:table-row>
        <table:table-row table:style-name="ro1">
          <table:table-cell office:value-type="float" office:value="50476320" calcext:value-type="float">
            <text:p>50476320</text:p>
          </table:table-cell>
          <table:table-cell office:value-type="float" office:value="11511054" calcext:value-type="float">
            <text:p>11511054</text:p>
          </table:table-cell>
          <table:table-cell table:formula="of:=[.B396]-[.A396]" office:value-type="float" office:value="-38965266" calcext:value-type="float">
            <text:p>-38965266</text:p>
          </table:table-cell>
          <table:table-cell table:number-columns-repeated="3"/>
          <table:table-cell office:value-type="float" office:value="105721245" calcext:value-type="float">
            <text:p>105721245</text:p>
          </table:table-cell>
          <table:table-cell office:value-type="float" office:value="19845774" calcext:value-type="float">
            <text:p>19845774</text:p>
          </table:table-cell>
          <table:table-cell table:formula="of:=[.H396]-[.G396]" office:value-type="float" office:value="-85875471" calcext:value-type="float">
            <text:p>-85875471</text:p>
          </table:table-cell>
          <table:table-cell table:number-columns-repeated="2"/>
        </table:table-row>
        <table:table-row table:style-name="ro1">
          <table:table-cell office:value-type="float" office:value="51084915" calcext:value-type="float">
            <text:p>51084915</text:p>
          </table:table-cell>
          <table:table-cell office:value-type="float" office:value="11385966" calcext:value-type="float">
            <text:p>11385966</text:p>
          </table:table-cell>
          <table:table-cell table:formula="of:=[.B397]-[.A397]" office:value-type="float" office:value="-39698949" calcext:value-type="float">
            <text:p>-39698949</text:p>
          </table:table-cell>
          <table:table-cell table:number-columns-repeated="3"/>
          <table:table-cell office:value-type="float" office:value="105859776" calcext:value-type="float">
            <text:p>105859776</text:p>
          </table:table-cell>
          <table:table-cell office:value-type="float" office:value="19882344" calcext:value-type="float">
            <text:p>19882344</text:p>
          </table:table-cell>
          <table:table-cell table:formula="of:=[.H397]-[.G397]" office:value-type="float" office:value="-85977432" calcext:value-type="float">
            <text:p>-85977432</text:p>
          </table:table-cell>
          <table:table-cell table:number-columns-repeated="2"/>
        </table:table-row>
        <table:table-row table:style-name="ro1">
          <table:table-cell office:value-type="float" office:value="51030690" calcext:value-type="float">
            <text:p>51030690</text:p>
          </table:table-cell>
          <table:table-cell office:value-type="float" office:value="11503146" calcext:value-type="float">
            <text:p>11503146</text:p>
          </table:table-cell>
          <table:table-cell table:formula="of:=[.B398]-[.A398]" office:value-type="float" office:value="-39527544" calcext:value-type="float">
            <text:p>-39527544</text:p>
          </table:table-cell>
          <table:table-cell table:number-columns-repeated="3"/>
          <table:table-cell office:value-type="float" office:value="105379935" calcext:value-type="float">
            <text:p>105379935</text:p>
          </table:table-cell>
          <table:table-cell office:value-type="float" office:value="19831422" calcext:value-type="float">
            <text:p>19831422</text:p>
          </table:table-cell>
          <table:table-cell table:formula="of:=[.H398]-[.G398]" office:value-type="float" office:value="-85548513" calcext:value-type="float">
            <text:p>-85548513</text:p>
          </table:table-cell>
          <table:table-cell table:number-columns-repeated="2"/>
        </table:table-row>
        <table:table-row table:style-name="ro1">
          <table:table-cell office:value-type="float" office:value="50487810" calcext:value-type="float">
            <text:p>50487810</text:p>
          </table:table-cell>
          <table:table-cell office:value-type="float" office:value="11604327" calcext:value-type="float">
            <text:p>11604327</text:p>
          </table:table-cell>
          <table:table-cell table:formula="of:=[.B399]-[.A399]" office:value-type="float" office:value="-38883483" calcext:value-type="float">
            <text:p>-38883483</text:p>
          </table:table-cell>
          <table:table-cell table:number-columns-repeated="3"/>
          <table:table-cell office:value-type="float" office:value="105355785" calcext:value-type="float">
            <text:p>105355785</text:p>
          </table:table-cell>
          <table:table-cell office:value-type="float" office:value="19881912" calcext:value-type="float">
            <text:p>19881912</text:p>
          </table:table-cell>
          <table:table-cell table:formula="of:=[.H399]-[.G399]" office:value-type="float" office:value="-85473873" calcext:value-type="float">
            <text:p>-85473873</text:p>
          </table:table-cell>
          <table:table-cell table:number-columns-repeated="2"/>
        </table:table-row>
        <table:table-row table:style-name="ro1">
          <table:table-cell office:value-type="float" office:value="50048317" calcext:value-type="float">
            <text:p>50048317</text:p>
          </table:table-cell>
          <table:table-cell office:value-type="float" office:value="11365662" calcext:value-type="float">
            <text:p>11365662</text:p>
          </table:table-cell>
          <table:table-cell table:formula="of:=[.B400]-[.A400]" office:value-type="float" office:value="-38682655" calcext:value-type="float">
            <text:p>-38682655</text:p>
          </table:table-cell>
          <table:table-cell table:number-columns-repeated="3"/>
          <table:table-cell office:value-type="float" office:value="105896067" calcext:value-type="float">
            <text:p>105896067</text:p>
          </table:table-cell>
          <table:table-cell office:value-type="float" office:value="19892133" calcext:value-type="float">
            <text:p>19892133</text:p>
          </table:table-cell>
          <table:table-cell table:formula="of:=[.H400]-[.G400]" office:value-type="float" office:value="-86003934" calcext:value-type="float">
            <text:p>-86003934</text:p>
          </table:table-cell>
          <table:table-cell table:number-columns-repeated="2"/>
        </table:table-row>
        <table:table-row table:style-name="ro1">
          <table:table-cell office:value-type="float" office:value="49668907" calcext:value-type="float">
            <text:p>49668907</text:p>
          </table:table-cell>
          <table:table-cell office:value-type="float" office:value="11540139" calcext:value-type="float">
            <text:p>11540139</text:p>
          </table:table-cell>
          <table:table-cell table:formula="of:=[.B401]-[.A401]" office:value-type="float" office:value="-38128768" calcext:value-type="float">
            <text:p>-38128768</text:p>
          </table:table-cell>
          <table:table-cell table:number-columns-repeated="3"/>
          <table:table-cell office:value-type="float" office:value="106325535" calcext:value-type="float">
            <text:p>106325535</text:p>
          </table:table-cell>
          <table:table-cell office:value-type="float" office:value="19820460" calcext:value-type="float">
            <text:p>19820460</text:p>
          </table:table-cell>
          <table:table-cell table:formula="of:=[.H401]-[.G401]" office:value-type="float" office:value="-86505075" calcext:value-type="float">
            <text:p>-86505075</text:p>
          </table:table-cell>
          <table:table-cell table:number-columns-repeated="2"/>
        </table:table-row>
        <table:table-row table:style-name="ro1">
          <table:table-cell office:value-type="float" office:value="51851063" calcext:value-type="float">
            <text:p>51851063</text:p>
          </table:table-cell>
          <table:table-cell office:value-type="float" office:value="11432769" calcext:value-type="float">
            <text:p>11432769</text:p>
          </table:table-cell>
          <table:table-cell table:formula="of:=[.B402]-[.A402]" office:value-type="float" office:value="-40418294" calcext:value-type="float">
            <text:p>-40418294</text:p>
          </table:table-cell>
          <table:table-cell table:number-columns-repeated="3"/>
          <table:table-cell office:value-type="float" office:value="105487476" calcext:value-type="float">
            <text:p>105487476</text:p>
          </table:table-cell>
          <table:table-cell office:value-type="float" office:value="19900017" calcext:value-type="float">
            <text:p>19900017</text:p>
          </table:table-cell>
          <table:table-cell table:formula="of:=[.H402]-[.G402]" office:value-type="float" office:value="-85587459" calcext:value-type="float">
            <text:p>-85587459</text:p>
          </table:table-cell>
          <table:table-cell table:number-columns-repeated="2"/>
        </table:table-row>
        <table:table-row table:style-name="ro1">
          <table:table-cell office:value-type="float" office:value="50291010" calcext:value-type="float">
            <text:p>50291010</text:p>
          </table:table-cell>
          <table:table-cell office:value-type="float" office:value="11358600" calcext:value-type="float">
            <text:p>11358600</text:p>
          </table:table-cell>
          <table:table-cell table:formula="of:=[.B403]-[.A403]" office:value-type="float" office:value="-38932410" calcext:value-type="float">
            <text:p>-38932410</text:p>
          </table:table-cell>
          <table:table-cell table:number-columns-repeated="3"/>
          <table:table-cell office:value-type="float" office:value="105795666" calcext:value-type="float">
            <text:p>105795666</text:p>
          </table:table-cell>
          <table:table-cell office:value-type="float" office:value="19818528" calcext:value-type="float">
            <text:p>19818528</text:p>
          </table:table-cell>
          <table:table-cell table:formula="of:=[.H403]-[.G403]" office:value-type="float" office:value="-85977138" calcext:value-type="float">
            <text:p>-85977138</text:p>
          </table:table-cell>
          <table:table-cell table:number-columns-repeated="2"/>
        </table:table-row>
        <table:table-row table:style-name="ro1">
          <table:table-cell office:value-type="float" office:value="51169102" calcext:value-type="float">
            <text:p>51169102</text:p>
          </table:table-cell>
          <table:table-cell office:value-type="float" office:value="11226744" calcext:value-type="float">
            <text:p>11226744</text:p>
          </table:table-cell>
          <table:table-cell table:formula="of:=[.B404]-[.A404]" office:value-type="float" office:value="-39942358" calcext:value-type="float">
            <text:p>-39942358</text:p>
          </table:table-cell>
          <table:table-cell table:number-columns-repeated="3"/>
          <table:table-cell office:value-type="float" office:value="105336042" calcext:value-type="float">
            <text:p>105336042</text:p>
          </table:table-cell>
          <table:table-cell office:value-type="float" office:value="19796997" calcext:value-type="float">
            <text:p>19796997</text:p>
          </table:table-cell>
          <table:table-cell table:formula="of:=[.H404]-[.G404]" office:value-type="float" office:value="-85539045" calcext:value-type="float">
            <text:p>-85539045</text:p>
          </table:table-cell>
          <table:table-cell table:number-columns-repeated="2"/>
        </table:table-row>
        <table:table-row table:style-name="ro1">
          <table:table-cell office:value-type="float" office:value="41555039" calcext:value-type="float">
            <text:p>41555039</text:p>
          </table:table-cell>
          <table:table-cell office:value-type="float" office:value="11454006" calcext:value-type="float">
            <text:p>11454006</text:p>
          </table:table-cell>
          <table:table-cell table:formula="of:=[.B405]-[.A405]" office:value-type="float" office:value="-30101033" calcext:value-type="float">
            <text:p>-30101033</text:p>
          </table:table-cell>
          <table:table-cell table:number-columns-repeated="3"/>
          <table:table-cell office:value-type="float" office:value="105418020" calcext:value-type="float">
            <text:p>105418020</text:p>
          </table:table-cell>
          <table:table-cell office:value-type="float" office:value="19758087" calcext:value-type="float">
            <text:p>19758087</text:p>
          </table:table-cell>
          <table:table-cell table:formula="of:=[.H405]-[.G405]" office:value-type="float" office:value="-85659933" calcext:value-type="float">
            <text:p>-85659933</text:p>
          </table:table-cell>
          <table:table-cell table:number-columns-repeated="2"/>
        </table:table-row>
        <table:table-row table:style-name="ro1">
          <table:table-cell office:value-type="float" office:value="31881366" calcext:value-type="float">
            <text:p>31881366</text:p>
          </table:table-cell>
          <table:table-cell office:value-type="float" office:value="11358090" calcext:value-type="float">
            <text:p>11358090</text:p>
          </table:table-cell>
          <table:table-cell table:formula="of:=[.B406]-[.A406]" office:value-type="float" office:value="-20523276" calcext:value-type="float">
            <text:p>-20523276</text:p>
          </table:table-cell>
          <table:table-cell table:number-columns-repeated="3"/>
          <table:table-cell office:value-type="float" office:value="105396321" calcext:value-type="float">
            <text:p>105396321</text:p>
          </table:table-cell>
          <table:table-cell office:value-type="float" office:value="19855845" calcext:value-type="float">
            <text:p>19855845</text:p>
          </table:table-cell>
          <table:table-cell table:formula="of:=[.H406]-[.G406]" office:value-type="float" office:value="-85540476" calcext:value-type="float">
            <text:p>-85540476</text:p>
          </table:table-cell>
          <table:table-cell table:number-columns-repeated="2"/>
        </table:table-row>
        <table:table-row table:style-name="ro1">
          <table:table-cell office:value-type="float" office:value="31518180" calcext:value-type="float">
            <text:p>31518180</text:p>
          </table:table-cell>
          <table:table-cell office:value-type="float" office:value="11425824" calcext:value-type="float">
            <text:p>11425824</text:p>
          </table:table-cell>
          <table:table-cell table:formula="of:=[.B407]-[.A407]" office:value-type="float" office:value="-20092356" calcext:value-type="float">
            <text:p>-20092356</text:p>
          </table:table-cell>
          <table:table-cell table:number-columns-repeated="3"/>
          <table:table-cell office:value-type="float" office:value="105825300" calcext:value-type="float">
            <text:p>105825300</text:p>
          </table:table-cell>
          <table:table-cell office:value-type="float" office:value="19857693" calcext:value-type="float">
            <text:p>19857693</text:p>
          </table:table-cell>
          <table:table-cell table:formula="of:=[.H407]-[.G407]" office:value-type="float" office:value="-85967607" calcext:value-type="float">
            <text:p>-85967607</text:p>
          </table:table-cell>
          <table:table-cell table:number-columns-repeated="2"/>
        </table:table-row>
        <table:table-row table:style-name="ro1">
          <table:table-cell office:value-type="float" office:value="31044645" calcext:value-type="float">
            <text:p>31044645</text:p>
          </table:table-cell>
          <table:table-cell office:value-type="float" office:value="11643162" calcext:value-type="float">
            <text:p>11643162</text:p>
          </table:table-cell>
          <table:table-cell table:formula="of:=[.B408]-[.A408]" office:value-type="float" office:value="-19401483" calcext:value-type="float">
            <text:p>-19401483</text:p>
          </table:table-cell>
          <table:table-cell table:number-columns-repeated="3"/>
          <table:table-cell office:value-type="float" office:value="105564345" calcext:value-type="float">
            <text:p>105564345</text:p>
          </table:table-cell>
          <table:table-cell office:value-type="float" office:value="19883694" calcext:value-type="float">
            <text:p>19883694</text:p>
          </table:table-cell>
          <table:table-cell table:formula="of:=[.H408]-[.G408]" office:value-type="float" office:value="-85680651" calcext:value-type="float">
            <text:p>-85680651</text:p>
          </table:table-cell>
          <table:table-cell table:number-columns-repeated="2"/>
        </table:table-row>
        <table:table-row table:style-name="ro1">
          <table:table-cell office:value-type="float" office:value="30592188" calcext:value-type="float">
            <text:p>30592188</text:p>
          </table:table-cell>
          <table:table-cell office:value-type="float" office:value="11343297" calcext:value-type="float">
            <text:p>11343297</text:p>
          </table:table-cell>
          <table:table-cell table:formula="of:=[.B409]-[.A409]" office:value-type="float" office:value="-19248891" calcext:value-type="float">
            <text:p>-19248891</text:p>
          </table:table-cell>
          <table:table-cell table:number-columns-repeated="3"/>
          <table:table-cell office:value-type="float" office:value="105297057" calcext:value-type="float">
            <text:p>105297057</text:p>
          </table:table-cell>
          <table:table-cell office:value-type="float" office:value="19971720" calcext:value-type="float">
            <text:p>19971720</text:p>
          </table:table-cell>
          <table:table-cell table:formula="of:=[.H409]-[.G409]" office:value-type="float" office:value="-85325337" calcext:value-type="float">
            <text:p>-85325337</text:p>
          </table:table-cell>
          <table:table-cell table:number-columns-repeated="2"/>
        </table:table-row>
        <table:table-row table:style-name="ro1">
          <table:table-cell office:value-type="float" office:value="32309319" calcext:value-type="float">
            <text:p>32309319</text:p>
          </table:table-cell>
          <table:table-cell office:value-type="float" office:value="11172186" calcext:value-type="float">
            <text:p>11172186</text:p>
          </table:table-cell>
          <table:table-cell table:formula="of:=[.B410]-[.A410]" office:value-type="float" office:value="-21137133" calcext:value-type="float">
            <text:p>-21137133</text:p>
          </table:table-cell>
          <table:table-cell table:number-columns-repeated="3"/>
          <table:table-cell office:value-type="float" office:value="106382466" calcext:value-type="float">
            <text:p>106382466</text:p>
          </table:table-cell>
          <table:table-cell office:value-type="float" office:value="19882518" calcext:value-type="float">
            <text:p>19882518</text:p>
          </table:table-cell>
          <table:table-cell table:formula="of:=[.H410]-[.G410]" office:value-type="float" office:value="-86499948" calcext:value-type="float">
            <text:p>-86499948</text:p>
          </table:table-cell>
          <table:table-cell table:number-columns-repeated="2"/>
        </table:table-row>
        <table:table-row table:style-name="ro1">
          <table:table-cell office:value-type="float" office:value="31792881" calcext:value-type="float">
            <text:p>31792881</text:p>
          </table:table-cell>
          <table:table-cell office:value-type="float" office:value="11512005" calcext:value-type="float">
            <text:p>11512005</text:p>
          </table:table-cell>
          <table:table-cell table:formula="of:=[.B411]-[.A411]" office:value-type="float" office:value="-20280876" calcext:value-type="float">
            <text:p>-20280876</text:p>
          </table:table-cell>
          <table:table-cell table:number-columns-repeated="3"/>
          <table:table-cell office:value-type="float" office:value="106614828" calcext:value-type="float">
            <text:p>106614828</text:p>
          </table:table-cell>
          <table:table-cell office:value-type="float" office:value="19815942" calcext:value-type="float">
            <text:p>19815942</text:p>
          </table:table-cell>
          <table:table-cell table:formula="of:=[.H411]-[.G411]" office:value-type="float" office:value="-86798886" calcext:value-type="float">
            <text:p>-86798886</text:p>
          </table:table-cell>
          <table:table-cell table:number-columns-repeated="2"/>
        </table:table-row>
        <table:table-row table:style-name="ro1">
          <table:table-cell office:value-type="float" office:value="31402968" calcext:value-type="float">
            <text:p>31402968</text:p>
          </table:table-cell>
          <table:table-cell office:value-type="float" office:value="11300421" calcext:value-type="float">
            <text:p>11300421</text:p>
          </table:table-cell>
          <table:table-cell table:formula="of:=[.B412]-[.A412]" office:value-type="float" office:value="-20102547" calcext:value-type="float">
            <text:p>-20102547</text:p>
          </table:table-cell>
          <table:table-cell table:number-columns-repeated="3"/>
          <table:table-cell office:value-type="float" office:value="105499302" calcext:value-type="float">
            <text:p>105499302</text:p>
          </table:table-cell>
          <table:table-cell office:value-type="float" office:value="19859727" calcext:value-type="float">
            <text:p>19859727</text:p>
          </table:table-cell>
          <table:table-cell table:formula="of:=[.H412]-[.G412]" office:value-type="float" office:value="-85639575" calcext:value-type="float">
            <text:p>-85639575</text:p>
          </table:table-cell>
          <table:table-cell table:number-columns-repeated="2"/>
        </table:table-row>
        <table:table-row table:style-name="ro1">
          <table:table-cell office:value-type="float" office:value="30720375" calcext:value-type="float">
            <text:p>30720375</text:p>
          </table:table-cell>
          <table:table-cell office:value-type="float" office:value="11469120" calcext:value-type="float">
            <text:p>11469120</text:p>
          </table:table-cell>
          <table:table-cell table:formula="of:=[.B413]-[.A413]" office:value-type="float" office:value="-19251255" calcext:value-type="float">
            <text:p>-19251255</text:p>
          </table:table-cell>
          <table:table-cell table:number-columns-repeated="3"/>
          <table:table-cell office:value-type="float" office:value="106271889" calcext:value-type="float">
            <text:p>106271889</text:p>
          </table:table-cell>
          <table:table-cell office:value-type="float" office:value="19894908" calcext:value-type="float">
            <text:p>19894908</text:p>
          </table:table-cell>
          <table:table-cell table:formula="of:=[.H413]-[.G413]" office:value-type="float" office:value="-86376981" calcext:value-type="float">
            <text:p>-86376981</text:p>
          </table:table-cell>
          <table:table-cell table:number-columns-repeated="2"/>
        </table:table-row>
        <table:table-row table:style-name="ro1">
          <table:table-cell office:value-type="float" office:value="30715164" calcext:value-type="float">
            <text:p>30715164</text:p>
          </table:table-cell>
          <table:table-cell office:value-type="float" office:value="11371845" calcext:value-type="float">
            <text:p>11371845</text:p>
          </table:table-cell>
          <table:table-cell table:formula="of:=[.B414]-[.A414]" office:value-type="float" office:value="-19343319" calcext:value-type="float">
            <text:p>-19343319</text:p>
          </table:table-cell>
          <table:table-cell table:number-columns-repeated="3"/>
          <table:table-cell office:value-type="float" office:value="105591321" calcext:value-type="float">
            <text:p>105591321</text:p>
          </table:table-cell>
          <table:table-cell office:value-type="float" office:value="19909356" calcext:value-type="float">
            <text:p>19909356</text:p>
          </table:table-cell>
          <table:table-cell table:formula="of:=[.H414]-[.G414]" office:value-type="float" office:value="-85681965" calcext:value-type="float">
            <text:p>-85681965</text:p>
          </table:table-cell>
          <table:table-cell table:number-columns-repeated="2"/>
        </table:table-row>
        <table:table-row table:style-name="ro1">
          <table:table-cell office:value-type="float" office:value="31492632" calcext:value-type="float">
            <text:p>31492632</text:p>
          </table:table-cell>
          <table:table-cell office:value-type="float" office:value="11445930" calcext:value-type="float">
            <text:p>11445930</text:p>
          </table:table-cell>
          <table:table-cell table:formula="of:=[.B415]-[.A415]" office:value-type="float" office:value="-20046702" calcext:value-type="float">
            <text:p>-20046702</text:p>
          </table:table-cell>
          <table:table-cell table:number-columns-repeated="3"/>
          <table:table-cell office:value-type="float" office:value="105473277" calcext:value-type="float">
            <text:p>105473277</text:p>
          </table:table-cell>
          <table:table-cell office:value-type="float" office:value="19997208" calcext:value-type="float">
            <text:p>19997208</text:p>
          </table:table-cell>
          <table:table-cell table:formula="of:=[.H415]-[.G415]" office:value-type="float" office:value="-85476069" calcext:value-type="float">
            <text:p>-85476069</text:p>
          </table:table-cell>
          <table:table-cell table:number-columns-repeated="2"/>
        </table:table-row>
        <table:table-row table:style-name="ro1">
          <table:table-cell office:value-type="float" office:value="32235558" calcext:value-type="float">
            <text:p>32235558</text:p>
          </table:table-cell>
          <table:table-cell office:value-type="float" office:value="11250375" calcext:value-type="float">
            <text:p>11250375</text:p>
          </table:table-cell>
          <table:table-cell table:formula="of:=[.B416]-[.A416]" office:value-type="float" office:value="-20985183" calcext:value-type="float">
            <text:p>-20985183</text:p>
          </table:table-cell>
          <table:table-cell table:number-columns-repeated="3"/>
          <table:table-cell office:value-type="float" office:value="106388049" calcext:value-type="float">
            <text:p>106388049</text:p>
          </table:table-cell>
          <table:table-cell office:value-type="float" office:value="19825914" calcext:value-type="float">
            <text:p>19825914</text:p>
          </table:table-cell>
          <table:table-cell table:formula="of:=[.H416]-[.G416]" office:value-type="float" office:value="-86562135" calcext:value-type="float">
            <text:p>-86562135</text:p>
          </table:table-cell>
          <table:table-cell table:number-columns-repeated="2"/>
        </table:table-row>
        <table:table-row table:style-name="ro1">
          <table:table-cell office:value-type="float" office:value="30835275" calcext:value-type="float">
            <text:p>30835275</text:p>
          </table:table-cell>
          <table:table-cell office:value-type="float" office:value="11567598" calcext:value-type="float">
            <text:p>11567598</text:p>
          </table:table-cell>
          <table:table-cell table:formula="of:=[.B417]-[.A417]" office:value-type="float" office:value="-19267677" calcext:value-type="float">
            <text:p>-19267677</text:p>
          </table:table-cell>
          <table:table-cell table:number-columns-repeated="3"/>
          <table:table-cell office:value-type="float" office:value="105663537" calcext:value-type="float">
            <text:p>105663537</text:p>
          </table:table-cell>
          <table:table-cell office:value-type="float" office:value="19843698" calcext:value-type="float">
            <text:p>19843698</text:p>
          </table:table-cell>
          <table:table-cell table:formula="of:=[.H417]-[.G417]" office:value-type="float" office:value="-85819839" calcext:value-type="float">
            <text:p>-85819839</text:p>
          </table:table-cell>
          <table:table-cell table:number-columns-repeated="2"/>
        </table:table-row>
        <table:table-row table:style-name="ro1">
          <table:table-cell office:value-type="float" office:value="32155443" calcext:value-type="float">
            <text:p>32155443</text:p>
          </table:table-cell>
          <table:table-cell office:value-type="float" office:value="11273166" calcext:value-type="float">
            <text:p>11273166</text:p>
          </table:table-cell>
          <table:table-cell table:formula="of:=[.B418]-[.A418]" office:value-type="float" office:value="-20882277" calcext:value-type="float">
            <text:p>-20882277</text:p>
          </table:table-cell>
          <table:table-cell table:number-columns-repeated="3"/>
          <table:table-cell office:value-type="float" office:value="105675705" calcext:value-type="float">
            <text:p>105675705</text:p>
          </table:table-cell>
          <table:table-cell office:value-type="float" office:value="19908954" calcext:value-type="float">
            <text:p>19908954</text:p>
          </table:table-cell>
          <table:table-cell table:formula="of:=[.H418]-[.G418]" office:value-type="float" office:value="-85766751" calcext:value-type="float">
            <text:p>-85766751</text:p>
          </table:table-cell>
          <table:table-cell table:number-columns-repeated="2"/>
        </table:table-row>
        <table:table-row table:style-name="ro1">
          <table:table-cell office:value-type="float" office:value="30887640" calcext:value-type="float">
            <text:p>30887640</text:p>
          </table:table-cell>
          <table:table-cell office:value-type="float" office:value="11560350" calcext:value-type="float">
            <text:p>11560350</text:p>
          </table:table-cell>
          <table:table-cell table:formula="of:=[.B419]-[.A419]" office:value-type="float" office:value="-19327290" calcext:value-type="float">
            <text:p>-19327290</text:p>
          </table:table-cell>
          <table:table-cell table:number-columns-repeated="3"/>
          <table:table-cell office:value-type="float" office:value="106197183" calcext:value-type="float">
            <text:p>106197183</text:p>
          </table:table-cell>
          <table:table-cell office:value-type="float" office:value="19782879" calcext:value-type="float">
            <text:p>19782879</text:p>
          </table:table-cell>
          <table:table-cell table:formula="of:=[.H419]-[.G419]" office:value-type="float" office:value="-86414304" calcext:value-type="float">
            <text:p>-86414304</text:p>
          </table:table-cell>
          <table:table-cell table:number-columns-repeated="2"/>
        </table:table-row>
        <table:table-row table:style-name="ro1">
          <table:table-cell office:value-type="float" office:value="31694721" calcext:value-type="float">
            <text:p>31694721</text:p>
          </table:table-cell>
          <table:table-cell office:value-type="float" office:value="11416110" calcext:value-type="float">
            <text:p>11416110</text:p>
          </table:table-cell>
          <table:table-cell table:formula="of:=[.B420]-[.A420]" office:value-type="float" office:value="-20278611" calcext:value-type="float">
            <text:p>-20278611</text:p>
          </table:table-cell>
          <table:table-cell table:number-columns-repeated="3"/>
          <table:table-cell office:value-type="float" office:value="106767951" calcext:value-type="float">
            <text:p>106767951</text:p>
          </table:table-cell>
          <table:table-cell office:value-type="float" office:value="19836618" calcext:value-type="float">
            <text:p>19836618</text:p>
          </table:table-cell>
          <table:table-cell table:formula="of:=[.H420]-[.G420]" office:value-type="float" office:value="-86931333" calcext:value-type="float">
            <text:p>-86931333</text:p>
          </table:table-cell>
          <table:table-cell table:number-columns-repeated="2"/>
        </table:table-row>
        <table:table-row table:style-name="ro1">
          <table:table-cell office:value-type="float" office:value="31391061" calcext:value-type="float">
            <text:p>31391061</text:p>
          </table:table-cell>
          <table:table-cell office:value-type="float" office:value="11228709" calcext:value-type="float">
            <text:p>11228709</text:p>
          </table:table-cell>
          <table:table-cell table:formula="of:=[.B421]-[.A421]" office:value-type="float" office:value="-20162352" calcext:value-type="float">
            <text:p>-20162352</text:p>
          </table:table-cell>
          <table:table-cell table:number-columns-repeated="3"/>
          <table:table-cell office:value-type="float" office:value="105628782" calcext:value-type="float">
            <text:p>105628782</text:p>
          </table:table-cell>
          <table:table-cell office:value-type="float" office:value="19751838" calcext:value-type="float">
            <text:p>19751838</text:p>
          </table:table-cell>
          <table:table-cell table:formula="of:=[.H421]-[.G421]" office:value-type="float" office:value="-85876944" calcext:value-type="float">
            <text:p>-85876944</text:p>
          </table:table-cell>
          <table:table-cell table:number-columns-repeated="2"/>
        </table:table-row>
        <table:table-row table:style-name="ro1">
          <table:table-cell office:value-type="float" office:value="30591522" calcext:value-type="float">
            <text:p>30591522</text:p>
          </table:table-cell>
          <table:table-cell office:value-type="float" office:value="11393922" calcext:value-type="float">
            <text:p>11393922</text:p>
          </table:table-cell>
          <table:table-cell table:formula="of:=[.B422]-[.A422]" office:value-type="float" office:value="-19197600" calcext:value-type="float">
            <text:p>-19197600</text:p>
          </table:table-cell>
          <table:table-cell table:number-columns-repeated="3"/>
          <table:table-cell office:value-type="float" office:value="105576633" calcext:value-type="float">
            <text:p>105576633</text:p>
          </table:table-cell>
          <table:table-cell office:value-type="float" office:value="20166756" calcext:value-type="float">
            <text:p>20166756</text:p>
          </table:table-cell>
          <table:table-cell table:formula="of:=[.H422]-[.G422]" office:value-type="float" office:value="-85409877" calcext:value-type="float">
            <text:p>-85409877</text:p>
          </table:table-cell>
          <table:table-cell table:number-columns-repeated="2"/>
        </table:table-row>
        <table:table-row table:style-name="ro1">
          <table:table-cell office:value-type="float" office:value="31286661" calcext:value-type="float">
            <text:p>31286661</text:p>
          </table:table-cell>
          <table:table-cell office:value-type="float" office:value="11280468" calcext:value-type="float">
            <text:p>11280468</text:p>
          </table:table-cell>
          <table:table-cell table:formula="of:=[.B423]-[.A423]" office:value-type="float" office:value="-20006193" calcext:value-type="float">
            <text:p>-20006193</text:p>
          </table:table-cell>
          <table:table-cell table:number-columns-repeated="3"/>
          <table:table-cell office:value-type="float" office:value="105609660" calcext:value-type="float">
            <text:p>105609660</text:p>
          </table:table-cell>
          <table:table-cell office:value-type="float" office:value="19944771" calcext:value-type="float">
            <text:p>19944771</text:p>
          </table:table-cell>
          <table:table-cell table:formula="of:=[.H423]-[.G423]" office:value-type="float" office:value="-85664889" calcext:value-type="float">
            <text:p>-85664889</text:p>
          </table:table-cell>
          <table:table-cell table:number-columns-repeated="2"/>
        </table:table-row>
        <table:table-row table:style-name="ro1">
          <table:table-cell office:value-type="float" office:value="31063761" calcext:value-type="float">
            <text:p>31063761</text:p>
          </table:table-cell>
          <table:table-cell office:value-type="float" office:value="11542239" calcext:value-type="float">
            <text:p>11542239</text:p>
          </table:table-cell>
          <table:table-cell table:formula="of:=[.B424]-[.A424]" office:value-type="float" office:value="-19521522" calcext:value-type="float">
            <text:p>-19521522</text:p>
          </table:table-cell>
          <table:table-cell table:number-columns-repeated="3"/>
          <table:table-cell office:value-type="float" office:value="105787179" calcext:value-type="float">
            <text:p>105787179</text:p>
          </table:table-cell>
          <table:table-cell office:value-type="float" office:value="20090901" calcext:value-type="float">
            <text:p>20090901</text:p>
          </table:table-cell>
          <table:table-cell table:formula="of:=[.H424]-[.G424]" office:value-type="float" office:value="-85696278" calcext:value-type="float">
            <text:p>-85696278</text:p>
          </table:table-cell>
          <table:table-cell table:number-columns-repeated="2"/>
        </table:table-row>
        <table:table-row table:style-name="ro1">
          <table:table-cell office:value-type="float" office:value="30661698" calcext:value-type="float">
            <text:p>30661698</text:p>
          </table:table-cell>
          <table:table-cell office:value-type="float" office:value="11267301" calcext:value-type="float">
            <text:p>11267301</text:p>
          </table:table-cell>
          <table:table-cell table:formula="of:=[.B425]-[.A425]" office:value-type="float" office:value="-19394397" calcext:value-type="float">
            <text:p>-19394397</text:p>
          </table:table-cell>
          <table:table-cell table:number-columns-repeated="3"/>
          <table:table-cell office:value-type="float" office:value="105675429" calcext:value-type="float">
            <text:p>105675429</text:p>
          </table:table-cell>
          <table:table-cell office:value-type="float" office:value="19947993" calcext:value-type="float">
            <text:p>19947993</text:p>
          </table:table-cell>
          <table:table-cell table:formula="of:=[.H425]-[.G425]" office:value-type="float" office:value="-85727436" calcext:value-type="float">
            <text:p>-85727436</text:p>
          </table:table-cell>
          <table:table-cell table:number-columns-repeated="2"/>
        </table:table-row>
        <table:table-row table:style-name="ro1">
          <table:table-cell office:value-type="float" office:value="30887016" calcext:value-type="float">
            <text:p>30887016</text:p>
          </table:table-cell>
          <table:table-cell office:value-type="float" office:value="11336433" calcext:value-type="float">
            <text:p>11336433</text:p>
          </table:table-cell>
          <table:table-cell table:formula="of:=[.B426]-[.A426]" office:value-type="float" office:value="-19550583" calcext:value-type="float">
            <text:p>-19550583</text:p>
          </table:table-cell>
          <table:table-cell table:number-columns-repeated="3"/>
          <table:table-cell office:value-type="float" office:value="105918690" calcext:value-type="float">
            <text:p>105918690</text:p>
          </table:table-cell>
          <table:table-cell office:value-type="float" office:value="20018901" calcext:value-type="float">
            <text:p>20018901</text:p>
          </table:table-cell>
          <table:table-cell table:formula="of:=[.H426]-[.G426]" office:value-type="float" office:value="-85899789" calcext:value-type="float">
            <text:p>-85899789</text:p>
          </table:table-cell>
          <table:table-cell table:number-columns-repeated="2"/>
        </table:table-row>
        <table:table-row table:style-name="ro1">
          <table:table-cell office:value-type="float" office:value="30667977" calcext:value-type="float">
            <text:p>30667977</text:p>
          </table:table-cell>
          <table:table-cell office:value-type="float" office:value="11517177" calcext:value-type="float">
            <text:p>11517177</text:p>
          </table:table-cell>
          <table:table-cell table:formula="of:=[.B427]-[.A427]" office:value-type="float" office:value="-19150800" calcext:value-type="float">
            <text:p>-19150800</text:p>
          </table:table-cell>
          <table:table-cell table:number-columns-repeated="3"/>
          <table:table-cell office:value-type="float" office:value="105378297" calcext:value-type="float">
            <text:p>105378297</text:p>
          </table:table-cell>
          <table:table-cell office:value-type="float" office:value="20933418" calcext:value-type="float">
            <text:p>20933418</text:p>
          </table:table-cell>
          <table:table-cell table:formula="of:=[.H427]-[.G427]" office:value-type="float" office:value="-84444879" calcext:value-type="float">
            <text:p>-84444879</text:p>
          </table:table-cell>
          <table:table-cell table:number-columns-repeated="2"/>
        </table:table-row>
        <table:table-row table:style-name="ro1">
          <table:table-cell office:value-type="float" office:value="30345702" calcext:value-type="float">
            <text:p>30345702</text:p>
          </table:table-cell>
          <table:table-cell office:value-type="float" office:value="11461626" calcext:value-type="float">
            <text:p>11461626</text:p>
          </table:table-cell>
          <table:table-cell table:formula="of:=[.B428]-[.A428]" office:value-type="float" office:value="-18884076" calcext:value-type="float">
            <text:p>-18884076</text:p>
          </table:table-cell>
          <table:table-cell table:number-columns-repeated="3"/>
          <table:table-cell office:value-type="float" office:value="105530226" calcext:value-type="float">
            <text:p>105530226</text:p>
          </table:table-cell>
          <table:table-cell office:value-type="float" office:value="20049261" calcext:value-type="float">
            <text:p>20049261</text:p>
          </table:table-cell>
          <table:table-cell table:formula="of:=[.H428]-[.G428]" office:value-type="float" office:value="-85480965" calcext:value-type="float">
            <text:p>-85480965</text:p>
          </table:table-cell>
          <table:table-cell table:number-columns-repeated="2"/>
        </table:table-row>
        <table:table-row table:style-name="ro1">
          <table:table-cell office:value-type="float" office:value="30319023" calcext:value-type="float">
            <text:p>30319023</text:p>
          </table:table-cell>
          <table:table-cell office:value-type="float" office:value="11243295" calcext:value-type="float">
            <text:p>11243295</text:p>
          </table:table-cell>
          <table:table-cell table:formula="of:=[.B429]-[.A429]" office:value-type="float" office:value="-19075728" calcext:value-type="float">
            <text:p>-19075728</text:p>
          </table:table-cell>
          <table:table-cell table:number-columns-repeated="3"/>
          <table:table-cell office:value-type="float" office:value="106473615" calcext:value-type="float">
            <text:p>106473615</text:p>
          </table:table-cell>
          <table:table-cell office:value-type="float" office:value="19738689" calcext:value-type="float">
            <text:p>19738689</text:p>
          </table:table-cell>
          <table:table-cell table:formula="of:=[.H429]-[.G429]" office:value-type="float" office:value="-86734926" calcext:value-type="float">
            <text:p>-867349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2:11:31.917899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1:52:25.762431186</meta:creation-date>
    <dc:date>2015-02-06T02:16:48.346971380</dc:date>
    <meta:editing-duration>PT5M20S</meta:editing-duration>
    <meta:editing-cycles>3</meta:editing-cycles>
    <meta:generator>LibreOffice/4.2.7.2$Linux_X86_64 LibreOffice_project/420m0$Build-2</meta:generator>
    <meta:document-statistic meta:table-count="1" meta:cell-count="2447" meta:object-count="0"/>
  </office:meta>
</office:document-meta>
</file>